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微軟正黑體" svg:font-family="微軟正黑體"/>
    <style:font-face style:name="新細明體" svg:font-family="新細明體"/>
    <style:font-face style:name="細明體" svg:font-family="細明體"/>
    <style:font-face style:name="標楷體" svg:font-family="標楷體"/>
  </office:font-face-decls>
  <office:automatic-styles>
    <style:style style:name="ce1" style:family="table-cell" style:parent-style-name="Default" style:data-style-name="N54"/>
    <style:style style:name="ce2" style:family="table-cell" style:parent-style-name="Default" style:data-style-name="N54"/>
    <style:style style:name="ce3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4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_19968__33324___36895__22577__34920_" style:data-style-name="N54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" style:family="table-cell" style:parent-style-name="_19968__33324___36895__22577__34920_" style:data-style-name="N54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" style:family="table-cell" style:parent-style-name="_19968__33324___36895__22577__34920_" style:data-style-name="N54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" style:family="table-cell" style:parent-style-name="_19968__33324___36895__22577__34920_" style:data-style-name="N54">
      <style:table-cell-properties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9" style:family="table-cell" style:parent-style-name="Default" style:data-style-name="N54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" style:family="table-cell" style:parent-style-name="_19968__33324___36895__22577__34920_" style:data-style-name="N54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1" style:family="table-cell" style:parent-style-name="_19968__33324___36895__22577__34920_" style:data-style-name="N54">
      <style:table-cell-properties fo:border-top="none" fo:border-bottom="thin solid #000000" fo:border-left="none" fo:border-right="thin solid #000000" style:vertical-align="middle" fo:background-color="transparent"/>
      <style:text-properties style:font-name="標楷體" style:font-name-asian="標楷體" style:font-name-complex="標楷體" style:font-family-generic="script"/>
    </style:style>
    <style:style style:name="ce12" style:family="table-cell" style:parent-style-name="Default" style:data-style-name="N54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13" style:family="table-cell" style:parent-style-name="Default" style:data-style-name="N54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4" style:family="table-cell" style:parent-style-name="Default" style:data-style-name="N54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Default" style:data-style-name="N54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Default" style:data-style-name="N54">
      <style:table-cell-properties fo:background-color="transparent"/>
    </style:style>
    <style:style style:name="ce17" style:family="table-cell" style:parent-style-name="_19968__33324___36895__22577__34920_" style:data-style-name="N54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" style:family="table-cell" style:parent-style-name="_19968__33324___36895__22577__34920_" style:data-style-name="N54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" style:family="table-cell" style:parent-style-name="_19968__33324___36895__22577__34920_" style:data-style-name="N54">
      <style:table-cell-properties style:vertical-align="middle" fo:background-color="transparent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" style:family="table-cell" style:parent-style-name="Default" style:data-style-name="N54">
      <style:table-cell-properties style:vertical-align="middle" fo:background-color="transparent"/>
      <style:text-properties fo:font-size="14pt" style:font-size-asian="14pt" style:font-size-complex="14pt"/>
    </style:style>
    <style:style style:name="ce21" style:family="table-cell" style:parent-style-name="Default" style:data-style-name="N54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" style:family="table-cell" style:parent-style-name="Default" style:data-style-name="N54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" style:family="table-cell" style:parent-style-name="Default" style:data-style-name="N54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" style:family="table-cell" style:parent-style-name="_19968__33324___36895__22577__34920_" style:data-style-name="N54">
      <style:table-cell-properties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" style:family="table-cell" style:parent-style-name="Default" style:data-style-name="N54">
      <style:table-cell-properties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26" style:family="table-cell" style:parent-style-name="_21315__20998__20301__91_0_93_" style:data-style-name="N60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7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21315__20998__20301__91_0_93_" style:data-style-name="N65">
      <style:table-cell-properties style:vertical-align="middle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" style:data-style-name="N76">
      <style:table-cell-properties fo:border-top="none" fo:border-bottom="none" fo:border-left="none" fo:border-right="thin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" style:family="table-cell" style:parent-style-name="_21315__20998__20301__91_0_93_" style:data-style-name="N68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" style:data-style-name="N6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Default" style:data-style-name="N54">
      <style:table-cell-properties style:vertical-align="middle"/>
    </style:style>
    <style:style style:name="ce33" style:family="table-cell" style:parent-style-name="Default" style:data-style-name="N54">
      <style:table-cell-properties style:vertical-align="middle" style:repeat-content="false"/>
      <style:paragraph-properties fo:text-align="center"/>
    </style:style>
    <style:style style:name="ce34" style:family="table-cell" style:parent-style-name="_21315__20998__20301__91_0_93_" style:data-style-name="N6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" style:family="table-cell" style:parent-style-name="_21315__20998__20301__91_0_93_" style:data-style-name="N76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6" style:family="table-cell" style:parent-style-name="_21315__20998__20301__91_0_93_" style:data-style-name="N58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7" style:family="table-cell" style:parent-style-name="_21315__20998__20301__91_0_93_" style:data-style-name="N58">
      <style:table-cell-properties fo:border-top="none" fo:border-bottom="none" fo:border-left="none" fo:border-right="thin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8" style:family="table-cell" style:parent-style-name="_21315__20998__20301__91_0_93_" style:data-style-name="N58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9" style:family="table-cell" style:parent-style-name="Default" style:data-style-name="N54">
      <style:table-cell-properties style:vertical-align="automatic" style:repeat-content="false"/>
      <style:paragraph-properties fo:text-align="center"/>
    </style:style>
    <style:style style:name="ce40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" style:data-style-name="N60">
      <style:table-cell-properties style:vertical-align="top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" style:data-style-name="N60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4" style:family="table-cell" style:parent-style-name="Default" style:data-style-name="N54">
      <style:table-cell-properties style:vertical-align="automatic" style:repeat-content="false"/>
      <style:paragraph-properties fo:text-align="center"/>
    </style:style>
    <style:style style:name="ce45" style:family="table-cell" style:parent-style-name="_21315__20998__20301__91_0_93_" style:data-style-name="N60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21315__20998__20301__91_0_93_" style:data-style-name="N76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_21315__20998__20301__91_0_93_" style:data-style-name="N6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21315__20998__20301__91_0_93_" style:data-style-name="N76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21315__20998__20301__91_0_93_" style:data-style-name="N68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_21315__20998__20301__91_0_93_" style:data-style-name="N6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21315__20998__20301__91_0_93_" style:data-style-name="N60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21315__20998__20301__91_0_93_" style:data-style-name="N76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21315__20998__20301__91_0_93_" style:data-style-name="N60">
      <style:table-cell-properties style:vertical-align="top" fo:background-color="transparent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21315__20998__20301__91_0_93_" style:data-style-name="N76">
      <style:table-cell-properties style:vertical-align="top" fo:background-color="transparent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21315__20998__20301__91_0_93_" style:data-style-name="N68">
      <style:table-cell-properties style:vertical-align="top" fo:background-color="transparent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21315__20998__20301__91_0_93_" style:data-style-name="N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21315__20998__20301__91_0_93_" style:data-style-name="N76">
      <style:table-cell-properties style:vertical-align="top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0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21315__20998__20301__91_0_93_" style:data-style-name="N60">
      <style:table-cell-properties style:vertical-align="top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_21315__20998__20301__91_0_93_" style:data-style-name="N76">
      <style:table-cell-properties style:vertical-align="top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21315__20998__20301__91_0_93_" style:data-style-name="N68">
      <style:table-cell-properties style:vertical-align="top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_21315__20998__20301__91_0_93_" style:data-style-name="N60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_21315__20998__20301__91_0_93_" style:data-style-name="N76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21315__20998__20301__91_0_93_" style:data-style-name="N65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7" style:family="table-cell" style:parent-style-name="_21315__20998__20301__91_0_93_" style:data-style-name="N76">
      <style:table-cell-properties fo:border-top="none" fo:border-bottom="thin solid #000000" fo:border-left="none" fo:border-right="thin solid #000000" style:vertical-align="top"/>
      <style:text-properties style:font-name="新細明體" style:font-name-asian="新細明體" style:font-name-complex="新細明體" style:font-family-generic="roman"/>
    </style:style>
    <style:style style:name="ce68" style:family="table-cell" style:parent-style-name="_21315__20998__20301__91_0_93_" style:data-style-name="N68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69" style:family="table-cell" style:parent-style-name="_21315__20998__20301__91_0_93_" style:data-style-name="N68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70" style:family="table-cell" style:parent-style-name="_21315__20998__20301__91_0_93_" style:data-style-name="N60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71" style:family="table-cell" style:parent-style-name="Default" style:data-style-name="N54">
      <style:table-cell-properties style:vertical-align="top" style:repeat-content="false"/>
      <style:paragraph-properties fo:text-align="center"/>
    </style:style>
    <style:style style:name="ce72" style:family="table-cell" style:parent-style-name="_21315__20998__20301__91_0_93_" style:data-style-name="N76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73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74" style:family="table-cell" style:parent-style-name="_21315__20998__20301__91_0_93_" style:data-style-name="N30">
      <style:table-cell-properties style:vertical-align="middle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5" style:family="table-cell" style:parent-style-name="_21315__20998__20301__91_0_93_" style:data-style-name="N77">
      <style:table-cell-properties fo:border-top="thin solid #000000" fo:border-bottom="thin dotted #000000" fo:border-left="none" fo:border-right="none"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76" style:family="table-cell" style:parent-style-name="_21315__20998__20301__91_0_93_" style:data-style-name="N77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77" style:family="table-cell" style:parent-style-name="_21315__20998__20301__91_0_93_" style:data-style-name="N76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78" style:family="table-cell" style:parent-style-name="_21315__20998__20301__91_0_93_" style:data-style-name="N69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79" style:family="table-cell" style:parent-style-name="_21315__20998__20301__91_0_93_" style:data-style-name="N53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80" style:family="table-cell" style:parent-style-name="_21315__20998__20301__91_0_93_" style:data-style-name="N30">
      <style:table-cell-properties fo:border-top="thin dotte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1" style:family="table-cell" style:parent-style-name="_21315__20998__20301__91_0_93_" style:data-style-name="N30">
      <style:table-cell-properties fo:border-top="thin dotted #000000" fo:border-bottom="thin dotte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2" style:family="table-cell" style:parent-style-name="_21315__20998__20301__91_0_93_" style:data-style-name="N76">
      <style:table-cell-properties fo:border-top="thin dotted #000000" fo:border-bottom="none" fo:border-left="none" fo:border-right="none"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21315__20998__20301__91_0_93_" style:data-style-name="N60">
      <style:table-cell-properties fo:border-top="thin dotted #000000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84" style:family="table-cell" style:parent-style-name="_21315__20998__20301__91_0_93_" style:data-style-name="N60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85" style:family="table-cell" style:parent-style-name="_21315__20998__20301__91_0_93_" style:data-style-name="N65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6" style:family="table-cell" style:parent-style-name="_21315__20998__20301__91_0_93_" style:data-style-name="N60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7" style:family="table-cell" style:parent-style-name="_21315__20998__20301__91_0_93_" style:data-style-name="N60">
      <style:table-cell-properties fo:border-top="thin dotted #000000" fo:border-bottom="none" fo:border-left="none" fo:border-right="thin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8" style:family="table-cell" style:parent-style-name="_21315__20998__20301__91_0_93_" style:data-style-name="N65">
      <style:table-cell-properties fo:border-top="thin dotte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9" style:family="table-cell" style:parent-style-name="_21315__20998__20301__91_0_93_" style:data-style-name="N76">
      <style:table-cell-properties fo:border-top="none" fo:border-bottom="thin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90" style:family="table-cell" style:parent-style-name="_21315__20998__20301__91_0_93_" style:data-style-name="N76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91" style:family="table-cell" style:parent-style-name="_21315__20998__20301__91_0_93_" style:data-style-name="N53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92" style:family="table-cell" style:parent-style-name="_21315__20998__20301__91_0_93_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3" style:family="table-cell" style:parent-style-name="_21315__20998__20301__91_0_93_" style:data-style-name="N53">
      <style:table-cell-properties fo:border-top="none" fo:border-bottom="thin solid #000000" fo:border-left="none" fo:border-right="thin solid #000000" style:vertical-align="middle"/>
      <style:text-properties style:font-name="新細明體" style:font-name-asian="新細明體" style:font-name-complex="新細明體" style:font-family-generic="roman"/>
    </style:style>
    <style:style style:name="ce94" style:family="table-cell" style:parent-style-name="_21315__20998__20301__91_0_93_" style:data-style-name="N53">
      <style:table-cell-properties fo:border-top="none" fo:border-bottom="thin solid #000000" fo:border-left="none" fo:border-right="none"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95" style:family="table-cell" style:parent-style-name="_19968__33324___36895__22577__34920_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19968__33324___36895__22577__34920_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97" style:family="table-cell" style:parent-style-name="_19968__33324___36895__22577__34920_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8" style:family="table-cell" style:parent-style-name="_19968__33324___36895__22577__34920_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9" style:family="table-cell" style:parent-style-name="Default" style:data-style-name="N5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0" style:family="table-cell" style:parent-style-name="Default" style:data-style-name="N54">
      <style:text-properties style:font-name="細明體" style:font-name-asian="細明體" style:font-name-complex="細明體"/>
    </style:style>
    <style:style style:name="ce101" style:family="table-cell" style:parent-style-name="Default" style:data-style-name="N56"/>
    <style:style style:name="ce102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03" style:family="table-cell" style:parent-style-name="_19968__33324___36895__22577__34920_" style:data-style-name="N54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4" style:family="table-cell" style:parent-style-name="_19968__33324___36895__22577__34920_" style:data-style-name="N54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5" style:family="table-cell" style:parent-style-name="_19968__33324___36895__22577__34920_" style:data-style-name="N54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6" style:family="table-cell" style:parent-style-name="_19968__33324___36895__22577__34920_" style:data-style-name="N54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7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8" style:family="table-cell" style:parent-style-name="_19968__33324___36895__22577__34920_" style:data-style-name="N54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9" style:family="table-cell" style:parent-style-name="Default" style:data-style-name="N54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10" style:family="table-cell" style:parent-style-name="_19968__33324___36895__22577__34920_" style:data-style-name="N54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_19968__33324___36895__22577__34920_" style:data-style-name="N54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19968__33324___36895__22577__34920_" style:data-style-name="N54">
      <style:table-cell-properties fo:border-top="none" fo:border-bottom="none" fo:border-left="none" fo:border-right="thin solid #000000" style:vertical-align="top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3" style:family="table-cell" style:parent-style-name="_19968__33324___36895__22577__34920_" style:data-style-name="N54">
      <style:table-cell-properties fo:border-top="none" fo:border-bottom="thin solid #000000" fo:border-left="none" fo:border-right="thin solid #000000" style:vertical-align="top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4" style:family="table-cell" style:parent-style-name="_19968__33324___36895__22577__34920_" style:data-style-name="N54">
      <style:table-cell-properties fo:border-top="thin solid #000000" fo:border-bottom="thin dotte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ce115" style:family="table-cell" style:parent-style-name="_19968__33324___36895__22577__34920_" style:data-style-name="N54">
      <style:table-cell-properties fo:border-top="thin dotted #000000" fo:border-bottom="thin dotte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ce116" style:family="table-cell" style:parent-style-name="_19968__33324___36895__22577__34920_" style:data-style-name="N54">
      <style:table-cell-properties fo:border-top="thin dotte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ce117" style:family="table-cell" style:parent-style-name="_19968__33324___36895__22577__34920_" style:data-style-name="N54">
      <style:table-cell-properties fo:border-top="thin dotte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ce118" style:family="table-cell" style:parent-style-name="Default" style:data-style-name="N0"/>
    <style:style style:name="ce119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20" style:family="table-cell" style:parent-style-name="_19968__33324___36895__22577__34920_" style:data-style-name="N0">
      <style:table-cell-properties style:vertical-align="middle" fo:background-color="transparent" style:cell-protect="none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21" style:family="table-cell" style:parent-style-name="_19968__33324___36895__22577__34920_" style:data-style-name="N54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2" style:family="table-cell" style:parent-style-name="_19968__33324___36895__22577__34920_" style:data-style-name="N54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3" style:family="table-cell" style:parent-style-name="_19968__33324___36895__22577__34920_" style:data-style-name="N54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4" style:family="table-cell" style:parent-style-name="_19968__33324___36895__22577__34920_" style:data-style-name="N54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5" style:family="table-cell" style:parent-style-name="Default" style:data-style-name="N54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6" style:family="table-cell" style:parent-style-name="_19968__33324___36895__22577__34920_" style:data-style-name="N54">
      <style:table-cell-properties style:vertical-align="to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7" style:family="table-cell" style:parent-style-name="_19968__33324___36895__22577__34920_" style:data-style-name="N54">
      <style:table-cell-properties style:vertical-align="to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8" style:family="table-cell" style:parent-style-name="_19968__33324___36895__22577__34920_" style:data-style-name="N54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9" style:family="table-cell" style:parent-style-name="_19968__33324___36895__22577__34920_" style:data-style-name="N54">
      <style:table-cell-properties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0" style:family="table-cell" style:parent-style-name="_19968__33324___36895__22577__34920_" style:data-style-name="N54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1" style:family="table-cell" style:parent-style-name="_19968__33324___36895__22577__34920_" style:data-style-name="N54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2" style:family="table-cell" style:parent-style-name="_19968__33324___36895__22577__34920_" style:data-style-name="N57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3" style:family="table-cell" style:parent-style-name="Default" style:data-style-name="N54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4" style:family="table-cell" style:parent-style-name="_19968__33324___36895__22577__34920_" style:data-style-name="N54">
      <style:table-cell-properties fo:border-top="none" fo:border-bottom="thin solid #000000" fo:border-left="none" fo:border-right="thin solid #000000" style:vertical-align="automatic" fo:background-color="transparent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5" style:family="table-cell" style:parent-style-name="Default" style:data-style-name="N54">
      <style:table-cell-properties fo:border-top="none" fo:border-bottom="thin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36" style:family="table-cell" style:parent-style-name="Default" style:data-style-name="N54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7" style:family="table-cell" style:parent-style-name="Default" style:data-style-name="N54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8" style:family="table-cell" style:parent-style-name="Default" style:data-style-name="N54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9" style:family="table-cell" style:parent-style-name="Default" style:data-style-name="N54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0" style:family="table-cell" style:parent-style-name="Default" style:data-style-name="N54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41" style:family="table-cell" style:parent-style-name="_19968__33324___36895__22577__34920_" style:data-style-name="N54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42" style:family="table-cell" style:parent-style-name="_21315__20998__20301__91_0_93_" style:data-style-name="N5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3" style:family="table-cell" style:parent-style-name="_21315__20998__20301__91_0_93_" style:data-style-name="N7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4" style:family="table-cell" style:parent-style-name="_21315__20998__20301__91_0_93_" style:data-style-name="N71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5" style:family="table-cell" style:parent-style-name="_21315__20998__20301__91_0_93_" style:data-style-name="N61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6" style:family="table-cell" style:parent-style-name="_21315__20998__20301_" style:data-style-name="N59">
      <style:table-cell-properties fo:border-top="thin solid #000000" fo:border-bottom="none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7" style:family="table-cell" style:parent-style-name="_21315__20998__20301__91_0_93_" style:data-style-name="N60">
      <style:table-cell-properties fo:border-top="thin solid #000000" fo:border-bottom="none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8" style:family="table-cell" style:parent-style-name="_21315__20998__20301__91_0_93_" style:data-style-name="N64">
      <style:table-cell-properties fo:border-top="thin solid #000000" fo:border-bottom="none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9" style:family="table-cell" style:parent-style-name="_19968__33324___36895__22577__34920_" style:data-style-name="N54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50" style:family="table-cell" style:parent-style-name="_21315__20998__20301__91_0_93_" style:data-style-name="N60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1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2" style:family="table-cell" style:parent-style-name="_21315__20998__20301_" style:data-style-name="N59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3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4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5" style:family="table-cell" style:parent-style-name="_21315__20998__20301__91_0_93_" style:data-style-name="N60">
      <style:table-cell-properties style:vertical-align="automatic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6" style:family="table-cell" style:parent-style-name="_21315__20998__20301__91_0_93_" style:data-style-name="N58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7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8" style:family="table-cell" style:parent-style-name="_19968__33324___36895__22577__34920_" style:data-style-name="N54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9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0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1" style:family="table-cell" style:parent-style-name="_21315__20998__20301__91_0_93_" style:data-style-name="N5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2" style:family="table-cell" style:parent-style-name="_21315__20998__20301__91_0_93_" style:data-style-name="N7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3" style:family="table-cell" style:parent-style-name="_21315__20998__20301__91_0_93_" style:data-style-name="N72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4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5" style:family="table-cell" style:parent-style-name="_21315__20998__20301_" style:data-style-name="N59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166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7" style:family="table-cell" style:parent-style-name="_21315__20998__20301__91_0_93_" style:data-style-name="N60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68" style:family="table-cell" style:parent-style-name="_19968__33324___36895__22577__34920_" style:data-style-name="N63">
      <style:table-cell-properties style:vertical-align="automatic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9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70" style:family="table-cell" style:parent-style-name="_21315__20998__20301__91_0_93_" style:data-style-name="N7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71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72" style:family="table-cell" style:parent-style-name="_21315__20998__20301__91_0_93_" style:data-style-name="N7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73" style:family="table-cell" style:parent-style-name="_21315__20998__20301__91_0_93_" style:data-style-name="N7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74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5" style:family="table-cell" style:parent-style-name="_21315__20998__20301__91_0_93_" style:data-style-name="N7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6" style:family="table-cell" style:parent-style-name="_21315__20998__20301__91_0_93_" style:data-style-name="N72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7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8" style:family="table-cell" style:parent-style-name="_19968__33324___36895__22577__34920_" style:data-style-name="N63">
      <style:table-cell-properties style:vertical-align="middle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9" style:family="table-cell" style:parent-style-name="Default" style:data-style-name="N54">
      <style:text-properties fo:font-weight="bold" style:font-weight-asian="bold" style:font-weight-complex="bold"/>
    </style:style>
    <style:style style:name="ce180" style:family="table-cell" style:parent-style-name="_21315__20998__20301__91_0_93_" style:data-style-name="N63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81" style:family="table-cell" style:parent-style-name="_19968__33324___36895__22577__34920_" style:data-style-name="N54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2" style:family="table-cell" style:parent-style-name="_21315__20998__20301__91_0_93_" style:data-style-name="N6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83" style:family="table-cell" style:parent-style-name="_21315__20998__20301__91_0_93_" style:data-style-name="N63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84" style:family="table-cell" style:parent-style-name="_21315__20998__20301__91_0_93_" style:data-style-name="N58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85" style:family="table-cell" style:parent-style-name="_21315__20998__20301__91_0_93_" style:data-style-name="N73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86" style:family="table-cell" style:parent-style-name="_21315__20998__20301__91_0_93_" style:data-style-name="N53">
      <style:table-cell-properties fo:border-top="none" fo:border-bottom="thin solid #000000" fo:border-left="none" fo:border-right="thin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87" style:family="table-cell" style:parent-style-name="_21315__20998__20301__91_0_93_" style:data-style-name="N61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88" style:family="table-cell" style:parent-style-name="_21315__20998__20301__91_0_93_" style:data-style-name="N61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9" style:family="table-cell" style:parent-style-name="_21315__20998__20301_" style:data-style-name="N59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90" style:family="table-cell" style:parent-style-name="_21315__20998__20301__91_0_93_" style:data-style-name="N62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91" style:family="table-cell" style:parent-style-name="_21315__20998__20301__91_0_93_" style:data-style-name="N58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92" style:family="table-cell" style:parent-style-name="_21315__20998__20301__91_0_93_" style:data-style-name="N60">
      <style:table-cell-properties fo:border-top="none" fo:border-bottom="thin solid #000000" fo:border-left="none" fo:border-right="none" style:vertical-align="automatic"/>
      <style:text-properties style:font-name="新細明體" style:font-name-asian="新細明體" style:font-name-complex="新細明體" style:font-family-generic="roman"/>
    </style:style>
    <style:style style:name="ce193" style:family="table-cell" style:parent-style-name="_19968__33324___36895__22577__34920_" style:data-style-name="N63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94" style:family="table-cell" style:parent-style-name="_19968__33324___36895__22577__34920_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95" style:family="table-cell" style:parent-style-name="_19968__33324___36895__22577__34920_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96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7" style:family="table-cell" style:parent-style-name="_19968__33324___36895__22577__34920_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8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99" style:family="table-cell" style:parent-style-name="_19968__33324___36895__22577__34920_" style:data-style-name="N54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54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54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54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54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5" style:family="table-cell" style:parent-style-name="_19968__33324___36895__22577__34920_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6" style:family="table-cell" style:parent-style-name="Default" style:data-style-name="N54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7" style:family="table-cell" style:parent-style-name="_19968__33324__Book2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ce208" style:family="table-cell" style:parent-style-name="_19968__33324__Book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209" style:family="table-cell" style:parent-style-name="_19968__33324__Book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210" style:family="table-cell" style:parent-style-name="_19968__33324__Book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211" style:family="table-cell" style:parent-style-name="_19968__33324__Book2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212" style:family="table-cell" style:parent-style-name="_19968__33324__Book2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3" style:family="table-cell" style:parent-style-name="_19968__33324__Book2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214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5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6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7" style:family="table-cell" style:parent-style-name="_21315__20998__20301__91_0_93__32_2" style:data-style-name="N5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8" style:family="table-cell" style:parent-style-name="_19968__33324__92.10_22806__31821__33287__22823__38520__37197__20598__35657__20214__21029__21450__22283__31821__21029_" style:data-style-name="N55">
      <style:table-cell-properties fo:border-top="2pt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9" style:family="table-cell" style:parent-style-name="_19968__33324__92.10_22806__31821__33287__22823__38520__37197__20598__35657__20214__21029__21450__22283__31821__21029_" style:data-style-name="N55">
      <style:table-cell-properties fo:border-top="2pt solid #000000" fo:border-bottom="none" fo:border-left="none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0" style:family="table-cell" style:parent-style-name="_19968__33324__Book3" style:data-style-name="N52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1" style:family="table-cell" style:parent-style-name="_19968__33324__Book3" style:data-style-name="N52">
      <style:table-cell-properties fo:border-top="2pt solid #000000" fo:border-bottom="none" fo:border-left="none" fo:border-right="2pt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2" style:family="table-cell" style:parent-style-name="_19968__33324__Book2" style:data-style-name="N49">
      <style:table-cell-properties style:vertical-align="automatic" fo:background-color="transparent"/>
      <style:text-properties fo:color="#FF0000" style:font-name="Times New Roman" style:font-name-asian="Times New Roman" style:font-name-complex="Times New Roman" style:font-family-generic="roman"/>
    </style:style>
    <style:style style:name="ce223" style:family="table-cell" style:parent-style-name="_19968__33324__32_3" style:data-style-name="N0">
      <style:table-cell-properties fo:border-top="none" fo:border-bottom="none" fo:border-left="2pt solid #000000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4" style:family="table-cell" style:parent-style-name="_19968__33324__92.10_22806__31821__33287__22823__38520__37197__20598__35657__20214__21029__21450__22283__31821__21029_" style:data-style-name="N55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5" style:family="table-cell" style:parent-style-name="_19968__33324__92.10_22806__31821__33287__22823__38520__37197__20598__35657__20214__21029__21450__22283__31821__21029_" style:data-style-name="N55">
      <style:table-cell-properties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6" style:family="table-cell" style:parent-style-name="_19968__33324__Book3" style:data-style-name="N52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7" style:family="table-cell" style:parent-style-name="_19968__33324__Book3" style:data-style-name="N52">
      <style:table-cell-properties fo:border-top="none" fo:border-bottom="none" fo:border-left="none" fo:border-right="2pt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8" style:family="table-cell" style:parent-style-name="_19968__33324__92.10_22806__31821__33287__22823__38520__37197__20598__35657__20214__21029__21450__22283__31821__21029_" style:data-style-name="N55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9" style:family="table-cell" style:parent-style-name="_19968__33324__Book3" style:data-style-name="N52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0" style:family="table-cell" style:parent-style-name="_19968__33324__32_3" style:data-style-name="N0">
      <style:table-cell-properties fo:border-top="none" fo:border-bottom="none" fo:border-left="2pt solid #000000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1" style:family="table-cell" style:parent-style-name="_19968__33324__92.10_22806__31821__33287__22823__38520__37197__20598__35657__20214__21029__21450__22283__31821__21029_" style:data-style-name="N55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232" style:family="table-cell" style:parent-style-name="_19968__33324__92.10_22806__31821__33287__22823__38520__37197__20598__35657__20214__21029__21450__22283__31821__21029_" style:data-style-name="N55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33" style:family="table-cell" style:parent-style-name="_19968__33324__Book3" style:data-style-name="N52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4" style:family="table-cell" style:parent-style-name="_19968__33324__92.10_22806__31821__33287__22823__38520__37197__20598__35657__20214__21029__21450__22283__31821__21029_" style:data-style-name="N55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235" style:family="table-cell" style:parent-style-name="_19968__33324__Book3" style:data-style-name="N52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6" style:family="table-cell" style:parent-style-name="_19968__33324__Book3" style:data-style-name="N52">
      <style:table-cell-properties fo:border-top="none" fo:border-bottom="none" fo:border-left="none" fo:border-right="2pt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7" style:family="table-cell" style:parent-style-name="_19968__33324__32_3" style:data-style-name="N0">
      <style:table-cell-properties fo:border-top="none" fo:border-bottom="2pt solid #000000" fo:border-left="2pt solid #000000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8" style:family="table-cell" style:parent-style-name="_19968__33324__92.10_22806__31821__33287__22823__38520__37197__20598__35657__20214__21029__21450__22283__31821__21029_" style:data-style-name="N55">
      <style:table-cell-properties fo:border-top="none" fo:border-bottom="2pt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239" style:family="table-cell" style:parent-style-name="_19968__33324__92.10_22806__31821__33287__22823__38520__37197__20598__35657__20214__21029__21450__22283__31821__21029_" style:data-style-name="N55">
      <style:table-cell-properties fo:border-top="none" fo:border-bottom="2pt solid #000000" fo:border-left="none" fo:border-right="none"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40" style:family="table-cell" style:parent-style-name="_19968__33324__Book3" style:data-style-name="N52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1" style:family="table-cell" style:parent-style-name="_19968__33324__92.10_22806__31821__33287__22823__38520__37197__20598__35657__20214__21029__21450__22283__31821__21029_" style:data-style-name="N55">
      <style:table-cell-properties fo:border-top="none" fo:border-bottom="2pt solid #000000" fo:border-left="none" fo:border-right="none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242" style:family="table-cell" style:parent-style-name="_19968__33324__Book3" style:data-style-name="N52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3" style:family="table-cell" style:parent-style-name="_19968__33324__Book3" style:data-style-name="N52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4" style:family="table-cell" style:parent-style-name="_19968__33324__32_3" style:data-style-name="N0">
      <style:table-cell-properties style:vertical-align="automatic" fo:background-color="transparent"/>
      <style:text-properties style:font-name="細明體" style:font-name-asian="細明體" style:font-name-complex="細明體" style:font-family-generic="modern"/>
    </style:style>
    <style:style style:name="ce245" style:family="table-cell" style:parent-style-name="_19968__33324__Book2" style:data-style-name="N0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46" style:family="table-cell" style:parent-style-name="_19968__33324__32_3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247" style:family="table-cell" style:parent-style-name="_19968__33324__Book2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248" style:family="table-cell" style:parent-style-name="_19968__33324__Book2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49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0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1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2" style:family="table-cell" style:parent-style-name="Default" style:data-style-name="N54">
      <style:text-properties style:font-name="新細明體" style:font-name-asian="新細明體" style:font-name-complex="新細明體" style:font-family-generic="roman"/>
    </style:style>
    <style:style style:name="ce253" style:family="table-cell" style:parent-style-name="_19968__33324___36895__22577__34920_" style:data-style-name="N54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778125cm" style:use-optimal-column-width="true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page" style:column-width="2.27541666666667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2.32833333333333cm" style:use-optimal-column-width="true"/>
    </style:style>
    <style:style style:name="co9" style:family="table-column">
      <style:table-column-properties fo:break-before="auto" style:column-width="2.222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09020833333333cm" style:use-optimal-column-width="true"/>
    </style:style>
    <style:style style:name="co12" style:family="table-column">
      <style:table-column-properties fo:break-before="auto" style:column-width="2.19604166666667cm" style:use-optimal-column-width="true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2.778125cm"/>
    </style:style>
    <style:style style:name="co15" style:family="table-column">
      <style:table-column-properties fo:break-before="auto" style:column-width="2.75166666666667cm"/>
    </style:style>
    <style:style style:name="co16" style:family="table-column">
      <style:table-column-properties fo:break-before="auto" style:column-width="2.11666666666667cm"/>
    </style:style>
    <style:style style:name="co17" style:family="table-column">
      <style:table-column-properties fo:break-before="auto" style:column-width="2.06375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2.67229166666667cm" style:use-optimal-column-width="true"/>
    </style:style>
    <style:style style:name="co20" style:family="table-column">
      <style:table-column-properties fo:break-before="auto" style:column-width="2.69875cm" style:use-optimal-column-width="true"/>
    </style:style>
    <style:style style:name="co21" style:family="table-column">
      <style:table-column-properties fo:break-before="page" style:column-width="2.16958333333333cm"/>
    </style:style>
    <style:style style:name="co22" style:family="table-column">
      <style:table-column-properties fo:break-before="auto" style:column-width="2.09020833333333cm"/>
    </style:style>
    <style:style style:name="co23" style:family="table-column">
      <style:table-column-properties fo:break-before="auto" style:column-width="1.93145833333333cm"/>
    </style:style>
    <style:style style:name="co24" style:family="table-column">
      <style:table-column-properties fo:break-before="auto" style:column-width="2.01083333333333cm"/>
    </style:style>
    <style:style style:name="co25" style:family="table-column">
      <style:table-column-properties fo:break-before="auto" style:column-width="1.984375cm"/>
    </style:style>
    <style:style style:name="co26" style:family="table-column">
      <style:table-column-properties fo:break-before="auto" style:column-width="1.87854166666667cm"/>
    </style:style>
    <style:style style:name="co27" style:family="table-column">
      <style:table-column-properties fo:break-before="auto" style:column-width="2.03729166666667cm"/>
    </style:style>
    <style:style style:name="co28" style:family="table-column">
      <style:table-column-properties fo:break-before="auto" style:column-width="1.825625cm"/>
    </style:style>
    <style:style style:name="co29" style:family="table-column">
      <style:table-column-properties fo:break-before="auto" style:column-width="1.349375cm"/>
    </style:style>
    <style:style style:name="co30" style:family="table-column">
      <style:table-column-properties fo:break-before="auto" style:column-width="1.85208333333333cm"/>
    </style:style>
    <style:style style:name="co31" style:family="table-column">
      <style:table-column-properties fo:break-before="auto" style:column-width="2.11666666666667cm" style:use-optimal-column-width="true"/>
    </style:style>
    <style:style style:name="co32" style:family="table-column">
      <style:table-column-properties fo:break-before="auto" style:column-width="1.13770833333333cm"/>
    </style:style>
    <style:style style:name="co33" style:family="table-column">
      <style:table-column-properties fo:break-before="auto" style:column-width="1.37583333333333cm" style:use-optimal-column-width="true"/>
    </style:style>
    <style:style style:name="co34" style:family="table-column">
      <style:table-column-properties fo:break-before="auto" style:column-width="1.11125cm"/>
    </style:style>
    <style:style style:name="co35" style:family="table-column">
      <style:table-column-properties fo:break-before="auto" style:column-width="1.74625cm"/>
    </style:style>
    <style:style style:name="co36" style:family="table-column">
      <style:table-column-properties fo:break-before="auto" style:column-width="1.77270833333333cm"/>
    </style:style>
    <style:style style:name="co37" style:family="table-column">
      <style:table-column-properties fo:break-before="auto" style:column-width="2.54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.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21pt" style:use-optimal-row-height="false" fo:break-before="auto"/>
    </style:style>
    <style:style style:name="ro6" style:family="table-row">
      <style:table-row-properties style:row-height="13.5pt" style:use-optimal-row-height="false" fo:break-before="auto"/>
    </style:style>
    <style:style style:name="ro7" style:family="table-row">
      <style:table-row-properties style:row-height="0.75pt" style:use-optimal-row-height="false" fo:break-before="auto"/>
    </style:style>
    <style:style style:name="ro8" style:family="table-row">
      <style:table-row-properties style:row-height="15.4pt" style:use-optimal-row-height="false" fo:break-before="auto"/>
    </style:style>
    <style:style style:name="ro9" style:family="table-row">
      <style:table-row-properties style:row-height="15.6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16.5pt" style:use-optimal-row-height="true" fo:break-before="auto"/>
    </style:style>
    <style:style style:name="ro13" style:family="table-row">
      <style:table-row-properties style:row-height="19.5pt" style:use-optimal-row-height="false" fo:break-before="auto"/>
    </style:style>
    <style:style style:name="ro14" style:family="table-row">
      <style:table-row-properties style:row-height="28.9pt" style:use-optimal-row-height="false" fo:break-before="auto"/>
    </style:style>
    <style:style style:name="ro15" style:family="table-row">
      <style:table-row-properties style:row-height="42pt" style:use-optimal-row-height="false" fo:break-before="auto"/>
    </style:style>
    <style:style style:name="ro16" style:family="table-row">
      <style:table-row-properties style:row-height="22.15pt" style:use-optimal-row-height="false" fo:break-before="auto"/>
    </style:style>
    <style:style style:name="ro17" style:family="table-row">
      <style:table-row-properties style:row-height="55.5pt" style:use-optimal-row-height="false" fo:break-before="auto"/>
    </style:style>
    <style:style style:name="ro18" style:family="table-row">
      <style:table-row-properties style:row-height="14.65pt" style:use-optimal-row-height="false" fo:break-before="auto"/>
    </style:style>
    <style:style style:name="ro19" style:family="table-row">
      <style:table-row-properties style:row-height="13.9pt" style:use-optimal-row-height="false" fo:break-before="auto"/>
    </style:style>
    <style:style style:name="ro20" style:family="table-row">
      <style:table-row-properties style:row-height="14.85pt" style:use-optimal-row-height="false" fo:break-before="auto"/>
    </style:style>
    <style:style style:name="ro21" style:family="table-row">
      <style:table-row-properties style:row-height="4.5pt" style:use-optimal-row-height="false" fo:break-before="auto"/>
    </style:style>
    <style:style style:name="ro22" style:family="table-row">
      <style:table-row-properties style:row-height="34.15pt" style:use-optimal-row-height="false" fo:break-before="auto"/>
    </style:style>
    <style:style style:name="ro23" style:family="table-row">
      <style:table-row-properties style:row-height="22.9pt" style:use-optimal-row-height="false" fo:break-before="auto"/>
    </style:style>
    <style:style style:name="ro24" style:family="table-row">
      <style:table-row-properties style:row-height="19.15pt" style:use-optimal-row-height="false" fo:break-before="auto"/>
    </style:style>
    <style:style style:name="ro25" style:family="table-row">
      <style:table-row-properties style:row-height="24.75pt" style:use-optimal-row-height="false" fo:break-before="auto"/>
    </style:style>
    <style:style style:name="ro26" style:family="table-row">
      <style:table-row-properties style:row-height="19.9pt" style:use-optimal-row-height="false" fo:break-before="auto"/>
    </style:style>
    <style:style style:name="ro27" style:family="table-row">
      <style:table-row-properties style:row-height="27pt" style:use-optimal-row-height="false" fo:break-before="auto"/>
    </style:style>
    <style:style style:name="ro28" style:family="table-row">
      <style:table-row-properties style:row-height="24.6pt" style:use-optimal-row-height="false" fo:break-before="auto"/>
    </style:style>
    <style:style style:name="ro29" style:family="table-row">
      <style:table-row-properties style:row-height="23.45pt" style:use-optimal-row-height="false" fo:break-before="auto"/>
    </style:style>
    <style:style style:name="ro30" style:family="table-row">
      <style:table-row-properties style:row-height="25.9pt" style:use-optimal-row-height="false" fo:break-before="auto"/>
    </style:style>
    <style:style style:name="ro31" style:family="table-row">
      <style:table-row-properties style:row-height="24pt" style:use-optimal-row-height="false" fo:break-before="auto"/>
    </style:style>
    <style:style style:name="ro32" style:family="table-row">
      <style:table-row-properties style:row-height="21.6pt" style:use-optimal-row-height="false" fo:break-before="auto"/>
    </style:style>
    <style:style style:name="ro33" style:family="table-row">
      <style:table-row-properties style:row-height="18.6pt" style:use-optimal-row-height="false" fo:break-before="auto"/>
    </style:style>
    <style:style style:name="ro34" style:family="table-row">
      <style:table-row-properties style:row-height="16.9pt" style:use-optimal-row-height="false" fo:break-before="auto"/>
    </style:style>
    <style:style style:name="ro35" style:family="table-row">
      <style:table-row-properties style:row-height="23.25pt" style:use-optimal-row-height="false" fo:break-before="auto"/>
    </style:style>
    <style:style style:name="ro36" style:family="table-row">
      <style:table-row-properties style:row-height="14.45pt" style:use-optimal-row-height="false" fo:break-before="auto"/>
    </style:style>
    <style:style style:name="ro37" style:family="table-row">
      <style:table-row-properties style:row-height="8.25pt" style:use-optimal-row-height="false" fo:break-before="auto"/>
    </style:style>
    <style:style style:name="ro38" style:family="table-row">
      <style:table-row-properties style:row-height="30pt" style:use-optimal-row-height="false" fo:break-before="auto"/>
    </style:style>
    <style:style style:name="ro39" style:family="table-row">
      <style:table-row-properties style:row-height="25.15pt" style:use-optimal-row-height="false" fo:break-before="auto"/>
    </style:style>
    <style:style style:name="ro40" style:family="table-row">
      <style:table-row-properties style:row-height="26.45pt" style:use-optimal-row-height="false" fo:break-before="auto"/>
    </style:style>
    <style:style style:name="ro41" style:family="table-row">
      <style:table-row-properties style:row-height="22.5pt" style:use-optimal-row-height="false" fo:break-before="auto"/>
    </style:style>
    <style:style style:name="ro42" style:family="table-row">
      <style:table-row-properties style:row-height="17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新(結婚性別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number-columns-repeated="10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3" table:default-cell-style-name="ce2"/>
        <table:table-column table:style-name="co9" table:default-cell-style-name="ce2"/>
        <table:table-column table:style-name="co10" table:default-cell-style-name="ce2"/>
        <table:table-column table:style-name="co7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4" table:default-cell-style-name="ce2"/>
        <table:table-column table:style-name="co16" table:number-columns-repeated="16353" table:default-cell-style-name="ce2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6" table:number-rows-spanned="1" table:style-name="ce102">
            <text:p>民 國 109 年 4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102">
            <text:p>民 國 109 年 4 月 戶 口 統 計 速 報 表(續)</text:p>
          </table:table-cell>
          <table:covered-table-cell table:number-columns-repeated="14"/>
          <table:table-cell table:number-columns-repeated="16353"/>
        </table:table-row>
        <table:table-row table:style-name="ro3">
          <table:table-cell table:number-columns-repeated="15" table:style-name="ce3"/>
          <table:table-cell table:style-name="ce4"/>
          <table:table-cell table:number-columns-repeated="14" table:style-name="ce3"/>
          <table:table-cell office:value-type="string" table:style-name="ce4">
            <text:p>單位：人；‰；對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103">
            <text:p>年月別</text:p>
          </table:table-cell>
          <table:covered-table-cell/>
          <table:table-cell table:style-name="ce6"/>
          <table:table-cell office:value-type="string" table:style-name="ce5">
            <text:p>人</text:p>
          </table:table-cell>
          <table:table-cell office:value-type="string" table:style-name="ce5">
            <text:p>口</text:p>
          </table:table-cell>
          <table:table-cell office:value-type="string" table:style-name="ce5">
            <text:p>數</text:p>
          </table:table-cell>
          <table:table-cell office:value-type="string" table:number-columns-spanned="4" table:number-rows-spanned="1" table:style-name="ce104">
            <text:p>出 <text:s text:c="5"/>　 <text:s/>　生</text:p>
          </table:table-cell>
          <table:covered-table-cell table:number-columns-repeated="3"/>
          <table:table-cell office:value-type="string" table:number-columns-spanned="4" table:number-rows-spanned="1" table:style-name="ce104">
            <text:p>死　 <text:s text:c="6"/>　亡</text:p>
          </table:table-cell>
          <table:covered-table-cell table:number-columns-repeated="3"/>
          <table:table-cell office:value-type="string" table:number-columns-spanned="2" table:number-rows-spanned="1" table:style-name="ce104">
            <text:p>自 然 增 加</text:p>
          </table:table-cell>
          <table:covered-table-cell/>
          <table:table-cell office:value-type="string" table:number-columns-spanned="6" table:number-rows-spanned="1" table:style-name="ce104">
            <text:p><text:s text:c="2"/>結 <text:s text:c="6"/>婚　 (對 <text:s text:c="2"/>數)</text:p>
          </table:table-cell>
          <table:covered-table-cell table:number-columns-repeated="5"/>
          <table:table-cell office:value-type="string" table:number-columns-spanned="6" table:number-rows-spanned="1" table:style-name="ce105">
            <text:p><text:s text:c="11"/>離 <text:s text:c="4"/>婚 <text:s/>/ <text:s/>終 <text:s text:c="3"/>止 <text:s/>(對 <text:s/>數)</text:p>
          </table:table-cell>
          <table:covered-table-cell table:number-columns-repeated="5"/>
          <table:table-cell office:value-type="string" table:number-columns-spanned="1" table:number-rows-spanned="4" table:style-name="ce106">
            <text:p>遷入</text:p>
            <text:p>人數</text:p>
          </table:table-cell>
          <table:table-cell office:value-type="string" table:number-columns-spanned="1" table:number-rows-spanned="4" table:style-name="ce106">
            <text:p>遷出</text:p>
            <text:p>人數</text:p>
          </table:table-cell>
          <table:table-cell office:value-type="string" table:number-columns-spanned="1" table:number-rows-spanned="4" table:style-name="ce107">
            <text:p>原住民</text:p>
            <text:p>人口數</text:p>
          </table:table-cell>
          <table:table-cell table:number-columns-repeated="16353"/>
        </table:table-row>
        <table:table-row table:style-name="ro5">
          <table:covered-table-cell/>
          <table:covered-table-cell/>
          <table:table-cell office:value-type="string" table:number-columns-spanned="1" table:number-rows-spanned="2" table:style-name="ce253">
            <text:p>戶　數</text:p>
          </table:table-cell>
          <table:table-cell office:value-type="string" table:number-columns-spanned="1" table:number-rows-spanned="2" table:style-name="ce108">
            <text:p>計</text:p>
          </table:table-cell>
          <table:table-cell office:value-type="string" table:number-columns-spanned="1" table:number-rows-spanned="2" table:style-name="ce108">
            <text:p>男</text:p>
          </table:table-cell>
          <table:table-cell office:value-type="string" table:number-columns-spanned="1" table:number-rows-spanned="2" table:style-name="ce108">
            <text:p>女</text:p>
          </table:table-cell>
          <table:table-cell office:value-type="string" table:number-columns-spanned="1" table:number-rows-spanned="3" table:style-name="ce104">
            <text:p>計</text:p>
          </table:table-cell>
          <table:table-cell office:value-type="string" table:number-columns-spanned="1" table:number-rows-spanned="3" table:style-name="ce104">
            <text:p>男</text:p>
          </table:table-cell>
          <table:table-cell office:value-type="string" table:number-columns-spanned="1" table:number-rows-spanned="3" table:style-name="ce104">
            <text:p>女</text:p>
          </table:table-cell>
          <table:table-cell office:value-type="string" table:style-name="ce7">
            <text:p>折合年</text:p>
          </table:table-cell>
          <table:table-cell office:value-type="string" table:number-columns-spanned="1" table:number-rows-spanned="3" table:style-name="ce104">
            <text:p>計</text:p>
          </table:table-cell>
          <table:table-cell office:value-type="string" table:number-columns-spanned="1" table:number-rows-spanned="3" table:style-name="ce104">
            <text:p>男</text:p>
          </table:table-cell>
          <table:table-cell office:value-type="string" table:number-columns-spanned="1" table:number-rows-spanned="3" table:style-name="ce104">
            <text:p>女</text:p>
          </table:table-cell>
          <table:table-cell office:value-type="string" table:style-name="ce8">
            <text:p>折合年</text:p>
          </table:table-cell>
          <table:table-cell office:value-type="string" table:number-columns-spanned="1" table:number-rows-spanned="2" table:style-name="ce108">
            <text:p>人 數</text:p>
          </table:table-cell>
          <table:table-cell office:value-type="string" table:style-name="ce9">
            <text:p>折合年自</text:p>
          </table:table-cell>
          <table:table-cell office:value-type="string" table:number-columns-spanned="1" table:number-rows-spanned="3" table:style-name="ce104">
            <text:p>合 計</text:p>
          </table:table-cell>
          <table:table-cell office:value-type="string" table:number-columns-spanned="1" table:number-rows-spanned="3" table:style-name="ce106">
            <text:p>不同性別</text:p>
          </table:table-cell>
          <table:table-cell office:value-type="string" table:number-columns-spanned="3" table:number-rows-spanned="1" table:style-name="ce104">
            <text:p>相同性別</text:p>
          </table:table-cell>
          <table:covered-table-cell table:number-columns-repeated="2"/>
          <table:table-cell office:value-type="string" table:style-name="ce8">
            <text:p>折合年</text:p>
          </table:table-cell>
          <table:table-cell office:value-type="string" table:number-columns-spanned="1" table:number-rows-spanned="3" table:style-name="ce104">
            <text:p>合 計</text:p>
          </table:table-cell>
          <table:table-cell office:value-type="string" table:number-columns-spanned="1" table:number-rows-spanned="3" table:style-name="ce106">
            <text:p>不同性別</text:p>
          </table:table-cell>
          <table:table-cell office:value-type="string" table:number-columns-spanned="3" table:number-rows-spanned="1" table:style-name="ce104">
            <text:p>相同性別</text:p>
          </table:table-cell>
          <table:covered-table-cell table:number-columns-repeated="2"/>
          <table:table-cell office:value-type="string" table:style-name="ce8">
            <text:p>折合年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0">
            <text:p>粗出生率</text:p>
          </table:table-cell>
          <table:covered-table-cell/>
          <table:covered-table-cell/>
          <table:covered-table-cell/>
          <table:table-cell office:value-type="string" table:style-name="ce10">
            <text:p>粗死亡率</text:p>
          </table:table-cell>
          <table:covered-table-cell/>
          <table:table-cell office:value-type="string" table:style-name="ce9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104">
            <text:p>計</text:p>
          </table:table-cell>
          <table:table-cell office:value-type="string" table:number-columns-spanned="1" table:number-rows-spanned="2" table:style-name="ce104">
            <text:p>男</text:p>
          </table:table-cell>
          <table:table-cell office:value-type="string" table:number-columns-spanned="1" table:number-rows-spanned="2" table:style-name="ce109">
            <text:p>女</text:p>
          </table:table-cell>
          <table:table-cell office:value-type="string" table:style-name="ce10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104">
            <text:p>計</text:p>
          </table:table-cell>
          <table:table-cell office:value-type="string" table:number-columns-spanned="1" table:number-rows-spanned="2" table:style-name="ce104">
            <text:p>男</text:p>
          </table:table-cell>
          <table:table-cell office:value-type="string" table:number-columns-spanned="1" table:number-rows-spanned="2" table:style-name="ce109">
            <text:p>女</text:p>
          </table:table-cell>
          <table:table-cell office:value-type="string" table:style-name="ce10">
            <text:p>粗離婚率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table-cell table:style-name="ce11"/>
          <table:table-cell table:style-name="ce12"/>
          <table:table-cell table:number-columns-repeated="2" table:style-name="ce13"/>
          <table:covered-table-cell/>
          <table:covered-table-cell/>
          <table:covered-table-cell/>
          <table:table-cell office:value-type="string" table:style-name="ce14">
            <text:p>‰</text:p>
          </table:table-cell>
          <table:covered-table-cell/>
          <table:covered-table-cell/>
          <table:covered-table-cell/>
          <table:table-cell office:value-type="string" table:style-name="ce15">
            <text:p>‰</text:p>
          </table:table-cell>
          <table:table-cell table:style-name="ce13"/>
          <table:table-cell office:value-type="string" table:style-name="ce14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4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4">
            <text:p>‰</text:p>
          </table:table-cell>
          <table:covered-table-cell/>
          <table:covered-table-cell/>
          <table:covered-table-cell/>
          <table:table-cell table:number-columns-repeated="16353" table:style-name="ce16"/>
        </table:table-row>
        <table:table-row table:style-name="ro7">
          <table:table-cell table:style-name="ce17"/>
          <table:table-cell table:style-name="ce18"/>
          <table:table-cell table:style-name="ce19"/>
          <table:table-cell table:style-name="ce20"/>
          <table:table-cell table:number-columns-repeated="2" table:style-name="ce21"/>
          <table:table-cell table:number-columns-repeated="3" table:style-name="ce17"/>
          <table:table-cell table:style-name="ce22"/>
          <table:table-cell table:number-columns-repeated="3" table:style-name="ce17"/>
          <table:table-cell table:style-name="ce22"/>
          <table:table-cell table:style-name="ce21"/>
          <table:table-cell table:style-name="ce23"/>
          <table:table-cell table:style-name="ce17"/>
          <table:table-cell table:style-name="ce24"/>
          <table:table-cell table:number-columns-repeated="2" table:style-name="ce17"/>
          <table:table-cell table:style-name="ce21"/>
          <table:table-cell table:style-name="ce22"/>
          <table:table-cell table:style-name="ce17"/>
          <table:table-cell table:style-name="ce24"/>
          <table:table-cell table:number-columns-repeated="2" table:style-name="ce17"/>
          <table:table-cell table:style-name="ce21"/>
          <table:table-cell table:style-name="ce22"/>
          <table:table-cell table:number-columns-repeated="2" table:style-name="ce17"/>
          <table:table-cell table:style-name="ce25"/>
          <table:table-cell table:number-columns-repeated="16353" table:style-name="ce16"/>
        </table:table-row>
        <table:table-row table:style-name="ro8">
          <table:table-cell office:value-type="string" table:number-columns-spanned="2" table:number-rows-spanned="1" table:style-name="ce110">
            <text:p>40 年</text:p>
          </table:table-cell>
          <table:covered-table-cell/>
          <table:table-cell office:value-type="float" office:value="1440787" table:style-name="ce26">
            <text:p>1,440,787</text:p>
          </table:table-cell>
          <table:table-cell office:value-type="float" office:value="7869247" table:style-name="ce26">
            <text:p>7,869,247</text:p>
          </table:table-cell>
          <table:table-cell office:value-type="float" office:value="4016708" table:style-name="ce26">
            <text:p>4,016,708</text:p>
          </table:table-cell>
          <table:table-cell office:value-type="float" office:value="3852539" table:style-name="ce26">
            <text:p>3,852,539</text:p>
          </table:table-cell>
          <table:table-cell office:value-type="float" office:value="385383" table:style-name="ce26">
            <text:p>385,383</text:p>
          </table:table-cell>
          <table:table-cell office:value-type="float" office:value="197297" table:style-name="ce26">
            <text:p>197,297</text:p>
          </table:table-cell>
          <table:table-cell office:value-type="float" office:value="188086" table:style-name="ce26">
            <text:p>188,086</text:p>
          </table:table-cell>
          <table:table-cell office:value-type="float" office:value="49.97" table:style-name="ce27">
            <text:p>49.97</text:p>
          </table:table-cell>
          <table:table-cell office:value-type="float" office:value="89259" table:style-name="ce26">
            <text:p>89,259</text:p>
          </table:table-cell>
          <table:table-cell office:value-type="float" office:value="46225" table:style-name="ce26">
            <text:p>46,225</text:p>
          </table:table-cell>
          <table:table-cell office:value-type="float" office:value="43034" table:style-name="ce26">
            <text:p>43,034</text:p>
          </table:table-cell>
          <table:table-cell office:value-type="float" office:value="11.57" table:style-name="ce27">
            <text:p>11.57</text:p>
          </table:table-cell>
          <table:table-cell office:value-type="float" office:value="296124" table:style-name="ce28">
            <text:p>296,124</text:p>
          </table:table-cell>
          <table:table-cell office:value-type="float" office:value="38.4" table:style-name="ce29">
            <text:p>38.40</text:p>
          </table:table-cell>
          <table:table-cell table:style-name="ce26"/>
          <table:table-cell office:value-type="float" office:value="73676" table:style-name="ce26">
            <text:p>73,676</text:p>
          </table:table-cell>
          <table:table-cell table:number-columns-repeated="3" table:style-name="ce26"/>
          <table:table-cell office:value-type="float" office:value="9.5500000000000007" table:style-name="ce27">
            <text:p>9.55</text:p>
          </table:table-cell>
          <table:table-cell table:style-name="ce26"/>
          <table:table-cell office:value-type="float" office:value="3858" table:style-name="ce30">
            <text:p>3,858</text:p>
          </table:table-cell>
          <table:table-cell table:number-columns-repeated="3" table:style-name="ce27"/>
          <table:table-cell office:value-type="float" office:value="0.5" table:style-name="ce27">
            <text:p>0.50</text:p>
          </table:table-cell>
          <table:table-cell office:value-type="string" table:style-name="ce31">
            <text:p>…</text:p>
          </table:table-cell>
          <table:table-cell office:value-type="string" table:style-name="ce31">
            <text:p>…</text:p>
          </table:table-cell>
          <table:table-cell office:value-type="float" office:value="170729" table:style-name="ce31">
            <text:p>170,729</text:p>
          </table:table-cell>
          <table:table-cell table:number-columns-repeated="16353" table:style-name="ce32"/>
        </table:table-row>
        <table:table-row table:style-name="ro8">
          <table:table-cell office:value-type="string" table:number-columns-spanned="2" table:number-rows-spanned="1" table:style-name="ce110">
            <text:p>50 年</text:p>
          </table:table-cell>
          <table:covered-table-cell/>
          <table:table-cell office:value-type="float" office:value="2002493" table:style-name="ce26">
            <text:p>2,002,493</text:p>
          </table:table-cell>
          <table:table-cell office:value-type="float" office:value="11149139" table:style-name="ce26">
            <text:p>11,149,139</text:p>
          </table:table-cell>
          <table:table-cell office:value-type="float" office:value="5715463" table:style-name="ce26">
            <text:p>5,715,463</text:p>
          </table:table-cell>
          <table:table-cell office:value-type="float" office:value="5433676" table:style-name="ce26">
            <text:p>5,433,676</text:p>
          </table:table-cell>
          <table:table-cell office:value-type="float" office:value="420254" table:style-name="ce26">
            <text:p>420,254</text:p>
          </table:table-cell>
          <table:table-cell office:value-type="float" office:value="216728" table:style-name="ce26">
            <text:p>216,728</text:p>
          </table:table-cell>
          <table:table-cell office:value-type="float" office:value="203526" table:style-name="ce26">
            <text:p>203,526</text:p>
          </table:table-cell>
          <table:table-cell office:value-type="float" office:value="38.31" table:style-name="ce27">
            <text:p>38.31</text:p>
          </table:table-cell>
          <table:table-cell office:value-type="float" office:value="73823" table:style-name="ce26">
            <text:p>73,823</text:p>
          </table:table-cell>
          <table:table-cell office:value-type="float" office:value="40570" table:style-name="ce26">
            <text:p>40,570</text:p>
          </table:table-cell>
          <table:table-cell office:value-type="float" office:value="33253" table:style-name="ce26">
            <text:p>33,253</text:p>
          </table:table-cell>
          <table:table-cell office:value-type="float" office:value="6.73" table:style-name="ce27">
            <text:p>6.73</text:p>
          </table:table-cell>
          <table:table-cell office:value-type="float" office:value="346431" table:style-name="ce28">
            <text:p>346,431</text:p>
          </table:table-cell>
          <table:table-cell office:value-type="float" office:value="31.58" table:style-name="ce29">
            <text:p>31.58</text:p>
          </table:table-cell>
          <table:table-cell table:style-name="ce26"/>
          <table:table-cell office:value-type="float" office:value="83797" table:style-name="ce26">
            <text:p>83,797</text:p>
          </table:table-cell>
          <table:table-cell table:number-columns-repeated="3" table:style-name="ce26"/>
          <table:table-cell office:value-type="float" office:value="7.51" table:style-name="ce27">
            <text:p>7.51</text:p>
          </table:table-cell>
          <table:table-cell table:style-name="ce26"/>
          <table:table-cell office:value-type="float" office:value="4487" table:style-name="ce30">
            <text:p>4,487</text:p>
          </table:table-cell>
          <table:table-cell table:number-columns-repeated="3" table:style-name="ce27"/>
          <table:table-cell office:value-type="float" office:value="0.4" table:style-name="ce27">
            <text:p>0.40</text:p>
          </table:table-cell>
          <table:table-cell office:value-type="string" table:style-name="ce31">
            <text:p>…</text:p>
          </table:table-cell>
          <table:table-cell office:value-type="string" table:style-name="ce31">
            <text:p>…</text:p>
          </table:table-cell>
          <table:table-cell office:value-type="float" office:value="218098" table:style-name="ce31">
            <text:p>218,098</text:p>
          </table:table-cell>
          <table:table-cell table:number-columns-repeated="16353" table:style-name="ce32"/>
        </table:table-row>
        <table:table-row table:style-name="ro8">
          <table:table-cell office:value-type="string" table:number-columns-spanned="2" table:number-rows-spanned="1" table:style-name="ce110">
            <text:p>60 年</text:p>
          </table:table-cell>
          <table:covered-table-cell/>
          <table:table-cell office:value-type="float" office:value="2702792" table:style-name="ce26">
            <text:p>2,702,792</text:p>
          </table:table-cell>
          <table:table-cell office:value-type="float" office:value="14994823" table:style-name="ce26">
            <text:p>14,994,823</text:p>
          </table:table-cell>
          <table:table-cell office:value-type="float" office:value="7895140" table:style-name="ce26">
            <text:p>7,895,140</text:p>
          </table:table-cell>
          <table:table-cell office:value-type="float" office:value="7099683" table:style-name="ce26">
            <text:p>7,099,683</text:p>
          </table:table-cell>
          <table:table-cell office:value-type="float" office:value="380424" table:style-name="ce26">
            <text:p>380,424</text:p>
          </table:table-cell>
          <table:table-cell office:value-type="float" office:value="195938" table:style-name="ce26">
            <text:p>195,938</text:p>
          </table:table-cell>
          <table:table-cell office:value-type="float" office:value="184486" table:style-name="ce26">
            <text:p>184,486</text:p>
          </table:table-cell>
          <table:table-cell office:value-type="float" office:value="25.64" table:style-name="ce27">
            <text:p>25.64</text:p>
          </table:table-cell>
          <table:table-cell office:value-type="float" office:value="70954" table:style-name="ce26">
            <text:p>70,954</text:p>
          </table:table-cell>
          <table:table-cell office:value-type="float" office:value="41596" table:style-name="ce26">
            <text:p>41,596</text:p>
          </table:table-cell>
          <table:table-cell office:value-type="float" office:value="29358" table:style-name="ce26">
            <text:p>29,358</text:p>
          </table:table-cell>
          <table:table-cell office:value-type="float" office:value="4.78" table:style-name="ce27">
            <text:p>4.78</text:p>
          </table:table-cell>
          <table:table-cell office:value-type="float" office:value="309470" table:style-name="ce28">
            <text:p>309,470</text:p>
          </table:table-cell>
          <table:table-cell office:value-type="float" office:value="20.86" table:style-name="ce29">
            <text:p>20.86</text:p>
          </table:table-cell>
          <table:table-cell table:style-name="ce26"/>
          <table:table-cell office:value-type="float" office:value="106812" table:style-name="ce26">
            <text:p>106,812</text:p>
          </table:table-cell>
          <table:table-cell table:number-columns-repeated="3" table:style-name="ce26"/>
          <table:table-cell office:value-type="float" office:value="7.2" table:style-name="ce27">
            <text:p>7.20</text:p>
          </table:table-cell>
          <table:table-cell table:style-name="ce26"/>
          <table:table-cell office:value-type="float" office:value="5310" table:style-name="ce30">
            <text:p>5,310</text:p>
          </table:table-cell>
          <table:table-cell table:number-columns-repeated="3" table:style-name="ce27"/>
          <table:table-cell office:value-type="float" office:value="0.36" table:style-name="ce27">
            <text:p>0.36</text:p>
          </table:table-cell>
          <table:table-cell office:value-type="string" table:style-name="ce31">
            <text:p>…</text:p>
          </table:table-cell>
          <table:table-cell office:value-type="string" table:style-name="ce31">
            <text:p>…</text:p>
          </table:table-cell>
          <table:table-cell office:value-type="float" office:value="270905" table:style-name="ce26">
            <text:p>270,905</text:p>
          </table:table-cell>
          <table:table-cell table:number-columns-repeated="16353" table:style-name="ce32"/>
        </table:table-row>
        <table:table-row table:style-name="ro8">
          <table:table-cell office:value-type="string" table:number-columns-spanned="2" table:number-rows-spanned="1" table:style-name="ce110">
            <text:p>70 年</text:p>
          </table:table-cell>
          <table:covered-table-cell/>
          <table:table-cell office:value-type="float" office:value="3906015" table:style-name="ce26">
            <text:p>3,906,015</text:p>
          </table:table-cell>
          <table:table-cell office:value-type="float" office:value="18193955" table:style-name="ce26">
            <text:p>18,193,955</text:p>
          </table:table-cell>
          <table:table-cell office:value-type="float" office:value="9479508" table:style-name="ce26">
            <text:p>9,479,508</text:p>
          </table:table-cell>
          <table:table-cell office:value-type="float" office:value="8714447" table:style-name="ce26">
            <text:p>8,714,447</text:p>
          </table:table-cell>
          <table:table-cell office:value-type="float" office:value="412779" table:style-name="ce26">
            <text:p>412,779</text:p>
          </table:table-cell>
          <table:table-cell office:value-type="float" office:value="213273" table:style-name="ce26">
            <text:p>213,273</text:p>
          </table:table-cell>
          <table:table-cell office:value-type="float" office:value="199506" table:style-name="ce26">
            <text:p>199,506</text:p>
          </table:table-cell>
          <table:table-cell office:value-type="float" office:value="22.97" table:style-name="ce27">
            <text:p>22.97</text:p>
          </table:table-cell>
          <table:table-cell office:value-type="float" office:value="86848" table:style-name="ce26">
            <text:p>86,848</text:p>
          </table:table-cell>
          <table:table-cell office:value-type="float" office:value="52627" table:style-name="ce26">
            <text:p>52,627</text:p>
          </table:table-cell>
          <table:table-cell office:value-type="float" office:value="34221" table:style-name="ce26">
            <text:p>34,221</text:p>
          </table:table-cell>
          <table:table-cell office:value-type="float" office:value="4.83" table:style-name="ce27">
            <text:p>4.83</text:p>
          </table:table-cell>
          <table:table-cell office:value-type="float" office:value="325931" table:style-name="ce28">
            <text:p>325,931</text:p>
          </table:table-cell>
          <table:table-cell office:value-type="float" office:value="18.14" table:style-name="ce29">
            <text:p>18.14</text:p>
          </table:table-cell>
          <table:table-cell table:style-name="ce26"/>
          <table:table-cell office:value-type="float" office:value="167496" table:style-name="ce26">
            <text:p>167,496</text:p>
          </table:table-cell>
          <table:table-cell table:number-columns-repeated="3" table:style-name="ce26"/>
          <table:table-cell office:value-type="float" office:value="9.2899999999999991" table:style-name="ce27">
            <text:p>9.29</text:p>
          </table:table-cell>
          <table:table-cell table:style-name="ce26"/>
          <table:table-cell office:value-type="float" office:value="14875" table:style-name="ce30">
            <text:p>14,875</text:p>
          </table:table-cell>
          <table:table-cell table:number-columns-repeated="3" table:style-name="ce27"/>
          <table:table-cell office:value-type="float" office:value="0.83" table:style-name="ce27">
            <text:p>0.83</text:p>
          </table:table-cell>
          <table:table-cell office:value-type="string" table:style-name="ce31">
            <text:p>…</text:p>
          </table:table-cell>
          <table:table-cell office:value-type="string" table:style-name="ce31">
            <text:p>…</text:p>
          </table:table-cell>
          <table:table-cell office:value-type="float" office:value="310116" table:style-name="ce26">
            <text:p>310,116</text:p>
          </table:table-cell>
          <table:table-cell table:number-columns-repeated="16353" table:style-name="ce33"/>
        </table:table-row>
        <table:table-row table:style-name="ro8">
          <table:table-cell office:value-type="string" table:number-columns-spanned="2" table:number-rows-spanned="1" table:style-name="ce110">
            <text:p>80 年</text:p>
          </table:table-cell>
          <table:covered-table-cell/>
          <table:table-cell office:value-type="float" office:value="5227185" table:style-name="ce26">
            <text:p>5,227,185</text:p>
          </table:table-cell>
          <table:table-cell office:value-type="float" office:value="20605831" table:style-name="ce26">
            <text:p>20,605,831</text:p>
          </table:table-cell>
          <table:table-cell office:value-type="float" office:value="10640276" table:style-name="ce26">
            <text:p>10,640,276</text:p>
          </table:table-cell>
          <table:table-cell office:value-type="float" office:value="9965555" table:style-name="ce26">
            <text:p>9,965,555</text:p>
          </table:table-cell>
          <table:table-cell office:value-type="float" office:value="321932" table:style-name="ce26">
            <text:p>321,932</text:p>
          </table:table-cell>
          <table:table-cell office:value-type="float" office:value="168865" table:style-name="ce26">
            <text:p>168,865</text:p>
          </table:table-cell>
          <table:table-cell office:value-type="float" office:value="153067" table:style-name="ce26">
            <text:p>153,067</text:p>
          </table:table-cell>
          <table:table-cell office:value-type="float" office:value="15.7" table:style-name="ce27">
            <text:p>15.70</text:p>
          </table:table-cell>
          <table:table-cell office:value-type="float" office:value="106284" table:style-name="ce26">
            <text:p>106,284</text:p>
          </table:table-cell>
          <table:table-cell office:value-type="float" office:value="65386" table:style-name="ce26">
            <text:p>65,386</text:p>
          </table:table-cell>
          <table:table-cell office:value-type="float" office:value="40898" table:style-name="ce26">
            <text:p>40,898</text:p>
          </table:table-cell>
          <table:table-cell office:value-type="float" office:value="5.18" table:style-name="ce27">
            <text:p>5.18</text:p>
          </table:table-cell>
          <table:table-cell office:value-type="float" office:value="215648" table:style-name="ce28">
            <text:p>215,648</text:p>
          </table:table-cell>
          <table:table-cell office:value-type="float" office:value="10.52" table:style-name="ce29">
            <text:p>10.52</text:p>
          </table:table-cell>
          <table:table-cell table:style-name="ce26"/>
          <table:table-cell office:value-type="float" office:value="162972" table:style-name="ce26">
            <text:p>162,972</text:p>
          </table:table-cell>
          <table:table-cell table:number-columns-repeated="3" table:style-name="ce26"/>
          <table:table-cell office:value-type="float" office:value="7.95" table:style-name="ce27">
            <text:p>7.95</text:p>
          </table:table-cell>
          <table:table-cell table:style-name="ce26"/>
          <table:table-cell office:value-type="float" office:value="28298" table:style-name="ce30">
            <text:p>28,298</text:p>
          </table:table-cell>
          <table:table-cell table:number-columns-repeated="3" table:style-name="ce27"/>
          <table:table-cell office:value-type="float" office:value="1.38" table:style-name="ce27">
            <text:p>1.38</text:p>
          </table:table-cell>
          <table:table-cell office:value-type="float" office:value="1477764" table:style-name="ce26">
            <text:p>1,477,764</text:p>
          </table:table-cell>
          <table:table-cell office:value-type="float" office:value="1489892" table:style-name="ce26">
            <text:p>1,489,892</text:p>
          </table:table-cell>
          <table:table-cell office:value-type="float" office:value="345523" table:style-name="ce26">
            <text:p>345,523</text:p>
          </table:table-cell>
          <table:table-cell table:number-columns-repeated="16353" table:style-name="ce33"/>
        </table:table-row>
        <table:table-row table:style-name="ro8">
          <table:table-cell office:value-type="string" table:number-columns-spanned="2" table:number-rows-spanned="1" table:style-name="ce110">
            <text:p>90 年</text:p>
          </table:table-cell>
          <table:covered-table-cell/>
          <table:table-cell office:value-type="float" office:value="6802281" table:style-name="ce26">
            <text:p>6,802,281</text:p>
          </table:table-cell>
          <table:table-cell office:value-type="float" office:value="22405568" table:style-name="ce26">
            <text:p>22,405,568</text:p>
          </table:table-cell>
          <table:table-cell office:value-type="float" office:value="11441651" table:style-name="ce26">
            <text:p>11,441,651</text:p>
          </table:table-cell>
          <table:table-cell office:value-type="float" office:value="10963917" table:style-name="ce26">
            <text:p>10,963,917</text:p>
          </table:table-cell>
          <table:table-cell office:value-type="float" office:value="260354" table:style-name="ce26">
            <text:p>260,354</text:p>
          </table:table-cell>
          <table:table-cell office:value-type="float" office:value="135596" table:style-name="ce26">
            <text:p>135,596</text:p>
          </table:table-cell>
          <table:table-cell office:value-type="float" office:value="124758" table:style-name="ce26">
            <text:p>124,758</text:p>
          </table:table-cell>
          <table:table-cell office:value-type="float" office:value="11.65" table:style-name="ce27">
            <text:p>11.65</text:p>
          </table:table-cell>
          <table:table-cell office:value-type="float" office:value="127647" table:style-name="ce26">
            <text:p>127,647</text:p>
          </table:table-cell>
          <table:table-cell office:value-type="float" office:value="79319" table:style-name="ce26">
            <text:p>79,319</text:p>
          </table:table-cell>
          <table:table-cell office:value-type="float" office:value="48328" table:style-name="ce26">
            <text:p>48,328</text:p>
          </table:table-cell>
          <table:table-cell office:value-type="float" office:value="5.71" table:style-name="ce27">
            <text:p>5.71</text:p>
          </table:table-cell>
          <table:table-cell office:value-type="float" office:value="132707" table:style-name="ce34">
            <text:p>132,707</text:p>
          </table:table-cell>
          <table:table-cell office:value-type="float" office:value="5.94" table:style-name="ce29">
            <text:p>5.94</text:p>
          </table:table-cell>
          <table:table-cell table:style-name="ce26"/>
          <table:table-cell office:value-type="float" office:value="170515" table:style-name="ce26">
            <text:p>170,515</text:p>
          </table:table-cell>
          <table:table-cell table:number-columns-repeated="3" table:style-name="ce26"/>
          <table:table-cell office:value-type="float" office:value="7.63" table:style-name="ce27">
            <text:p>7.63</text:p>
          </table:table-cell>
          <table:table-cell table:style-name="ce26"/>
          <table:table-cell office:value-type="float" office:value="56538" table:style-name="ce30">
            <text:p>56,538</text:p>
          </table:table-cell>
          <table:table-cell table:number-columns-repeated="3" table:style-name="ce27"/>
          <table:table-cell office:value-type="float" office:value="2.5299999999999998" table:style-name="ce27">
            <text:p>2.53</text:p>
          </table:table-cell>
          <table:table-cell office:value-type="float" office:value="1373363" table:style-name="ce26">
            <text:p>1,373,363</text:p>
          </table:table-cell>
          <table:table-cell office:value-type="float" office:value="1377174" table:style-name="ce26">
            <text:p>1,377,174</text:p>
          </table:table-cell>
          <table:table-cell office:value-type="float" office:value="420892" table:style-name="ce26">
            <text:p>420,892</text:p>
          </table:table-cell>
          <table:table-cell table:number-columns-repeated="16353" table:style-name="ce33"/>
        </table:table-row>
        <table:table-row table:style-name="ro8">
          <table:table-cell office:value-type="string" table:number-columns-spanned="2" table:number-rows-spanned="1" table:style-name="ce110">
            <text:p>95 年</text:p>
          </table:table-cell>
          <table:covered-table-cell/>
          <table:table-cell office:value-type="float" office:value="7394758" table:style-name="ce26">
            <text:p>7,394,758</text:p>
          </table:table-cell>
          <table:table-cell office:value-type="float" office:value="22876527" table:style-name="ce26">
            <text:p>22,876,527</text:p>
          </table:table-cell>
          <table:table-cell office:value-type="float" office:value="11591707" table:style-name="ce26">
            <text:p>11,591,707</text:p>
          </table:table-cell>
          <table:table-cell office:value-type="float" office:value="11284820" table:style-name="ce26">
            <text:p>11,284,820</text:p>
          </table:table-cell>
          <table:table-cell office:value-type="float" office:value="204459" table:style-name="ce26">
            <text:p>204,459</text:p>
          </table:table-cell>
          <table:table-cell office:value-type="float" office:value="106936" table:style-name="ce26">
            <text:p>106,936</text:p>
          </table:table-cell>
          <table:table-cell office:value-type="float" office:value="97523" table:style-name="ce26">
            <text:p>97,523</text:p>
          </table:table-cell>
          <table:table-cell office:value-type="float" office:value="8.9600000000000009" table:style-name="ce27">
            <text:p>8.96</text:p>
          </table:table-cell>
          <table:table-cell office:value-type="float" office:value="135839" table:style-name="ce26">
            <text:p>135,839</text:p>
          </table:table-cell>
          <table:table-cell office:value-type="float" office:value="84800" table:style-name="ce26">
            <text:p>84,800</text:p>
          </table:table-cell>
          <table:table-cell office:value-type="float" office:value="51039" table:style-name="ce26">
            <text:p>51,039</text:p>
          </table:table-cell>
          <table:table-cell office:value-type="float" office:value="5.95" table:style-name="ce27">
            <text:p>5.95</text:p>
          </table:table-cell>
          <table:table-cell office:value-type="float" office:value="68620" table:style-name="ce34">
            <text:p>68,620</text:p>
          </table:table-cell>
          <table:table-cell office:value-type="float" office:value="3.01" table:style-name="ce29">
            <text:p>3.01</text:p>
          </table:table-cell>
          <table:table-cell table:style-name="ce26"/>
          <table:table-cell office:value-type="float" office:value="142669" table:style-name="ce26">
            <text:p>142,669</text:p>
          </table:table-cell>
          <table:table-cell table:number-columns-repeated="3" table:style-name="ce26"/>
          <table:table-cell office:value-type="float" office:value="6.25" table:style-name="ce27">
            <text:p>6.25</text:p>
          </table:table-cell>
          <table:table-cell table:style-name="ce26"/>
          <table:table-cell office:value-type="float" office:value="64540" table:style-name="ce30">
            <text:p>64,540</text:p>
          </table:table-cell>
          <table:table-cell table:number-columns-repeated="3" table:style-name="ce27"/>
          <table:table-cell office:value-type="float" office:value="2.83" table:style-name="ce27">
            <text:p>2.83</text:p>
          </table:table-cell>
          <table:table-cell office:value-type="float" office:value="1414340" table:style-name="ce26">
            <text:p>1,414,340</text:p>
          </table:table-cell>
          <table:table-cell office:value-type="float" office:value="1376816" table:style-name="ce26">
            <text:p>1,376,816</text:p>
          </table:table-cell>
          <table:table-cell office:value-type="float" office:value="474919" table:style-name="ce26">
            <text:p>474,919</text:p>
          </table:table-cell>
          <table:table-cell table:number-columns-repeated="16353" table:style-name="ce33"/>
        </table:table-row>
        <table:table-row table:style-name="ro8">
          <table:table-cell office:value-type="string" table:number-columns-spanned="2" table:number-rows-spanned="1" table:style-name="ce110">
            <text:p>96 年</text:p>
          </table:table-cell>
          <table:covered-table-cell/>
          <table:table-cell office:value-type="float" office:value="7512449" table:style-name="ce26">
            <text:p>7,512,449</text:p>
          </table:table-cell>
          <table:table-cell office:value-type="float" office:value="22958360" table:style-name="ce26">
            <text:p>22,958,360</text:p>
          </table:table-cell>
          <table:table-cell office:value-type="float" office:value="11608767" table:style-name="ce26">
            <text:p>11,608,767</text:p>
          </table:table-cell>
          <table:table-cell office:value-type="float" office:value="11349593" table:style-name="ce26">
            <text:p>11,349,593</text:p>
          </table:table-cell>
          <table:table-cell office:value-type="float" office:value="204414" table:style-name="ce26">
            <text:p>204,414</text:p>
          </table:table-cell>
          <table:table-cell office:value-type="float" office:value="106898" table:style-name="ce26">
            <text:p>106,898</text:p>
          </table:table-cell>
          <table:table-cell office:value-type="float" office:value="97516" table:style-name="ce26">
            <text:p>97,516</text:p>
          </table:table-cell>
          <table:table-cell office:value-type="float" office:value="8.92" table:style-name="ce35">
            <text:p>8.92</text:p>
          </table:table-cell>
          <table:table-cell office:value-type="float" office:value="141111" table:style-name="ce26">
            <text:p>141,111</text:p>
          </table:table-cell>
          <table:table-cell office:value-type="float" office:value="87029" table:style-name="ce26">
            <text:p>87,029</text:p>
          </table:table-cell>
          <table:table-cell office:value-type="float" office:value="54082" table:style-name="ce26">
            <text:p>54,082</text:p>
          </table:table-cell>
          <table:table-cell office:value-type="float" office:value="6.16" table:style-name="ce27">
            <text:p>6.16</text:p>
          </table:table-cell>
          <table:table-cell office:value-type="float" office:value="63303" table:style-name="ce34">
            <text:p>63,303</text:p>
          </table:table-cell>
          <table:table-cell office:value-type="float" office:value="2.76" table:style-name="ce29">
            <text:p>2.76</text:p>
          </table:table-cell>
          <table:table-cell table:style-name="ce26"/>
          <table:table-cell office:value-type="float" office:value="135041" table:style-name="ce26">
            <text:p>135,041</text:p>
          </table:table-cell>
          <table:table-cell table:number-columns-repeated="3" table:style-name="ce26"/>
          <table:table-cell office:value-type="float" office:value="5.89" table:style-name="ce27">
            <text:p>5.89</text:p>
          </table:table-cell>
          <table:table-cell table:style-name="ce26"/>
          <table:table-cell office:value-type="float" office:value="58518" table:style-name="ce30">
            <text:p>58,518</text:p>
          </table:table-cell>
          <table:table-cell table:number-columns-repeated="3" table:style-name="ce27"/>
          <table:table-cell office:value-type="float" office:value="2.5499999999999998" table:style-name="ce27">
            <text:p>2.55</text:p>
          </table:table-cell>
          <table:table-cell office:value-type="float" office:value="1173040" table:style-name="ce26">
            <text:p>1,173,040</text:p>
          </table:table-cell>
          <table:table-cell office:value-type="float" office:value="1154510" table:style-name="ce26">
            <text:p>1,154,510</text:p>
          </table:table-cell>
          <table:table-cell office:value-type="float" office:value="484174" table:style-name="ce26">
            <text:p>484,174</text:p>
          </table:table-cell>
          <table:table-cell table:number-columns-repeated="16353" table:style-name="ce33"/>
        </table:table-row>
        <table:table-row table:style-name="ro8">
          <table:table-cell office:value-type="string" table:number-columns-spanned="2" table:number-rows-spanned="1" table:style-name="ce110">
            <text:p>97 年</text:p>
          </table:table-cell>
          <table:covered-table-cell/>
          <table:table-cell office:value-type="float" office:value="7655772" table:style-name="ce26">
            <text:p>7,655,772</text:p>
          </table:table-cell>
          <table:table-cell office:value-type="float" office:value="23037031" table:style-name="ce26">
            <text:p>23,037,031</text:p>
          </table:table-cell>
          <table:table-cell office:value-type="float" office:value="11626351" table:style-name="ce26">
            <text:p>11,626,351</text:p>
          </table:table-cell>
          <table:table-cell office:value-type="float" office:value="11410680" table:style-name="ce26">
            <text:p>11,410,680</text:p>
          </table:table-cell>
          <table:table-cell office:value-type="float" office:value="198733" table:style-name="ce26">
            <text:p>198,733</text:p>
          </table:table-cell>
          <table:table-cell office:value-type="float" office:value="103937" table:style-name="ce26">
            <text:p>103,937</text:p>
          </table:table-cell>
          <table:table-cell office:value-type="float" office:value="94796" table:style-name="ce26">
            <text:p>94,796</text:p>
          </table:table-cell>
          <table:table-cell office:value-type="float" office:value="8.64" table:style-name="ce27">
            <text:p>8.64</text:p>
          </table:table-cell>
          <table:table-cell office:value-type="float" office:value="143624" table:style-name="ce26">
            <text:p>143,624</text:p>
          </table:table-cell>
          <table:table-cell office:value-type="float" office:value="88541" table:style-name="ce26">
            <text:p>88,541</text:p>
          </table:table-cell>
          <table:table-cell office:value-type="float" office:value="55083" table:style-name="ce26">
            <text:p>55,083</text:p>
          </table:table-cell>
          <table:table-cell office:value-type="float" office:value="6.25" table:style-name="ce27">
            <text:p>6.25</text:p>
          </table:table-cell>
          <table:table-cell office:value-type="float" office:value="55109" table:style-name="ce34">
            <text:p>55,109</text:p>
          </table:table-cell>
          <table:table-cell office:value-type="float" office:value="2.4" table:style-name="ce29">
            <text:p>2.40</text:p>
          </table:table-cell>
          <table:table-cell table:style-name="ce26"/>
          <table:table-cell office:value-type="float" office:value="154866" table:style-name="ce26">
            <text:p>154,866</text:p>
          </table:table-cell>
          <table:table-cell table:number-columns-repeated="3" table:style-name="ce26"/>
          <table:table-cell office:value-type="float" office:value="6.73" table:style-name="ce27">
            <text:p>6.73</text:p>
          </table:table-cell>
          <table:table-cell table:style-name="ce26"/>
          <table:table-cell office:value-type="float" office:value="55995" table:style-name="ce30">
            <text:p>55,995</text:p>
          </table:table-cell>
          <table:table-cell table:number-columns-repeated="3" table:style-name="ce27"/>
          <table:table-cell office:value-type="float" office:value="2.4300000000000002" table:style-name="ce27">
            <text:p>2.43</text:p>
          </table:table-cell>
          <table:table-cell office:value-type="float" office:value="1196407" table:style-name="ce26">
            <text:p>1,196,407</text:p>
          </table:table-cell>
          <table:table-cell office:value-type="float" office:value="1172845" table:style-name="ce26">
            <text:p>1,172,845</text:p>
          </table:table-cell>
          <table:table-cell office:value-type="float" office:value="494107" table:style-name="ce26">
            <text:p>494,107</text:p>
          </table:table-cell>
          <table:table-cell table:number-columns-repeated="16353" table:style-name="ce33"/>
        </table:table-row>
        <table:table-row table:style-name="ro8">
          <table:table-cell office:value-type="string" table:number-columns-spanned="2" table:number-rows-spanned="1" table:style-name="ce110">
            <text:p>98 年</text:p>
          </table:table-cell>
          <table:covered-table-cell/>
          <table:table-cell office:value-type="float" office:value="7805834" table:style-name="ce26">
            <text:p>7,805,834</text:p>
          </table:table-cell>
          <table:table-cell office:value-type="float" office:value="23119772" table:style-name="ce26">
            <text:p>23,119,772</text:p>
          </table:table-cell>
          <table:table-cell office:value-type="float" office:value="11636734" table:style-name="ce26">
            <text:p>11,636,734</text:p>
          </table:table-cell>
          <table:table-cell office:value-type="float" office:value="11483038" table:style-name="ce26">
            <text:p>11,483,038</text:p>
          </table:table-cell>
          <table:table-cell office:value-type="float" office:value="191310" table:style-name="ce26">
            <text:p>191,310</text:p>
          </table:table-cell>
          <table:table-cell office:value-type="float" office:value="99492" table:style-name="ce26">
            <text:p>99,492</text:p>
          </table:table-cell>
          <table:table-cell office:value-type="float" office:value="91818" table:style-name="ce26">
            <text:p>91,818</text:p>
          </table:table-cell>
          <table:table-cell office:value-type="float" office:value="8.2899999999999991" table:style-name="ce27">
            <text:p>8.29</text:p>
          </table:table-cell>
          <table:table-cell office:value-type="float" office:value="143582" table:style-name="ce26">
            <text:p>143,582</text:p>
          </table:table-cell>
          <table:table-cell office:value-type="float" office:value="88088" table:style-name="ce26">
            <text:p>88,088</text:p>
          </table:table-cell>
          <table:table-cell office:value-type="float" office:value="55494" table:style-name="ce26">
            <text:p>55,494</text:p>
          </table:table-cell>
          <table:table-cell office:value-type="float" office:value="6.22" table:style-name="ce27">
            <text:p>6.22</text:p>
          </table:table-cell>
          <table:table-cell office:value-type="float" office:value="47728" table:style-name="ce34">
            <text:p>47,728</text:p>
          </table:table-cell>
          <table:table-cell office:value-type="float" office:value="2.0699999999999998" table:style-name="ce29">
            <text:p>2.07</text:p>
          </table:table-cell>
          <table:table-cell table:style-name="ce26"/>
          <table:table-cell office:value-type="float" office:value="117099" table:style-name="ce26">
            <text:p>117,099</text:p>
          </table:table-cell>
          <table:table-cell table:number-columns-repeated="3" table:style-name="ce26"/>
          <table:table-cell office:value-type="float" office:value="5.07" table:style-name="ce27">
            <text:p>5.07</text:p>
          </table:table-cell>
          <table:table-cell table:style-name="ce26"/>
          <table:table-cell office:value-type="float" office:value="57223" table:style-name="ce30">
            <text:p>57,223</text:p>
          </table:table-cell>
          <table:table-cell table:number-columns-repeated="3" table:style-name="ce27"/>
          <table:table-cell office:value-type="float" office:value="2.48" table:style-name="ce27">
            <text:p>2.48</text:p>
          </table:table-cell>
          <table:table-cell office:value-type="float" office:value="1198561" table:style-name="ce26">
            <text:p>1,198,561</text:p>
          </table:table-cell>
          <table:table-cell office:value-type="float" office:value="1163548" table:style-name="ce26">
            <text:p>1,163,548</text:p>
          </table:table-cell>
          <table:table-cell office:value-type="float" office:value="504531" table:style-name="ce26">
            <text:p>504,531</text:p>
          </table:table-cell>
          <table:table-cell table:number-columns-repeated="16353" table:style-name="ce33"/>
        </table:table-row>
        <table:table-row table:style-name="ro8">
          <table:table-cell office:value-type="string" table:number-columns-spanned="2" table:number-rows-spanned="1" table:style-name="ce110">
            <text:p>99 年</text:p>
          </table:table-cell>
          <table:covered-table-cell/>
          <table:table-cell office:value-type="float" office:value="7937024" table:style-name="ce26">
            <text:p>7,937,024</text:p>
          </table:table-cell>
          <table:table-cell office:value-type="float" office:value="23162123" table:style-name="ce26">
            <text:p>23,162,123</text:p>
          </table:table-cell>
          <table:table-cell office:value-type="float" office:value="11635225" table:style-name="ce26">
            <text:p>11,635,225</text:p>
          </table:table-cell>
          <table:table-cell office:value-type="float" office:value="11526898" table:style-name="ce26">
            <text:p>11,526,898</text:p>
          </table:table-cell>
          <table:table-cell office:value-type="float" office:value="166886" table:style-name="ce26">
            <text:p>166,886</text:p>
          </table:table-cell>
          <table:table-cell office:value-type="float" office:value="87213" table:style-name="ce26">
            <text:p>87,213</text:p>
          </table:table-cell>
          <table:table-cell office:value-type="float" office:value="79673" table:style-name="ce26">
            <text:p>79,673</text:p>
          </table:table-cell>
          <table:table-cell office:value-type="float" office:value="7.21" table:style-name="ce27">
            <text:p>7.21</text:p>
          </table:table-cell>
          <table:table-cell office:value-type="float" office:value="145772" table:style-name="ce26">
            <text:p>145,772</text:p>
          </table:table-cell>
          <table:table-cell office:value-type="float" office:value="89152" table:style-name="ce26">
            <text:p>89,152</text:p>
          </table:table-cell>
          <table:table-cell office:value-type="float" office:value="56620" table:style-name="ce26">
            <text:p>56,620</text:p>
          </table:table-cell>
          <table:table-cell office:value-type="float" office:value="6.3" table:style-name="ce27">
            <text:p>6.30</text:p>
          </table:table-cell>
          <table:table-cell office:value-type="float" office:value="21114" table:style-name="ce34">
            <text:p>21,114</text:p>
          </table:table-cell>
          <table:table-cell office:value-type="float" office:value="0.91" table:style-name="ce29">
            <text:p>0.91</text:p>
          </table:table-cell>
          <table:table-cell table:style-name="ce26"/>
          <table:table-cell office:value-type="float" office:value="138819" table:style-name="ce26">
            <text:p>138,819</text:p>
          </table:table-cell>
          <table:table-cell table:number-columns-repeated="3" table:style-name="ce26"/>
          <table:table-cell office:value-type="float" office:value="6" table:style-name="ce27">
            <text:p>6.00</text:p>
          </table:table-cell>
          <table:table-cell table:style-name="ce26"/>
          <table:table-cell office:value-type="float" office:value="58115" table:style-name="ce30">
            <text:p>58,115</text:p>
          </table:table-cell>
          <table:table-cell table:number-columns-repeated="3" table:style-name="ce27"/>
          <table:table-cell office:value-type="float" office:value="2.5099999999999998" table:style-name="ce27">
            <text:p>2.51</text:p>
          </table:table-cell>
          <table:table-cell office:value-type="float" office:value="1213899" table:style-name="ce26">
            <text:p>1,213,899</text:p>
          </table:table-cell>
          <table:table-cell office:value-type="float" office:value="1192662" table:style-name="ce26">
            <text:p>1,192,662</text:p>
          </table:table-cell>
          <table:table-cell office:value-type="float" office:value="512701" table:style-name="ce26">
            <text:p>512,701</text:p>
          </table:table-cell>
          <table:table-cell table:number-columns-repeated="16353" table:style-name="ce33"/>
        </table:table-row>
        <table:table-row table:style-name="ro8">
          <table:table-cell office:value-type="string" table:number-columns-spanned="2" table:number-rows-spanned="1" table:style-name="ce111">
            <text:p>100年</text:p>
          </table:table-cell>
          <table:covered-table-cell/>
          <table:table-cell office:value-type="float" office:value="8057761" table:style-name="ce26">
            <text:p>8,057,761</text:p>
          </table:table-cell>
          <table:table-cell office:value-type="float" office:value="23224912" table:style-name="ce26">
            <text:p>23,224,912</text:p>
          </table:table-cell>
          <table:table-cell office:value-type="float" office:value="11645674" table:style-name="ce26">
            <text:p>11,645,674</text:p>
          </table:table-cell>
          <table:table-cell office:value-type="float" office:value="11579238" table:style-name="ce26">
            <text:p>11,579,238</text:p>
          </table:table-cell>
          <table:table-cell office:value-type="float" office:value="196627" table:style-name="ce26">
            <text:p>196,627</text:p>
          </table:table-cell>
          <table:table-cell office:value-type="float" office:value="101943" table:style-name="ce26">
            <text:p>101,943</text:p>
          </table:table-cell>
          <table:table-cell office:value-type="float" office:value="94684" table:style-name="ce26">
            <text:p>94,684</text:p>
          </table:table-cell>
          <table:table-cell office:value-type="float" office:value="8.48" table:style-name="ce36">
            <text:p><text:s text:c="3"/>8.48</text:p>
          </table:table-cell>
          <table:table-cell office:value-type="float" office:value="152915" table:style-name="ce26">
            <text:p>152,915</text:p>
          </table:table-cell>
          <table:table-cell office:value-type="float" office:value="93810" table:style-name="ce26">
            <text:p>93,810</text:p>
          </table:table-cell>
          <table:table-cell office:value-type="float" office:value="59105" table:style-name="ce26">
            <text:p>59,105</text:p>
          </table:table-cell>
          <table:table-cell office:value-type="float" office:value="6.59" table:style-name="ce36">
            <text:p><text:s text:c="3"/>6.59</text:p>
          </table:table-cell>
          <table:table-cell office:value-type="float" office:value="43712" table:style-name="ce31">
            <text:p>43,712</text:p>
          </table:table-cell>
          <table:table-cell office:value-type="float" office:value="1.88" table:style-name="ce37">
            <text:p><text:s text:c="3"/>1.88</text:p>
          </table:table-cell>
          <table:table-cell table:style-name="ce26"/>
          <table:table-cell office:value-type="float" office:value="165327" table:style-name="ce26">
            <text:p>165,327</text:p>
          </table:table-cell>
          <table:table-cell table:number-columns-repeated="3" table:style-name="ce26"/>
          <table:table-cell office:value-type="float" office:value="7.13" table:style-name="ce36">
            <text:p><text:s text:c="3"/>7.13</text:p>
          </table:table-cell>
          <table:table-cell table:style-name="ce26"/>
          <table:table-cell office:value-type="float" office:value="57008" table:style-name="ce30">
            <text:p>57,008</text:p>
          </table:table-cell>
          <table:table-cell table:number-columns-repeated="3" table:style-name="ce36"/>
          <table:table-cell office:value-type="float" office:value="2.46" table:style-name="ce36">
            <text:p><text:s text:c="3"/>2.46</text:p>
          </table:table-cell>
          <table:table-cell office:value-type="float" office:value="1128449" table:style-name="ce26">
            <text:p>1,128,449</text:p>
          </table:table-cell>
          <table:table-cell office:value-type="float" office:value="1109372" table:style-name="ce26">
            <text:p>1,109,372</text:p>
          </table:table-cell>
          <table:table-cell office:value-type="float" office:value="519984" table:style-name="ce26">
            <text:p>519,984</text:p>
          </table:table-cell>
          <table:table-cell table:number-columns-repeated="16353" table:style-name="ce33"/>
        </table:table-row>
        <table:table-row table:style-name="ro8">
          <table:table-cell office:value-type="string" table:number-columns-spanned="2" table:number-rows-spanned="1" table:style-name="ce111">
            <text:p>101年</text:p>
          </table:table-cell>
          <table:covered-table-cell/>
          <table:table-cell office:value-type="float" office:value="8186432" table:style-name="ce26">
            <text:p>8,186,432</text:p>
          </table:table-cell>
          <table:table-cell office:value-type="float" office:value="23315822" table:style-name="ce26">
            <text:p>23,315,822</text:p>
          </table:table-cell>
          <table:table-cell office:value-type="float" office:value="11673319" table:style-name="ce26">
            <text:p>11,673,319</text:p>
          </table:table-cell>
          <table:table-cell office:value-type="float" office:value="11642503" table:style-name="ce26">
            <text:p>11,642,503</text:p>
          </table:table-cell>
          <table:table-cell office:value-type="float" office:value="229481" table:style-name="ce26">
            <text:p>229,481</text:p>
          </table:table-cell>
          <table:table-cell office:value-type="float" office:value="118848" table:style-name="ce26">
            <text:p>118,848</text:p>
          </table:table-cell>
          <table:table-cell office:value-type="float" office:value="110633" table:style-name="ce26">
            <text:p>110,633</text:p>
          </table:table-cell>
          <table:table-cell office:value-type="float" office:value="9.86" table:style-name="ce38">
            <text:p><text:s text:c="3"/>9.86</text:p>
          </table:table-cell>
          <table:table-cell office:value-type="float" office:value="154251" table:style-name="ce26">
            <text:p>154,251</text:p>
          </table:table-cell>
          <table:table-cell office:value-type="float" office:value="93618" table:style-name="ce26">
            <text:p>93,618</text:p>
          </table:table-cell>
          <table:table-cell office:value-type="float" office:value="60633" table:style-name="ce26">
            <text:p>60,633</text:p>
          </table:table-cell>
          <table:table-cell office:value-type="float" office:value="6.63" table:style-name="ce36">
            <text:p><text:s text:c="3"/>6.63</text:p>
          </table:table-cell>
          <table:table-cell office:value-type="float" office:value="75230" table:style-name="ce31">
            <text:p>75,230</text:p>
          </table:table-cell>
          <table:table-cell office:value-type="float" office:value="3.23" table:style-name="ce37">
            <text:p><text:s text:c="3"/>3.23</text:p>
          </table:table-cell>
          <table:table-cell table:style-name="ce26"/>
          <table:table-cell office:value-type="float" office:value="143384" table:style-name="ce26">
            <text:p>143,384</text:p>
          </table:table-cell>
          <table:table-cell table:number-columns-repeated="3" table:style-name="ce26"/>
          <table:table-cell office:value-type="float" office:value="6.16" table:style-name="ce36">
            <text:p><text:s text:c="3"/>6.16</text:p>
          </table:table-cell>
          <table:table-cell table:style-name="ce26"/>
          <table:table-cell office:value-type="float" office:value="55980" table:style-name="ce30">
            <text:p>55,980</text:p>
          </table:table-cell>
          <table:table-cell table:number-columns-repeated="3" table:style-name="ce36"/>
          <table:table-cell office:value-type="float" office:value="2.41" table:style-name="ce36">
            <text:p><text:s text:c="3"/>2.41</text:p>
          </table:table-cell>
          <table:table-cell office:value-type="float" office:value="1118006" table:style-name="ce26">
            <text:p>1,118,006</text:p>
          </table:table-cell>
          <table:table-cell office:value-type="float" office:value="1102326" table:style-name="ce26">
            <text:p>1,102,326</text:p>
          </table:table-cell>
          <table:table-cell office:value-type="float" office:value="527250" table:style-name="ce26">
            <text:p>527,250</text:p>
          </table:table-cell>
          <table:table-cell table:number-columns-repeated="16353" table:style-name="ce33"/>
        </table:table-row>
        <table:table-row table:style-name="ro8">
          <table:table-cell office:value-type="string" table:number-columns-spanned="2" table:number-rows-spanned="1" table:style-name="ce110">
            <text:p>102年</text:p>
          </table:table-cell>
          <table:covered-table-cell/>
          <table:table-cell office:value-type="float" office:value="8286260" table:style-name="ce26">
            <text:p>8,286,260</text:p>
          </table:table-cell>
          <table:table-cell office:value-type="float" office:value="23373517" table:style-name="ce26">
            <text:p>23,373,517</text:p>
          </table:table-cell>
          <table:table-cell office:value-type="float" office:value="11684674" table:style-name="ce26">
            <text:p>11,684,674</text:p>
          </table:table-cell>
          <table:table-cell office:value-type="float" office:value="11688843" table:style-name="ce26">
            <text:p>11,688,843</text:p>
          </table:table-cell>
          <table:table-cell office:value-type="float" office:value="199113" table:style-name="ce26">
            <text:p>199,113</text:p>
          </table:table-cell>
          <table:table-cell office:value-type="float" office:value="103120" table:style-name="ce26">
            <text:p>103,120</text:p>
          </table:table-cell>
          <table:table-cell office:value-type="float" office:value="95993" table:style-name="ce26">
            <text:p>95,993</text:p>
          </table:table-cell>
          <table:table-cell office:value-type="float" office:value="8.5299999999999994" table:style-name="ce36">
            <text:p><text:s text:c="3"/>8.53</text:p>
          </table:table-cell>
          <table:table-cell office:value-type="float" office:value="155908" table:style-name="ce26">
            <text:p>155,908</text:p>
          </table:table-cell>
          <table:table-cell office:value-type="float" office:value="94505" table:style-name="ce26">
            <text:p>94,505</text:p>
          </table:table-cell>
          <table:table-cell office:value-type="float" office:value="61403" table:style-name="ce26">
            <text:p>61,403</text:p>
          </table:table-cell>
          <table:table-cell office:value-type="float" office:value="6.68" table:style-name="ce36">
            <text:p><text:s text:c="3"/>6.68</text:p>
          </table:table-cell>
          <table:table-cell office:value-type="float" office:value="43205" table:style-name="ce31">
            <text:p>43,205</text:p>
          </table:table-cell>
          <table:table-cell office:value-type="float" office:value="1.85" table:style-name="ce37">
            <text:p><text:s text:c="3"/>1.85</text:p>
          </table:table-cell>
          <table:table-cell table:style-name="ce26"/>
          <table:table-cell office:value-type="float" office:value="147636" table:style-name="ce26">
            <text:p>147,636</text:p>
          </table:table-cell>
          <table:table-cell table:number-columns-repeated="3" table:style-name="ce26"/>
          <table:table-cell office:value-type="float" office:value="6.32" table:style-name="ce36">
            <text:p><text:s text:c="3"/>6.32</text:p>
          </table:table-cell>
          <table:table-cell table:style-name="ce26"/>
          <table:table-cell office:value-type="float" office:value="53604" table:style-name="ce30">
            <text:p>53,604</text:p>
          </table:table-cell>
          <table:table-cell table:number-columns-repeated="3" table:style-name="ce36"/>
          <table:table-cell office:value-type="float" office:value="2.2999999999999998" table:style-name="ce36">
            <text:p><text:s text:c="3"/>2.30</text:p>
          </table:table-cell>
          <table:table-cell office:value-type="float" office:value="1079702" table:style-name="ce26">
            <text:p>1,079,702</text:p>
          </table:table-cell>
          <table:table-cell office:value-type="float" office:value="1065212" table:style-name="ce26">
            <text:p>1,065,212</text:p>
          </table:table-cell>
          <table:table-cell office:value-type="float" office:value="533601" table:style-name="ce26">
            <text:p>533,601</text:p>
          </table:table-cell>
          <table:table-cell table:number-columns-repeated="16353" table:style-name="ce33"/>
        </table:table-row>
        <table:table-row table:style-name="ro8">
          <table:table-cell office:value-type="string" table:number-columns-spanned="2" table:number-rows-spanned="1" table:style-name="ce110">
            <text:p>103年</text:p>
          </table:table-cell>
          <table:covered-table-cell/>
          <table:table-cell office:value-type="float" office:value="8382699" table:style-name="ce26">
            <text:p>8,382,699</text:p>
          </table:table-cell>
          <table:table-cell office:value-type="float" office:value="23433753" table:style-name="ce26">
            <text:p>23,433,753</text:p>
          </table:table-cell>
          <table:table-cell office:value-type="float" office:value="11697971" table:style-name="ce26">
            <text:p>11,697,971</text:p>
          </table:table-cell>
          <table:table-cell office:value-type="float" office:value="11735782" table:style-name="ce26">
            <text:p>11,735,782</text:p>
          </table:table-cell>
          <table:table-cell office:value-type="float" office:value="210383" table:style-name="ce26">
            <text:p>210,383</text:p>
          </table:table-cell>
          <table:table-cell office:value-type="float" office:value="108817" table:style-name="ce26">
            <text:p>108,817</text:p>
          </table:table-cell>
          <table:table-cell office:value-type="float" office:value="101566" table:style-name="ce26">
            <text:p>101,566</text:p>
          </table:table-cell>
          <table:table-cell office:value-type="float" office:value="8.99" table:style-name="ce36">
            <text:p><text:s text:c="3"/>8.99</text:p>
          </table:table-cell>
          <table:table-cell office:value-type="float" office:value="163929" table:style-name="ce26">
            <text:p>163,929</text:p>
          </table:table-cell>
          <table:table-cell office:value-type="float" office:value="98733" table:style-name="ce26">
            <text:p>98,733</text:p>
          </table:table-cell>
          <table:table-cell office:value-type="float" office:value="65196" table:style-name="ce26">
            <text:p>65,196</text:p>
          </table:table-cell>
          <table:table-cell office:value-type="float" office:value="7" table:style-name="ce36">
            <text:p><text:s text:c="3"/>7.00</text:p>
          </table:table-cell>
          <table:table-cell office:value-type="float" office:value="46454" table:style-name="ce31">
            <text:p>46,454</text:p>
          </table:table-cell>
          <table:table-cell office:value-type="float" office:value="1.98" table:style-name="ce37">
            <text:p><text:s text:c="3"/>1.98</text:p>
          </table:table-cell>
          <table:table-cell table:style-name="ce26"/>
          <table:table-cell office:value-type="float" office:value="149287" table:style-name="ce26">
            <text:p>149,287</text:p>
          </table:table-cell>
          <table:table-cell table:number-columns-repeated="3" table:style-name="ce26"/>
          <table:table-cell office:value-type="float" office:value="6.38" table:style-name="ce36">
            <text:p><text:s text:c="3"/>6.38</text:p>
          </table:table-cell>
          <table:table-cell table:style-name="ce26"/>
          <table:table-cell office:value-type="float" office:value="53190" table:style-name="ce30">
            <text:p>53,190</text:p>
          </table:table-cell>
          <table:table-cell table:number-columns-repeated="3" table:style-name="ce36"/>
          <table:table-cell office:value-type="float" office:value="2.27" table:style-name="ce36">
            <text:p><text:s text:c="3"/>2.27</text:p>
          </table:table-cell>
          <table:table-cell office:value-type="float" office:value="1073783" table:style-name="ce26">
            <text:p>1,073,783</text:p>
          </table:table-cell>
          <table:table-cell office:value-type="float" office:value="1060001" table:style-name="ce26">
            <text:p>1,060,001</text:p>
          </table:table-cell>
          <table:table-cell office:value-type="float" office:value="540023" table:style-name="ce26">
            <text:p>540,023</text:p>
          </table:table-cell>
          <table:table-cell table:number-columns-repeated="16353" table:style-name="ce33"/>
        </table:table-row>
        <table:table-row table:style-name="ro8">
          <table:table-cell office:value-type="string" table:number-columns-spanned="2" table:number-rows-spanned="1" table:style-name="ce110">
            <text:p>104年</text:p>
          </table:table-cell>
          <table:covered-table-cell/>
          <table:table-cell office:value-type="float" office:value="8468978" table:style-name="ce26">
            <text:p>8,468,978</text:p>
          </table:table-cell>
          <table:table-cell office:value-type="float" office:value="23492074" table:style-name="ce26">
            <text:p>23,492,074</text:p>
          </table:table-cell>
          <table:table-cell office:value-type="float" office:value="11712047" table:style-name="ce26">
            <text:p>11,712,047</text:p>
          </table:table-cell>
          <table:table-cell office:value-type="float" office:value="11780027" table:style-name="ce26">
            <text:p>11,780,027</text:p>
          </table:table-cell>
          <table:table-cell office:value-type="float" office:value="213598" table:style-name="ce26">
            <text:p>213,598</text:p>
          </table:table-cell>
          <table:table-cell office:value-type="float" office:value="111041" table:style-name="ce26">
            <text:p>111,041</text:p>
          </table:table-cell>
          <table:table-cell office:value-type="float" office:value="102557" table:style-name="ce26">
            <text:p>102,557</text:p>
          </table:table-cell>
          <table:table-cell office:value-type="float" office:value="9.1" table:style-name="ce36">
            <text:p><text:s text:c="3"/>9.10</text:p>
          </table:table-cell>
          <table:table-cell office:value-type="float" office:value="163858" table:style-name="ce26">
            <text:p>163,858</text:p>
          </table:table-cell>
          <table:table-cell office:value-type="float" office:value="98580" table:style-name="ce26">
            <text:p>98,580</text:p>
          </table:table-cell>
          <table:table-cell office:value-type="float" office:value="65278" table:style-name="ce26">
            <text:p>65,278</text:p>
          </table:table-cell>
          <table:table-cell office:value-type="float" office:value="6.98" table:style-name="ce36">
            <text:p><text:s text:c="3"/>6.98</text:p>
          </table:table-cell>
          <table:table-cell office:value-type="float" office:value="49740" table:style-name="ce31">
            <text:p>49,740</text:p>
          </table:table-cell>
          <table:table-cell office:value-type="float" office:value="2.12" table:style-name="ce37">
            <text:p><text:s text:c="3"/>2.12</text:p>
          </table:table-cell>
          <table:table-cell table:style-name="ce26"/>
          <table:table-cell office:value-type="float" office:value="154346" table:style-name="ce26">
            <text:p>154,346</text:p>
          </table:table-cell>
          <table:table-cell table:number-columns-repeated="3" table:style-name="ce26"/>
          <table:table-cell office:value-type="float" office:value="6.58" table:style-name="ce36">
            <text:p><text:s text:c="3"/>6.58</text:p>
          </table:table-cell>
          <table:table-cell table:style-name="ce26"/>
          <table:table-cell office:value-type="float" office:value="53459" table:style-name="ce30">
            <text:p>53,459</text:p>
          </table:table-cell>
          <table:table-cell table:number-columns-repeated="3" table:style-name="ce36"/>
          <table:table-cell office:value-type="float" office:value="2.2799999999999998" table:style-name="ce36">
            <text:p><text:s text:c="3"/>2.28</text:p>
          </table:table-cell>
          <table:table-cell office:value-type="float" office:value="1004108" table:style-name="ce26">
            <text:p>1,004,108</text:p>
          </table:table-cell>
          <table:table-cell office:value-type="float" office:value="995527" table:style-name="ce26">
            <text:p>995,527</text:p>
          </table:table-cell>
          <table:table-cell office:value-type="float" office:value="546698" table:style-name="ce26">
            <text:p>546,698</text:p>
          </table:table-cell>
          <table:table-cell table:number-columns-repeated="16353" table:style-name="ce33"/>
        </table:table-row>
        <table:table-row table:style-name="ro8">
          <table:table-cell office:value-type="string" table:number-columns-spanned="2" table:number-rows-spanned="1" table:style-name="ce110">
            <text:p>105年</text:p>
          </table:table-cell>
          <table:covered-table-cell/>
          <table:table-cell office:value-type="float" office:value="8561383" table:style-name="ce26">
            <text:p>8,561,383</text:p>
          </table:table-cell>
          <table:table-cell office:value-type="float" office:value="23539816" table:style-name="ce26">
            <text:p>23,539,816</text:p>
          </table:table-cell>
          <table:table-cell office:value-type="float" office:value="11719270" table:style-name="ce26">
            <text:p>11,719,270</text:p>
          </table:table-cell>
          <table:table-cell office:value-type="float" office:value="11820546" table:style-name="ce26">
            <text:p>11,820,546</text:p>
          </table:table-cell>
          <table:table-cell office:value-type="float" office:value="208440" table:style-name="ce26">
            <text:p>208,440</text:p>
          </table:table-cell>
          <table:table-cell office:value-type="float" office:value="108133" table:style-name="ce26">
            <text:p>108,133</text:p>
          </table:table-cell>
          <table:table-cell office:value-type="float" office:value="100307" table:style-name="ce26">
            <text:p>100,307</text:p>
          </table:table-cell>
          <table:table-cell office:value-type="float" office:value="8.86" table:style-name="ce36">
            <text:p><text:s text:c="3"/>8.86</text:p>
          </table:table-cell>
          <table:table-cell office:value-type="float" office:value="172405" table:style-name="ce26">
            <text:p>172,405</text:p>
          </table:table-cell>
          <table:table-cell office:value-type="float" office:value="103144" table:style-name="ce26">
            <text:p>103,144</text:p>
          </table:table-cell>
          <table:table-cell office:value-type="float" office:value="69261" table:style-name="ce26">
            <text:p>69,261</text:p>
          </table:table-cell>
          <table:table-cell office:value-type="float" office:value="7.33" table:style-name="ce36">
            <text:p><text:s text:c="3"/>7.33</text:p>
          </table:table-cell>
          <table:table-cell office:value-type="float" office:value="36035" table:style-name="ce31">
            <text:p>36,035</text:p>
          </table:table-cell>
          <table:table-cell office:value-type="float" office:value="1.53" table:style-name="ce37">
            <text:p><text:s text:c="3"/>1.53</text:p>
          </table:table-cell>
          <table:table-cell table:style-name="ce26"/>
          <table:table-cell office:value-type="float" office:value="147861" table:style-name="ce26">
            <text:p>147,861</text:p>
          </table:table-cell>
          <table:table-cell table:number-columns-repeated="3" table:style-name="ce26"/>
          <table:table-cell office:value-type="float" office:value="6.29" table:style-name="ce36">
            <text:p><text:s text:c="3"/>6.29</text:p>
          </table:table-cell>
          <table:table-cell table:style-name="ce26"/>
          <table:table-cell office:value-type="float" office:value="53837" table:style-name="ce30">
            <text:p>53,837</text:p>
          </table:table-cell>
          <table:table-cell table:number-columns-repeated="3" table:style-name="ce36"/>
          <table:table-cell office:value-type="float" office:value="2.29" table:style-name="ce36">
            <text:p><text:s text:c="3"/>2.29</text:p>
          </table:table-cell>
          <table:table-cell office:value-type="float" office:value="964536" table:style-name="ce26">
            <text:p>964,536</text:p>
          </table:table-cell>
          <table:table-cell office:value-type="float" office:value="952829" table:style-name="ce26">
            <text:p>952,829</text:p>
          </table:table-cell>
          <table:table-cell office:value-type="float" office:value="553228" table:style-name="ce26">
            <text:p>553,228</text:p>
          </table:table-cell>
          <table:table-cell table:number-columns-repeated="16353" table:style-name="ce33"/>
        </table:table-row>
        <table:table-row table:style-name="ro8">
          <table:table-cell office:value-type="string" table:number-columns-spanned="2" table:number-rows-spanned="1" table:style-name="ce110">
            <text:p>106年</text:p>
          </table:table-cell>
          <table:covered-table-cell/>
          <table:table-cell office:value-type="float" office:value="8649000" table:style-name="ce26">
            <text:p>8,649,000</text:p>
          </table:table-cell>
          <table:table-cell office:value-type="float" office:value="23571227" table:style-name="ce26">
            <text:p>23,571,227</text:p>
          </table:table-cell>
          <table:table-cell office:value-type="float" office:value="11719580" table:style-name="ce26">
            <text:p>11,719,580</text:p>
          </table:table-cell>
          <table:table-cell office:value-type="float" office:value="11851647" table:style-name="ce26">
            <text:p>11,851,647</text:p>
          </table:table-cell>
          <table:table-cell office:value-type="float" office:value="193844" table:style-name="ce26">
            <text:p>193,844</text:p>
          </table:table-cell>
          <table:table-cell office:value-type="float" office:value="100477" table:style-name="ce26">
            <text:p>100,477</text:p>
          </table:table-cell>
          <table:table-cell office:value-type="float" office:value="93367" table:style-name="ce26">
            <text:p>93,367</text:p>
          </table:table-cell>
          <table:table-cell office:value-type="float" office:value="8.23" table:style-name="ce36">
            <text:p><text:s text:c="3"/>8.23</text:p>
          </table:table-cell>
          <table:table-cell office:value-type="float" office:value="171242" table:style-name="ce26">
            <text:p>171,242</text:p>
          </table:table-cell>
          <table:table-cell office:value-type="float" office:value="101555" table:style-name="ce26">
            <text:p>101,555</text:p>
          </table:table-cell>
          <table:table-cell office:value-type="float" office:value="69687" table:style-name="ce26">
            <text:p>69,687</text:p>
          </table:table-cell>
          <table:table-cell office:value-type="float" office:value="7.27" table:style-name="ce36">
            <text:p><text:s text:c="3"/>7.27</text:p>
          </table:table-cell>
          <table:table-cell office:value-type="float" office:value="22602" table:style-name="ce31">
            <text:p>22,602</text:p>
          </table:table-cell>
          <table:table-cell office:value-type="float" office:value="0.96" table:style-name="ce37">
            <text:p><text:s text:c="3"/>0.96</text:p>
          </table:table-cell>
          <table:table-cell table:style-name="ce26"/>
          <table:table-cell office:value-type="float" office:value="138034" table:style-name="ce26">
            <text:p>138,034</text:p>
          </table:table-cell>
          <table:table-cell table:number-columns-repeated="3" table:style-name="ce26"/>
          <table:table-cell office:value-type="float" office:value="5.86" table:style-name="ce36">
            <text:p><text:s text:c="3"/>5.86</text:p>
          </table:table-cell>
          <table:table-cell table:style-name="ce26"/>
          <table:table-cell office:value-type="float" office:value="54412" table:style-name="ce30">
            <text:p>54,412</text:p>
          </table:table-cell>
          <table:table-cell table:number-columns-repeated="3" table:style-name="ce36"/>
          <table:table-cell office:value-type="float" office:value="2.31" table:style-name="ce36">
            <text:p><text:s text:c="3"/>2.31</text:p>
          </table:table-cell>
          <table:table-cell office:value-type="float" office:value="948049" table:style-name="ce26">
            <text:p>948,049</text:p>
          </table:table-cell>
          <table:table-cell office:value-type="float" office:value="939240" table:style-name="ce26">
            <text:p>939,240</text:p>
          </table:table-cell>
          <table:table-cell office:value-type="float" office:value="559426" table:style-name="ce26">
            <text:p>559,426</text:p>
          </table:table-cell>
          <table:table-cell table:number-columns-repeated="16353" table:style-name="ce39"/>
        </table:table-row>
        <table:table-row table:style-name="ro9">
          <table:table-cell office:value-type="string" table:number-columns-spanned="2" table:number-rows-spanned="1" table:style-name="ce110">
            <text:p>107年</text:p>
          </table:table-cell>
          <table:covered-table-cell/>
          <table:table-cell office:value-type="float" office:value="8734477" table:style-name="ce26">
            <text:p>8,734,477</text:p>
          </table:table-cell>
          <table:table-cell office:value-type="float" office:value="23588932" table:style-name="ce26">
            <text:p>23,588,932</text:p>
          </table:table-cell>
          <table:table-cell office:value-type="float" office:value="11712913" table:style-name="ce26">
            <text:p>11,712,913</text:p>
          </table:table-cell>
          <table:table-cell office:value-type="float" office:value="11876019" table:style-name="ce26">
            <text:p>11,876,019</text:p>
          </table:table-cell>
          <table:table-cell office:value-type="float" office:value="181601" table:style-name="ce26">
            <text:p>181,601</text:p>
          </table:table-cell>
          <table:table-cell office:value-type="float" office:value="93876" table:style-name="ce26">
            <text:p>93,876</text:p>
          </table:table-cell>
          <table:table-cell office:value-type="float" office:value="87725" table:style-name="ce26">
            <text:p>87,725</text:p>
          </table:table-cell>
          <table:table-cell office:value-type="float" office:value="7.7" table:style-name="ce36">
            <text:p><text:s text:c="3"/>7.70</text:p>
          </table:table-cell>
          <table:table-cell office:value-type="float" office:value="172784" table:style-name="ce26">
            <text:p>172,784</text:p>
          </table:table-cell>
          <table:table-cell office:value-type="float" office:value="101931" table:style-name="ce26">
            <text:p>101,931</text:p>
          </table:table-cell>
          <table:table-cell office:value-type="float" office:value="70853" table:style-name="ce26">
            <text:p>70,853</text:p>
          </table:table-cell>
          <table:table-cell office:value-type="float" office:value="7.33" table:style-name="ce36">
            <text:p><text:s text:c="3"/>7.33</text:p>
          </table:table-cell>
          <table:table-cell office:value-type="float" office:value="8817" table:style-name="ce40">
            <text:p><text:s text:c="3"/>8,817</text:p>
          </table:table-cell>
          <table:table-cell office:value-type="float" office:value="0.37" table:style-name="ce37">
            <text:p><text:s text:c="3"/>0.37</text:p>
          </table:table-cell>
          <table:table-cell table:style-name="ce26"/>
          <table:table-cell office:value-type="float" office:value="135403" table:style-name="ce26">
            <text:p>135,403</text:p>
          </table:table-cell>
          <table:table-cell table:number-columns-repeated="3" table:style-name="ce26"/>
          <table:table-cell office:value-type="float" office:value="5.74" table:style-name="ce36">
            <text:p><text:s text:c="3"/>5.74</text:p>
          </table:table-cell>
          <table:table-cell table:style-name="ce26"/>
          <table:table-cell office:value-type="float" office:value="54443" table:style-name="ce30">
            <text:p>54,443</text:p>
          </table:table-cell>
          <table:table-cell table:number-columns-repeated="3" table:style-name="ce36"/>
          <table:table-cell office:value-type="float" office:value="2.31" table:style-name="ce36">
            <text:p><text:s text:c="3"/>2.31</text:p>
          </table:table-cell>
          <table:table-cell office:value-type="float" office:value="984815" table:style-name="ce26">
            <text:p>984,815</text:p>
          </table:table-cell>
          <table:table-cell office:value-type="float" office:value="975927" table:style-name="ce26">
            <text:p>975,927</text:p>
          </table:table-cell>
          <table:table-cell office:value-type="float" office:value="565561" table:style-name="ce26">
            <text:p>565,561</text:p>
          </table:table-cell>
          <table:table-cell table:number-columns-repeated="16353" table:style-name="ce39"/>
        </table:table-row>
        <table:table-row table:style-name="ro10">
          <table:table-cell office:value-type="string" table:number-columns-spanned="2" table:number-rows-spanned="1" table:style-name="ce110">
            <text:p>108年</text:p>
          </table:table-cell>
          <table:covered-table-cell/>
          <table:table-cell office:value-type="float" office:value="8832745" table:style-name="ce41">
            <text:p>8,832,745</text:p>
          </table:table-cell>
          <table:table-cell office:value-type="float" office:value="23603121" table:style-name="ce26">
            <text:p>23,603,121</text:p>
          </table:table-cell>
          <table:table-cell office:value-type="float" office:value="11705186" table:style-name="ce26">
            <text:p>11,705,186</text:p>
          </table:table-cell>
          <table:table-cell office:value-type="float" office:value="11897935" table:style-name="ce26">
            <text:p>11,897,935</text:p>
          </table:table-cell>
          <table:table-cell office:value-type="float" office:value="177767" table:style-name="ce26">
            <text:p>177,767</text:p>
          </table:table-cell>
          <table:table-cell office:value-type="float" office:value="92237" table:style-name="ce26">
            <text:p>92,237</text:p>
          </table:table-cell>
          <table:table-cell office:value-type="float" office:value="85530" table:style-name="ce26">
            <text:p>85,530</text:p>
          </table:table-cell>
          <table:table-cell office:value-type="float" office:value="7.53" table:style-name="ce36">
            <text:p><text:s text:c="3"/>7.53</text:p>
          </table:table-cell>
          <table:table-cell office:value-type="float" office:value="176296" table:style-name="ce26">
            <text:p>176,296</text:p>
          </table:table-cell>
          <table:table-cell office:value-type="float" office:value="103720" table:style-name="ce26">
            <text:p>103,720</text:p>
          </table:table-cell>
          <table:table-cell office:value-type="float" office:value="72576" table:style-name="ce26">
            <text:p>72,576</text:p>
          </table:table-cell>
          <table:table-cell office:value-type="float" office:value="7.47" table:style-name="ce36">
            <text:p><text:s text:c="3"/>7.47</text:p>
          </table:table-cell>
          <table:table-cell office:value-type="float" office:value="1471" table:style-name="ce42">
            <text:p><text:s text:c="3"/>1,471</text:p>
          </table:table-cell>
          <table:table-cell office:value-type="float" office:value="6.2E-2" table:style-name="ce37">
            <text:p><text:s text:c="3"/>0.06</text:p>
          </table:table-cell>
          <table:table-cell office:value-type="float" office:value="134524" table:style-name="ce43">
            <text:p>134,524</text:p>
          </table:table-cell>
          <table:table-cell office:value-type="float" office:value="131585" table:style-name="ce43">
            <text:p>131,585</text:p>
          </table:table-cell>
          <table:table-cell office:value-type="float" office:value="2939" table:style-name="ce43">
            <text:p>2,939</text:p>
          </table:table-cell>
          <table:table-cell office:value-type="float" office:value="928" table:style-name="ce43">
            <text:p>928</text:p>
          </table:table-cell>
          <table:table-cell office:value-type="float" office:value="2011" table:style-name="ce43">
            <text:p>2,011</text:p>
          </table:table-cell>
          <table:table-cell office:value-type="float" office:value="5.7" table:style-name="ce38">
            <text:p><text:s text:c="3"/>5.70</text:p>
          </table:table-cell>
          <table:table-cell office:value-type="float" office:value="54473" table:style-name="ce43">
            <text:p>54,473</text:p>
          </table:table-cell>
          <table:table-cell office:value-type="float" office:value="54363" table:style-name="ce43">
            <text:p>54,363</text:p>
          </table:table-cell>
          <table:table-cell office:value-type="float" office:value="110" table:style-name="ce43">
            <text:p>110</text:p>
          </table:table-cell>
          <table:table-cell office:value-type="float" office:value="50" table:style-name="ce43">
            <text:p>50</text:p>
          </table:table-cell>
          <table:table-cell office:value-type="float" office:value="60" table:style-name="ce43">
            <text:p>60</text:p>
          </table:table-cell>
          <table:table-cell office:value-type="float" office:value="2.31" table:style-name="ce38">
            <text:p><text:s text:c="3"/>2.31</text:p>
          </table:table-cell>
          <table:table-cell office:value-type="float" office:value="972043" table:style-name="ce26">
            <text:p>972,043</text:p>
          </table:table-cell>
          <table:table-cell office:value-type="float" office:value="959325" table:style-name="ce26">
            <text:p>959,325</text:p>
          </table:table-cell>
          <table:table-cell office:value-type="float" office:value="571427" table:style-name="ce41">
            <text:p>571,427</text:p>
          </table:table-cell>
          <table:table-cell table:number-columns-repeated="16353" table:style-name="ce44"/>
        </table:table-row>
        <table:table-row table:style-name="ro9">
          <table:table-cell office:value-type="string" table:number-columns-spanned="2" table:number-rows-spanned="1" table:style-name="ce112">
            <text:p>1 月</text:p>
          </table:table-cell>
          <table:covered-table-cell/>
          <table:table-cell office:value-type="float" office:value="8740977" table:style-name="ce45">
            <text:p>8,740,977</text:p>
          </table:table-cell>
          <table:table-cell office:value-type="float" office:value="23590744" table:style-name="ce45">
            <text:p>23,590,744</text:p>
          </table:table-cell>
          <table:table-cell office:value-type="float" office:value="11712236" table:style-name="ce45">
            <text:p>11,712,236</text:p>
          </table:table-cell>
          <table:table-cell office:value-type="float" office:value="11878508" table:style-name="ce45">
            <text:p>11,878,508</text:p>
          </table:table-cell>
          <table:table-cell office:value-type="float" office:value="17139" table:style-name="ce45">
            <text:p>17,139</text:p>
          </table:table-cell>
          <table:table-cell office:value-type="float" office:value="8762" table:style-name="ce45">
            <text:p>8,762</text:p>
          </table:table-cell>
          <table:table-cell office:value-type="float" office:value="8377" table:style-name="ce45">
            <text:p>8,377</text:p>
          </table:table-cell>
          <table:table-cell office:value-type="float" office:value="8.5500000000000007" table:style-name="ce46">
            <text:p>8.55</text:p>
          </table:table-cell>
          <table:table-cell office:value-type="float" office:value="16622" table:style-name="ce45">
            <text:p>16,622</text:p>
          </table:table-cell>
          <table:table-cell office:value-type="float" office:value="9853" table:style-name="ce45">
            <text:p>9,853</text:p>
          </table:table-cell>
          <table:table-cell office:value-type="float" office:value="6769" table:style-name="ce45">
            <text:p>6,769</text:p>
          </table:table-cell>
          <table:table-cell office:value-type="float" office:value="8.3000000000000007" table:style-name="ce46">
            <text:p>8.30</text:p>
          </table:table-cell>
          <table:table-cell office:value-type="float" office:value="517" table:style-name="ce47">
            <text:p><text:s text:c="3"/>517</text:p>
          </table:table-cell>
          <table:table-cell office:value-type="float" office:value="0.26" table:style-name="ce48">
            <text:p>0.26</text:p>
          </table:table-cell>
          <table:table-cell table:style-name="ce49"/>
          <table:table-cell office:value-type="float" office:value="13902" table:style-name="ce49">
            <text:p>13,902</text:p>
          </table:table-cell>
          <table:table-cell table:number-columns-repeated="3" table:style-name="ce49"/>
          <table:table-cell office:value-type="float" office:value="6.94" table:style-name="ce50">
            <text:p>6.94</text:p>
          </table:table-cell>
          <table:table-cell table:style-name="ce49"/>
          <table:table-cell office:value-type="float" office:value="4775" table:style-name="ce51">
            <text:p>4,775</text:p>
          </table:table-cell>
          <table:table-cell table:number-columns-repeated="3" table:style-name="ce50"/>
          <table:table-cell office:value-type="float" office:value="2.38" table:style-name="ce50">
            <text:p>2.38</text:p>
          </table:table-cell>
          <table:table-cell office:value-type="float" office:value="88882" table:style-name="ce49">
            <text:p>88,882</text:p>
          </table:table-cell>
          <table:table-cell office:value-type="float" office:value="87587" table:style-name="ce49">
            <text:p>87,587</text:p>
          </table:table-cell>
          <table:table-cell office:value-type="float" office:value="566129" table:style-name="ce45">
            <text:p>566,129</text:p>
          </table:table-cell>
          <table:table-cell table:number-columns-repeated="16353" table:style-name="ce39"/>
        </table:table-row>
        <table:table-row table:style-name="ro8">
          <table:table-cell office:value-type="string" table:number-columns-spanned="2" table:number-rows-spanned="1" table:style-name="ce112">
            <text:p>2 月</text:p>
          </table:table-cell>
          <table:covered-table-cell/>
          <table:table-cell office:value-type="float" office:value="8746680" table:style-name="ce45">
            <text:p>8,746,680</text:p>
          </table:table-cell>
          <table:table-cell office:value-type="float" office:value="23590004" table:style-name="ce45">
            <text:p>23,590,004</text:p>
          </table:table-cell>
          <table:table-cell office:value-type="float" office:value="11710952" table:style-name="ce45">
            <text:p>11,710,952</text:p>
          </table:table-cell>
          <table:table-cell office:value-type="float" office:value="11879052" table:style-name="ce45">
            <text:p>11,879,052</text:p>
          </table:table-cell>
          <table:table-cell office:value-type="float" office:value="12497" table:style-name="ce45">
            <text:p>12,497</text:p>
          </table:table-cell>
          <table:table-cell office:value-type="float" office:value="6475" table:style-name="ce45">
            <text:p>6,475</text:p>
          </table:table-cell>
          <table:table-cell office:value-type="float" office:value="6022" table:style-name="ce45">
            <text:p>6,022</text:p>
          </table:table-cell>
          <table:table-cell office:value-type="float" office:value="6.91" table:style-name="ce46">
            <text:p>6.91</text:p>
          </table:table-cell>
          <table:table-cell office:value-type="float" office:value="13352" table:style-name="ce45">
            <text:p>13,352</text:p>
          </table:table-cell>
          <table:table-cell office:value-type="float" office:value="7781" table:style-name="ce45">
            <text:p>7,781</text:p>
          </table:table-cell>
          <table:table-cell office:value-type="float" office:value="5571" table:style-name="ce45">
            <text:p>5,571</text:p>
          </table:table-cell>
          <table:table-cell office:value-type="float" office:value="7.38" table:style-name="ce46">
            <text:p>7.38</text:p>
          </table:table-cell>
          <table:table-cell office:value-type="float" office:value="-855" table:style-name="ce52">
            <text:p>－ 855</text:p>
          </table:table-cell>
          <table:table-cell office:value-type="float" office:value="-0.47" table:style-name="ce48">
            <text:p>－ <text:s/>0.47</text:p>
          </table:table-cell>
          <table:table-cell table:style-name="ce49"/>
          <table:table-cell office:value-type="float" office:value="9986" table:style-name="ce49">
            <text:p>9,986</text:p>
          </table:table-cell>
          <table:table-cell table:number-columns-repeated="3" table:style-name="ce49"/>
          <table:table-cell office:value-type="float" office:value="5.52" table:style-name="ce50">
            <text:p>5.52</text:p>
          </table:table-cell>
          <table:table-cell table:style-name="ce49"/>
          <table:table-cell office:value-type="float" office:value="3505" table:style-name="ce51">
            <text:p>3,505</text:p>
          </table:table-cell>
          <table:table-cell table:number-columns-repeated="3" table:style-name="ce50"/>
          <table:table-cell office:value-type="float" office:value="1.94" table:style-name="ce50">
            <text:p>1.94</text:p>
          </table:table-cell>
          <table:table-cell office:value-type="float" office:value="68557" table:style-name="ce49">
            <text:p>68,557</text:p>
          </table:table-cell>
          <table:table-cell office:value-type="float" office:value="68442" table:style-name="ce49">
            <text:p>68,442</text:p>
          </table:table-cell>
          <table:table-cell office:value-type="float" office:value="566565" table:style-name="ce45">
            <text:p>566,565</text:p>
          </table:table-cell>
          <table:table-cell table:number-columns-repeated="16353" table:style-name="ce39"/>
        </table:table-row>
        <table:table-row table:style-name="ro8">
          <table:table-cell office:value-type="string" table:number-columns-spanned="2" table:number-rows-spanned="1" table:style-name="ce112">
            <text:p>3 月</text:p>
          </table:table-cell>
          <table:covered-table-cell/>
          <table:table-cell office:value-type="float" office:value="8754384" table:style-name="ce45">
            <text:p>8,754,384</text:p>
          </table:table-cell>
          <table:table-cell office:value-type="float" office:value="23589192" table:style-name="ce45">
            <text:p>23,589,192</text:p>
          </table:table-cell>
          <table:table-cell office:value-type="float" office:value="11709344" table:style-name="ce45">
            <text:p>11,709,344</text:p>
          </table:table-cell>
          <table:table-cell office:value-type="float" office:value="11879848" table:style-name="ce45">
            <text:p>11,879,848</text:p>
          </table:table-cell>
          <table:table-cell office:value-type="float" office:value="14567" table:style-name="ce45">
            <text:p>14,567</text:p>
          </table:table-cell>
          <table:table-cell office:value-type="float" office:value="7632" table:style-name="ce45">
            <text:p>7,632</text:p>
          </table:table-cell>
          <table:table-cell office:value-type="float" office:value="6935" table:style-name="ce45">
            <text:p>6,935</text:p>
          </table:table-cell>
          <table:table-cell office:value-type="float" office:value="7.27" table:style-name="ce46">
            <text:p>7.27</text:p>
          </table:table-cell>
          <table:table-cell office:value-type="float" office:value="15171" table:style-name="ce45">
            <text:p>15,171</text:p>
          </table:table-cell>
          <table:table-cell office:value-type="float" office:value="8989" table:style-name="ce45">
            <text:p>8,989</text:p>
          </table:table-cell>
          <table:table-cell office:value-type="float" office:value="6182" table:style-name="ce45">
            <text:p>6,182</text:p>
          </table:table-cell>
          <table:table-cell office:value-type="float" office:value="7.57" table:style-name="ce46">
            <text:p>7.57</text:p>
          </table:table-cell>
          <table:table-cell office:value-type="float" office:value="-604" table:style-name="ce52">
            <text:p>－ 604</text:p>
          </table:table-cell>
          <table:table-cell office:value-type="float" office:value="-0.3" table:style-name="ce48">
            <text:p>－ <text:s/>0.30</text:p>
          </table:table-cell>
          <table:table-cell table:style-name="ce49"/>
          <table:table-cell office:value-type="float" office:value="11180" table:style-name="ce49">
            <text:p>11,180</text:p>
          </table:table-cell>
          <table:table-cell table:number-columns-repeated="3" table:style-name="ce49"/>
          <table:table-cell office:value-type="float" office:value="5.58" table:style-name="ce50">
            <text:p>5.58</text:p>
          </table:table-cell>
          <table:table-cell table:style-name="ce49"/>
          <table:table-cell office:value-type="float" office:value="4456" table:style-name="ce51">
            <text:p>4,456</text:p>
          </table:table-cell>
          <table:table-cell table:number-columns-repeated="3" table:style-name="ce50"/>
          <table:table-cell office:value-type="float" office:value="2.2200000000000002" table:style-name="ce50">
            <text:p>2.22</text:p>
          </table:table-cell>
          <table:table-cell office:value-type="float" office:value="84368" table:style-name="ce49">
            <text:p>84,368</text:p>
          </table:table-cell>
          <table:table-cell office:value-type="float" office:value="84576" table:style-name="ce49">
            <text:p>84,576</text:p>
          </table:table-cell>
          <table:table-cell office:value-type="float" office:value="567044" table:style-name="ce45">
            <text:p>567,044</text:p>
          </table:table-cell>
          <table:table-cell table:number-columns-repeated="16353" table:style-name="ce39"/>
        </table:table-row>
        <table:table-row table:style-name="ro10">
          <table:table-cell office:value-type="string" table:number-columns-spanned="2" table:number-rows-spanned="1" table:style-name="ce112">
            <text:p>4 月</text:p>
          </table:table-cell>
          <table:covered-table-cell/>
          <table:table-cell office:value-type="float" office:value="8762104" table:style-name="ce45">
            <text:p>8,762,104</text:p>
          </table:table-cell>
          <table:table-cell office:value-type="float" office:value="23589312" table:style-name="ce45">
            <text:p>23,589,312</text:p>
          </table:table-cell>
          <table:table-cell office:value-type="float" office:value="11708129" table:style-name="ce45">
            <text:p>11,708,129</text:p>
          </table:table-cell>
          <table:table-cell office:value-type="float" office:value="11881183" table:style-name="ce45">
            <text:p>11,881,183</text:p>
          </table:table-cell>
          <table:table-cell office:value-type="float" office:value="14285" table:style-name="ce45">
            <text:p>14,285</text:p>
          </table:table-cell>
          <table:table-cell office:value-type="float" office:value="7435" table:style-name="ce45">
            <text:p>7,435</text:p>
          </table:table-cell>
          <table:table-cell office:value-type="float" office:value="6850" table:style-name="ce45">
            <text:p>6,850</text:p>
          </table:table-cell>
          <table:table-cell office:value-type="float" office:value="7.37" table:style-name="ce46">
            <text:p>7.37</text:p>
          </table:table-cell>
          <table:table-cell office:value-type="float" office:value="14996" table:style-name="ce45">
            <text:p>14,996</text:p>
          </table:table-cell>
          <table:table-cell office:value-type="float" office:value="8806" table:style-name="ce45">
            <text:p>8,806</text:p>
          </table:table-cell>
          <table:table-cell office:value-type="float" office:value="6190" table:style-name="ce45">
            <text:p>6,190</text:p>
          </table:table-cell>
          <table:table-cell office:value-type="float" office:value="7.73" table:style-name="ce46">
            <text:p>7.73</text:p>
          </table:table-cell>
          <table:table-cell office:value-type="float" office:value="-711" table:style-name="ce52">
            <text:p>－ 711</text:p>
          </table:table-cell>
          <table:table-cell office:value-type="float" office:value="-0.37" table:style-name="ce48">
            <text:p>－ <text:s/>0.37</text:p>
          </table:table-cell>
          <table:table-cell table:style-name="ce49"/>
          <table:table-cell office:value-type="float" office:value="9387" table:style-name="ce49">
            <text:p>9,387</text:p>
          </table:table-cell>
          <table:table-cell table:number-columns-repeated="3" table:style-name="ce49"/>
          <table:table-cell office:value-type="float" office:value="4.84" table:style-name="ce50">
            <text:p>4.84</text:p>
          </table:table-cell>
          <table:table-cell table:style-name="ce49"/>
          <table:table-cell office:value-type="float" office:value="4627" table:style-name="ce51">
            <text:p>4,627</text:p>
          </table:table-cell>
          <table:table-cell table:number-columns-repeated="3" table:style-name="ce50"/>
          <table:table-cell office:value-type="float" office:value="2.39" table:style-name="ce50">
            <text:p>2.39</text:p>
          </table:table-cell>
          <table:table-cell office:value-type="float" office:value="84757" table:style-name="ce49">
            <text:p>84,757</text:p>
          </table:table-cell>
          <table:table-cell office:value-type="float" office:value="83926" table:style-name="ce49">
            <text:p>83,926</text:p>
          </table:table-cell>
          <table:table-cell office:value-type="float" office:value="567502" table:style-name="ce45">
            <text:p>567,502</text:p>
          </table:table-cell>
          <table:table-cell table:number-columns-repeated="16353" table:style-name="ce39"/>
        </table:table-row>
        <table:table-row table:style-name="ro8">
          <table:table-cell office:value-type="string" table:number-columns-spanned="2" table:number-rows-spanned="1" table:style-name="ce112">
            <text:p>5 月</text:p>
          </table:table-cell>
          <table:covered-table-cell/>
          <table:table-cell office:value-type="float" office:value="8771842" table:style-name="ce45">
            <text:p>8,771,842</text:p>
          </table:table-cell>
          <table:table-cell office:value-type="float" office:value="23589870" table:style-name="ce45">
            <text:p>23,589,870</text:p>
          </table:table-cell>
          <table:table-cell office:value-type="float" office:value="11707074" table:style-name="ce45">
            <text:p>11,707,074</text:p>
          </table:table-cell>
          <table:table-cell office:value-type="float" office:value="11882796" table:style-name="ce45">
            <text:p>11,882,796</text:p>
          </table:table-cell>
          <table:table-cell office:value-type="float" office:value="14587" table:style-name="ce45">
            <text:p>14,587</text:p>
          </table:table-cell>
          <table:table-cell office:value-type="float" office:value="7504" table:style-name="ce45">
            <text:p>7,504</text:p>
          </table:table-cell>
          <table:table-cell office:value-type="float" office:value="7083" table:style-name="ce45">
            <text:p>7,083</text:p>
          </table:table-cell>
          <table:table-cell office:value-type="float" office:value="7.28" table:style-name="ce46">
            <text:p>7.28</text:p>
          </table:table-cell>
          <table:table-cell office:value-type="float" office:value="14655" table:style-name="ce45">
            <text:p>14,655</text:p>
          </table:table-cell>
          <table:table-cell office:value-type="float" office:value="8655" table:style-name="ce45">
            <text:p>8,655</text:p>
          </table:table-cell>
          <table:table-cell office:value-type="float" office:value="6000" table:style-name="ce45">
            <text:p>6,000</text:p>
          </table:table-cell>
          <table:table-cell office:value-type="float" office:value="7.31" table:style-name="ce46">
            <text:p>7.31</text:p>
          </table:table-cell>
          <table:table-cell office:value-type="float" office:value="-68" table:style-name="ce52">
            <text:p>－ 68</text:p>
          </table:table-cell>
          <table:table-cell office:value-type="float" office:value="-0.03" table:style-name="ce48">
            <text:p>－ <text:s/>0.03</text:p>
          </table:table-cell>
          <table:table-cell office:value-type="float" office:value="13106" table:style-name="ce49">
            <text:p>13,106</text:p>
          </table:table-cell>
          <table:table-cell office:value-type="float" office:value="12332" table:style-name="ce49">
            <text:p>12,332</text:p>
          </table:table-cell>
          <table:table-cell office:value-type="float" office:value="774" table:style-name="ce49">
            <text:p>774</text:p>
          </table:table-cell>
          <table:table-cell office:value-type="float" office:value="265" table:style-name="ce49">
            <text:p>265</text:p>
          </table:table-cell>
          <table:table-cell office:value-type="float" office:value="509" table:style-name="ce49">
            <text:p>509</text:p>
          </table:table-cell>
          <table:table-cell office:value-type="float" office:value="6.54" table:style-name="ce50">
            <text:p>6.54</text:p>
          </table:table-cell>
          <table:table-cell office:value-type="float" office:value="4916" table:style-name="ce49">
            <text:p>4,916</text:p>
          </table:table-cell>
          <table:table-cell office:value-type="float" office:value="4916" table:style-name="ce51">
            <text:p>4,916</text:p>
          </table:table-cell>
          <table:table-cell office:value-type="float" office:value="0" table:style-name="ce50">
            <text:p>—</text:p>
          </table:table-cell>
          <table:table-cell office:value-type="float" office:value="0" table:style-name="ce50">
            <text:p>—</text:p>
          </table:table-cell>
          <table:table-cell office:value-type="float" office:value="0" table:style-name="ce50">
            <text:p>—</text:p>
          </table:table-cell>
          <table:table-cell office:value-type="float" office:value="2.4500000000000002" table:style-name="ce50">
            <text:p>2.45</text:p>
          </table:table-cell>
          <table:table-cell office:value-type="float" office:value="92651" table:style-name="ce49">
            <text:p>92,651</text:p>
          </table:table-cell>
          <table:table-cell office:value-type="float" office:value="92025" table:style-name="ce49">
            <text:p>92,025</text:p>
          </table:table-cell>
          <table:table-cell office:value-type="float" office:value="567987" table:style-name="ce45">
            <text:p>567,987</text:p>
          </table:table-cell>
          <table:table-cell table:number-columns-repeated="16353" table:style-name="ce39"/>
        </table:table-row>
        <table:table-row table:style-name="ro8">
          <table:table-cell office:value-type="string" table:number-columns-spanned="2" table:number-rows-spanned="1" table:style-name="ce112">
            <text:p>6 月</text:p>
          </table:table-cell>
          <table:covered-table-cell/>
          <table:table-cell office:value-type="float" office:value="8778661" table:style-name="ce45">
            <text:p>8,778,661</text:p>
          </table:table-cell>
          <table:table-cell office:value-type="float" office:value="23591031" table:style-name="ce45">
            <text:p>23,591,031</text:p>
          </table:table-cell>
          <table:table-cell office:value-type="float" office:value="11706411" table:style-name="ce45">
            <text:p>11,706,411</text:p>
          </table:table-cell>
          <table:table-cell office:value-type="float" office:value="11884620" table:style-name="ce45">
            <text:p>11,884,620</text:p>
          </table:table-cell>
          <table:table-cell office:value-type="float" office:value="12886" table:style-name="ce45">
            <text:p>12,886</text:p>
          </table:table-cell>
          <table:table-cell office:value-type="float" office:value="6737" table:style-name="ce45">
            <text:p>6,737</text:p>
          </table:table-cell>
          <table:table-cell office:value-type="float" office:value="6149" table:style-name="ce45">
            <text:p>6,149</text:p>
          </table:table-cell>
          <table:table-cell office:value-type="float" office:value="6.65" table:style-name="ce46">
            <text:p>6.65</text:p>
          </table:table-cell>
          <table:table-cell office:value-type="float" office:value="13302" table:style-name="ce45">
            <text:p>13,302</text:p>
          </table:table-cell>
          <table:table-cell office:value-type="float" office:value="7888" table:style-name="ce45">
            <text:p>7,888</text:p>
          </table:table-cell>
          <table:table-cell office:value-type="float" office:value="5414" table:style-name="ce45">
            <text:p>5,414</text:p>
          </table:table-cell>
          <table:table-cell office:value-type="float" office:value="6.86" table:style-name="ce46">
            <text:p>6.86</text:p>
          </table:table-cell>
          <table:table-cell office:value-type="float" office:value="-416" table:style-name="ce52">
            <text:p>－ 416</text:p>
          </table:table-cell>
          <table:table-cell office:value-type="float" office:value="-0.21" table:style-name="ce48">
            <text:p>－ <text:s/>0.21</text:p>
          </table:table-cell>
          <table:table-cell office:value-type="float" office:value="11326" table:style-name="ce49">
            <text:p>11,326</text:p>
          </table:table-cell>
          <table:table-cell office:value-type="float" office:value="10810" table:style-name="ce49">
            <text:p>10,810</text:p>
          </table:table-cell>
          <table:table-cell office:value-type="float" office:value="516" table:style-name="ce49">
            <text:p>516</text:p>
          </table:table-cell>
          <table:table-cell office:value-type="float" office:value="150" table:style-name="ce49">
            <text:p>150</text:p>
          </table:table-cell>
          <table:table-cell office:value-type="float" office:value="366" table:style-name="ce49">
            <text:p>366</text:p>
          </table:table-cell>
          <table:table-cell office:value-type="float" office:value="5.84" table:style-name="ce50">
            <text:p>5.84</text:p>
          </table:table-cell>
          <table:table-cell office:value-type="float" office:value="4400" table:style-name="ce49">
            <text:p>4,400</text:p>
          </table:table-cell>
          <table:table-cell office:value-type="float" office:value="4398" table:style-name="ce51">
            <text:p>4,398</text:p>
          </table:table-cell>
          <table:table-cell office:value-type="float" office:value="2" table:style-name="ce51">
            <text:p>2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float" office:value="2.27" table:style-name="ce50">
            <text:p>2.27</text:p>
          </table:table-cell>
          <table:table-cell office:value-type="float" office:value="76443" table:style-name="ce49">
            <text:p>76,443</text:p>
          </table:table-cell>
          <table:table-cell office:value-type="float" office:value="74866" table:style-name="ce49">
            <text:p>74,866</text:p>
          </table:table-cell>
          <table:table-cell office:value-type="float" office:value="568465" table:style-name="ce45">
            <text:p>568,465</text:p>
          </table:table-cell>
          <table:table-cell table:number-columns-repeated="16353" table:style-name="ce39"/>
        </table:table-row>
        <table:table-row table:style-name="ro11">
          <table:table-cell office:value-type="string" table:number-columns-spanned="2" table:number-rows-spanned="1" table:style-name="ce112">
            <text:p>7 月</text:p>
          </table:table-cell>
          <table:covered-table-cell/>
          <table:table-cell office:value-type="float" office:value="8788954" table:style-name="ce45">
            <text:p>8,788,954</text:p>
          </table:table-cell>
          <table:table-cell office:value-type="float" office:value="23592598" table:style-name="ce45">
            <text:p>23,592,598</text:p>
          </table:table-cell>
          <table:table-cell office:value-type="float" office:value="11705811" table:style-name="ce45">
            <text:p>11,705,811</text:p>
          </table:table-cell>
          <table:table-cell office:value-type="float" office:value="11886787" table:style-name="ce45">
            <text:p>11,886,787</text:p>
          </table:table-cell>
          <table:table-cell office:value-type="float" office:value="15104" table:style-name="ce45">
            <text:p>15,104</text:p>
          </table:table-cell>
          <table:table-cell office:value-type="float" office:value="7803" table:style-name="ce45">
            <text:p>7,803</text:p>
          </table:table-cell>
          <table:table-cell office:value-type="float" office:value="7301" table:style-name="ce45">
            <text:p>7,301</text:p>
          </table:table-cell>
          <table:table-cell office:value-type="float" office:value="7.54" table:style-name="ce46">
            <text:p>7.54</text:p>
          </table:table-cell>
          <table:table-cell office:value-type="float" office:value="15854" table:style-name="ce45">
            <text:p>15,854</text:p>
          </table:table-cell>
          <table:table-cell office:value-type="float" office:value="9248" table:style-name="ce45">
            <text:p>9,248</text:p>
          </table:table-cell>
          <table:table-cell office:value-type="float" office:value="6606" table:style-name="ce45">
            <text:p>6,606</text:p>
          </table:table-cell>
          <table:table-cell office:value-type="float" office:value="7.91" table:style-name="ce46">
            <text:p>7.91</text:p>
          </table:table-cell>
          <table:table-cell office:value-type="float" office:value="-750" table:style-name="ce52">
            <text:p>－ 750</text:p>
          </table:table-cell>
          <table:table-cell office:value-type="float" office:value="-0.37" table:style-name="ce48">
            <text:p>－ <text:s/>0.37</text:p>
          </table:table-cell>
          <table:table-cell office:value-type="float" office:value="10432" table:style-name="ce49">
            <text:p>10,432</text:p>
          </table:table-cell>
          <table:table-cell office:value-type="float" office:value="10098" table:style-name="ce49">
            <text:p>10,098</text:p>
          </table:table-cell>
          <table:table-cell office:value-type="float" office:value="334" table:style-name="ce49">
            <text:p>334</text:p>
          </table:table-cell>
          <table:table-cell office:value-type="float" office:value="126" table:style-name="ce49">
            <text:p>126</text:p>
          </table:table-cell>
          <table:table-cell office:value-type="float" office:value="208" table:style-name="ce49">
            <text:p>208</text:p>
          </table:table-cell>
          <table:table-cell office:value-type="float" office:value="5.21" table:style-name="ce50">
            <text:p>5.21</text:p>
          </table:table-cell>
          <table:table-cell office:value-type="float" office:value="5035" table:style-name="ce49">
            <text:p>5,035</text:p>
          </table:table-cell>
          <table:table-cell office:value-type="float" office:value="5022" table:style-name="ce51">
            <text:p>5,022</text:p>
          </table:table-cell>
          <table:table-cell office:value-type="float" office:value="13" table:style-name="ce51">
            <text:p>13</text:p>
          </table:table-cell>
          <table:table-cell office:value-type="float" office:value="10" table:style-name="ce51">
            <text:p>10</text:p>
          </table:table-cell>
          <table:table-cell office:value-type="float" office:value="3" table:style-name="ce51">
            <text:p>3</text:p>
          </table:table-cell>
          <table:table-cell office:value-type="float" office:value="2.5099999999999998" table:style-name="ce50">
            <text:p>2.51</text:p>
          </table:table-cell>
          <table:table-cell office:value-type="float" office:value="98131" table:style-name="ce49">
            <text:p>98,131</text:p>
          </table:table-cell>
          <table:table-cell office:value-type="float" office:value="95814" table:style-name="ce49">
            <text:p>95,814</text:p>
          </table:table-cell>
          <table:table-cell office:value-type="float" office:value="569008" table:style-name="ce45">
            <text:p>569,008</text:p>
          </table:table-cell>
          <table:table-cell table:number-columns-repeated="16353" table:style-name="ce39"/>
        </table:table-row>
        <table:table-row table:style-name="ro12">
          <table:table-cell office:value-type="string" table:number-columns-spanned="2" table:number-rows-spanned="1" table:style-name="ce112">
            <text:p>8 月</text:p>
          </table:table-cell>
          <table:covered-table-cell/>
          <table:table-cell office:value-type="float" office:value="8802401" table:style-name="ce53">
            <text:p>8,802,401</text:p>
          </table:table-cell>
          <table:table-cell office:value-type="float" office:value="23593794" table:style-name="ce53">
            <text:p>23,593,794</text:p>
          </table:table-cell>
          <table:table-cell office:value-type="float" office:value="11705234" table:style-name="ce53">
            <text:p>11,705,234</text:p>
          </table:table-cell>
          <table:table-cell office:value-type="float" office:value="11888560" table:style-name="ce53">
            <text:p>11,888,560</text:p>
          </table:table-cell>
          <table:table-cell office:value-type="float" office:value="14330" table:style-name="ce53">
            <text:p>14,330</text:p>
          </table:table-cell>
          <table:table-cell office:value-type="float" office:value="7427" table:style-name="ce53">
            <text:p>7,427</text:p>
          </table:table-cell>
          <table:table-cell office:value-type="float" office:value="6903" table:style-name="ce53">
            <text:p>6,903</text:p>
          </table:table-cell>
          <table:table-cell office:value-type="float" office:value="7.15" table:style-name="ce54">
            <text:p>7.15</text:p>
          </table:table-cell>
          <table:table-cell office:value-type="float" office:value="13983" table:style-name="ce53">
            <text:p>13,983</text:p>
          </table:table-cell>
          <table:table-cell office:value-type="float" office:value="8190" table:style-name="ce53">
            <text:p>8,190</text:p>
          </table:table-cell>
          <table:table-cell office:value-type="float" office:value="5793" table:style-name="ce53">
            <text:p>5,793</text:p>
          </table:table-cell>
          <table:table-cell office:value-type="float" office:value="6.98" table:style-name="ce54">
            <text:p>6.98</text:p>
          </table:table-cell>
          <table:table-cell office:value-type="float" office:value="347" table:style-name="ce52">
            <text:p>347</text:p>
          </table:table-cell>
          <table:table-cell office:value-type="float" office:value="0.17" table:style-name="ce48">
            <text:p>0.17</text:p>
          </table:table-cell>
          <table:table-cell office:value-type="float" office:value="5121" table:style-name="ce49">
            <text:p>5,121</text:p>
          </table:table-cell>
          <table:table-cell office:value-type="float" office:value="4918" table:style-name="ce55">
            <text:p>4,918</text:p>
          </table:table-cell>
          <table:table-cell office:value-type="float" office:value="203" table:style-name="ce55">
            <text:p>203</text:p>
          </table:table-cell>
          <table:table-cell office:value-type="float" office:value="64" table:style-name="ce55">
            <text:p>64</text:p>
          </table:table-cell>
          <table:table-cell office:value-type="float" office:value="139" table:style-name="ce55">
            <text:p>139</text:p>
          </table:table-cell>
          <table:table-cell office:value-type="float" office:value="2.56" table:style-name="ce56">
            <text:p>2.56</text:p>
          </table:table-cell>
          <table:table-cell office:value-type="float" office:value="4665" table:style-name="ce49">
            <text:p>4,665</text:p>
          </table:table-cell>
          <table:table-cell office:value-type="float" office:value="4646" table:style-name="ce57">
            <text:p>4,646</text:p>
          </table:table-cell>
          <table:table-cell office:value-type="float" office:value="19" table:style-name="ce57">
            <text:p>19</text:p>
          </table:table-cell>
          <table:table-cell office:value-type="float" office:value="7" table:style-name="ce57">
            <text:p>7</text:p>
          </table:table-cell>
          <table:table-cell office:value-type="float" office:value="12" table:style-name="ce57">
            <text:p>12</text:p>
          </table:table-cell>
          <table:table-cell office:value-type="float" office:value="2.33" table:style-name="ce56">
            <text:p>2.33</text:p>
          </table:table-cell>
          <table:table-cell office:value-type="float" office:value="92486" table:style-name="ce55">
            <text:p>92,486</text:p>
          </table:table-cell>
          <table:table-cell office:value-type="float" office:value="91637" table:style-name="ce55">
            <text:p>91,637</text:p>
          </table:table-cell>
          <table:table-cell office:value-type="float" office:value="569677" table:style-name="ce53">
            <text:p>569,677</text:p>
          </table:table-cell>
          <table:table-cell table:number-columns-repeated="16353" table:style-name="ce39"/>
        </table:table-row>
        <table:table-row table:style-name="ro12">
          <table:table-cell office:value-type="string" table:number-columns-spanned="2" table:number-rows-spanned="1" table:style-name="ce112">
            <text:p>9 月</text:p>
          </table:table-cell>
          <table:covered-table-cell/>
          <table:table-cell office:value-type="float" office:value="8824319" table:style-name="ce53">
            <text:p>8,824,319</text:p>
          </table:table-cell>
          <table:table-cell office:value-type="float" office:value="23593783" table:style-name="ce53">
            <text:p>23,593,783</text:p>
          </table:table-cell>
          <table:table-cell office:value-type="float" office:value="11704227" table:style-name="ce53">
            <text:p>11,704,227</text:p>
          </table:table-cell>
          <table:table-cell office:value-type="float" office:value="11889556" table:style-name="ce53">
            <text:p>11,889,556</text:p>
          </table:table-cell>
          <table:table-cell office:value-type="float" office:value="14533" table:style-name="ce53">
            <text:p>14,533</text:p>
          </table:table-cell>
          <table:table-cell office:value-type="float" office:value="7515" table:style-name="ce53">
            <text:p>7,515</text:p>
          </table:table-cell>
          <table:table-cell office:value-type="float" office:value="7018" table:style-name="ce53">
            <text:p>7,018</text:p>
          </table:table-cell>
          <table:table-cell office:value-type="float" office:value="7.49" table:style-name="ce54">
            <text:p>7.49</text:p>
          </table:table-cell>
          <table:table-cell office:value-type="float" office:value="13866" table:style-name="ce53">
            <text:p>13,866</text:p>
          </table:table-cell>
          <table:table-cell office:value-type="float" office:value="8148" table:style-name="ce53">
            <text:p>8,148</text:p>
          </table:table-cell>
          <table:table-cell office:value-type="float" office:value="5718" table:style-name="ce53">
            <text:p>5,718</text:p>
          </table:table-cell>
          <table:table-cell office:value-type="float" office:value="7.15" table:style-name="ce54">
            <text:p>7.15</text:p>
          </table:table-cell>
          <table:table-cell office:value-type="float" office:value="667" table:style-name="ce58">
            <text:p>667</text:p>
          </table:table-cell>
          <table:table-cell office:value-type="float" office:value="0.34" table:style-name="ce48">
            <text:p>0.34</text:p>
          </table:table-cell>
          <table:table-cell office:value-type="float" office:value="11656" table:style-name="ce49">
            <text:p>11,656</text:p>
          </table:table-cell>
          <table:table-cell office:value-type="float" office:value="11328" table:style-name="ce55">
            <text:p>11,328</text:p>
          </table:table-cell>
          <table:table-cell office:value-type="float" office:value="328" table:style-name="ce55">
            <text:p>328</text:p>
          </table:table-cell>
          <table:table-cell office:value-type="float" office:value="89" table:style-name="ce55">
            <text:p>89</text:p>
          </table:table-cell>
          <table:table-cell office:value-type="float" office:value="239" table:style-name="ce55">
            <text:p>239</text:p>
          </table:table-cell>
          <table:table-cell office:value-type="float" office:value="6.01" table:style-name="ce56">
            <text:p>6.01</text:p>
          </table:table-cell>
          <table:table-cell office:value-type="float" office:value="4402" table:style-name="ce49">
            <text:p>4,402</text:p>
          </table:table-cell>
          <table:table-cell office:value-type="float" office:value="4386" table:style-name="ce57">
            <text:p>4,386</text:p>
          </table:table-cell>
          <table:table-cell office:value-type="float" office:value="16" table:style-name="ce57">
            <text:p>16</text:p>
          </table:table-cell>
          <table:table-cell office:value-type="float" office:value="10" table:style-name="ce57">
            <text:p>10</text:p>
          </table:table-cell>
          <table:table-cell office:value-type="float" office:value="6" table:style-name="ce57">
            <text:p>6</text:p>
          </table:table-cell>
          <table:table-cell office:value-type="float" office:value="2.27" table:style-name="ce56">
            <text:p>2.27</text:p>
          </table:table-cell>
          <table:table-cell office:value-type="float" office:value="90276" table:style-name="ce55">
            <text:p>90,276</text:p>
          </table:table-cell>
          <table:table-cell office:value-type="float" office:value="90954" table:style-name="ce55">
            <text:p>90,954</text:p>
          </table:table-cell>
          <table:table-cell office:value-type="float" office:value="570074" table:style-name="ce53">
            <text:p>570,074</text:p>
          </table:table-cell>
          <table:table-cell table:number-columns-repeated="16353" table:style-name="ce39"/>
        </table:table-row>
        <table:table-row table:style-name="ro12">
          <table:table-cell office:value-type="string" table:number-columns-spanned="2" table:number-rows-spanned="1" table:style-name="ce112">
            <text:p>10 月</text:p>
          </table:table-cell>
          <table:covered-table-cell/>
          <table:table-cell office:value-type="float" office:value="8826808" table:style-name="ce53">
            <text:p>8,826,808</text:p>
          </table:table-cell>
          <table:table-cell office:value-type="float" office:value="23596266" table:style-name="ce53">
            <text:p>23,596,266</text:p>
          </table:table-cell>
          <table:table-cell office:value-type="float" office:value="11704142" table:style-name="ce53">
            <text:p>11,704,142</text:p>
          </table:table-cell>
          <table:table-cell office:value-type="float" office:value="11892124" table:style-name="ce53">
            <text:p>11,892,124</text:p>
          </table:table-cell>
          <table:table-cell office:value-type="float" office:value="16236" table:style-name="ce53">
            <text:p>16,236</text:p>
          </table:table-cell>
          <table:table-cell office:value-type="float" office:value="8413" table:style-name="ce53">
            <text:p>8,413</text:p>
          </table:table-cell>
          <table:table-cell office:value-type="float" office:value="7823" table:style-name="ce53">
            <text:p>7,823</text:p>
          </table:table-cell>
          <table:table-cell office:value-type="float" office:value="8.1" table:style-name="ce54">
            <text:p>8.10</text:p>
          </table:table-cell>
          <table:table-cell office:value-type="float" office:value="15350" table:style-name="ce53">
            <text:p>15,350</text:p>
          </table:table-cell>
          <table:table-cell office:value-type="float" office:value="9024" table:style-name="ce53">
            <text:p>9,024</text:p>
          </table:table-cell>
          <table:table-cell office:value-type="float" office:value="6326" table:style-name="ce53">
            <text:p>6,326</text:p>
          </table:table-cell>
          <table:table-cell office:value-type="float" office:value="7.66" table:style-name="ce54">
            <text:p>7.66</text:p>
          </table:table-cell>
          <table:table-cell office:value-type="float" office:value="886" table:style-name="ce58">
            <text:p>886</text:p>
          </table:table-cell>
          <table:table-cell office:value-type="float" office:value="0.44" table:style-name="ce48">
            <text:p>0.44</text:p>
          </table:table-cell>
          <table:table-cell office:value-type="float" office:value="12000" table:style-name="ce49">
            <text:p>12,000</text:p>
          </table:table-cell>
          <table:table-cell office:value-type="float" office:value="11765" table:style-name="ce55">
            <text:p>11,765</text:p>
          </table:table-cell>
          <table:table-cell office:value-type="float" office:value="235" table:style-name="ce55">
            <text:p>235</text:p>
          </table:table-cell>
          <table:table-cell office:value-type="float" office:value="77" table:style-name="ce55">
            <text:p>77</text:p>
          </table:table-cell>
          <table:table-cell office:value-type="float" office:value="158" table:style-name="ce55">
            <text:p>158</text:p>
          </table:table-cell>
          <table:table-cell office:value-type="float" office:value="5.99" table:style-name="ce56">
            <text:p>5.99</text:p>
          </table:table-cell>
          <table:table-cell office:value-type="float" office:value="4779" table:style-name="ce49">
            <text:p>4,779</text:p>
          </table:table-cell>
          <table:table-cell office:value-type="float" office:value="4758" table:style-name="ce57">
            <text:p>4,758</text:p>
          </table:table-cell>
          <table:table-cell office:value-type="float" office:value="21" table:style-name="ce57">
            <text:p>21</text:p>
          </table:table-cell>
          <table:table-cell office:value-type="float" office:value="11" table:style-name="ce57">
            <text:p>11</text:p>
          </table:table-cell>
          <table:table-cell office:value-type="float" office:value="10" table:style-name="ce57">
            <text:p>10</text:p>
          </table:table-cell>
          <table:table-cell office:value-type="float" office:value="2.38" table:style-name="ce56">
            <text:p>2.38</text:p>
          </table:table-cell>
          <table:table-cell office:value-type="float" office:value="69619" table:style-name="ce55">
            <text:p>69,619</text:p>
          </table:table-cell>
          <table:table-cell office:value-type="float" office:value="68022" table:style-name="ce55">
            <text:p>68,022</text:p>
          </table:table-cell>
          <table:table-cell office:value-type="float" office:value="570608" table:style-name="ce53">
            <text:p>570,608</text:p>
          </table:table-cell>
          <table:table-cell table:number-columns-repeated="16353" table:style-name="ce39"/>
        </table:table-row>
        <table:table-row table:style-name="ro12">
          <table:table-cell office:value-type="string" table:number-columns-spanned="2" table:number-rows-spanned="1" table:style-name="ce112">
            <text:p>11 月</text:p>
          </table:table-cell>
          <table:covered-table-cell/>
          <table:table-cell office:value-type="float" office:value="8830422" table:style-name="ce53">
            <text:p>8,830,422</text:p>
          </table:table-cell>
          <table:table-cell office:value-type="float" office:value="23598776" table:style-name="ce53">
            <text:p>23,598,776</text:p>
          </table:table-cell>
          <table:table-cell office:value-type="float" office:value="11704260" table:style-name="ce53">
            <text:p>11,704,260</text:p>
          </table:table-cell>
          <table:table-cell office:value-type="float" office:value="11894516" table:style-name="ce53">
            <text:p>11,894,516</text:p>
          </table:table-cell>
          <table:table-cell office:value-type="float" office:value="14687" table:style-name="ce53">
            <text:p>14,687</text:p>
          </table:table-cell>
          <table:table-cell office:value-type="float" office:value="7770" table:style-name="ce53">
            <text:p>7,770</text:p>
          </table:table-cell>
          <table:table-cell office:value-type="float" office:value="6917" table:style-name="ce53">
            <text:p>6,917</text:p>
          </table:table-cell>
          <table:table-cell office:value-type="float" office:value="7.57" table:style-name="ce54">
            <text:p>7.57</text:p>
          </table:table-cell>
          <table:table-cell office:value-type="float" office:value="13739" table:style-name="ce53">
            <text:p>13,739</text:p>
          </table:table-cell>
          <table:table-cell office:value-type="float" office:value="8113" table:style-name="ce53">
            <text:p>8,113</text:p>
          </table:table-cell>
          <table:table-cell office:value-type="float" office:value="5626" table:style-name="ce53">
            <text:p>5,626</text:p>
          </table:table-cell>
          <table:table-cell office:value-type="float" office:value="7.08" table:style-name="ce54">
            <text:p>7.08</text:p>
          </table:table-cell>
          <table:table-cell office:value-type="float" office:value="948" table:style-name="ce58">
            <text:p>948</text:p>
          </table:table-cell>
          <table:table-cell office:value-type="float" office:value="0.49" table:style-name="ce48">
            <text:p>0.49</text:p>
          </table:table-cell>
          <table:table-cell office:value-type="float" office:value="12497" table:style-name="ce49">
            <text:p>12,497</text:p>
          </table:table-cell>
          <table:table-cell office:value-type="float" office:value="12264" table:style-name="ce55">
            <text:p>12,264</text:p>
          </table:table-cell>
          <table:table-cell office:value-type="float" office:value="233" table:style-name="ce55">
            <text:p>233</text:p>
          </table:table-cell>
          <table:table-cell office:value-type="float" office:value="66" table:style-name="ce55">
            <text:p>66</text:p>
          </table:table-cell>
          <table:table-cell office:value-type="float" office:value="167" table:style-name="ce55">
            <text:p>167</text:p>
          </table:table-cell>
          <table:table-cell office:value-type="float" office:value="6.44" table:style-name="ce56">
            <text:p>6.44</text:p>
          </table:table-cell>
          <table:table-cell office:value-type="float" office:value="4476" table:style-name="ce49">
            <text:p>4,476</text:p>
          </table:table-cell>
          <table:table-cell office:value-type="float" office:value="4452" table:style-name="ce57">
            <text:p>4,452</text:p>
          </table:table-cell>
          <table:table-cell office:value-type="float" office:value="24" table:style-name="ce57">
            <text:p>24</text:p>
          </table:table-cell>
          <table:table-cell office:value-type="float" office:value="9" table:style-name="ce57">
            <text:p>9</text:p>
          </table:table-cell>
          <table:table-cell office:value-type="float" office:value="15" table:style-name="ce57">
            <text:p>15</text:p>
          </table:table-cell>
          <table:table-cell office:value-type="float" office:value="2.31" table:style-name="ce56">
            <text:p>2.31</text:p>
          </table:table-cell>
          <table:table-cell office:value-type="float" office:value="62816" table:style-name="ce55">
            <text:p>62,816</text:p>
          </table:table-cell>
          <table:table-cell office:value-type="float" office:value="61254" table:style-name="ce55">
            <text:p>61,254</text:p>
          </table:table-cell>
          <table:table-cell office:value-type="float" office:value="570952" table:style-name="ce53">
            <text:p>570,952</text:p>
          </table:table-cell>
          <table:table-cell table:number-columns-repeated="16353" table:style-name="ce39"/>
        </table:table-row>
        <table:table-row table:style-name="ro12">
          <table:table-cell office:value-type="string" table:number-columns-spanned="2" table:number-rows-spanned="1" table:style-name="ce112">
            <text:p>12 月</text:p>
          </table:table-cell>
          <table:covered-table-cell/>
          <table:table-cell office:value-type="float" office:value="8832745" table:style-name="ce53">
            <text:p>8,832,745</text:p>
          </table:table-cell>
          <table:table-cell office:value-type="float" office:value="23603121" table:style-name="ce53">
            <text:p>23,603,121</text:p>
          </table:table-cell>
          <table:table-cell office:value-type="float" office:value="11705186" table:style-name="ce53">
            <text:p>11,705,186</text:p>
          </table:table-cell>
          <table:table-cell office:value-type="float" office:value="11897935" table:style-name="ce53">
            <text:p>11,897,935</text:p>
          </table:table-cell>
          <table:table-cell office:value-type="float" office:value="16916" table:style-name="ce53">
            <text:p>16,916</text:p>
          </table:table-cell>
          <table:table-cell office:value-type="float" office:value="8764" table:style-name="ce53">
            <text:p>8,764</text:p>
          </table:table-cell>
          <table:table-cell office:value-type="float" office:value="8152" table:style-name="ce53">
            <text:p>8,152</text:p>
          </table:table-cell>
          <table:table-cell office:value-type="float" office:value="8.44" table:style-name="ce54">
            <text:p>8.44</text:p>
          </table:table-cell>
          <table:table-cell office:value-type="float" office:value="15406" table:style-name="ce53">
            <text:p>15,406</text:p>
          </table:table-cell>
          <table:table-cell office:value-type="float" office:value="9025" table:style-name="ce53">
            <text:p>9,025</text:p>
          </table:table-cell>
          <table:table-cell office:value-type="float" office:value="6381" table:style-name="ce53">
            <text:p>6,381</text:p>
          </table:table-cell>
          <table:table-cell office:value-type="float" office:value="7.69" table:style-name="ce54">
            <text:p>7.69</text:p>
          </table:table-cell>
          <table:table-cell office:value-type="float" office:value="1510" table:style-name="ce58">
            <text:p>1510</text:p>
          </table:table-cell>
          <table:table-cell office:value-type="float" office:value="0.75" table:style-name="ce48">
            <text:p>0.75</text:p>
          </table:table-cell>
          <table:table-cell office:value-type="float" office:value="13931" table:style-name="ce49">
            <text:p>13,931</text:p>
          </table:table-cell>
          <table:table-cell office:value-type="float" office:value="13615" table:style-name="ce55">
            <text:p>13,615</text:p>
          </table:table-cell>
          <table:table-cell office:value-type="float" office:value="316" table:style-name="ce55">
            <text:p>316</text:p>
          </table:table-cell>
          <table:table-cell office:value-type="float" office:value="91" table:style-name="ce55">
            <text:p>91</text:p>
          </table:table-cell>
          <table:table-cell office:value-type="float" office:value="225" table:style-name="ce55">
            <text:p>225</text:p>
          </table:table-cell>
          <table:table-cell office:value-type="float" office:value="6.95" table:style-name="ce56">
            <text:p>6.95</text:p>
          </table:table-cell>
          <table:table-cell office:value-type="float" office:value="4437" table:style-name="ce49">
            <text:p>4,437</text:p>
          </table:table-cell>
          <table:table-cell office:value-type="float" office:value="4422" table:style-name="ce57">
            <text:p>4,422</text:p>
          </table:table-cell>
          <table:table-cell office:value-type="float" office:value="15" table:style-name="ce57">
            <text:p>15</text:p>
          </table:table-cell>
          <table:table-cell office:value-type="float" office:value="2" table:style-name="ce57">
            <text:p>2</text:p>
          </table:table-cell>
          <table:table-cell office:value-type="float" office:value="13" table:style-name="ce57">
            <text:p>13</text:p>
          </table:table-cell>
          <table:table-cell office:value-type="float" office:value="2.21" table:style-name="ce56">
            <text:p>2.21</text:p>
          </table:table-cell>
          <table:table-cell office:value-type="float" office:value="63057" table:style-name="ce55">
            <text:p>63,057</text:p>
          </table:table-cell>
          <table:table-cell office:value-type="float" office:value="60222" table:style-name="ce55">
            <text:p>60,222</text:p>
          </table:table-cell>
          <table:table-cell office:value-type="float" office:value="571427" table:style-name="ce53">
            <text:p>571,427</text:p>
          </table:table-cell>
          <table:table-cell table:number-columns-repeated="16353" table:style-name="ce39"/>
        </table:table-row>
        <table:table-row table:style-name="ro12">
          <table:table-cell office:value-type="string" table:number-columns-spanned="2" table:number-rows-spanned="1" table:style-name="ce110">
            <text:p>109年1~4月</text:p>
          </table:table-cell>
          <table:covered-table-cell/>
          <table:table-cell office:value-type="float" office:value="8854938" table:style-name="ce41">
            <text:p>8,854,938</text:p>
          </table:table-cell>
          <table:table-cell office:value-type="float" office:value="23591920" table:style-name="ce41">
            <text:p>23,591,920</text:p>
          </table:table-cell>
          <table:table-cell office:value-type="float" office:value="11694751" table:style-name="ce41">
            <text:p>11,694,751</text:p>
          </table:table-cell>
          <table:table-cell office:value-type="float" office:value="11897169" table:style-name="ce41">
            <text:p>11,897,169</text:p>
          </table:table-cell>
          <table:table-cell office:value-type="float" office:value="53278" table:style-name="ce41">
            <text:p>53,278</text:p>
          </table:table-cell>
          <table:table-cell office:value-type="float" office:value="27452" table:style-name="ce41">
            <text:p>27,452</text:p>
          </table:table-cell>
          <table:table-cell office:value-type="float" office:value="25826" table:style-name="ce41">
            <text:p>25,826</text:p>
          </table:table-cell>
          <table:table-cell office:value-type="float" office:value="6.83" table:style-name="ce59">
            <text:p>6.83</text:p>
          </table:table-cell>
          <table:table-cell office:value-type="float" office:value="61390" table:style-name="ce41">
            <text:p>61,390</text:p>
          </table:table-cell>
          <table:table-cell office:value-type="float" office:value="36040" table:style-name="ce41">
            <text:p>36,040</text:p>
          </table:table-cell>
          <table:table-cell office:value-type="float" office:value="25350" table:style-name="ce41">
            <text:p>25,350</text:p>
          </table:table-cell>
          <table:table-cell office:value-type="float" office:value="7.87" table:style-name="ce59">
            <text:p>7.87</text:p>
          </table:table-cell>
          <table:table-cell office:value-type="float" office:value="-8112" table:style-name="ce34">
            <text:p>－ 8,112</text:p>
          </table:table-cell>
          <table:table-cell office:value-type="float" office:value="-1.04" table:style-name="ce60">
            <text:p>－ <text:s/>1.04</text:p>
          </table:table-cell>
          <table:table-cell office:value-type="float" office:value="40086" table:style-name="ce43">
            <text:p>40,086</text:p>
          </table:table-cell>
          <table:table-cell office:value-type="float" office:value="39340" table:style-name="ce61">
            <text:p>39,340</text:p>
          </table:table-cell>
          <table:table-cell office:value-type="float" office:value="746" table:style-name="ce61">
            <text:p>746</text:p>
          </table:table-cell>
          <table:table-cell office:value-type="float" office:value="233" table:style-name="ce61">
            <text:p>233</text:p>
          </table:table-cell>
          <table:table-cell office:value-type="float" office:value="513" table:style-name="ce61">
            <text:p>513</text:p>
          </table:table-cell>
          <table:table-cell office:value-type="float" office:value="5.14" table:style-name="ce62">
            <text:p>5.14</text:p>
          </table:table-cell>
          <table:table-cell office:value-type="float" office:value="16584" table:style-name="ce43">
            <text:p>16,584</text:p>
          </table:table-cell>
          <table:table-cell office:value-type="float" office:value="16471" table:style-name="ce63">
            <text:p>16,471</text:p>
          </table:table-cell>
          <table:table-cell office:value-type="float" office:value="113" table:style-name="ce63">
            <text:p>113</text:p>
          </table:table-cell>
          <table:table-cell office:value-type="float" office:value="35" table:style-name="ce63">
            <text:p>35</text:p>
          </table:table-cell>
          <table:table-cell office:value-type="float" office:value="78" table:style-name="ce63">
            <text:p>78</text:p>
          </table:table-cell>
          <table:table-cell office:value-type="float" office:value="2.13" table:style-name="ce62">
            <text:p>2.13</text:p>
          </table:table-cell>
          <table:table-cell office:value-type="float" office:value="317413" table:style-name="ce61">
            <text:p>317,413</text:p>
          </table:table-cell>
          <table:table-cell office:value-type="float" office:value="320502" table:style-name="ce61">
            <text:p>320,502</text:p>
          </table:table-cell>
          <table:table-cell office:value-type="float" office:value="573086" table:style-name="ce41">
            <text:p>573,086</text:p>
          </table:table-cell>
          <table:table-cell table:number-columns-repeated="16353" table:style-name="ce39"/>
        </table:table-row>
        <table:table-row table:style-name="ro12">
          <table:table-cell office:value-type="string" table:number-columns-spanned="2" table:number-rows-spanned="1" table:style-name="ce112">
            <text:p>1月</text:p>
          </table:table-cell>
          <table:covered-table-cell/>
          <table:table-cell office:value-type="float" office:value="8835281" table:style-name="ce53">
            <text:p>8,835,281</text:p>
          </table:table-cell>
          <table:table-cell office:value-type="float" office:value="23604265" table:style-name="ce53">
            <text:p>23,604,265</text:p>
          </table:table-cell>
          <table:table-cell office:value-type="float" office:value="11704308" table:style-name="ce53">
            <text:p>11,704,308</text:p>
          </table:table-cell>
          <table:table-cell office:value-type="float" office:value="11899957" table:style-name="ce53">
            <text:p>11,899,957</text:p>
          </table:table-cell>
          <table:table-cell office:value-type="float" office:value="12510" table:style-name="ce53">
            <text:p>12,510</text:p>
          </table:table-cell>
          <table:table-cell office:value-type="float" office:value="6445" table:style-name="ce53">
            <text:p>6,445</text:p>
          </table:table-cell>
          <table:table-cell office:value-type="float" office:value="6065" table:style-name="ce53">
            <text:p>6,065</text:p>
          </table:table-cell>
          <table:table-cell office:value-type="float" office:value="6.26" table:style-name="ce54">
            <text:p>6.26</text:p>
          </table:table-cell>
          <table:table-cell office:value-type="float" office:value="14673" table:style-name="ce53">
            <text:p>14,673</text:p>
          </table:table-cell>
          <table:table-cell office:value-type="float" office:value="8649" table:style-name="ce53">
            <text:p>8,649</text:p>
          </table:table-cell>
          <table:table-cell office:value-type="float" office:value="6024" table:style-name="ce53">
            <text:p>6,024</text:p>
          </table:table-cell>
          <table:table-cell office:value-type="float" office:value="7.34" table:style-name="ce54">
            <text:p>7.34</text:p>
          </table:table-cell>
          <table:table-cell office:value-type="float" office:value="-2163" table:style-name="ce52">
            <text:p>－ 2,163</text:p>
          </table:table-cell>
          <table:table-cell office:value-type="float" office:value="-1.08" table:style-name="ce48">
            <text:p>－ <text:s/>1.08</text:p>
          </table:table-cell>
          <table:table-cell office:value-type="float" office:value="12677" table:style-name="ce49">
            <text:p>12,677</text:p>
          </table:table-cell>
          <table:table-cell office:value-type="float" office:value="12473" table:style-name="ce55">
            <text:p>12,473</text:p>
          </table:table-cell>
          <table:table-cell office:value-type="float" office:value="204" table:style-name="ce55">
            <text:p>204</text:p>
          </table:table-cell>
          <table:table-cell office:value-type="float" office:value="69" table:style-name="ce55">
            <text:p>69</text:p>
          </table:table-cell>
          <table:table-cell office:value-type="float" office:value="135" table:style-name="ce55">
            <text:p>135</text:p>
          </table:table-cell>
          <table:table-cell office:value-type="float" office:value="6.34" table:style-name="ce56">
            <text:p>6.34</text:p>
          </table:table-cell>
          <table:table-cell office:value-type="float" office:value="3672" table:style-name="ce49">
            <text:p>3,672</text:p>
          </table:table-cell>
          <table:table-cell office:value-type="float" office:value="3648" table:style-name="ce57">
            <text:p>3,648</text:p>
          </table:table-cell>
          <table:table-cell office:value-type="float" office:value="24" table:style-name="ce57">
            <text:p>24</text:p>
          </table:table-cell>
          <table:table-cell office:value-type="float" office:value="7" table:style-name="ce57">
            <text:p>7</text:p>
          </table:table-cell>
          <table:table-cell office:value-type="float" office:value="17" table:style-name="ce57">
            <text:p>17</text:p>
          </table:table-cell>
          <table:table-cell office:value-type="float" office:value="1.84" table:style-name="ce56">
            <text:p>1.84</text:p>
          </table:table-cell>
          <table:table-cell office:value-type="float" office:value="73313" table:style-name="ce55">
            <text:p>73,313</text:p>
          </table:table-cell>
          <table:table-cell office:value-type="float" office:value="70006" table:style-name="ce55">
            <text:p>70,006</text:p>
          </table:table-cell>
          <table:table-cell office:value-type="float" office:value="571816" table:style-name="ce53">
            <text:p>571,816</text:p>
          </table:table-cell>
          <table:table-cell table:number-columns-repeated="16353" table:style-name="ce39"/>
        </table:table-row>
        <table:table-row table:style-name="ro12">
          <table:table-cell office:value-type="string" table:number-columns-spanned="2" table:number-rows-spanned="1" table:style-name="ce112">
            <text:p>2月</text:p>
          </table:table-cell>
          <table:covered-table-cell/>
          <table:table-cell office:value-type="float" office:value="8841182" table:style-name="ce53">
            <text:p>8,841,182</text:p>
          </table:table-cell>
          <table:table-cell office:value-type="float" office:value="23600903" table:style-name="ce53">
            <text:p>23,600,903</text:p>
          </table:table-cell>
          <table:table-cell office:value-type="float" office:value="11701322" table:style-name="ce53">
            <text:p>11,701,322</text:p>
          </table:table-cell>
          <table:table-cell office:value-type="float" office:value="11899581" table:style-name="ce53">
            <text:p>11,899,581</text:p>
          </table:table-cell>
          <table:table-cell office:value-type="float" office:value="13536" table:style-name="ce53">
            <text:p>13,536</text:p>
          </table:table-cell>
          <table:table-cell office:value-type="float" office:value="6926" table:style-name="ce53">
            <text:p>6,926</text:p>
          </table:table-cell>
          <table:table-cell office:value-type="float" office:value="6610" table:style-name="ce53">
            <text:p>6,610</text:p>
          </table:table-cell>
          <table:table-cell office:value-type="float" office:value="7.24" table:style-name="ce54">
            <text:p>7.24</text:p>
          </table:table-cell>
          <table:table-cell office:value-type="float" office:value="16211" table:style-name="ce53">
            <text:p>16,211</text:p>
          </table:table-cell>
          <table:table-cell office:value-type="float" office:value="9525" table:style-name="ce53">
            <text:p>9,525</text:p>
          </table:table-cell>
          <table:table-cell office:value-type="float" office:value="6686" table:style-name="ce53">
            <text:p>6,686</text:p>
          </table:table-cell>
          <table:table-cell office:value-type="float" office:value="8.67" table:style-name="ce54">
            <text:p>8.67</text:p>
          </table:table-cell>
          <table:table-cell office:value-type="float" office:value="-2675" table:style-name="ce52">
            <text:p>－ 2,675</text:p>
          </table:table-cell>
          <table:table-cell office:value-type="float" office:value="-1.43" table:style-name="ce48">
            <text:p>－ <text:s/>1.43</text:p>
          </table:table-cell>
          <table:table-cell office:value-type="float" office:value="11092" table:style-name="ce49">
            <text:p>11,092</text:p>
          </table:table-cell>
          <table:table-cell office:value-type="float" office:value="10833" table:style-name="ce55">
            <text:p>10,833</text:p>
          </table:table-cell>
          <table:table-cell office:value-type="float" office:value="259" table:style-name="ce55">
            <text:p>259</text:p>
          </table:table-cell>
          <table:table-cell office:value-type="float" office:value="75" table:style-name="ce55">
            <text:p>75</text:p>
          </table:table-cell>
          <table:table-cell office:value-type="float" office:value="184" table:style-name="ce55">
            <text:p>184</text:p>
          </table:table-cell>
          <table:table-cell office:value-type="float" office:value="5.93" table:style-name="ce56">
            <text:p>5.93</text:p>
          </table:table-cell>
          <table:table-cell office:value-type="float" office:value="4234" table:style-name="ce49">
            <text:p>4,234</text:p>
          </table:table-cell>
          <table:table-cell office:value-type="float" office:value="4210" table:style-name="ce57">
            <text:p>4,210</text:p>
          </table:table-cell>
          <table:table-cell office:value-type="float" office:value="24" table:style-name="ce57">
            <text:p>24</text:p>
          </table:table-cell>
          <table:table-cell office:value-type="float" office:value="7" table:style-name="ce57">
            <text:p>7</text:p>
          </table:table-cell>
          <table:table-cell office:value-type="float" office:value="17" table:style-name="ce57">
            <text:p>17</text:p>
          </table:table-cell>
          <table:table-cell office:value-type="float" office:value="2.2599999999999998" table:style-name="ce56">
            <text:p>2.26</text:p>
          </table:table-cell>
          <table:table-cell office:value-type="float" office:value="82908" table:style-name="ce55">
            <text:p>82,908</text:p>
          </table:table-cell>
          <table:table-cell office:value-type="float" office:value="83595" table:style-name="ce55">
            <text:p>83,595</text:p>
          </table:table-cell>
          <table:table-cell office:value-type="float" office:value="572224" table:style-name="ce53">
            <text:p>572,224</text:p>
          </table:table-cell>
          <table:table-cell table:number-columns-repeated="16353" table:style-name="ce39"/>
        </table:table-row>
        <table:table-row table:style-name="ro12">
          <table:table-cell office:value-type="string" table:number-columns-spanned="2" table:number-rows-spanned="1" table:style-name="ce112">
            <text:p>3月</text:p>
          </table:table-cell>
          <table:covered-table-cell/>
          <table:table-cell office:value-type="float" office:value="8848368" table:style-name="ce53">
            <text:p>8,848,368</text:p>
          </table:table-cell>
          <table:table-cell office:value-type="float" office:value="23596493" table:style-name="ce53">
            <text:p>23,596,493</text:p>
          </table:table-cell>
          <table:table-cell office:value-type="float" office:value="11697977" table:style-name="ce53">
            <text:p>11,697,977</text:p>
          </table:table-cell>
          <table:table-cell office:value-type="float" office:value="11898516" table:style-name="ce53">
            <text:p>11,898,516</text:p>
          </table:table-cell>
          <table:table-cell office:value-type="float" office:value="14368" table:style-name="ce53">
            <text:p>14,368</text:p>
          </table:table-cell>
          <table:table-cell office:value-type="float" office:value="7439" table:style-name="ce53">
            <text:p>7,439</text:p>
          </table:table-cell>
          <table:table-cell office:value-type="float" office:value="6929" table:style-name="ce53">
            <text:p>6,929</text:p>
          </table:table-cell>
          <table:table-cell office:value-type="float" office:value="7.19" table:style-name="ce54">
            <text:p>7.19</text:p>
          </table:table-cell>
          <table:table-cell office:value-type="float" office:value="16083" table:style-name="ce53">
            <text:p>16,083</text:p>
          </table:table-cell>
          <table:table-cell office:value-type="float" office:value="9449" table:style-name="ce53">
            <text:p>9,449</text:p>
          </table:table-cell>
          <table:table-cell office:value-type="float" office:value="6634" table:style-name="ce53">
            <text:p>6,634</text:p>
          </table:table-cell>
          <table:table-cell office:value-type="float" office:value="8.0500000000000007" table:style-name="ce54">
            <text:p>8.05</text:p>
          </table:table-cell>
          <table:table-cell office:value-type="float" office:value="-1715" table:style-name="ce52">
            <text:p>－ 1,715</text:p>
          </table:table-cell>
          <table:table-cell office:value-type="float" office:value="-0.86" table:style-name="ce48">
            <text:p>－ <text:s/>0.86</text:p>
          </table:table-cell>
          <table:table-cell office:value-type="float" office:value="9378" table:style-name="ce49">
            <text:p>9,378</text:p>
          </table:table-cell>
          <table:table-cell office:value-type="float" office:value="9227" table:style-name="ce55">
            <text:p>9,227</text:p>
          </table:table-cell>
          <table:table-cell office:value-type="float" office:value="151" table:style-name="ce55">
            <text:p>151</text:p>
          </table:table-cell>
          <table:table-cell office:value-type="float" office:value="50" table:style-name="ce55">
            <text:p>50</text:p>
          </table:table-cell>
          <table:table-cell office:value-type="float" office:value="101" table:style-name="ce55">
            <text:p>101</text:p>
          </table:table-cell>
          <table:table-cell office:value-type="float" office:value="4.6900000000000004" table:style-name="ce56">
            <text:p>4.69</text:p>
          </table:table-cell>
          <table:table-cell office:value-type="float" office:value="4654" table:style-name="ce49">
            <text:p>4,654</text:p>
          </table:table-cell>
          <table:table-cell office:value-type="float" office:value="4624" table:style-name="ce57">
            <text:p>4,624</text:p>
          </table:table-cell>
          <table:table-cell office:value-type="float" office:value="30" table:style-name="ce57">
            <text:p>30</text:p>
          </table:table-cell>
          <table:table-cell office:value-type="float" office:value="10" table:style-name="ce57">
            <text:p>10</text:p>
          </table:table-cell>
          <table:table-cell office:value-type="float" office:value="20" table:style-name="ce57">
            <text:p>20</text:p>
          </table:table-cell>
          <table:table-cell office:value-type="float" office:value="2.33" table:style-name="ce56">
            <text:p>2.33</text:p>
          </table:table-cell>
          <table:table-cell office:value-type="float" office:value="87117" table:style-name="ce55">
            <text:p>87,117</text:p>
          </table:table-cell>
          <table:table-cell office:value-type="float" office:value="89812" table:style-name="ce55">
            <text:p>89,812</text:p>
          </table:table-cell>
          <table:table-cell office:value-type="float" office:value="572675" table:style-name="ce53">
            <text:p>572,675</text:p>
          </table:table-cell>
          <table:table-cell table:number-columns-repeated="16353" table:style-name="ce39"/>
        </table:table-row>
        <table:table-row table:style-name="ro13">
          <table:table-cell office:value-type="string" table:number-columns-spanned="2" table:number-rows-spanned="1" table:style-name="ce113">
            <text:p>4月</text:p>
          </table:table-cell>
          <table:covered-table-cell/>
          <table:table-cell office:value-type="float" office:value="8854938" table:style-name="ce64">
            <text:p>8,854,938</text:p>
          </table:table-cell>
          <table:table-cell office:value-type="float" office:value="23591920" table:style-name="ce64">
            <text:p>23,591,920</text:p>
          </table:table-cell>
          <table:table-cell office:value-type="float" office:value="11694751" table:style-name="ce64">
            <text:p>11,694,751</text:p>
          </table:table-cell>
          <table:table-cell office:value-type="float" office:value="11897169" table:style-name="ce64">
            <text:p>11,897,169</text:p>
          </table:table-cell>
          <table:table-cell office:value-type="float" office:value="12864" table:style-name="ce64">
            <text:p>12,864</text:p>
          </table:table-cell>
          <table:table-cell office:value-type="float" office:value="6642" table:style-name="ce64">
            <text:p>6,642</text:p>
          </table:table-cell>
          <table:table-cell office:value-type="float" office:value="6222" table:style-name="ce64">
            <text:p>6,222</text:p>
          </table:table-cell>
          <table:table-cell office:value-type="float" office:value="6.65" table:style-name="ce65">
            <text:p>6.65</text:p>
          </table:table-cell>
          <table:table-cell office:value-type="float" office:value="14423" table:style-name="ce64">
            <text:p>14,423</text:p>
          </table:table-cell>
          <table:table-cell office:value-type="float" office:value="8417" table:style-name="ce64">
            <text:p>8,417</text:p>
          </table:table-cell>
          <table:table-cell office:value-type="float" office:value="6006" table:style-name="ce64">
            <text:p>6,006</text:p>
          </table:table-cell>
          <table:table-cell office:value-type="float" office:value="7.46" table:style-name="ce65">
            <text:p>7.46</text:p>
          </table:table-cell>
          <table:table-cell office:value-type="float" office:value="-1559" table:style-name="ce66">
            <text:p>－ 1,559</text:p>
          </table:table-cell>
          <table:table-cell office:value-type="float" office:value="-0.81" table:style-name="ce67">
            <text:p>－ <text:s text:c="2"/>0.81</text:p>
          </table:table-cell>
          <table:table-cell office:value-type="float" office:value="6939" table:style-name="ce64">
            <text:p>6,939</text:p>
          </table:table-cell>
          <table:table-cell office:value-type="float" office:value="6807" table:style-name="ce64">
            <text:p>6,807</text:p>
          </table:table-cell>
          <table:table-cell office:value-type="float" office:value="132" table:style-name="ce64">
            <text:p>132</text:p>
          </table:table-cell>
          <table:table-cell office:value-type="float" office:value="39" table:style-name="ce64">
            <text:p>39</text:p>
          </table:table-cell>
          <table:table-cell office:value-type="float" office:value="93" table:style-name="ce64">
            <text:p>93</text:p>
          </table:table-cell>
          <table:table-cell office:value-type="float" office:value="3.59" table:style-name="ce65">
            <text:p>3.59</text:p>
          </table:table-cell>
          <table:table-cell office:value-type="float" office:value="4024" table:style-name="ce64">
            <text:p>4,024</text:p>
          </table:table-cell>
          <table:table-cell office:value-type="float" office:value="3989" table:style-name="ce68">
            <text:p>3,989</text:p>
          </table:table-cell>
          <table:table-cell office:value-type="float" office:value="35" table:style-name="ce69">
            <text:p>35</text:p>
          </table:table-cell>
          <table:table-cell office:value-type="float" office:value="11" table:style-name="ce69">
            <text:p>11</text:p>
          </table:table-cell>
          <table:table-cell office:value-type="float" office:value="24" table:style-name="ce69">
            <text:p>24</text:p>
          </table:table-cell>
          <table:table-cell office:value-type="float" office:value="2.08" table:style-name="ce54">
            <text:p>2.08</text:p>
          </table:table-cell>
          <table:table-cell office:value-type="float" office:value="74075" table:style-name="ce68">
            <text:p>74,075</text:p>
          </table:table-cell>
          <table:table-cell office:value-type="float" office:value="77089" table:style-name="ce70">
            <text:p>77,089</text:p>
          </table:table-cell>
          <table:table-cell office:value-type="float" office:value="573086" table:style-name="ce64">
            <text:p>573,086</text:p>
          </table:table-cell>
          <table:table-cell table:number-columns-repeated="16353" table:style-name="ce71"/>
        </table:table-row>
        <table:table-row table:style-name="ro14">
          <table:table-cell office:value-type="string" table:number-columns-spanned="2" table:number-rows-spanned="1" table:style-name="ce114">
            <text:p>較上年同月</text:p>
            <text:p>増減 (%) △</text:p>
          </table:table-cell>
          <table:covered-table-cell/>
          <table:table-cell office:value-type="float" office:value="1.06" table:style-name="ce72">
            <text:p>1.06</text:p>
          </table:table-cell>
          <table:table-cell office:value-type="float" office:value="0.01" table:style-name="ce72">
            <text:p>0.01</text:p>
          </table:table-cell>
          <table:table-cell office:value-type="float" office:value="-0.11" table:style-name="ce72">
            <text:p>－ <text:s text:c="2"/>0.11</text:p>
          </table:table-cell>
          <table:table-cell office:value-type="float" office:value="0.13" table:style-name="ce72">
            <text:p>0.13</text:p>
          </table:table-cell>
          <table:table-cell office:value-type="float" office:value="-9.9499999999999993" table:style-name="ce72">
            <text:p>－ <text:s text:c="2"/>9.95</text:p>
          </table:table-cell>
          <table:table-cell office:value-type="float" office:value="-10.67" table:style-name="ce72">
            <text:p>－ <text:s text:c="2"/>10.67</text:p>
          </table:table-cell>
          <table:table-cell office:value-type="float" office:value="-9.17" table:style-name="ce72">
            <text:p>－ <text:s text:c="2"/>9.17</text:p>
          </table:table-cell>
          <table:table-cell office:value-type="float" office:value="-0.71999999999999975" table:style-name="ce73">
            <text:p>－ <text:s/>0.72</text:p>
          </table:table-cell>
          <table:table-cell office:value-type="float" office:value="-3.82" table:style-name="ce72">
            <text:p>－ <text:s text:c="2"/>3.82</text:p>
          </table:table-cell>
          <table:table-cell office:value-type="float" office:value="-4.42" table:style-name="ce72">
            <text:p>－ <text:s text:c="2"/>4.42</text:p>
          </table:table-cell>
          <table:table-cell office:value-type="float" office:value="-2.97" table:style-name="ce72">
            <text:p>－ <text:s text:c="2"/>2.97</text:p>
          </table:table-cell>
          <table:table-cell office:value-type="float" office:value="-0.27000000000000046" table:style-name="ce73">
            <text:p>－ <text:s/>0.27</text:p>
          </table:table-cell>
          <table:table-cell office:value-type="string" table:style-name="ce74">
            <text:p>--</text:p>
          </table:table-cell>
          <table:table-cell office:value-type="float" office:value="-0.44000000000000006" table:style-name="ce48">
            <text:p>－ <text:s/>0.44</text:p>
          </table:table-cell>
          <table:table-cell table:style-name="ce75"/>
          <table:table-cell office:value-type="float" office:value="-27.48" table:style-name="ce75">
            <text:p>－ 27.48</text:p>
          </table:table-cell>
          <table:table-cell table:number-columns-repeated="3" table:style-name="ce76"/>
          <table:table-cell office:value-type="float" office:value="-1.25" table:style-name="ce73">
            <text:p>－ <text:s/>1.25</text:p>
          </table:table-cell>
          <table:table-cell table:style-name="ce75"/>
          <table:table-cell office:value-type="float" office:value="-13.79" table:style-name="ce75">
            <text:p>－ 13.79</text:p>
          </table:table-cell>
          <table:table-cell table:number-columns-repeated="3" table:style-name="ce73"/>
          <table:table-cell office:value-type="float" office:value="-0.31000000000000005" table:style-name="ce73">
            <text:p>－ <text:s/>0.31</text:p>
          </table:table-cell>
          <table:table-cell office:value-type="float" office:value="-12.6" table:style-name="ce72">
            <text:p>－ <text:s text:c="2"/>12.60</text:p>
          </table:table-cell>
          <table:table-cell office:value-type="float" office:value="-8.15" table:style-name="ce72">
            <text:p>－ <text:s text:c="2"/>8.15</text:p>
          </table:table-cell>
          <table:table-cell office:value-type="float" office:value="0.98" table:style-name="ce76">
            <text:p>0.98</text:p>
          </table:table-cell>
          <table:table-cell table:number-columns-repeated="16353" table:style-name="ce71"/>
        </table:table-row>
        <table:table-row table:style-name="ro15">
          <table:table-cell office:value-type="string" table:number-columns-spanned="2" table:number-rows-spanned="1" table:style-name="ce115">
            <text:p>較本年上月</text:p>
            <text:p>増減 (%) △</text:p>
          </table:table-cell>
          <table:covered-table-cell/>
          <table:table-cell office:value-type="float" office:value="7.0000000000000007E-2" table:style-name="ce77">
            <text:p>0.07</text:p>
          </table:table-cell>
          <table:table-cell office:value-type="float" office:value="-0.02" table:style-name="ce78">
            <text:p>－ <text:s text:c="2"/>0.02</text:p>
          </table:table-cell>
          <table:table-cell office:value-type="float" office:value="-0.03" table:style-name="ce77">
            <text:p>－ <text:s text:c="2"/>0.03</text:p>
          </table:table-cell>
          <table:table-cell office:value-type="float" office:value="-1.132073949389991E-2" table:style-name="ce77">
            <text:p>－ <text:s text:c="2"/>0.01</text:p>
          </table:table-cell>
          <table:table-cell office:value-type="float" office:value="-10.47" table:style-name="ce77">
            <text:p>－ <text:s text:c="2"/>10.47</text:p>
          </table:table-cell>
          <table:table-cell office:value-type="float" office:value="-10.71" table:style-name="ce77">
            <text:p>－ <text:s text:c="2"/>10.71</text:p>
          </table:table-cell>
          <table:table-cell office:value-type="float" office:value="-10.199999999999999" table:style-name="ce77">
            <text:p>－ <text:s text:c="2"/>10.20</text:p>
          </table:table-cell>
          <table:table-cell office:value-type="float" office:value="-0.54" table:style-name="ce79">
            <text:p>－ <text:s/>0.54</text:p>
          </table:table-cell>
          <table:table-cell office:value-type="float" office:value="-10.32" table:style-name="ce77">
            <text:p>－ <text:s text:c="2"/>10.32</text:p>
          </table:table-cell>
          <table:table-cell office:value-type="float" office:value="-10.92" table:style-name="ce77">
            <text:p>－ <text:s text:c="2"/>10.92</text:p>
          </table:table-cell>
          <table:table-cell office:value-type="float" office:value="-9.4700000000000006" table:style-name="ce77">
            <text:p>－ <text:s text:c="2"/>9.47</text:p>
          </table:table-cell>
          <table:table-cell office:value-type="float" office:value="-0.59000000000000075" table:style-name="ce79">
            <text:p>－ <text:s/>0.59</text:p>
          </table:table-cell>
          <table:table-cell office:value-type="string" table:style-name="ce80">
            <text:p>--</text:p>
          </table:table-cell>
          <table:table-cell office:value-type="float" office:value="4.9999999999999933E-2" table:style-name="ce81">
            <text:p>0.05</text:p>
          </table:table-cell>
          <table:table-cell table:style-name="ce82"/>
          <table:table-cell office:value-type="float" office:value="-26.23" table:style-name="ce82">
            <text:p>－ <text:s text:c="2"/>26.23</text:p>
          </table:table-cell>
          <table:table-cell office:value-type="float" office:value="-12.58" table:style-name="ce77">
            <text:p>－ <text:s text:c="2"/>12.58</text:p>
          </table:table-cell>
          <table:table-cell office:value-type="float" office:value="-22" table:style-name="ce77">
            <text:p>－ <text:s text:c="2"/>22.00</text:p>
          </table:table-cell>
          <table:table-cell office:value-type="float" office:value="-7.92" table:style-name="ce77">
            <text:p>－ <text:s text:c="2"/>7.92</text:p>
          </table:table-cell>
          <table:table-cell office:value-type="float" office:value="-1.1000000000000005" table:style-name="ce79">
            <text:p>－ <text:s/>1.10</text:p>
          </table:table-cell>
          <table:table-cell table:style-name="ce82"/>
          <table:table-cell office:value-type="float" office:value="-13.73" table:style-name="ce82">
            <text:p>－ <text:s text:c="2"/>13.73</text:p>
          </table:table-cell>
          <table:table-cell office:value-type="float" office:value="16.670000000000002" table:style-name="ce79">
            <text:p>16.67</text:p>
          </table:table-cell>
          <table:table-cell office:value-type="float" office:value="10" table:style-name="ce79">
            <text:p>10.00</text:p>
          </table:table-cell>
          <table:table-cell office:value-type="float" office:value="20" table:style-name="ce79">
            <text:p>20.00</text:p>
          </table:table-cell>
          <table:table-cell office:value-type="float" office:value="-0.25" table:style-name="ce79">
            <text:p>－ <text:s/>0.25</text:p>
          </table:table-cell>
          <table:table-cell office:value-type="float" office:value="-14.97" table:style-name="ce77">
            <text:p>－ <text:s text:c="2"/>14.97</text:p>
          </table:table-cell>
          <table:table-cell office:value-type="float" office:value="-14.17" table:style-name="ce77">
            <text:p>－ <text:s text:c="2"/>14.17</text:p>
          </table:table-cell>
          <table:table-cell office:value-type="float" office:value="7.0000000000000007E-2" table:style-name="ce77">
            <text:p>0.07</text:p>
          </table:table-cell>
          <table:table-cell table:number-columns-repeated="16353" table:style-name="ce71"/>
        </table:table-row>
        <table:table-row table:style-name="ro16">
          <table:table-cell office:value-type="string" table:number-columns-spanned="1" table:number-rows-spanned="2" table:style-name="ce116">
            <text:p>本年1~4月</text:p>
            <text:p>較上年1~4</text:p>
            <text:p>月増減</text:p>
          </table:table-cell>
          <table:table-cell office:value-type="string" table:number-columns-spanned="1" table:number-rows-spanned="2" table:style-name="ce117">
            <text:p>實數</text:p>
            <text:p>% △</text:p>
          </table:table-cell>
          <table:table-cell office:value-type="float" office:value="92834" table:style-name="ce83">
            <text:p>92,834</text:p>
          </table:table-cell>
          <table:table-cell office:value-type="float" office:value="2608" table:style-name="ce84">
            <text:p>2,608</text:p>
          </table:table-cell>
          <table:table-cell office:value-type="float" office:value="-13378" table:style-name="ce85">
            <text:p>－ 13,378</text:p>
          </table:table-cell>
          <table:table-cell office:value-type="float" office:value="15986" table:style-name="ce84">
            <text:p>15,986</text:p>
          </table:table-cell>
          <table:table-cell office:value-type="float" office:value="-5210" table:style-name="ce85">
            <text:p>－ 5,210</text:p>
          </table:table-cell>
          <table:table-cell office:value-type="float" office:value="-2852" table:style-name="ce85">
            <text:p>－ 2,852</text:p>
          </table:table-cell>
          <table:table-cell office:value-type="float" office:value="-2358" table:style-name="ce85">
            <text:p>－ 2,358</text:p>
          </table:table-cell>
          <table:table-cell table:style-name="ce86"/>
          <table:table-cell office:value-type="float" office:value="1249" table:style-name="ce85">
            <text:p>1,249</text:p>
          </table:table-cell>
          <table:table-cell office:value-type="float" office:value="611" table:style-name="ce85">
            <text:p>611</text:p>
          </table:table-cell>
          <table:table-cell office:value-type="float" office:value="638" table:style-name="ce85">
            <text:p>638</text:p>
          </table:table-cell>
          <table:table-cell table:style-name="ce86"/>
          <table:table-cell office:value-type="float" office:value="-6459" table:style-name="ce85">
            <text:p>－ 6,459</text:p>
          </table:table-cell>
          <table:table-cell table:style-name="ce87"/>
          <table:table-cell table:style-name="ce88"/>
          <table:table-cell office:value-type="float" office:value="-5115" table:style-name="ce88">
            <text:p>－ 5,115</text:p>
          </table:table-cell>
          <table:table-cell table:number-columns-repeated="3" table:style-name="ce85"/>
          <table:table-cell table:style-name="ce86"/>
          <table:table-cell table:style-name="ce88"/>
          <table:table-cell office:value-type="float" office:value="-892" table:style-name="ce88">
            <text:p>－ 892</text:p>
          </table:table-cell>
          <table:table-cell table:number-columns-repeated="4" table:style-name="ce86"/>
          <table:table-cell office:value-type="float" office:value="-9151" table:style-name="ce85">
            <text:p>－ 9,151</text:p>
          </table:table-cell>
          <table:table-cell office:value-type="float" office:value="-4029" table:style-name="ce85">
            <text:p>－ 4,029</text:p>
          </table:table-cell>
          <table:table-cell office:value-type="float" office:value="5584" table:style-name="ce85">
            <text:p>5,584</text:p>
          </table:table-cell>
          <table:table-cell table:number-columns-repeated="16353" table:style-name="ce71"/>
        </table:table-row>
        <table:table-row table:style-name="ro17">
          <table:covered-table-cell/>
          <table:covered-table-cell/>
          <table:table-cell office:value-type="float" office:value="1.06" table:style-name="ce89">
            <text:p>1.06</text:p>
          </table:table-cell>
          <table:table-cell office:value-type="float" office:value="0.01" table:style-name="ce90">
            <text:p>0.01</text:p>
          </table:table-cell>
          <table:table-cell office:value-type="float" office:value="-0.11" table:style-name="ce90">
            <text:p>－ <text:s text:c="2"/>0.11</text:p>
          </table:table-cell>
          <table:table-cell office:value-type="float" office:value="0.13" table:style-name="ce90">
            <text:p>0.13</text:p>
          </table:table-cell>
          <table:table-cell office:value-type="float" office:value="-8.91" table:style-name="ce91">
            <text:p>－ <text:s/>8.91</text:p>
          </table:table-cell>
          <table:table-cell office:value-type="float" office:value="-9.41" table:style-name="ce91">
            <text:p>－ <text:s/>9.41</text:p>
          </table:table-cell>
          <table:table-cell office:value-type="float" office:value="-8.3699999999999992" table:style-name="ce91">
            <text:p>－ <text:s/>8.37</text:p>
          </table:table-cell>
          <table:table-cell office:value-type="float" office:value="-0.71" table:style-name="ce91">
            <text:p>－ <text:s/>0.71</text:p>
          </table:table-cell>
          <table:table-cell office:value-type="float" office:value="2.08" table:style-name="ce91">
            <text:p>2.08</text:p>
          </table:table-cell>
          <table:table-cell office:value-type="float" office:value="1.72" table:style-name="ce91">
            <text:p>1.72</text:p>
          </table:table-cell>
          <table:table-cell office:value-type="float" office:value="2.58" table:style-name="ce91">
            <text:p>2.58</text:p>
          </table:table-cell>
          <table:table-cell office:value-type="float" office:value="0.12000000000000011" table:style-name="ce91">
            <text:p>0.12</text:p>
          </table:table-cell>
          <table:table-cell office:value-type="string" table:style-name="ce92">
            <text:p>--</text:p>
          </table:table-cell>
          <table:table-cell office:value-type="float" office:value="-0.83000000000000007" table:style-name="ce93">
            <text:p>－ <text:s/>0.83</text:p>
          </table:table-cell>
          <table:table-cell table:style-name="ce94"/>
          <table:table-cell office:value-type="float" office:value="-11.51" table:style-name="ce94">
            <text:p>－ <text:s/>11.51</text:p>
          </table:table-cell>
          <table:table-cell table:number-columns-repeated="3" table:style-name="ce91"/>
          <table:table-cell table:number-columns-repeated="2" table:style-name="ce94"/>
          <table:table-cell office:value-type="float" office:value="-5.14" table:style-name="ce94">
            <text:p>－ <text:s/>5.14</text:p>
          </table:table-cell>
          <table:table-cell table:number-columns-repeated="4" table:style-name="ce91"/>
          <table:table-cell office:value-type="float" office:value="-2.8" table:style-name="ce91">
            <text:p>－ <text:s/>2.80</text:p>
          </table:table-cell>
          <table:table-cell office:value-type="float" office:value="-1.24" table:style-name="ce91">
            <text:p>－ <text:s/>1.24</text:p>
          </table:table-cell>
          <table:table-cell office:value-type="float" office:value="0.98" table:style-name="ce91">
            <text:p>0.98</text:p>
          </table:table-cell>
          <table:table-cell table:number-columns-repeated="16353" table:style-name="ce71"/>
        </table:table-row>
        <table:table-row table:style-name="ro18">
          <table:table-cell table:style-name="ce2"/>
          <table:table-cell table:style-name="ce95"/>
          <table:table-cell office:value-type="string" table:style-name="ce95">
            <text:p><text:s text:c="2"/>附 註 : 1. △凡計量單位為千分率者，其増減比較數為千分點。表內列有「－」者表示無數值，「0.00」表示未滿百分之0.005，「--」表示該數值無意義（如分母為零或負值、正負值比較增減率）。</text:p>
          </table:table-cell>
          <table:table-cell table:number-columns-repeated="7" table:style-name="ce96"/>
          <table:table-cell table:number-columns-repeated="3" table:style-name="ce2"/>
          <table:table-cell table:style-name="ce97"/>
          <table:table-cell table:style-name="ce96"/>
          <table:table-cell table:style-name="ce98"/>
          <table:table-cell table:number-columns-repeated="5" table:style-name="ce2"/>
          <table:table-cell table:style-name="ce97"/>
          <table:table-cell table:style-name="ce96"/>
          <table:table-cell table:number-columns-repeated="7" table:style-name="ce2"/>
          <table:table-cell office:value-type="string" table:style-name="ce98">
            <text:p><text:s text:c="16"/>內政部戶政司 民國 109 年 5 月 7 日編製</text:p>
          </table:table-cell>
          <table:table-cell table:number-columns-repeated="16353"/>
        </table:table-row>
        <table:table-row table:style-name="ro19">
          <table:table-cell table:number-columns-repeated="2" table:style-name="ce2"/>
          <table:table-cell office:value-type="string" table:style-name="ce95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27" table:style-name="ce2"/>
          <table:table-cell table:style-name="ce99"/>
          <table:table-cell table:number-columns-repeated="16353"/>
        </table:table-row>
        <table:table-row table:style-name="ro20">
          <table:table-cell table:number-columns-repeated="2" table:style-name="ce2"/>
          <table:table-cell office:value-type="string" table:style-name="ce95">
            <text:p><text:s text:c="14"/>3.本表出生、死亡、結婚、離婚/終止、遷入及遷出資料係按登記日期統計；折合年之率係指月部分，年部分則為該年實際比率。</text:p>
          </table:table-cell>
          <table:table-cell table:number-columns-repeated="16381" table:style-name="ce2"/>
        </table:table-row>
        <table:table-row table:style-name="ro12">
          <table:table-cell table:number-columns-repeated="2" table:style-name="ce2"/>
          <table:table-cell office:value-type="string" table:style-name="ce95">
            <text:p><text:s text:c="14"/>4.相同性別2人之結婚及終止結婚資料係自108年5月24日起統計。</text:p>
          </table:table-cell>
          <table:table-cell table:number-columns-repeated="16381" table:style-name="ce2"/>
        </table:table-row>
        <table:table-row table:style-name="ro1">
          <table:table-cell table:number-columns-repeated="16384"/>
        </table:table-row>
        <table:table-row table:style-name="ro12">
          <table:table-cell table:number-columns-repeated="2" table:style-name="ce2"/>
          <table:table-cell table:style-name="ce100"/>
          <table:table-cell table:number-columns-repeated="16381" table:style-name="ce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2"/>
          <table:table-cell table:style-name="ce101"/>
          <table:table-cell table:number-columns-repeated="16380" table:style-name="ce2"/>
        </table:table-row>
        <table:table-row table:number-rows-repeated="1048518" table:style-name="ro1">
          <table:table-cell table:number-columns-repeated="16384"/>
        </table:table-row>
        <table:named-expressions>
          <table:named-range table:name="Print_Titles" table:cell-range-address="年月別新(結婚性別).$A$1:年月別新(結婚性別).$B$65536" table:base-cell-address="年月別新(結婚性別).$A$1"/>
        </table:named-expressions>
      </table:table>
      <table:table table:name="縣市別新" table:style-name="ta2">
        <table:table-column table:style-name="co17" table:default-cell-style-name="ce2"/>
        <table:table-column table:style-name="co18" table:default-cell-style-name="ce2"/>
        <table:table-column table:style-name="co19" table:number-columns-repeated="3" table:default-cell-style-name="ce2"/>
        <table:table-column table:style-name="co18" table:number-columns-repeated="8" table:default-cell-style-name="ce2"/>
        <table:table-column table:style-name="co20" table:default-cell-style-name="ce2"/>
        <table:table-column table:style-name="co18" table:default-cell-style-name="ce32"/>
        <table:table-column table:style-name="co21" table:default-cell-style-name="ce118"/>
        <table:table-column table:style-name="co22" table:default-cell-style-name="ce2"/>
        <table:table-column table:style-name="co23" table:number-columns-repeated="2" table:default-cell-style-name="ce2"/>
        <table:table-column table:style-name="co1" table:default-cell-style-name="ce2"/>
        <table:table-column table:style-name="co24" table:number-columns-repeated="2" table:default-cell-style-name="ce2"/>
        <table:table-column table:style-name="co22" table:default-cell-style-name="ce2"/>
        <table:table-column table:style-name="co25" table:default-cell-style-name="ce2"/>
        <table:table-column table:style-name="co26" table:default-cell-style-name="ce2"/>
        <table:table-column table:style-name="co1" table:default-cell-style-name="ce2"/>
        <table:table-column table:style-name="co25" table:default-cell-style-name="ce2"/>
        <table:table-column table:style-name="co27" table:number-columns-repeated="3" table:default-cell-style-name="ce2"/>
        <table:table-column table:style-name="co16" table:number-columns-repeated="16354" table:default-cell-style-name="ce2"/>
        <table:table-row table:style-name="ro21">
          <table:table-cell table:number-columns-repeated="14" table:style-name="ce2"/>
          <table:table-cell table:style-name="ce32"/>
          <table:table-cell table:style-name="ce118"/>
          <table:table-cell table:number-columns-repeated="16368" table:style-name="ce2"/>
        </table:table-row>
        <table:table-row table:style-name="ro22">
          <table:table-cell office:value-type="string" table:number-columns-spanned="15" table:number-rows-spanned="1" table:style-name="ce198">
            <text:p>民 國 109 年 4 月 戶 口 統 計 速 報 表 (縣市別)</text:p>
          </table:table-cell>
          <table:covered-table-cell table:number-columns-repeated="14"/>
          <table:table-cell office:value-type="string" table:number-columns-spanned="15" table:number-rows-spanned="1" table:style-name="ce198">
            <text:p>民 國 109 年 4 月 戶 口 統 計 速 報 表 (縣市別)(續)</text:p>
          </table:table-cell>
          <table:covered-table-cell table:number-columns-repeated="14"/>
          <table:table-cell table:number-columns-repeated="16354" table:style-name="ce2"/>
        </table:table-row>
        <table:table-row table:style-name="ro5">
          <table:table-cell table:number-columns-repeated="14" table:style-name="ce119"/>
          <table:table-cell table:style-name="ce120"/>
          <table:table-cell table:number-columns-repeated="14" table:style-name="ce119"/>
          <table:table-cell office:value-type="string" table:style-name="ce4">
            <text:p>單位：人；‰；對</text:p>
          </table:table-cell>
          <table:table-cell table:number-columns-repeated="16354" table:style-name="ce2"/>
        </table:table-row>
        <table:table-row table:style-name="ro23">
          <table:table-cell office:value-type="string" table:number-columns-spanned="1" table:number-rows-spanned="3" table:style-name="ce199">
            <text:p>區 域 別</text:p>
          </table:table-cell>
          <table:table-cell office:value-type="string" table:number-columns-spanned="1" table:number-rows-spanned="3" table:style-name="ce200">
            <text:p>戶　數</text:p>
          </table:table-cell>
          <table:table-cell office:value-type="string" table:style-name="ce122">
            <text:p>人</text:p>
          </table:table-cell>
          <table:table-cell office:value-type="string" table:style-name="ce122">
            <text:p>口</text:p>
          </table:table-cell>
          <table:table-cell office:value-type="string" table:style-name="ce122">
            <text:p>數</text:p>
          </table:table-cell>
          <table:table-cell office:value-type="string" table:style-name="ce123">
            <text:p>出　 <text:s text:c="2"/>　　生</text:p>
          </table:table-cell>
          <table:table-cell table:number-columns-repeated="3" table:style-name="ce124"/>
          <table:table-cell office:value-type="string" table:style-name="ce123">
            <text:p>死 <text:s text:c="4"/>　　亡</text:p>
          </table:table-cell>
          <table:table-cell table:number-columns-repeated="3" table:style-name="ce124"/>
          <table:table-cell office:value-type="string" table:number-columns-spanned="2" table:number-rows-spanned="1" table:style-name="ce201">
            <text:p>自 然 增 加</text:p>
          </table:table-cell>
          <table:covered-table-cell/>
          <table:table-cell office:value-type="string" table:number-columns-spanned="6" table:number-rows-spanned="1" table:style-name="ce201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202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203">
            <text:p>遷入</text:p>
            <text:p>人數</text:p>
          </table:table-cell>
          <table:table-cell office:value-type="string" table:number-columns-spanned="1" table:number-rows-spanned="4" table:style-name="ce203">
            <text:p>遷出</text:p>
            <text:p>人數</text:p>
          </table:table-cell>
          <table:table-cell office:value-type="string" table:number-columns-spanned="1" table:number-rows-spanned="4" table:style-name="ce204">
            <text:p>原住民</text:p>
            <text:p>人口數</text:p>
          </table:table-cell>
          <table:table-cell table:style-name="ce125"/>
          <table:table-cell table:number-columns-repeated="16353"/>
        </table:table-row>
        <table:table-row table:style-name="ro24">
          <table:covered-table-cell/>
          <table:covered-table-cell/>
          <table:table-cell office:value-type="string" table:number-columns-spanned="1" table:number-rows-spanned="2" table:style-name="ce200">
            <text:p>計</text:p>
          </table:table-cell>
          <table:table-cell office:value-type="string" table:number-columns-spanned="1" table:number-rows-spanned="2" table:style-name="ce200">
            <text:p>男</text:p>
          </table:table-cell>
          <table:table-cell office:value-type="string" table:number-columns-spanned="1" table:number-rows-spanned="2" table:style-name="ce200">
            <text:p>女</text:p>
          </table:table-cell>
          <table:table-cell office:value-type="string" table:number-columns-spanned="1" table:number-rows-spanned="3" table:style-name="ce201">
            <text:p>計</text:p>
          </table:table-cell>
          <table:table-cell office:value-type="string" table:number-columns-spanned="1" table:number-rows-spanned="3" table:style-name="ce201">
            <text:p>男</text:p>
          </table:table-cell>
          <table:table-cell office:value-type="string" table:number-columns-spanned="1" table:number-rows-spanned="3" table:style-name="ce201">
            <text:p>女</text:p>
          </table:table-cell>
          <table:table-cell office:value-type="string" table:style-name="ce126">
            <text:p>折合年</text:p>
          </table:table-cell>
          <table:table-cell office:value-type="string" table:number-columns-spanned="1" table:number-rows-spanned="3" table:style-name="ce201">
            <text:p>計</text:p>
          </table:table-cell>
          <table:table-cell office:value-type="string" table:number-columns-spanned="1" table:number-rows-spanned="3" table:style-name="ce201">
            <text:p>男</text:p>
          </table:table-cell>
          <table:table-cell office:value-type="string" table:number-columns-spanned="1" table:number-rows-spanned="3" table:style-name="ce201">
            <text:p>女</text:p>
          </table:table-cell>
          <table:table-cell office:value-type="string" table:style-name="ce127">
            <text:p>折合年</text:p>
          </table:table-cell>
          <table:table-cell table:style-name="ce128"/>
          <table:table-cell office:value-type="string" table:style-name="ce121">
            <text:p>折合年自</text:p>
          </table:table-cell>
          <table:table-cell office:value-type="string" table:number-columns-spanned="1" table:number-rows-spanned="3" table:style-name="ce205">
            <text:p>合 計</text:p>
          </table:table-cell>
          <table:table-cell office:value-type="string" table:number-columns-spanned="1" table:number-rows-spanned="3" table:style-name="ce203">
            <text:p>不同性別</text:p>
          </table:table-cell>
          <table:table-cell office:value-type="string" table:number-columns-spanned="3" table:number-rows-spanned="1" table:style-name="ce201">
            <text:p>相同性別</text:p>
          </table:table-cell>
          <table:covered-table-cell table:number-columns-repeated="2"/>
          <table:table-cell office:value-type="string" table:style-name="ce129">
            <text:p>折合年</text:p>
          </table:table-cell>
          <table:table-cell office:value-type="string" table:number-columns-spanned="1" table:number-rows-spanned="3" table:style-name="ce201">
            <text:p>合 計</text:p>
          </table:table-cell>
          <table:table-cell office:value-type="string" table:number-columns-spanned="1" table:number-rows-spanned="3" table:style-name="ce203">
            <text:p>不同性別</text:p>
          </table:table-cell>
          <table:table-cell office:value-type="string" table:number-columns-spanned="3" table:number-rows-spanned="1" table:style-name="ce201">
            <text:p>相同性別</text:p>
          </table:table-cell>
          <table:covered-table-cell table:number-columns-repeated="2"/>
          <table:table-cell office:value-type="string" table:style-name="ce129">
            <text:p>折合年</text:p>
          </table:table-cell>
          <table:covered-table-cell/>
          <table:covered-table-cell/>
          <table:covered-table-cell/>
          <table:table-cell table:style-name="ce125"/>
          <table:table-cell table:number-columns-repeated="16353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30">
            <text:p>粗出生率</text:p>
          </table:table-cell>
          <table:covered-table-cell/>
          <table:covered-table-cell/>
          <table:covered-table-cell/>
          <table:table-cell office:value-type="string" table:style-name="ce130">
            <text:p>粗死亡率</text:p>
          </table:table-cell>
          <table:table-cell office:value-type="string" table:style-name="ce131">
            <text:p>人數</text:p>
          </table:table-cell>
          <table:table-cell office:value-type="string" table:style-name="ce132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201">
            <text:p>計</text:p>
          </table:table-cell>
          <table:table-cell office:value-type="string" table:number-columns-spanned="1" table:number-rows-spanned="2" table:style-name="ce201">
            <text:p>男</text:p>
          </table:table-cell>
          <table:table-cell office:value-type="string" table:number-columns-spanned="1" table:number-rows-spanned="2" table:style-name="ce206">
            <text:p>女</text:p>
          </table:table-cell>
          <table:table-cell office:value-type="string" table:style-name="ce130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201">
            <text:p>計</text:p>
          </table:table-cell>
          <table:table-cell office:value-type="string" table:number-columns-spanned="1" table:number-rows-spanned="2" table:style-name="ce201">
            <text:p>男</text:p>
          </table:table-cell>
          <table:table-cell office:value-type="string" table:number-columns-spanned="1" table:number-rows-spanned="2" table:style-name="ce206">
            <text:p>女</text:p>
          </table:table-cell>
          <table:table-cell office:value-type="string" table:style-name="ce130">
            <text:p>粗離婚率</text:p>
          </table:table-cell>
          <table:covered-table-cell/>
          <table:covered-table-cell/>
          <table:covered-table-cell/>
          <table:table-cell table:style-name="ce133"/>
          <table:table-cell table:number-columns-repeated="16353"/>
        </table:table-row>
        <table:table-row table:style-name="ro3">
          <table:table-cell table:number-columns-repeated="2" table:style-name="ce134"/>
          <table:table-cell table:style-name="ce135"/>
          <table:table-cell table:number-columns-repeated="2" table:style-name="ce136"/>
          <table:covered-table-cell/>
          <table:covered-table-cell/>
          <table:covered-table-cell/>
          <table:table-cell office:value-type="string" table:style-name="ce137">
            <text:p>‰</text:p>
          </table:table-cell>
          <table:covered-table-cell/>
          <table:covered-table-cell/>
          <table:covered-table-cell/>
          <table:table-cell office:value-type="string" table:style-name="ce137">
            <text:p>‰</text:p>
          </table:table-cell>
          <table:table-cell table:style-name="ce136"/>
          <table:table-cell office:value-type="string" table:style-name="ce138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3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39">
            <text:p>‰</text:p>
          </table:table-cell>
          <table:covered-table-cell/>
          <table:covered-table-cell/>
          <table:covered-table-cell/>
          <table:table-cell table:style-name="ce140"/>
          <table:table-cell table:number-columns-repeated="16353"/>
        </table:table-row>
        <table:table-row table:style-name="ro25">
          <table:table-cell office:value-type="string" table:style-name="ce141">
            <text:p>總 <text:s text:c="7"/>計</text:p>
          </table:table-cell>
          <table:table-cell office:value-type="float" office:value="8854938" table:style-name="ce26">
            <text:p>8,854,938</text:p>
          </table:table-cell>
          <table:table-cell office:value-type="float" office:value="23591920" table:style-name="ce26">
            <text:p>23,591,920</text:p>
          </table:table-cell>
          <table:table-cell office:value-type="float" office:value="11694751" table:style-name="ce26">
            <text:p>11,694,751</text:p>
          </table:table-cell>
          <table:table-cell office:value-type="float" office:value="11897169" table:style-name="ce26">
            <text:p>11,897,169</text:p>
          </table:table-cell>
          <table:table-cell office:value-type="float" office:value="12864" table:style-name="ce26">
            <text:p>12,864</text:p>
          </table:table-cell>
          <table:table-cell office:value-type="float" office:value="6642" table:style-name="ce26">
            <text:p>6,642</text:p>
          </table:table-cell>
          <table:table-cell office:value-type="float" office:value="6222" table:style-name="ce26">
            <text:p>6,222</text:p>
          </table:table-cell>
          <table:table-cell office:value-type="float" office:value="6.65" table:style-name="ce142">
            <text:p><text:s text:c="3"/>6.65</text:p>
          </table:table-cell>
          <table:table-cell office:value-type="float" office:value="14423" table:style-name="ce26">
            <text:p>14,423</text:p>
          </table:table-cell>
          <table:table-cell office:value-type="float" office:value="8417" table:style-name="ce26">
            <text:p>8,417</text:p>
          </table:table-cell>
          <table:table-cell office:value-type="float" office:value="6006" table:style-name="ce26">
            <text:p>6,006</text:p>
          </table:table-cell>
          <table:table-cell office:value-type="float" office:value="7.46" table:style-name="ce142">
            <text:p><text:s text:c="3"/>7.46</text:p>
          </table:table-cell>
          <table:table-cell office:value-type="float" office:value="-1559" table:style-name="ce143">
            <text:p>－ <text:s text:c="4"/>1,559</text:p>
          </table:table-cell>
          <table:table-cell office:value-type="float" office:value="-0.81" table:style-name="ce144">
            <text:p>－ <text:s/>0.81</text:p>
          </table:table-cell>
          <table:table-cell office:value-type="float" office:value="6939" table:style-name="ce145">
            <text:p><text:s text:c="3"/>6,939</text:p>
          </table:table-cell>
          <table:table-cell office:value-type="float" office:value="6807" table:style-name="ce145">
            <text:p><text:s text:c="3"/>6,807</text:p>
          </table:table-cell>
          <table:table-cell office:value-type="float" office:value="132" table:style-name="ce145">
            <text:p><text:s text:c="3"/>132</text:p>
          </table:table-cell>
          <table:table-cell office:value-type="float" office:value="39" table:style-name="ce145">
            <text:p><text:s text:c="3"/>39</text:p>
          </table:table-cell>
          <table:table-cell office:value-type="float" office:value="93" table:style-name="ce145">
            <text:p><text:s text:c="3"/>93</text:p>
          </table:table-cell>
          <table:table-cell office:value-type="float" office:value="3.59" table:style-name="ce146">
            <text:p><text:s text:c="3"/>3.59</text:p>
          </table:table-cell>
          <table:table-cell office:value-type="float" office:value="4024" table:style-name="ce147">
            <text:p>4,024</text:p>
          </table:table-cell>
          <table:table-cell office:value-type="float" office:value="3989" table:style-name="ce147">
            <text:p>3,989</text:p>
          </table:table-cell>
          <table:table-cell office:value-type="float" office:value="35" table:style-name="ce148">
            <text:p>35<text:s/></text:p>
          </table:table-cell>
          <table:table-cell office:value-type="float" office:value="11" table:style-name="ce148">
            <text:p>11<text:s/></text:p>
          </table:table-cell>
          <table:table-cell office:value-type="float" office:value="24" table:style-name="ce148">
            <text:p>24<text:s/></text:p>
          </table:table-cell>
          <table:table-cell office:value-type="float" office:value="2.08" table:style-name="ce146">
            <text:p><text:s text:c="3"/>2.08</text:p>
          </table:table-cell>
          <table:table-cell office:value-type="float" office:value="74075" table:style-name="ce43">
            <text:p>74,075</text:p>
          </table:table-cell>
          <table:table-cell office:value-type="float" office:value="77089" table:style-name="ce43">
            <text:p>77,089</text:p>
          </table:table-cell>
          <table:table-cell office:value-type="float" office:value="573086" table:style-name="ce43">
            <text:p>573,086</text:p>
          </table:table-cell>
          <table:table-cell table:style-name="ce43"/>
          <table:table-cell table:number-columns-repeated="16353"/>
        </table:table-row>
        <table:table-row table:style-name="ro26">
          <table:table-cell office:value-type="string" table:style-name="ce149">
            <text:p>新 <text:s/>北 <text:s/>市</text:p>
          </table:table-cell>
          <table:table-cell office:value-type="float" office:value="1590072" table:style-name="ce150">
            <text:p>1,590,072</text:p>
          </table:table-cell>
          <table:table-cell office:value-type="float" office:value="4024539" table:style-name="ce26">
            <text:p>4,024,539</text:p>
          </table:table-cell>
          <table:table-cell office:value-type="float" office:value="1965935" table:style-name="ce26">
            <text:p>1,965,935</text:p>
          </table:table-cell>
          <table:table-cell office:value-type="float" office:value="2058604" table:style-name="ce26">
            <text:p>2,058,604</text:p>
          </table:table-cell>
          <table:table-cell office:value-type="float" office:value="1973" table:style-name="ce26">
            <text:p>1,973</text:p>
          </table:table-cell>
          <table:table-cell office:value-type="float" office:value="1031" table:style-name="ce26">
            <text:p>1,031</text:p>
          </table:table-cell>
          <table:table-cell office:value-type="float" office:value="942" table:style-name="ce26">
            <text:p>942</text:p>
          </table:table-cell>
          <table:table-cell office:value-type="float" office:value="5.98" table:style-name="ce142">
            <text:p><text:s text:c="3"/>5.98</text:p>
          </table:table-cell>
          <table:table-cell office:value-type="float" office:value="1987" table:style-name="ce26">
            <text:p>1,987</text:p>
          </table:table-cell>
          <table:table-cell office:value-type="float" office:value="1191" table:style-name="ce26">
            <text:p>1,191</text:p>
          </table:table-cell>
          <table:table-cell office:value-type="float" office:value="796" table:style-name="ce26">
            <text:p>796</text:p>
          </table:table-cell>
          <table:table-cell office:value-type="float" office:value="6.02" table:style-name="ce142">
            <text:p><text:s text:c="3"/>6.02</text:p>
          </table:table-cell>
          <table:table-cell office:value-type="float" office:value="-14" table:style-name="ce143">
            <text:p>－ <text:s text:c="4"/>14</text:p>
          </table:table-cell>
          <table:table-cell office:value-type="float" office:value="-0.04" table:style-name="ce144">
            <text:p>－ <text:s/>0.04</text:p>
          </table:table-cell>
          <table:table-cell office:value-type="float" office:value="1156" table:style-name="ce151">
            <text:p><text:s text:c="3"/>1,156</text:p>
          </table:table-cell>
          <table:table-cell office:value-type="float" office:value="1137" table:style-name="ce151">
            <text:p><text:s text:c="3"/>1,137</text:p>
          </table:table-cell>
          <table:table-cell office:value-type="float" office:value="19" table:style-name="ce151">
            <text:p><text:s text:c="3"/>19</text:p>
          </table:table-cell>
          <table:table-cell office:value-type="float" office:value="7" table:style-name="ce151">
            <text:p><text:s text:c="3"/>7</text:p>
          </table:table-cell>
          <table:table-cell office:value-type="float" office:value="12" table:style-name="ce151">
            <text:p><text:s text:c="3"/>12</text:p>
          </table:table-cell>
          <table:table-cell office:value-type="float" office:value="3.5" table:style-name="ce152">
            <text:p><text:s text:c="3"/>3.50</text:p>
          </table:table-cell>
          <table:table-cell office:value-type="float" office:value="741" table:style-name="ce153">
            <text:p><text:s text:c="4"/>741</text:p>
          </table:table-cell>
          <table:table-cell office:value-type="float" office:value="733" table:style-name="ce153">
            <text:p><text:s text:c="4"/>733</text:p>
          </table:table-cell>
          <table:table-cell office:value-type="float" office:value="8" table:style-name="ce154">
            <text:p>8<text:s/></text:p>
          </table:table-cell>
          <table:table-cell office:value-type="float" office:value="2" table:style-name="ce154">
            <text:p>2<text:s/></text:p>
          </table:table-cell>
          <table:table-cell office:value-type="float" office:value="6" table:style-name="ce154">
            <text:p>6<text:s/></text:p>
          </table:table-cell>
          <table:table-cell office:value-type="float" office:value="2.25" table:style-name="ce152">
            <text:p><text:s text:c="3"/>2.25</text:p>
          </table:table-cell>
          <table:table-cell office:value-type="float" office:value="13572" table:style-name="ce155">
            <text:p>13,572</text:p>
          </table:table-cell>
          <table:table-cell office:value-type="float" office:value="12639" table:style-name="ce155">
            <text:p>12,639</text:p>
          </table:table-cell>
          <table:table-cell office:value-type="float" office:value="56829" table:style-name="ce155">
            <text:p>56,829</text:p>
          </table:table-cell>
          <table:table-cell table:style-name="ce43"/>
          <table:table-cell table:number-columns-repeated="16353"/>
        </table:table-row>
        <table:table-row table:style-name="ro23">
          <table:table-cell office:value-type="string" table:style-name="ce149">
            <text:p>臺 <text:s/>北 <text:s/>市</text:p>
          </table:table-cell>
          <table:table-cell office:value-type="float" office:value="1059749" table:style-name="ce150">
            <text:p>1,059,749</text:p>
          </table:table-cell>
          <table:table-cell office:value-type="float" office:value="2631083" table:style-name="ce26">
            <text:p>2,631,083</text:p>
          </table:table-cell>
          <table:table-cell office:value-type="float" office:value="1252726" table:style-name="ce26">
            <text:p>1,252,726</text:p>
          </table:table-cell>
          <table:table-cell office:value-type="float" office:value="1378357" table:style-name="ce26">
            <text:p>1,378,357</text:p>
          </table:table-cell>
          <table:table-cell office:value-type="float" office:value="1548" table:style-name="ce26">
            <text:p>1,548</text:p>
          </table:table-cell>
          <table:table-cell office:value-type="float" office:value="806" table:style-name="ce26">
            <text:p>806</text:p>
          </table:table-cell>
          <table:table-cell office:value-type="float" office:value="742" table:style-name="ce26">
            <text:p>742</text:p>
          </table:table-cell>
          <table:table-cell office:value-type="float" office:value="7.17" table:style-name="ce142">
            <text:p><text:s text:c="3"/>7.17</text:p>
          </table:table-cell>
          <table:table-cell office:value-type="float" office:value="1493" table:style-name="ce26">
            <text:p>1,493</text:p>
          </table:table-cell>
          <table:table-cell office:value-type="float" office:value="801" table:style-name="ce26">
            <text:p>801</text:p>
          </table:table-cell>
          <table:table-cell office:value-type="float" office:value="692" table:style-name="ce26">
            <text:p>692</text:p>
          </table:table-cell>
          <table:table-cell office:value-type="float" office:value="6.92" table:style-name="ce142">
            <text:p><text:s text:c="3"/>6.92</text:p>
          </table:table-cell>
          <table:table-cell office:value-type="float" office:value="55" table:style-name="ce31">
            <text:p>55</text:p>
          </table:table-cell>
          <table:table-cell office:value-type="float" office:value="0.25" table:style-name="ce156">
            <text:p><text:s text:c="3"/>0.25</text:p>
          </table:table-cell>
          <table:table-cell office:value-type="float" office:value="649" table:style-name="ce151">
            <text:p><text:s text:c="3"/>649</text:p>
          </table:table-cell>
          <table:table-cell office:value-type="float" office:value="628" table:style-name="ce151">
            <text:p><text:s text:c="3"/>628</text:p>
          </table:table-cell>
          <table:table-cell office:value-type="float" office:value="21" table:style-name="ce151">
            <text:p><text:s text:c="3"/>21</text:p>
          </table:table-cell>
          <table:table-cell office:value-type="float" office:value="4" table:style-name="ce151">
            <text:p><text:s text:c="3"/>4</text:p>
          </table:table-cell>
          <table:table-cell office:value-type="float" office:value="17" table:style-name="ce151">
            <text:p><text:s text:c="3"/>17</text:p>
          </table:table-cell>
          <table:table-cell office:value-type="float" office:value="3.01" table:style-name="ce152">
            <text:p><text:s text:c="3"/>3.01</text:p>
          </table:table-cell>
          <table:table-cell office:value-type="float" office:value="367" table:style-name="ce153">
            <text:p><text:s text:c="4"/>367</text:p>
          </table:table-cell>
          <table:table-cell office:value-type="float" office:value="363" table:style-name="ce153">
            <text:p><text:s text:c="4"/>363</text:p>
          </table:table-cell>
          <table:table-cell office:value-type="float" office:value="4" table:style-name="ce40">
            <text:p><text:s text:c="3"/>4</text:p>
          </table:table-cell>
          <table:table-cell office:value-type="float" office:value="3" table:style-name="ce40">
            <text:p><text:s text:c="3"/>3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1.7" table:style-name="ce152">
            <text:p><text:s text:c="3"/>1.70</text:p>
          </table:table-cell>
          <table:table-cell office:value-type="float" office:value="7783" table:style-name="ce155">
            <text:p>7,783</text:p>
          </table:table-cell>
          <table:table-cell office:value-type="float" office:value="12041" table:style-name="ce155">
            <text:p>12,041</text:p>
          </table:table-cell>
          <table:table-cell office:value-type="float" office:value="17079" table:style-name="ce155">
            <text:p>17,079</text:p>
          </table:table-cell>
          <table:table-cell table:style-name="ce43"/>
          <table:table-cell table:number-columns-repeated="16353"/>
        </table:table-row>
        <table:table-row table:style-name="ro23">
          <table:table-cell office:value-type="string" table:style-name="ce149">
            <text:p>桃 <text:s/>園 <text:s/>市</text:p>
          </table:table-cell>
          <table:table-cell office:value-type="float" office:value="831305" table:style-name="ce150">
            <text:p>831,305</text:p>
          </table:table-cell>
          <table:table-cell office:value-type="float" office:value="2255753" table:style-name="ce26">
            <text:p>2,255,753</text:p>
          </table:table-cell>
          <table:table-cell office:value-type="float" office:value="1118766" table:style-name="ce26">
            <text:p>1,118,766</text:p>
          </table:table-cell>
          <table:table-cell office:value-type="float" office:value="1136987" table:style-name="ce26">
            <text:p>1,136,987</text:p>
          </table:table-cell>
          <table:table-cell office:value-type="float" office:value="1654" table:style-name="ce26">
            <text:p>1,654</text:p>
          </table:table-cell>
          <table:table-cell office:value-type="float" office:value="828" table:style-name="ce26">
            <text:p>828</text:p>
          </table:table-cell>
          <table:table-cell office:value-type="float" office:value="826" table:style-name="ce26">
            <text:p>826</text:p>
          </table:table-cell>
          <table:table-cell office:value-type="float" office:value="8.9499999999999993" table:style-name="ce142">
            <text:p><text:s text:c="3"/>8.95</text:p>
          </table:table-cell>
          <table:table-cell office:value-type="float" office:value="1177" table:style-name="ce26">
            <text:p>1,177</text:p>
          </table:table-cell>
          <table:table-cell office:value-type="float" office:value="711" table:style-name="ce26">
            <text:p>711</text:p>
          </table:table-cell>
          <table:table-cell office:value-type="float" office:value="466" table:style-name="ce26">
            <text:p>466</text:p>
          </table:table-cell>
          <table:table-cell office:value-type="float" office:value="6.37" table:style-name="ce142">
            <text:p><text:s text:c="3"/>6.37</text:p>
          </table:table-cell>
          <table:table-cell office:value-type="float" office:value="477" table:style-name="ce31">
            <text:p>477</text:p>
          </table:table-cell>
          <table:table-cell office:value-type="float" office:value="2.58" table:style-name="ce156">
            <text:p><text:s text:c="3"/>2.58</text:p>
          </table:table-cell>
          <table:table-cell office:value-type="float" office:value="757" table:style-name="ce151">
            <text:p><text:s text:c="3"/>757</text:p>
          </table:table-cell>
          <table:table-cell office:value-type="float" office:value="740" table:style-name="ce151">
            <text:p><text:s text:c="3"/>740</text:p>
          </table:table-cell>
          <table:table-cell office:value-type="float" office:value="17" table:style-name="ce151">
            <text:p><text:s text:c="3"/>17</text:p>
          </table:table-cell>
          <table:table-cell office:value-type="float" office:value="6" table:style-name="ce151">
            <text:p><text:s text:c="3"/>6</text:p>
          </table:table-cell>
          <table:table-cell office:value-type="float" office:value="11" table:style-name="ce151">
            <text:p><text:s text:c="3"/>11</text:p>
          </table:table-cell>
          <table:table-cell office:value-type="float" office:value="4.0999999999999996" table:style-name="ce152">
            <text:p><text:s text:c="3"/>4.10</text:p>
          </table:table-cell>
          <table:table-cell office:value-type="float" office:value="468" table:style-name="ce153">
            <text:p><text:s text:c="4"/>468</text:p>
          </table:table-cell>
          <table:table-cell office:value-type="float" office:value="466" table:style-name="ce153">
            <text:p><text:s text:c="4"/>466</text:p>
          </table:table-cell>
          <table:table-cell office:value-type="float" office:value="2" table:style-name="ce154">
            <text:p>2<text:s/>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1" table:style-name="ce154">
            <text:p>1<text:s/></text:p>
          </table:table-cell>
          <table:table-cell office:value-type="float" office:value="2.5299999999999998" table:style-name="ce152">
            <text:p><text:s text:c="3"/>2.53</text:p>
          </table:table-cell>
          <table:table-cell office:value-type="float" office:value="9147" table:style-name="ce155">
            <text:p>9,147</text:p>
          </table:table-cell>
          <table:table-cell office:value-type="float" office:value="8234" table:style-name="ce155">
            <text:p>8,234</text:p>
          </table:table-cell>
          <table:table-cell office:value-type="float" office:value="76363" table:style-name="ce155">
            <text:p>76,363</text:p>
          </table:table-cell>
          <table:table-cell table:style-name="ce43"/>
          <table:table-cell table:number-columns-repeated="16353"/>
        </table:table-row>
        <table:table-row table:style-name="ro27">
          <table:table-cell office:value-type="string" table:style-name="ce149">
            <text:p>臺 <text:s/>中 <text:s/>市</text:p>
          </table:table-cell>
          <table:table-cell office:value-type="float" office:value="990411" table:style-name="ce150">
            <text:p>990,411</text:p>
          </table:table-cell>
          <table:table-cell office:value-type="float" office:value="2816741" table:style-name="ce26">
            <text:p>2,816,741</text:p>
          </table:table-cell>
          <table:table-cell office:value-type="float" office:value="1384376" table:style-name="ce26">
            <text:p>1,384,376</text:p>
          </table:table-cell>
          <table:table-cell office:value-type="float" office:value="1432365" table:style-name="ce26">
            <text:p>1,432,365</text:p>
          </table:table-cell>
          <table:table-cell office:value-type="float" office:value="1556" table:style-name="ce26">
            <text:p>1,556</text:p>
          </table:table-cell>
          <table:table-cell office:value-type="float" office:value="800" table:style-name="ce26">
            <text:p>800</text:p>
          </table:table-cell>
          <table:table-cell office:value-type="float" office:value="756" table:style-name="ce26">
            <text:p>756</text:p>
          </table:table-cell>
          <table:table-cell office:value-type="float" office:value="6.74" table:style-name="ce142">
            <text:p><text:s text:c="3"/>6.74</text:p>
          </table:table-cell>
          <table:table-cell office:value-type="float" office:value="1481" table:style-name="ce26">
            <text:p>1,481</text:p>
          </table:table-cell>
          <table:table-cell office:value-type="float" office:value="894" table:style-name="ce26">
            <text:p>894</text:p>
          </table:table-cell>
          <table:table-cell office:value-type="float" office:value="587" table:style-name="ce26">
            <text:p>587</text:p>
          </table:table-cell>
          <table:table-cell office:value-type="float" office:value="6.41" table:style-name="ce142">
            <text:p><text:s text:c="3"/>6.41</text:p>
          </table:table-cell>
          <table:table-cell office:value-type="float" office:value="75" table:style-name="ce143">
            <text:p><text:s text:c="3"/>75</text:p>
          </table:table-cell>
          <table:table-cell office:value-type="float" office:value="0.32" table:style-name="ce144">
            <text:p><text:s text:c="4"/>0.32</text:p>
          </table:table-cell>
          <table:table-cell office:value-type="float" office:value="887" table:style-name="ce151">
            <text:p><text:s text:c="3"/>887</text:p>
          </table:table-cell>
          <table:table-cell office:value-type="float" office:value="873" table:style-name="ce151">
            <text:p><text:s text:c="3"/>873</text:p>
          </table:table-cell>
          <table:table-cell office:value-type="float" office:value="14" table:style-name="ce151">
            <text:p><text:s text:c="3"/>14</text:p>
          </table:table-cell>
          <table:table-cell office:value-type="float" office:value="5" table:style-name="ce151">
            <text:p><text:s text:c="3"/>5</text:p>
          </table:table-cell>
          <table:table-cell office:value-type="float" office:value="9" table:style-name="ce151">
            <text:p><text:s text:c="3"/>9</text:p>
          </table:table-cell>
          <table:table-cell office:value-type="float" office:value="3.84" table:style-name="ce152">
            <text:p><text:s text:c="3"/>3.84</text:p>
          </table:table-cell>
          <table:table-cell office:value-type="float" office:value="485" table:style-name="ce153">
            <text:p><text:s text:c="4"/>485</text:p>
          </table:table-cell>
          <table:table-cell office:value-type="float" office:value="483" table:style-name="ce153">
            <text:p><text:s text:c="4"/>483</text:p>
          </table:table-cell>
          <table:table-cell office:value-type="float" office:value="2" table:style-name="ce154">
            <text:p>2<text:s/></text:p>
          </table:table-cell>
          <table:table-cell office:value-type="float" office:value="0" table:style-name="ce154">
            <text:p>0<text:s/></text:p>
          </table:table-cell>
          <table:table-cell office:value-type="float" office:value="2" table:style-name="ce154">
            <text:p>2<text:s/></text:p>
          </table:table-cell>
          <table:table-cell office:value-type="float" office:value="2.1" table:style-name="ce152">
            <text:p><text:s text:c="3"/>2.10</text:p>
          </table:table-cell>
          <table:table-cell office:value-type="float" office:value="9567" table:style-name="ce155">
            <text:p>9,567</text:p>
          </table:table-cell>
          <table:table-cell office:value-type="float" office:value="9568" table:style-name="ce155">
            <text:p>9,568</text:p>
          </table:table-cell>
          <table:table-cell office:value-type="float" office:value="35457" table:style-name="ce155">
            <text:p>35,457</text:p>
          </table:table-cell>
          <table:table-cell table:style-name="ce43"/>
          <table:table-cell table:number-columns-repeated="16353"/>
        </table:table-row>
        <table:table-row table:style-name="ro23">
          <table:table-cell office:value-type="string" table:style-name="ce149">
            <text:p>臺 <text:s/>南 <text:s/>市</text:p>
          </table:table-cell>
          <table:table-cell office:value-type="float" office:value="697604" table:style-name="ce150">
            <text:p>697,604</text:p>
          </table:table-cell>
          <table:table-cell office:value-type="float" office:value="1878845" table:style-name="ce26">
            <text:p>1,878,845</text:p>
          </table:table-cell>
          <table:table-cell office:value-type="float" office:value="936057" table:style-name="ce26">
            <text:p>936,057</text:p>
          </table:table-cell>
          <table:table-cell office:value-type="float" office:value="942788" table:style-name="ce26">
            <text:p>942,788</text:p>
          </table:table-cell>
          <table:table-cell office:value-type="float" office:value="835" table:style-name="ce26">
            <text:p>835</text:p>
          </table:table-cell>
          <table:table-cell office:value-type="float" office:value="442" table:style-name="ce26">
            <text:p>442</text:p>
          </table:table-cell>
          <table:table-cell office:value-type="float" office:value="393" table:style-name="ce26">
            <text:p>393</text:p>
          </table:table-cell>
          <table:table-cell office:value-type="float" office:value="5.42" table:style-name="ce142">
            <text:p><text:s text:c="3"/>5.42</text:p>
          </table:table-cell>
          <table:table-cell office:value-type="float" office:value="1248" table:style-name="ce26">
            <text:p>1,248</text:p>
          </table:table-cell>
          <table:table-cell office:value-type="float" office:value="702" table:style-name="ce26">
            <text:p>702</text:p>
          </table:table-cell>
          <table:table-cell office:value-type="float" office:value="546" table:style-name="ce26">
            <text:p>546</text:p>
          </table:table-cell>
          <table:table-cell office:value-type="float" office:value="8.1" table:style-name="ce142">
            <text:p><text:s text:c="3"/>8.10</text:p>
          </table:table-cell>
          <table:table-cell office:value-type="float" office:value="-413" table:style-name="ce40">
            <text:p>－ <text:s text:c="2"/>413</text:p>
          </table:table-cell>
          <table:table-cell office:value-type="float" office:value="-2.68" table:style-name="ce144">
            <text:p>－ <text:s/>2.68</text:p>
          </table:table-cell>
          <table:table-cell office:value-type="float" office:value="588" table:style-name="ce151">
            <text:p><text:s text:c="3"/>588</text:p>
          </table:table-cell>
          <table:table-cell office:value-type="float" office:value="575" table:style-name="ce151">
            <text:p><text:s text:c="3"/>575</text:p>
          </table:table-cell>
          <table:table-cell office:value-type="float" office:value="13" table:style-name="ce151">
            <text:p><text:s text:c="3"/>13</text:p>
          </table:table-cell>
          <table:table-cell office:value-type="float" office:value="6" table:style-name="ce151">
            <text:p><text:s text:c="3"/>6</text:p>
          </table:table-cell>
          <table:table-cell office:value-type="float" office:value="7" table:style-name="ce151">
            <text:p><text:s text:c="3"/>7</text:p>
          </table:table-cell>
          <table:table-cell office:value-type="float" office:value="3.82" table:style-name="ce152">
            <text:p><text:s text:c="3"/>3.82</text:p>
          </table:table-cell>
          <table:table-cell office:value-type="float" office:value="306" table:style-name="ce153">
            <text:p><text:s text:c="4"/>306</text:p>
          </table:table-cell>
          <table:table-cell office:value-type="float" office:value="305" table:style-name="ce153">
            <text:p><text:s text:c="4"/>305</text:p>
          </table:table-cell>
          <table:table-cell office:value-type="float" office:value="1" table:style-name="ce154">
            <text:p>1<text:s/></text:p>
          </table:table-cell>
          <table:table-cell office:value-type="float" office:value="0" table:style-name="ce40">
            <text:p>—</text:p>
          </table:table-cell>
          <table:table-cell office:value-type="float" office:value="1" table:style-name="ce154">
            <text:p>1<text:s/></text:p>
          </table:table-cell>
          <table:table-cell office:value-type="float" office:value="1.99" table:style-name="ce152">
            <text:p><text:s text:c="3"/>1.99</text:p>
          </table:table-cell>
          <table:table-cell office:value-type="float" office:value="5335" table:style-name="ce155">
            <text:p>5,335</text:p>
          </table:table-cell>
          <table:table-cell office:value-type="float" office:value="5192" table:style-name="ce155">
            <text:p>5,192</text:p>
          </table:table-cell>
          <table:table-cell office:value-type="float" office:value="8273" table:style-name="ce155">
            <text:p>8,273</text:p>
          </table:table-cell>
          <table:table-cell table:style-name="ce43"/>
          <table:table-cell table:number-columns-repeated="16353"/>
        </table:table-row>
        <table:table-row table:style-name="ro23">
          <table:table-cell office:value-type="string" table:style-name="ce149">
            <text:p>高 <text:s/>雄 <text:s/>市</text:p>
          </table:table-cell>
          <table:table-cell office:value-type="float" office:value="1111969" table:style-name="ce150">
            <text:p>1,111,969</text:p>
          </table:table-cell>
          <table:table-cell office:value-type="float" office:value="2773401" table:style-name="ce26">
            <text:p>2,773,401</text:p>
          </table:table-cell>
          <table:table-cell office:value-type="float" office:value="1369045" table:style-name="ce26">
            <text:p>1,369,045</text:p>
          </table:table-cell>
          <table:table-cell office:value-type="float" office:value="1404356" table:style-name="ce26">
            <text:p>1,404,356</text:p>
          </table:table-cell>
          <table:table-cell office:value-type="float" office:value="1493" table:style-name="ce26">
            <text:p>1,493</text:p>
          </table:table-cell>
          <table:table-cell office:value-type="float" office:value="772" table:style-name="ce26">
            <text:p>772</text:p>
          </table:table-cell>
          <table:table-cell office:value-type="float" office:value="721" table:style-name="ce26">
            <text:p>721</text:p>
          </table:table-cell>
          <table:table-cell office:value-type="float" office:value="6.57" table:style-name="ce142">
            <text:p><text:s text:c="3"/>6.57</text:p>
          </table:table-cell>
          <table:table-cell office:value-type="float" office:value="1706" table:style-name="ce26">
            <text:p>1,706</text:p>
          </table:table-cell>
          <table:table-cell office:value-type="float" office:value="982" table:style-name="ce26">
            <text:p>982</text:p>
          </table:table-cell>
          <table:table-cell office:value-type="float" office:value="724" table:style-name="ce26">
            <text:p>724</text:p>
          </table:table-cell>
          <table:table-cell office:value-type="float" office:value="7.5" table:style-name="ce142">
            <text:p><text:s text:c="3"/>7.50</text:p>
          </table:table-cell>
          <table:table-cell office:value-type="float" office:value="-213" table:style-name="ce40">
            <text:p>－ <text:s text:c="2"/>213</text:p>
          </table:table-cell>
          <table:table-cell office:value-type="float" office:value="-0.94" table:style-name="ce144">
            <text:p>－ <text:s/>0.94</text:p>
          </table:table-cell>
          <table:table-cell office:value-type="float" office:value="783" table:style-name="ce151">
            <text:p><text:s text:c="3"/>783</text:p>
          </table:table-cell>
          <table:table-cell office:value-type="float" office:value="767" table:style-name="ce151">
            <text:p><text:s text:c="3"/>767</text:p>
          </table:table-cell>
          <table:table-cell office:value-type="float" office:value="16" table:style-name="ce151">
            <text:p><text:s text:c="3"/>16</text:p>
          </table:table-cell>
          <table:table-cell office:value-type="float" office:value="4" table:style-name="ce151">
            <text:p><text:s text:c="3"/>4</text:p>
          </table:table-cell>
          <table:table-cell office:value-type="float" office:value="12" table:style-name="ce151">
            <text:p><text:s text:c="3"/>12</text:p>
          </table:table-cell>
          <table:table-cell office:value-type="float" office:value="3.44" table:style-name="ce152">
            <text:p><text:s text:c="3"/>3.44</text:p>
          </table:table-cell>
          <table:table-cell office:value-type="float" office:value="491" table:style-name="ce153">
            <text:p><text:s text:c="4"/>491</text:p>
          </table:table-cell>
          <table:table-cell office:value-type="float" office:value="486" table:style-name="ce153">
            <text:p><text:s text:c="4"/>486</text:p>
          </table:table-cell>
          <table:table-cell office:value-type="float" office:value="5" table:style-name="ce154">
            <text:p>5<text:s/></text:p>
          </table:table-cell>
          <table:table-cell office:value-type="float" office:value="2" table:style-name="ce154">
            <text:p>2<text:s/></text:p>
          </table:table-cell>
          <table:table-cell office:value-type="float" office:value="3" table:style-name="ce154">
            <text:p>3<text:s/></text:p>
          </table:table-cell>
          <table:table-cell office:value-type="float" office:value="2.16" table:style-name="ce152">
            <text:p><text:s text:c="3"/>2.16</text:p>
          </table:table-cell>
          <table:table-cell office:value-type="float" office:value="8384" table:style-name="ce150">
            <text:p>8,384</text:p>
          </table:table-cell>
          <table:table-cell office:value-type="float" office:value="8754" table:style-name="ce150">
            <text:p>8,754</text:p>
          </table:table-cell>
          <table:table-cell office:value-type="float" office:value="35417" table:style-name="ce150">
            <text:p>35,417</text:p>
          </table:table-cell>
          <table:table-cell table:style-name="ce43"/>
          <table:table-cell table:number-columns-repeated="16353"/>
        </table:table-row>
        <table:table-row table:style-name="ro28">
          <table:table-cell office:value-type="string" table:style-name="ce149">
            <text:p><text:s/>臺 <text:s/>灣 <text:s/>省<text:s/></text:p>
          </table:table-cell>
          <table:table-cell office:value-type="float" office:value="2529228" table:style-name="ce150">
            <text:p>2,529,228</text:p>
          </table:table-cell>
          <table:table-cell office:value-type="float" office:value="7058709" table:style-name="ce26">
            <text:p>7,058,709</text:p>
          </table:table-cell>
          <table:table-cell office:value-type="float" office:value="3590581" table:style-name="ce26">
            <text:p>3,590,581</text:p>
          </table:table-cell>
          <table:table-cell office:value-type="float" office:value="3468128" table:style-name="ce26">
            <text:p>3,468,128</text:p>
          </table:table-cell>
          <table:table-cell office:value-type="float" office:value="3708" table:style-name="ce26">
            <text:p>3,708</text:p>
          </table:table-cell>
          <table:table-cell office:value-type="float" office:value="1914" table:style-name="ce26">
            <text:p>1,914</text:p>
          </table:table-cell>
          <table:table-cell office:value-type="float" office:value="1794" table:style-name="ce26">
            <text:p>1,794</text:p>
          </table:table-cell>
          <table:table-cell office:value-type="float" office:value="6.41" table:style-name="ce142">
            <text:p><text:s text:c="3"/>6.41</text:p>
          </table:table-cell>
          <table:table-cell office:value-type="float" office:value="5252" table:style-name="ce26">
            <text:p>5,252</text:p>
          </table:table-cell>
          <table:table-cell office:value-type="float" office:value="3091" table:style-name="ce26">
            <text:p>3,091</text:p>
          </table:table-cell>
          <table:table-cell office:value-type="float" office:value="2161" table:style-name="ce26">
            <text:p>2,161</text:p>
          </table:table-cell>
          <table:table-cell office:value-type="float" office:value="9.08" table:style-name="ce142">
            <text:p><text:s text:c="3"/>9.08</text:p>
          </table:table-cell>
          <table:table-cell office:value-type="float" office:value="-1544" table:style-name="ce42">
            <text:p>－ 1,544</text:p>
          </table:table-cell>
          <table:table-cell office:value-type="float" office:value="-2.67" table:style-name="ce157">
            <text:p>－ <text:s/>2.67</text:p>
          </table:table-cell>
          <table:table-cell office:value-type="float" office:value="2097" table:style-name="ce151">
            <text:p><text:s text:c="3"/>2,097</text:p>
          </table:table-cell>
          <table:table-cell office:value-type="float" office:value="2065" table:style-name="ce151">
            <text:p><text:s text:c="3"/>2,065</text:p>
          </table:table-cell>
          <table:table-cell office:value-type="float" office:value="32" table:style-name="ce151">
            <text:p><text:s text:c="3"/>32</text:p>
          </table:table-cell>
          <table:table-cell office:value-type="float" office:value="7" table:style-name="ce151">
            <text:p><text:s text:c="3"/>7</text:p>
          </table:table-cell>
          <table:table-cell office:value-type="float" office:value="25" table:style-name="ce151">
            <text:p><text:s text:c="3"/>25</text:p>
          </table:table-cell>
          <table:table-cell office:value-type="float" office:value="3.62" table:style-name="ce152">
            <text:p><text:s text:c="3"/>3.62</text:p>
          </table:table-cell>
          <table:table-cell office:value-type="float" office:value="1154" table:style-name="ce153">
            <text:p><text:s text:c="4"/>1,154</text:p>
          </table:table-cell>
          <table:table-cell office:value-type="float" office:value="1141" table:style-name="ce153">
            <text:p><text:s text:c="4"/>1,141</text:p>
          </table:table-cell>
          <table:table-cell office:value-type="float" office:value="13" table:style-name="ce154">
            <text:p>13<text:s/></text:p>
          </table:table-cell>
          <table:table-cell office:value-type="float" office:value="3" table:style-name="ce154">
            <text:p>3<text:s/></text:p>
          </table:table-cell>
          <table:table-cell office:value-type="float" office:value="10" table:style-name="ce154">
            <text:p>10<text:s/></text:p>
          </table:table-cell>
          <table:table-cell office:value-type="float" office:value="1.99" table:style-name="ce152">
            <text:p><text:s text:c="3"/>1.99</text:p>
          </table:table-cell>
          <table:table-cell office:value-type="float" office:value="19801" table:style-name="ce150">
            <text:p>19,801</text:p>
          </table:table-cell>
          <table:table-cell office:value-type="float" office:value="20021" table:style-name="ce150">
            <text:p>20,021</text:p>
          </table:table-cell>
          <table:table-cell office:value-type="float" office:value="342301" table:style-name="ce150">
            <text:p>342,301</text:p>
          </table:table-cell>
          <table:table-cell table:style-name="ce43"/>
          <table:table-cell table:number-columns-repeated="16353"/>
        </table:table-row>
        <table:table-row table:style-name="ro29">
          <table:table-cell office:value-type="string" table:style-name="ce158">
            <text:p>宜 蘭 縣</text:p>
          </table:table-cell>
          <table:table-cell office:value-type="float" office:value="171170" table:style-name="ce159">
            <text:p><text:s text:c="3"/>171,170</text:p>
          </table:table-cell>
          <table:table-cell office:value-type="float" office:value="453915" table:style-name="ce160">
            <text:p><text:s text:c="3"/>453,915</text:p>
          </table:table-cell>
          <table:table-cell office:value-type="float" office:value="228973" table:style-name="ce160">
            <text:p><text:s text:c="3"/>228,973</text:p>
          </table:table-cell>
          <table:table-cell office:value-type="float" office:value="224942" table:style-name="ce160">
            <text:p><text:s text:c="3"/>224,942</text:p>
          </table:table-cell>
          <table:table-cell office:value-type="float" office:value="234" table:style-name="ce45">
            <text:p>234</text:p>
          </table:table-cell>
          <table:table-cell office:value-type="float" office:value="121" table:style-name="ce45">
            <text:p>121</text:p>
          </table:table-cell>
          <table:table-cell office:value-type="float" office:value="113" table:style-name="ce45">
            <text:p>113</text:p>
          </table:table-cell>
          <table:table-cell office:value-type="float" office:value="6.29" table:style-name="ce161">
            <text:p><text:s text:c="3"/>6.29</text:p>
          </table:table-cell>
          <table:table-cell office:value-type="float" office:value="300" table:style-name="ce160">
            <text:p><text:s text:c="3"/>300</text:p>
          </table:table-cell>
          <table:table-cell office:value-type="float" office:value="171" table:style-name="ce45">
            <text:p>171</text:p>
          </table:table-cell>
          <table:table-cell office:value-type="float" office:value="129" table:style-name="ce45">
            <text:p>129</text:p>
          </table:table-cell>
          <table:table-cell office:value-type="float" office:value="8.06" table:style-name="ce161">
            <text:p><text:s text:c="3"/>8.06</text:p>
          </table:table-cell>
          <table:table-cell office:value-type="float" office:value="-66" table:style-name="ce162">
            <text:p>－ <text:s text:c="4"/>66</text:p>
          </table:table-cell>
          <table:table-cell office:value-type="float" office:value="-1.77" table:style-name="ce163">
            <text:p>－ <text:s text:c="2"/>1.77</text:p>
          </table:table-cell>
          <table:table-cell office:value-type="float" office:value="130" table:style-name="ce164">
            <text:p><text:s text:c="3"/>130</text:p>
          </table:table-cell>
          <table:table-cell office:value-type="float" office:value="127" table:style-name="ce164">
            <text:p><text:s text:c="3"/>127</text:p>
          </table:table-cell>
          <table:table-cell office:value-type="float" office:value="3" table:style-name="ce151">
            <text:p><text:s text:c="3"/>3</text:p>
          </table:table-cell>
          <table:table-cell office:value-type="float" office:value="0" table:style-name="ce164">
            <text:p>—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3.49" table:style-name="ce165">
            <text:p><text:s text:c="3"/>3.49</text:p>
          </table:table-cell>
          <table:table-cell office:value-type="float" office:value="86" table:style-name="ce166">
            <text:p><text:s text:c="4"/>86</text:p>
          </table:table-cell>
          <table:table-cell office:value-type="float" office:value="84" table:style-name="ce166">
            <text:p><text:s text:c="4"/>84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0" table:style-name="ce164">
            <text:p>—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2.31" table:style-name="ce165">
            <text:p><text:s text:c="3"/>2.31</text:p>
          </table:table-cell>
          <table:table-cell office:value-type="float" office:value="1583" table:style-name="ce167">
            <text:p>1,583</text:p>
          </table:table-cell>
          <table:table-cell office:value-type="float" office:value="1553" table:style-name="ce167">
            <text:p>1,553</text:p>
          </table:table-cell>
          <table:table-cell office:value-type="float" office:value="17520" table:style-name="ce168">
            <text:p><text:s text:c="3"/>17,520</text:p>
          </table:table-cell>
          <table:table-cell table:style-name="ce43"/>
          <table:table-cell table:number-columns-repeated="16353"/>
        </table:table-row>
        <table:table-row table:style-name="ro5">
          <table:table-cell office:value-type="string" table:style-name="ce158">
            <text:p>新 竹 縣</text:p>
          </table:table-cell>
          <table:table-cell office:value-type="float" office:value="201732" table:style-name="ce159">
            <text:p><text:s text:c="3"/>201,732</text:p>
          </table:table-cell>
          <table:table-cell office:value-type="float" office:value="565851" table:style-name="ce160">
            <text:p><text:s text:c="3"/>565,851</text:p>
          </table:table-cell>
          <table:table-cell office:value-type="float" office:value="288764" table:style-name="ce160">
            <text:p><text:s text:c="3"/>288,764</text:p>
          </table:table-cell>
          <table:table-cell office:value-type="float" office:value="277087" table:style-name="ce160">
            <text:p><text:s text:c="3"/>277,087</text:p>
          </table:table-cell>
          <table:table-cell office:value-type="float" office:value="339" table:style-name="ce160">
            <text:p><text:s text:c="3"/>339</text:p>
          </table:table-cell>
          <table:table-cell office:value-type="float" office:value="146" table:style-name="ce45">
            <text:p>146</text:p>
          </table:table-cell>
          <table:table-cell office:value-type="float" office:value="193" table:style-name="ce45">
            <text:p>193</text:p>
          </table:table-cell>
          <table:table-cell office:value-type="float" office:value="7.31" table:style-name="ce161">
            <text:p><text:s text:c="3"/>7.31</text:p>
          </table:table-cell>
          <table:table-cell office:value-type="float" office:value="335" table:style-name="ce160">
            <text:p><text:s text:c="3"/>335</text:p>
          </table:table-cell>
          <table:table-cell office:value-type="float" office:value="214" table:style-name="ce45">
            <text:p>214</text:p>
          </table:table-cell>
          <table:table-cell office:value-type="float" office:value="121" table:style-name="ce45">
            <text:p>121</text:p>
          </table:table-cell>
          <table:table-cell office:value-type="float" office:value="7.23" table:style-name="ce161">
            <text:p><text:s text:c="3"/>7.23</text:p>
          </table:table-cell>
          <table:table-cell office:value-type="float" office:value="4" table:style-name="ce162">
            <text:p><text:s text:c="3"/>4</text:p>
          </table:table-cell>
          <table:table-cell office:value-type="float" office:value="0.09" table:style-name="ce163">
            <text:p><text:s text:c="4"/>0.09</text:p>
          </table:table-cell>
          <table:table-cell office:value-type="float" office:value="181" table:style-name="ce164">
            <text:p><text:s text:c="3"/>181</text:p>
          </table:table-cell>
          <table:table-cell office:value-type="float" office:value="178" table:style-name="ce164">
            <text:p><text:s text:c="3"/>178</text:p>
          </table:table-cell>
          <table:table-cell office:value-type="float" office:value="3" table:style-name="ce151">
            <text:p><text:s text:c="3"/>3</text:p>
          </table:table-cell>
          <table:table-cell office:value-type="float" office:value="0" table:style-name="ce164">
            <text:p>—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3.9" table:style-name="ce165">
            <text:p><text:s text:c="3"/>3.90</text:p>
          </table:table-cell>
          <table:table-cell office:value-type="float" office:value="96" table:style-name="ce166">
            <text:p><text:s text:c="4"/>96</text:p>
          </table:table-cell>
          <table:table-cell office:value-type="float" office:value="96" table:style-name="ce166">
            <text:p><text:s text:c="4"/>96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2.0699999999999998" table:style-name="ce165">
            <text:p><text:s text:c="3"/>2.07</text:p>
          </table:table-cell>
          <table:table-cell office:value-type="float" office:value="2137" table:style-name="ce167">
            <text:p>2,137</text:p>
          </table:table-cell>
          <table:table-cell office:value-type="float" office:value="1562" table:style-name="ce167">
            <text:p>1,562</text:p>
          </table:table-cell>
          <table:table-cell office:value-type="float" office:value="21896" table:style-name="ce168">
            <text:p><text:s text:c="3"/>21,896</text:p>
          </table:table-cell>
          <table:table-cell table:style-name="ce43"/>
          <table:table-cell table:number-columns-repeated="16353"/>
        </table:table-row>
        <table:table-row table:style-name="ro5">
          <table:table-cell office:value-type="string" table:style-name="ce158">
            <text:p>苗 栗 縣</text:p>
          </table:table-cell>
          <table:table-cell office:value-type="float" office:value="191640" table:style-name="ce159">
            <text:p><text:s text:c="3"/>191,640</text:p>
          </table:table-cell>
          <table:table-cell office:value-type="float" office:value="544548" table:style-name="ce160">
            <text:p><text:s text:c="3"/>544,548</text:p>
          </table:table-cell>
          <table:table-cell office:value-type="float" office:value="280706" table:style-name="ce160">
            <text:p><text:s text:c="3"/>280,706</text:p>
          </table:table-cell>
          <table:table-cell office:value-type="float" office:value="263842" table:style-name="ce160">
            <text:p><text:s text:c="3"/>263,842</text:p>
          </table:table-cell>
          <table:table-cell office:value-type="float" office:value="222" table:style-name="ce160">
            <text:p><text:s text:c="3"/>222</text:p>
          </table:table-cell>
          <table:table-cell office:value-type="float" office:value="114" table:style-name="ce45">
            <text:p>114</text:p>
          </table:table-cell>
          <table:table-cell office:value-type="float" office:value="108" table:style-name="ce45">
            <text:p>108</text:p>
          </table:table-cell>
          <table:table-cell office:value-type="float" office:value="4.97" table:style-name="ce161">
            <text:p><text:s text:c="3"/>4.97</text:p>
          </table:table-cell>
          <table:table-cell office:value-type="float" office:value="425" table:style-name="ce160">
            <text:p><text:s text:c="3"/>425</text:p>
          </table:table-cell>
          <table:table-cell office:value-type="float" office:value="243" table:style-name="ce45">
            <text:p>243</text:p>
          </table:table-cell>
          <table:table-cell office:value-type="float" office:value="182" table:style-name="ce45">
            <text:p>182</text:p>
          </table:table-cell>
          <table:table-cell office:value-type="float" office:value="9.52" table:style-name="ce161">
            <text:p><text:s text:c="3"/>9.52</text:p>
          </table:table-cell>
          <table:table-cell office:value-type="float" office:value="-203" table:style-name="ce169">
            <text:p>－ <text:s text:c="2"/>203</text:p>
          </table:table-cell>
          <table:table-cell office:value-type="float" office:value="-4.55" table:style-name="ce163">
            <text:p>－ <text:s text:c="2"/>4.55</text:p>
          </table:table-cell>
          <table:table-cell office:value-type="float" office:value="187" table:style-name="ce164">
            <text:p><text:s text:c="3"/>187</text:p>
          </table:table-cell>
          <table:table-cell office:value-type="float" office:value="185" table:style-name="ce164">
            <text:p><text:s text:c="3"/>185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0" table:style-name="ce164">
            <text:p>—</text:p>
          </table:table-cell>
          <table:table-cell office:value-type="float" office:value="4.1900000000000004" table:style-name="ce165">
            <text:p><text:s text:c="3"/>4.19</text:p>
          </table:table-cell>
          <table:table-cell office:value-type="float" office:value="87" table:style-name="ce166">
            <text:p><text:s text:c="4"/>87</text:p>
          </table:table-cell>
          <table:table-cell office:value-type="float" office:value="87" table:style-name="ce166">
            <text:p><text:s text:c="4"/>87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1.95" table:style-name="ce165">
            <text:p><text:s text:c="3"/>1.95</text:p>
          </table:table-cell>
          <table:table-cell office:value-type="float" office:value="1378" table:style-name="ce167">
            <text:p>1,378</text:p>
          </table:table-cell>
          <table:table-cell office:value-type="float" office:value="1389" table:style-name="ce167">
            <text:p>1,389</text:p>
          </table:table-cell>
          <table:table-cell office:value-type="float" office:value="11397" table:style-name="ce168">
            <text:p><text:s text:c="3"/>11,397</text:p>
          </table:table-cell>
          <table:table-cell table:style-name="ce43"/>
          <table:table-cell table:number-columns-repeated="16353"/>
        </table:table-row>
        <table:table-row table:style-name="ro5">
          <table:table-cell office:value-type="string" table:style-name="ce158">
            <text:p>彰 化 縣</text:p>
          </table:table-cell>
          <table:table-cell office:value-type="float" office:value="393650" table:style-name="ce159">
            <text:p><text:s text:c="3"/>393,650</text:p>
          </table:table-cell>
          <table:table-cell office:value-type="float" office:value="1270521" table:style-name="ce160">
            <text:p><text:s text:c="3"/>1,270,521</text:p>
          </table:table-cell>
          <table:table-cell office:value-type="float" office:value="645984" table:style-name="ce160">
            <text:p><text:s text:c="3"/>645,984</text:p>
          </table:table-cell>
          <table:table-cell office:value-type="float" office:value="624537" table:style-name="ce160">
            <text:p><text:s text:c="3"/>624,537</text:p>
          </table:table-cell>
          <table:table-cell office:value-type="float" office:value="924" table:style-name="ce160">
            <text:p><text:s text:c="3"/>924</text:p>
          </table:table-cell>
          <table:table-cell office:value-type="float" office:value="506" table:style-name="ce45">
            <text:p>506</text:p>
          </table:table-cell>
          <table:table-cell office:value-type="float" office:value="418" table:style-name="ce45">
            <text:p>418</text:p>
          </table:table-cell>
          <table:table-cell office:value-type="float" office:value="8.8699999999999992" table:style-name="ce161">
            <text:p><text:s text:c="3"/>8.87</text:p>
          </table:table-cell>
          <table:table-cell office:value-type="float" office:value="854" table:style-name="ce160">
            <text:p><text:s text:c="3"/>854</text:p>
          </table:table-cell>
          <table:table-cell office:value-type="float" office:value="505" table:style-name="ce45">
            <text:p>505</text:p>
          </table:table-cell>
          <table:table-cell office:value-type="float" office:value="349" table:style-name="ce45">
            <text:p>349</text:p>
          </table:table-cell>
          <table:table-cell office:value-type="float" office:value="8.1999999999999993" table:style-name="ce161">
            <text:p><text:s text:c="3"/>8.20</text:p>
          </table:table-cell>
          <table:table-cell office:value-type="float" office:value="70" table:style-name="ce170">
            <text:p><text:s text:c="3"/>70</text:p>
          </table:table-cell>
          <table:table-cell office:value-type="float" office:value="0.67" table:style-name="ce163">
            <text:p><text:s text:c="4"/>0.67</text:p>
          </table:table-cell>
          <table:table-cell office:value-type="float" office:value="338" table:style-name="ce164">
            <text:p><text:s text:c="3"/>338</text:p>
          </table:table-cell>
          <table:table-cell office:value-type="float" office:value="334" table:style-name="ce164">
            <text:p><text:s text:c="3"/>334</text:p>
          </table:table-cell>
          <table:table-cell office:value-type="float" office:value="4" table:style-name="ce151">
            <text:p><text:s text:c="3"/>4</text:p>
          </table:table-cell>
          <table:table-cell office:value-type="float" office:value="0" table:style-name="ce164">
            <text:p>—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3.24" table:style-name="ce165">
            <text:p><text:s text:c="3"/>3.24</text:p>
          </table:table-cell>
          <table:table-cell office:value-type="float" office:value="143" table:style-name="ce166">
            <text:p><text:s text:c="4"/>143</text:p>
          </table:table-cell>
          <table:table-cell office:value-type="float" office:value="143" table:style-name="ce166">
            <text:p><text:s text:c="4"/>143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1.37" table:style-name="ce165">
            <text:p><text:s text:c="3"/>1.37</text:p>
          </table:table-cell>
          <table:table-cell office:value-type="float" office:value="2488" table:style-name="ce167">
            <text:p>2,488</text:p>
          </table:table-cell>
          <table:table-cell office:value-type="float" office:value="3052" table:style-name="ce167">
            <text:p>3,052</text:p>
          </table:table-cell>
          <table:table-cell office:value-type="float" office:value="5954" table:style-name="ce168">
            <text:p><text:s text:c="3"/>5,954</text:p>
          </table:table-cell>
          <table:table-cell table:style-name="ce43"/>
          <table:table-cell table:number-columns-repeated="16353"/>
        </table:table-row>
        <table:table-row table:style-name="ro30">
          <table:table-cell office:value-type="string" table:style-name="ce158">
            <text:p>南 投 縣</text:p>
          </table:table-cell>
          <table:table-cell office:value-type="float" office:value="179016" table:style-name="ce159">
            <text:p><text:s text:c="3"/>179,016</text:p>
          </table:table-cell>
          <table:table-cell office:value-type="float" office:value="493138" table:style-name="ce160">
            <text:p><text:s text:c="3"/>493,138</text:p>
          </table:table-cell>
          <table:table-cell office:value-type="float" office:value="252150" table:style-name="ce160">
            <text:p><text:s text:c="3"/>252,150</text:p>
          </table:table-cell>
          <table:table-cell office:value-type="float" office:value="240988" table:style-name="ce160">
            <text:p><text:s text:c="3"/>240,988</text:p>
          </table:table-cell>
          <table:table-cell office:value-type="float" office:value="228" table:style-name="ce160">
            <text:p><text:s text:c="3"/>228</text:p>
          </table:table-cell>
          <table:table-cell office:value-type="float" office:value="116" table:style-name="ce45">
            <text:p>116</text:p>
          </table:table-cell>
          <table:table-cell office:value-type="float" office:value="112" table:style-name="ce45">
            <text:p>112</text:p>
          </table:table-cell>
          <table:table-cell office:value-type="float" office:value="5.64" table:style-name="ce161">
            <text:p><text:s text:c="3"/>5.64</text:p>
          </table:table-cell>
          <table:table-cell office:value-type="float" office:value="391" table:style-name="ce160">
            <text:p><text:s text:c="3"/>391</text:p>
          </table:table-cell>
          <table:table-cell office:value-type="float" office:value="220" table:style-name="ce45">
            <text:p>220</text:p>
          </table:table-cell>
          <table:table-cell office:value-type="float" office:value="171" table:style-name="ce45">
            <text:p>171</text:p>
          </table:table-cell>
          <table:table-cell office:value-type="float" office:value="9.67" table:style-name="ce161">
            <text:p><text:s text:c="3"/>9.67</text:p>
          </table:table-cell>
          <table:table-cell office:value-type="float" office:value="-163" table:style-name="ce169">
            <text:p>－ <text:s text:c="2"/>163</text:p>
          </table:table-cell>
          <table:table-cell office:value-type="float" office:value="-4.03" table:style-name="ce163">
            <text:p>－ <text:s text:c="2"/>4.03</text:p>
          </table:table-cell>
          <table:table-cell office:value-type="float" office:value="137" table:style-name="ce164">
            <text:p><text:s text:c="3"/>137</text:p>
          </table:table-cell>
          <table:table-cell office:value-type="float" office:value="134" table:style-name="ce164">
            <text:p><text:s text:c="3"/>134</text:p>
          </table:table-cell>
          <table:table-cell office:value-type="float" office:value="3" table:style-name="ce151">
            <text:p><text:s text:c="3"/>3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3.39" table:style-name="ce165">
            <text:p><text:s text:c="3"/>3.39</text:p>
          </table:table-cell>
          <table:table-cell office:value-type="float" office:value="88" table:style-name="ce166">
            <text:p><text:s text:c="4"/>88</text:p>
          </table:table-cell>
          <table:table-cell office:value-type="float" office:value="88" table:style-name="ce166">
            <text:p><text:s text:c="4"/>88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2.1800000000000002" table:style-name="ce165">
            <text:p><text:s text:c="3"/>2.18</text:p>
          </table:table-cell>
          <table:table-cell office:value-type="float" office:value="1148" table:style-name="ce167">
            <text:p>1,148</text:p>
          </table:table-cell>
          <table:table-cell office:value-type="float" office:value="1250" table:style-name="ce167">
            <text:p>1,250</text:p>
          </table:table-cell>
          <table:table-cell office:value-type="float" office:value="29322" table:style-name="ce168">
            <text:p><text:s text:c="3"/>29,322</text:p>
          </table:table-cell>
          <table:table-cell table:style-name="ce43"/>
          <table:table-cell table:number-columns-repeated="16353"/>
        </table:table-row>
        <table:table-row table:style-name="ro5">
          <table:table-cell office:value-type="string" table:style-name="ce158">
            <text:p>雲 林 縣</text:p>
          </table:table-cell>
          <table:table-cell office:value-type="float" office:value="242279" table:style-name="ce159">
            <text:p><text:s text:c="3"/>242,279</text:p>
          </table:table-cell>
          <table:table-cell office:value-type="float" office:value="679635" table:style-name="ce160">
            <text:p><text:s text:c="3"/>679,635</text:p>
          </table:table-cell>
          <table:table-cell office:value-type="float" office:value="351878" table:style-name="ce160">
            <text:p><text:s text:c="3"/>351,878</text:p>
          </table:table-cell>
          <table:table-cell office:value-type="float" office:value="327757" table:style-name="ce160">
            <text:p><text:s text:c="3"/>327,757</text:p>
          </table:table-cell>
          <table:table-cell office:value-type="float" office:value="302" table:style-name="ce160">
            <text:p><text:s text:c="3"/>302</text:p>
          </table:table-cell>
          <table:table-cell office:value-type="float" office:value="172" table:style-name="ce45">
            <text:p>172</text:p>
          </table:table-cell>
          <table:table-cell office:value-type="float" office:value="130" table:style-name="ce45">
            <text:p>130</text:p>
          </table:table-cell>
          <table:table-cell office:value-type="float" office:value="5.42" table:style-name="ce161">
            <text:p><text:s text:c="3"/>5.42</text:p>
          </table:table-cell>
          <table:table-cell office:value-type="float" office:value="640" table:style-name="ce160">
            <text:p><text:s text:c="3"/>640</text:p>
          </table:table-cell>
          <table:table-cell office:value-type="float" office:value="379" table:style-name="ce45">
            <text:p>379</text:p>
          </table:table-cell>
          <table:table-cell office:value-type="float" office:value="261" table:style-name="ce45">
            <text:p>261</text:p>
          </table:table-cell>
          <table:table-cell office:value-type="float" office:value="11.49" table:style-name="ce161">
            <text:p><text:s text:c="3"/>11.49</text:p>
          </table:table-cell>
          <table:table-cell office:value-type="float" office:value="-338" table:style-name="ce169">
            <text:p>－ <text:s text:c="2"/>338</text:p>
          </table:table-cell>
          <table:table-cell office:value-type="float" office:value="-6.07" table:style-name="ce163">
            <text:p>－ <text:s text:c="2"/>6.07</text:p>
          </table:table-cell>
          <table:table-cell office:value-type="float" office:value="181" table:style-name="ce164">
            <text:p><text:s text:c="3"/>181</text:p>
          </table:table-cell>
          <table:table-cell office:value-type="float" office:value="180" table:style-name="ce164">
            <text:p><text:s text:c="3"/>180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3.25" table:style-name="ce165">
            <text:p><text:s text:c="3"/>3.25</text:p>
          </table:table-cell>
          <table:table-cell office:value-type="float" office:value="84" table:style-name="ce166">
            <text:p><text:s text:c="4"/>84</text:p>
          </table:table-cell>
          <table:table-cell office:value-type="float" office:value="83" table:style-name="ce166">
            <text:p><text:s text:c="4"/>83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1.51" table:style-name="ce165">
            <text:p><text:s text:c="3"/>1.51</text:p>
          </table:table-cell>
          <table:table-cell office:value-type="float" office:value="1621" table:style-name="ce167">
            <text:p>1,621</text:p>
          </table:table-cell>
          <table:table-cell office:value-type="float" office:value="1698" table:style-name="ce167">
            <text:p>1,698</text:p>
          </table:table-cell>
          <table:table-cell office:value-type="float" office:value="2607" table:style-name="ce168">
            <text:p><text:s text:c="3"/>2,607</text:p>
          </table:table-cell>
          <table:table-cell table:style-name="ce43"/>
          <table:table-cell table:number-columns-repeated="16353"/>
        </table:table-row>
        <table:table-row table:style-name="ro5">
          <table:table-cell office:value-type="string" table:style-name="ce158">
            <text:p>嘉 義 縣</text:p>
          </table:table-cell>
          <table:table-cell office:value-type="float" office:value="183835" table:style-name="ce159">
            <text:p><text:s text:c="3"/>183,835</text:p>
          </table:table-cell>
          <table:table-cell office:value-type="float" office:value="501774" table:style-name="ce160">
            <text:p><text:s text:c="3"/>501,774</text:p>
          </table:table-cell>
          <table:table-cell office:value-type="float" office:value="260445" table:style-name="ce160">
            <text:p><text:s text:c="3"/>260,445</text:p>
          </table:table-cell>
          <table:table-cell office:value-type="float" office:value="241329" table:style-name="ce160">
            <text:p><text:s text:c="3"/>241,329</text:p>
          </table:table-cell>
          <table:table-cell office:value-type="float" office:value="255" table:style-name="ce160">
            <text:p><text:s text:c="3"/>255</text:p>
          </table:table-cell>
          <table:table-cell office:value-type="float" office:value="143" table:style-name="ce45">
            <text:p>143</text:p>
          </table:table-cell>
          <table:table-cell office:value-type="float" office:value="112" table:style-name="ce45">
            <text:p>112</text:p>
          </table:table-cell>
          <table:table-cell office:value-type="float" office:value="6.2" table:style-name="ce161">
            <text:p><text:s text:c="3"/>6.20</text:p>
          </table:table-cell>
          <table:table-cell office:value-type="float" office:value="436" table:style-name="ce160">
            <text:p><text:s text:c="3"/>436</text:p>
          </table:table-cell>
          <table:table-cell office:value-type="float" office:value="254" table:style-name="ce45">
            <text:p>254</text:p>
          </table:table-cell>
          <table:table-cell office:value-type="float" office:value="182" table:style-name="ce45">
            <text:p>182</text:p>
          </table:table-cell>
          <table:table-cell office:value-type="float" office:value="10.6" table:style-name="ce161">
            <text:p><text:s text:c="3"/>10.60</text:p>
          </table:table-cell>
          <table:table-cell office:value-type="float" office:value="-181" table:style-name="ce169">
            <text:p>－ <text:s text:c="2"/>181</text:p>
          </table:table-cell>
          <table:table-cell office:value-type="float" office:value="-4.4000000000000004" table:style-name="ce163">
            <text:p>－ <text:s text:c="2"/>4.40</text:p>
          </table:table-cell>
          <table:table-cell office:value-type="float" office:value="154" table:style-name="ce164">
            <text:p><text:s text:c="3"/>154</text:p>
          </table:table-cell>
          <table:table-cell office:value-type="float" office:value="154" table:style-name="ce164">
            <text:p><text:s text:c="3"/>154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3.74" table:style-name="ce165">
            <text:p><text:s text:c="3"/>3.74</text:p>
          </table:table-cell>
          <table:table-cell office:value-type="float" office:value="75" table:style-name="ce166">
            <text:p><text:s text:c="4"/>75</text:p>
          </table:table-cell>
          <table:table-cell office:value-type="float" office:value="74" table:style-name="ce166">
            <text:p><text:s text:c="4"/>74</text:p>
          </table:table-cell>
          <table:table-cell office:value-type="float" office:value="1" table:style-name="ce171">
            <text:p>1<text:s/></text:p>
          </table:table-cell>
          <table:table-cell office:value-type="float" office:value="0" table:style-name="ce171">
            <text:p>0<text:s/>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1.82" table:style-name="ce165">
            <text:p><text:s text:c="3"/>1.82</text:p>
          </table:table-cell>
          <table:table-cell office:value-type="float" office:value="1200" table:style-name="ce167">
            <text:p>1,200</text:p>
          </table:table-cell>
          <table:table-cell office:value-type="float" office:value="1252" table:style-name="ce167">
            <text:p>1,252</text:p>
          </table:table-cell>
          <table:table-cell office:value-type="float" office:value="5914" table:style-name="ce168">
            <text:p><text:s text:c="3"/>5,914</text:p>
          </table:table-cell>
          <table:table-cell table:style-name="ce43"/>
          <table:table-cell table:number-columns-repeated="16353"/>
        </table:table-row>
        <table:table-row table:style-name="ro5">
          <table:table-cell office:value-type="string" table:style-name="ce158">
            <text:p>屏 東 縣</text:p>
          </table:table-cell>
          <table:table-cell office:value-type="float" office:value="290164" table:style-name="ce159">
            <text:p><text:s text:c="3"/>290,164</text:p>
          </table:table-cell>
          <table:table-cell office:value-type="float" office:value="816636" table:style-name="ce160">
            <text:p><text:s text:c="3"/>816,636</text:p>
          </table:table-cell>
          <table:table-cell office:value-type="float" office:value="416355" table:style-name="ce160">
            <text:p><text:s text:c="3"/>416,355</text:p>
          </table:table-cell>
          <table:table-cell office:value-type="float" office:value="400281" table:style-name="ce160">
            <text:p><text:s text:c="3"/>400,281</text:p>
          </table:table-cell>
          <table:table-cell office:value-type="float" office:value="323" table:style-name="ce160">
            <text:p><text:s text:c="3"/>323</text:p>
          </table:table-cell>
          <table:table-cell office:value-type="float" office:value="163" table:style-name="ce45">
            <text:p>163</text:p>
          </table:table-cell>
          <table:table-cell office:value-type="float" office:value="160" table:style-name="ce45">
            <text:p>160</text:p>
          </table:table-cell>
          <table:table-cell office:value-type="float" office:value="4.82" table:style-name="ce161">
            <text:p><text:s text:c="3"/>4.82</text:p>
          </table:table-cell>
          <table:table-cell office:value-type="float" office:value="708" table:style-name="ce160">
            <text:p><text:s text:c="3"/>708</text:p>
          </table:table-cell>
          <table:table-cell office:value-type="float" office:value="448" table:style-name="ce45">
            <text:p>448</text:p>
          </table:table-cell>
          <table:table-cell office:value-type="float" office:value="260" table:style-name="ce45">
            <text:p>260</text:p>
          </table:table-cell>
          <table:table-cell office:value-type="float" office:value="10.57" table:style-name="ce161">
            <text:p><text:s text:c="3"/>10.57</text:p>
          </table:table-cell>
          <table:table-cell office:value-type="float" office:value="-385" table:style-name="ce169">
            <text:p>－ <text:s text:c="2"/>385</text:p>
          </table:table-cell>
          <table:table-cell office:value-type="float" office:value="-5.75" table:style-name="ce163">
            <text:p>－ <text:s text:c="2"/>5.75</text:p>
          </table:table-cell>
          <table:table-cell office:value-type="float" office:value="245" table:style-name="ce164">
            <text:p><text:s text:c="3"/>245</text:p>
          </table:table-cell>
          <table:table-cell office:value-type="float" office:value="242" table:style-name="ce164">
            <text:p><text:s text:c="3"/>242</text:p>
          </table:table-cell>
          <table:table-cell office:value-type="float" office:value="3" table:style-name="ce151">
            <text:p><text:s text:c="3"/>3</text:p>
          </table:table-cell>
          <table:table-cell office:value-type="float" office:value="0" table:style-name="ce164">
            <text:p>—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3.66" table:style-name="ce165">
            <text:p><text:s text:c="3"/>3.66</text:p>
          </table:table-cell>
          <table:table-cell office:value-type="float" office:value="142" table:style-name="ce166">
            <text:p><text:s text:c="4"/>142</text:p>
          </table:table-cell>
          <table:table-cell office:value-type="float" office:value="140" table:style-name="ce166">
            <text:p><text:s text:c="4"/>140</text:p>
          </table:table-cell>
          <table:table-cell office:value-type="float" office:value="2" table:style-name="ce171">
            <text:p>2<text:s/>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1" table:style-name="ce171">
            <text:p>1<text:s/></text:p>
          </table:table-cell>
          <table:table-cell office:value-type="float" office:value="2.12" table:style-name="ce165">
            <text:p><text:s text:c="3"/>2.12</text:p>
          </table:table-cell>
          <table:table-cell office:value-type="float" office:value="2096" table:style-name="ce167">
            <text:p>2,096</text:p>
          </table:table-cell>
          <table:table-cell office:value-type="float" office:value="2268" table:style-name="ce167">
            <text:p>2,268</text:p>
          </table:table-cell>
          <table:table-cell office:value-type="float" office:value="60230" table:style-name="ce168">
            <text:p><text:s text:c="3"/>60,230</text:p>
          </table:table-cell>
          <table:table-cell table:style-name="ce43"/>
          <table:table-cell table:number-columns-repeated="16353"/>
        </table:table-row>
        <table:table-row table:style-name="ro30">
          <table:table-cell office:value-type="string" table:style-name="ce158">
            <text:p>臺 東 縣</text:p>
          </table:table-cell>
          <table:table-cell office:value-type="float" office:value="83216" table:style-name="ce159">
            <text:p><text:s text:c="3"/>83,216</text:p>
          </table:table-cell>
          <table:table-cell office:value-type="float" office:value="216164" table:style-name="ce160">
            <text:p><text:s text:c="3"/>216,164</text:p>
          </table:table-cell>
          <table:table-cell office:value-type="float" office:value="111195" table:style-name="ce160">
            <text:p><text:s text:c="3"/>111,195</text:p>
          </table:table-cell>
          <table:table-cell office:value-type="float" office:value="104969" table:style-name="ce160">
            <text:p><text:s text:c="3"/>104,969</text:p>
          </table:table-cell>
          <table:table-cell office:value-type="float" office:value="89" table:style-name="ce160">
            <text:p><text:s text:c="3"/>89</text:p>
          </table:table-cell>
          <table:table-cell office:value-type="float" office:value="47" table:style-name="ce45">
            <text:p>47</text:p>
          </table:table-cell>
          <table:table-cell office:value-type="float" office:value="42" table:style-name="ce45">
            <text:p>42</text:p>
          </table:table-cell>
          <table:table-cell office:value-type="float" office:value="5.0199999999999996" table:style-name="ce161">
            <text:p><text:s text:c="3"/>5.02</text:p>
          </table:table-cell>
          <table:table-cell office:value-type="float" office:value="202" table:style-name="ce160">
            <text:p><text:s text:c="3"/>202</text:p>
          </table:table-cell>
          <table:table-cell office:value-type="float" office:value="120" table:style-name="ce45">
            <text:p>120</text:p>
          </table:table-cell>
          <table:table-cell office:value-type="float" office:value="82" table:style-name="ce45">
            <text:p>82</text:p>
          </table:table-cell>
          <table:table-cell office:value-type="float" office:value="11.4" table:style-name="ce161">
            <text:p><text:s text:c="3"/>11.40</text:p>
          </table:table-cell>
          <table:table-cell office:value-type="float" office:value="-113" table:style-name="ce162">
            <text:p>－ <text:s text:c="4"/>113</text:p>
          </table:table-cell>
          <table:table-cell office:value-type="float" office:value="-6.38" table:style-name="ce163">
            <text:p>－ <text:s text:c="2"/>6.38</text:p>
          </table:table-cell>
          <table:table-cell office:value-type="float" office:value="78" table:style-name="ce164">
            <text:p><text:s text:c="3"/>78</text:p>
          </table:table-cell>
          <table:table-cell office:value-type="float" office:value="77" table:style-name="ce164">
            <text:p><text:s text:c="3"/>77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0" table:style-name="ce164">
            <text:p>—</text:p>
          </table:table-cell>
          <table:table-cell office:value-type="float" office:value="4.4000000000000004" table:style-name="ce165">
            <text:p><text:s text:c="3"/>4.40</text:p>
          </table:table-cell>
          <table:table-cell office:value-type="float" office:value="54" table:style-name="ce166">
            <text:p><text:s text:c="4"/>54</text:p>
          </table:table-cell>
          <table:table-cell office:value-type="float" office:value="54" table:style-name="ce166">
            <text:p><text:s text:c="4"/>54</text:p>
          </table:table-cell>
          <table:table-cell office:value-type="float" office:value="0" table:style-name="ce171">
            <text:p>0<text:s/></text:p>
          </table:table-cell>
          <table:table-cell office:value-type="float" office:value="0" table:style-name="ce171">
            <text:p>0<text:s/></text:p>
          </table:table-cell>
          <table:table-cell office:value-type="float" office:value="0" table:style-name="ce164">
            <text:p>—</text:p>
          </table:table-cell>
          <table:table-cell office:value-type="float" office:value="3.05" table:style-name="ce165">
            <text:p><text:s text:c="3"/>3.05</text:p>
          </table:table-cell>
          <table:table-cell office:value-type="float" office:value="612" table:style-name="ce167">
            <text:p>612</text:p>
          </table:table-cell>
          <table:table-cell office:value-type="float" office:value="643" table:style-name="ce167">
            <text:p>643</text:p>
          </table:table-cell>
          <table:table-cell office:value-type="float" office:value="78572" table:style-name="ce168">
            <text:p><text:s text:c="3"/>78,572</text:p>
          </table:table-cell>
          <table:table-cell table:style-name="ce43"/>
          <table:table-cell table:number-columns-repeated="16353"/>
        </table:table-row>
        <table:table-row table:style-name="ro5">
          <table:table-cell office:value-type="string" table:style-name="ce158">
            <text:p>花 蓮 縣</text:p>
          </table:table-cell>
          <table:table-cell office:value-type="float" office:value="126776" table:style-name="ce159">
            <text:p><text:s text:c="3"/>126,776</text:p>
          </table:table-cell>
          <table:table-cell office:value-type="float" office:value="325582" table:style-name="ce160">
            <text:p><text:s text:c="3"/>325,582</text:p>
          </table:table-cell>
          <table:table-cell office:value-type="float" office:value="164668" table:style-name="ce160">
            <text:p><text:s text:c="3"/>164,668</text:p>
          </table:table-cell>
          <table:table-cell office:value-type="float" office:value="160914" table:style-name="ce160">
            <text:p><text:s text:c="3"/>160,914</text:p>
          </table:table-cell>
          <table:table-cell office:value-type="float" office:value="161" table:style-name="ce160">
            <text:p><text:s text:c="3"/>161</text:p>
          </table:table-cell>
          <table:table-cell office:value-type="float" office:value="74" table:style-name="ce45">
            <text:p>74</text:p>
          </table:table-cell>
          <table:table-cell office:value-type="float" office:value="87" table:style-name="ce45">
            <text:p>87</text:p>
          </table:table-cell>
          <table:table-cell office:value-type="float" office:value="6.03" table:style-name="ce161">
            <text:p><text:s text:c="3"/>6.03</text:p>
          </table:table-cell>
          <table:table-cell office:value-type="float" office:value="264" table:style-name="ce160">
            <text:p><text:s text:c="3"/>264</text:p>
          </table:table-cell>
          <table:table-cell office:value-type="float" office:value="149" table:style-name="ce45">
            <text:p>149</text:p>
          </table:table-cell>
          <table:table-cell office:value-type="float" office:value="115" table:style-name="ce45">
            <text:p>115</text:p>
          </table:table-cell>
          <table:table-cell office:value-type="float" office:value="9.89" table:style-name="ce161">
            <text:p><text:s text:c="3"/>9.89</text:p>
          </table:table-cell>
          <table:table-cell office:value-type="float" office:value="-103" table:style-name="ce162">
            <text:p>－ <text:s text:c="4"/>103</text:p>
          </table:table-cell>
          <table:table-cell office:value-type="float" office:value="-3.86" table:style-name="ce163">
            <text:p>－ <text:s text:c="2"/>3.86</text:p>
          </table:table-cell>
          <table:table-cell office:value-type="float" office:value="116" table:style-name="ce164">
            <text:p><text:s text:c="3"/>116</text:p>
          </table:table-cell>
          <table:table-cell office:value-type="float" office:value="112" table:style-name="ce164">
            <text:p><text:s text:c="3"/>112</text:p>
          </table:table-cell>
          <table:table-cell office:value-type="float" office:value="4" table:style-name="ce151">
            <text:p><text:s text:c="3"/>4</text:p>
          </table:table-cell>
          <table:table-cell office:value-type="float" office:value="0" table:style-name="ce164">
            <text:p>—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4.3499999999999996" table:style-name="ce165">
            <text:p><text:s text:c="3"/>4.35</text:p>
          </table:table-cell>
          <table:table-cell office:value-type="float" office:value="85" table:style-name="ce166">
            <text:p><text:s text:c="4"/>85</text:p>
          </table:table-cell>
          <table:table-cell office:value-type="float" office:value="84" table:style-name="ce166">
            <text:p><text:s text:c="4"/>84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0" table:style-name="ce164">
            <text:p>—</text:p>
          </table:table-cell>
          <table:table-cell office:value-type="float" office:value="3.18" table:style-name="ce165">
            <text:p><text:s text:c="3"/>3.18</text:p>
          </table:table-cell>
          <table:table-cell office:value-type="float" office:value="1139" table:style-name="ce167">
            <text:p>1,139</text:p>
          </table:table-cell>
          <table:table-cell office:value-type="float" office:value="1160" table:style-name="ce167">
            <text:p>1,160</text:p>
          </table:table-cell>
          <table:table-cell office:value-type="float" office:value="93327" table:style-name="ce168">
            <text:p><text:s text:c="3"/>93,327</text:p>
          </table:table-cell>
          <table:table-cell table:style-name="ce43"/>
          <table:table-cell table:number-columns-repeated="16353"/>
        </table:table-row>
        <table:table-row table:style-name="ro5">
          <table:table-cell office:value-type="string" table:style-name="ce158">
            <text:p>澎 湖 縣</text:p>
          </table:table-cell>
          <table:table-cell office:value-type="float" office:value="41524" table:style-name="ce159">
            <text:p><text:s text:c="3"/>41,524</text:p>
          </table:table-cell>
          <table:table-cell office:value-type="float" office:value="105070" table:style-name="ce160">
            <text:p><text:s text:c="3"/>105,070</text:p>
          </table:table-cell>
          <table:table-cell office:value-type="float" office:value="54154" table:style-name="ce160">
            <text:p><text:s text:c="3"/>54,154</text:p>
          </table:table-cell>
          <table:table-cell office:value-type="float" office:value="50916" table:style-name="ce160">
            <text:p><text:s text:c="3"/>50,916</text:p>
          </table:table-cell>
          <table:table-cell office:value-type="float" office:value="70" table:style-name="ce160">
            <text:p><text:s text:c="3"/>70</text:p>
          </table:table-cell>
          <table:table-cell office:value-type="float" office:value="35" table:style-name="ce45">
            <text:p>35</text:p>
          </table:table-cell>
          <table:table-cell office:value-type="float" office:value="35" table:style-name="ce45">
            <text:p>35</text:p>
          </table:table-cell>
          <table:table-cell office:value-type="float" office:value="8.1300000000000008" table:style-name="ce161">
            <text:p><text:s text:c="3"/>8.13</text:p>
          </table:table-cell>
          <table:table-cell office:value-type="float" office:value="78" table:style-name="ce160">
            <text:p><text:s text:c="3"/>78</text:p>
          </table:table-cell>
          <table:table-cell office:value-type="float" office:value="50" table:style-name="ce45">
            <text:p>50</text:p>
          </table:table-cell>
          <table:table-cell office:value-type="float" office:value="28" table:style-name="ce45">
            <text:p>28</text:p>
          </table:table-cell>
          <table:table-cell office:value-type="float" office:value="9.0500000000000007" table:style-name="ce161">
            <text:p><text:s text:c="3"/>9.05</text:p>
          </table:table-cell>
          <table:table-cell office:value-type="float" office:value="-8" table:style-name="ce172">
            <text:p>－ <text:s text:c="6"/>8</text:p>
          </table:table-cell>
          <table:table-cell office:value-type="float" office:value="-0.93" table:style-name="ce163">
            <text:p>－ <text:s text:c="2"/>0.93</text:p>
          </table:table-cell>
          <table:table-cell office:value-type="float" office:value="25" table:style-name="ce164">
            <text:p><text:s text:c="3"/>25</text:p>
          </table:table-cell>
          <table:table-cell office:value-type="float" office:value="24" table:style-name="ce164">
            <text:p><text:s text:c="3"/>24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2.9" table:style-name="ce165">
            <text:p><text:s text:c="3"/>2.90</text:p>
          </table:table-cell>
          <table:table-cell office:value-type="float" office:value="23" table:style-name="ce166">
            <text:p><text:s text:c="4"/>23</text:p>
          </table:table-cell>
          <table:table-cell office:value-type="float" office:value="21" table:style-name="ce166">
            <text:p><text:s text:c="4"/>21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0" table:style-name="ce164">
            <text:p>—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2.67" table:style-name="ce165">
            <text:p><text:s text:c="3"/>2.67</text:p>
          </table:table-cell>
          <table:table-cell office:value-type="float" office:value="336" table:style-name="ce167">
            <text:p>336</text:p>
          </table:table-cell>
          <table:table-cell office:value-type="float" office:value="375" table:style-name="ce167">
            <text:p>375</text:p>
          </table:table-cell>
          <table:table-cell office:value-type="float" office:value="614" table:style-name="ce168">
            <text:p><text:s text:c="3"/>614</text:p>
          </table:table-cell>
          <table:table-cell table:style-name="ce43"/>
          <table:table-cell table:number-columns-repeated="16353"/>
        </table:table-row>
        <table:table-row table:style-name="ro31">
          <table:table-cell office:value-type="string" table:style-name="ce158">
            <text:p>基 隆 市</text:p>
          </table:table-cell>
          <table:table-cell office:value-type="float" office:value="154778" table:style-name="ce159">
            <text:p><text:s text:c="3"/>154,778</text:p>
          </table:table-cell>
          <table:table-cell office:value-type="float" office:value="368850" table:style-name="ce160">
            <text:p><text:s text:c="3"/>368,850</text:p>
          </table:table-cell>
          <table:table-cell office:value-type="float" office:value="184087" table:style-name="ce160">
            <text:p><text:s text:c="3"/>184,087</text:p>
          </table:table-cell>
          <table:table-cell office:value-type="float" office:value="184763" table:style-name="ce160">
            <text:p><text:s text:c="3"/>184,763</text:p>
          </table:table-cell>
          <table:table-cell office:value-type="float" office:value="159" table:style-name="ce160">
            <text:p><text:s text:c="3"/>159</text:p>
          </table:table-cell>
          <table:table-cell office:value-type="float" office:value="78" table:style-name="ce45">
            <text:p>78</text:p>
          </table:table-cell>
          <table:table-cell office:value-type="float" office:value="81" table:style-name="ce45">
            <text:p>81</text:p>
          </table:table-cell>
          <table:table-cell office:value-type="float" office:value="5.26" table:style-name="ce161">
            <text:p><text:s text:c="3"/>5.26</text:p>
          </table:table-cell>
          <table:table-cell office:value-type="float" office:value="243" table:style-name="ce160">
            <text:p><text:s text:c="3"/>243</text:p>
          </table:table-cell>
          <table:table-cell office:value-type="float" office:value="139" table:style-name="ce45">
            <text:p>139</text:p>
          </table:table-cell>
          <table:table-cell office:value-type="float" office:value="104" table:style-name="ce45">
            <text:p>104</text:p>
          </table:table-cell>
          <table:table-cell office:value-type="float" office:value="8.0399999999999991" table:style-name="ce161">
            <text:p><text:s text:c="3"/>8.04</text:p>
          </table:table-cell>
          <table:table-cell office:value-type="float" office:value="-84" table:style-name="ce162">
            <text:p>－ <text:s text:c="4"/>84</text:p>
          </table:table-cell>
          <table:table-cell office:value-type="float" office:value="-2.78" table:style-name="ce163">
            <text:p>－ <text:s text:c="2"/>2.78</text:p>
          </table:table-cell>
          <table:table-cell office:value-type="float" office:value="114" table:style-name="ce164">
            <text:p><text:s text:c="3"/>114</text:p>
          </table:table-cell>
          <table:table-cell office:value-type="float" office:value="111" table:style-name="ce164">
            <text:p><text:s text:c="3"/>111</text:p>
          </table:table-cell>
          <table:table-cell office:value-type="float" office:value="3" table:style-name="ce151">
            <text:p><text:s text:c="3"/>3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3.77" table:style-name="ce165">
            <text:p><text:s text:c="3"/>3.77</text:p>
          </table:table-cell>
          <table:table-cell office:value-type="float" office:value="72" table:style-name="ce166">
            <text:p><text:s text:c="4"/>72</text:p>
          </table:table-cell>
          <table:table-cell office:value-type="float" office:value="70" table:style-name="ce166">
            <text:p><text:s text:c="4"/>70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0" table:style-name="ce164">
            <text:p>—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2.38" table:style-name="ce165">
            <text:p><text:s text:c="3"/>2.38</text:p>
          </table:table-cell>
          <table:table-cell office:value-type="float" office:value="1516" table:style-name="ce167">
            <text:p>1,516</text:p>
          </table:table-cell>
          <table:table-cell office:value-type="float" office:value="1374" table:style-name="ce167">
            <text:p>1,374</text:p>
          </table:table-cell>
          <table:table-cell office:value-type="float" office:value="9471" table:style-name="ce168">
            <text:p><text:s text:c="3"/>9,471</text:p>
          </table:table-cell>
          <table:table-cell table:style-name="ce43"/>
          <table:table-cell table:number-columns-repeated="16353"/>
        </table:table-row>
        <table:table-row table:style-name="ro5">
          <table:table-cell office:value-type="string" table:style-name="ce158">
            <text:p>新 竹 市</text:p>
          </table:table-cell>
          <table:table-cell office:value-type="float" office:value="168703" table:style-name="ce159">
            <text:p><text:s text:c="3"/>168,703</text:p>
          </table:table-cell>
          <table:table-cell office:value-type="float" office:value="449593" table:style-name="ce160">
            <text:p><text:s text:c="3"/>449,593</text:p>
          </table:table-cell>
          <table:table-cell office:value-type="float" office:value="221675" table:style-name="ce160">
            <text:p><text:s text:c="3"/>221,675</text:p>
          </table:table-cell>
          <table:table-cell office:value-type="float" office:value="227918" table:style-name="ce160">
            <text:p><text:s text:c="3"/>227,918</text:p>
          </table:table-cell>
          <table:table-cell office:value-type="float" office:value="290" table:style-name="ce160">
            <text:p><text:s text:c="3"/>290</text:p>
          </table:table-cell>
          <table:table-cell office:value-type="float" office:value="146" table:style-name="ce45">
            <text:p>146</text:p>
          </table:table-cell>
          <table:table-cell office:value-type="float" office:value="144" table:style-name="ce45">
            <text:p>144</text:p>
          </table:table-cell>
          <table:table-cell office:value-type="float" office:value="7.87" table:style-name="ce161">
            <text:p><text:s text:c="3"/>7.87</text:p>
          </table:table-cell>
          <table:table-cell office:value-type="float" office:value="206" table:style-name="ce160">
            <text:p><text:s text:c="3"/>206</text:p>
          </table:table-cell>
          <table:table-cell office:value-type="float" office:value="109" table:style-name="ce45">
            <text:p>109</text:p>
          </table:table-cell>
          <table:table-cell office:value-type="float" office:value="97" table:style-name="ce45">
            <text:p>97</text:p>
          </table:table-cell>
          <table:table-cell office:value-type="float" office:value="5.59" table:style-name="ce161">
            <text:p><text:s text:c="3"/>5.59</text:p>
          </table:table-cell>
          <table:table-cell office:value-type="float" office:value="84" table:style-name="ce173">
            <text:p><text:s text:c="3"/>84</text:p>
          </table:table-cell>
          <table:table-cell office:value-type="float" office:value="2.2799999999999998" table:style-name="ce163">
            <text:p><text:s text:c="4"/>2.28</text:p>
          </table:table-cell>
          <table:table-cell office:value-type="float" office:value="141" table:style-name="ce164">
            <text:p><text:s text:c="3"/>141</text:p>
          </table:table-cell>
          <table:table-cell office:value-type="float" office:value="138" table:style-name="ce164">
            <text:p><text:s text:c="3"/>138</text:p>
          </table:table-cell>
          <table:table-cell office:value-type="float" office:value="3" table:style-name="ce151">
            <text:p><text:s text:c="3"/>3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3.83" table:style-name="ce165">
            <text:p><text:s text:c="3"/>3.83</text:p>
          </table:table-cell>
          <table:table-cell office:value-type="float" office:value="68" table:style-name="ce166">
            <text:p><text:s text:c="4"/>68</text:p>
          </table:table-cell>
          <table:table-cell office:value-type="float" office:value="67" table:style-name="ce166">
            <text:p><text:s text:c="4"/>67</text:p>
          </table:table-cell>
          <table:table-cell office:value-type="float" office:value="1" table:style-name="ce171">
            <text:p>1<text:s/></text:p>
          </table:table-cell>
          <table:table-cell office:value-type="float" office:value="0" table:style-name="ce171">
            <text:p>0<text:s/>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1.85" table:style-name="ce165">
            <text:p><text:s text:c="3"/>1.85</text:p>
          </table:table-cell>
          <table:table-cell office:value-type="float" office:value="1549" table:style-name="ce167">
            <text:p>1,549</text:p>
          </table:table-cell>
          <table:table-cell office:value-type="float" office:value="1465" table:style-name="ce167">
            <text:p>1,465</text:p>
          </table:table-cell>
          <table:table-cell office:value-type="float" office:value="4325" table:style-name="ce168">
            <text:p><text:s text:c="3"/>4,325</text:p>
          </table:table-cell>
          <table:table-cell table:style-name="ce43"/>
          <table:table-cell table:number-columns-repeated="16353"/>
        </table:table-row>
        <table:table-row table:style-name="ro5">
          <table:table-cell office:value-type="string" table:style-name="ce158">
            <text:p>嘉 義 市</text:p>
          </table:table-cell>
          <table:table-cell office:value-type="float" office:value="100745" table:style-name="ce159">
            <text:p><text:s text:c="3"/>100,745</text:p>
          </table:table-cell>
          <table:table-cell office:value-type="float" office:value="267432" table:style-name="ce160">
            <text:p><text:s text:c="3"/>267,432</text:p>
          </table:table-cell>
          <table:table-cell office:value-type="float" office:value="129547" table:style-name="ce160">
            <text:p><text:s text:c="3"/>129,547</text:p>
          </table:table-cell>
          <table:table-cell office:value-type="float" office:value="137885" table:style-name="ce160">
            <text:p><text:s text:c="3"/>137,885</text:p>
          </table:table-cell>
          <table:table-cell office:value-type="float" office:value="112" table:style-name="ce160">
            <text:p><text:s text:c="3"/>112</text:p>
          </table:table-cell>
          <table:table-cell office:value-type="float" office:value="53" table:style-name="ce45">
            <text:p>53</text:p>
          </table:table-cell>
          <table:table-cell office:value-type="float" office:value="59" table:style-name="ce45">
            <text:p>59</text:p>
          </table:table-cell>
          <table:table-cell office:value-type="float" office:value="5.1100000000000003" table:style-name="ce161">
            <text:p><text:s text:c="3"/>5.11</text:p>
          </table:table-cell>
          <table:table-cell office:value-type="float" office:value="170" table:style-name="ce160">
            <text:p><text:s text:c="3"/>170</text:p>
          </table:table-cell>
          <table:table-cell office:value-type="float" office:value="90" table:style-name="ce45">
            <text:p>90</text:p>
          </table:table-cell>
          <table:table-cell office:value-type="float" office:value="80" table:style-name="ce45">
            <text:p>80</text:p>
          </table:table-cell>
          <table:table-cell office:value-type="float" office:value="7.75" table:style-name="ce161">
            <text:p><text:s text:c="3"/>7.75</text:p>
          </table:table-cell>
          <table:table-cell office:value-type="float" office:value="-58" table:style-name="ce162">
            <text:p>－ <text:s text:c="4"/>58</text:p>
          </table:table-cell>
          <table:table-cell office:value-type="float" office:value="-2.65" table:style-name="ce163">
            <text:p>－ <text:s text:c="2"/>2.65</text:p>
          </table:table-cell>
          <table:table-cell office:value-type="float" office:value="70" table:style-name="ce164">
            <text:p><text:s text:c="3"/>70</text:p>
          </table:table-cell>
          <table:table-cell office:value-type="float" office:value="69" table:style-name="ce164">
            <text:p><text:s text:c="3"/>69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3.19" table:style-name="ce165">
            <text:p><text:s text:c="3"/>3.19</text:p>
          </table:table-cell>
          <table:table-cell office:value-type="float" office:value="51" table:style-name="ce166">
            <text:p><text:s text:c="4"/>51</text:p>
          </table:table-cell>
          <table:table-cell office:value-type="float" office:value="50" table:style-name="ce166">
            <text:p><text:s text:c="4"/>50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0" table:style-name="ce164">
            <text:p>—</text:p>
          </table:table-cell>
          <table:table-cell office:value-type="float" office:value="2.33" table:style-name="ce165">
            <text:p><text:s text:c="3"/>2.33</text:p>
          </table:table-cell>
          <table:table-cell office:value-type="float" office:value="998" table:style-name="ce167">
            <text:p>998</text:p>
          </table:table-cell>
          <table:table-cell office:value-type="float" office:value="980" table:style-name="ce167">
            <text:p>980</text:p>
          </table:table-cell>
          <table:table-cell office:value-type="float" office:value="1152" table:style-name="ce168">
            <text:p><text:s text:c="3"/>1,152</text:p>
          </table:table-cell>
          <table:table-cell table:style-name="ce43"/>
          <table:table-cell table:number-columns-repeated="16353"/>
        </table:table-row>
        <table:table-row table:style-name="ro14">
          <table:table-cell office:value-type="string" table:style-name="ce141">
            <text:p>福 <text:s/>建 <text:s/>省</text:p>
          </table:table-cell>
          <table:table-cell office:value-type="float" office:value="44600" table:style-name="ce174">
            <text:p><text:s text:c="3"/>44,600</text:p>
          </table:table-cell>
          <table:table-cell office:value-type="float" office:value="152849" table:style-name="ce174">
            <text:p><text:s text:c="3"/>152,849</text:p>
          </table:table-cell>
          <table:table-cell office:value-type="float" office:value="77265" table:style-name="ce174">
            <text:p><text:s text:c="3"/>77,265</text:p>
          </table:table-cell>
          <table:table-cell office:value-type="float" office:value="75584" table:style-name="ce174">
            <text:p><text:s text:c="3"/>75,584</text:p>
          </table:table-cell>
          <table:table-cell office:value-type="float" office:value="97" table:style-name="ce174">
            <text:p><text:s text:c="3"/>97</text:p>
          </table:table-cell>
          <table:table-cell office:value-type="float" office:value="49" table:style-name="ce26">
            <text:p>49</text:p>
          </table:table-cell>
          <table:table-cell office:value-type="float" office:value="48" table:style-name="ce26">
            <text:p>48</text:p>
          </table:table-cell>
          <table:table-cell office:value-type="float" office:value="7.74" table:style-name="ce142">
            <text:p><text:s text:c="3"/>7.74</text:p>
          </table:table-cell>
          <table:table-cell office:value-type="float" office:value="79" table:style-name="ce174">
            <text:p><text:s text:c="3"/>79</text:p>
          </table:table-cell>
          <table:table-cell office:value-type="float" office:value="45" table:style-name="ce26">
            <text:p>45</text:p>
          </table:table-cell>
          <table:table-cell office:value-type="float" office:value="34" table:style-name="ce26">
            <text:p>34</text:p>
          </table:table-cell>
          <table:table-cell office:value-type="float" office:value="6.3" table:style-name="ce142">
            <text:p><text:s text:c="3"/>6.30</text:p>
          </table:table-cell>
          <table:table-cell office:value-type="float" office:value="18" table:style-name="ce175">
            <text:p><text:s text:c="3"/>18</text:p>
          </table:table-cell>
          <table:table-cell office:value-type="float" office:value="1.44" table:style-name="ce176">
            <text:p><text:s text:c="4"/>1.44</text:p>
          </table:table-cell>
          <table:table-cell office:value-type="float" office:value="22" table:style-name="ce40">
            <text:p><text:s text:c="3"/>22</text:p>
          </table:table-cell>
          <table:table-cell office:value-type="float" office:value="22" table:style-name="ce40">
            <text:p><text:s text:c="3"/>22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40">
            <text:p>—</text:p>
          </table:table-cell>
          <table:table-cell office:value-type="float" office:value="1.76" table:style-name="ce152">
            <text:p><text:s text:c="3"/>1.76</text:p>
          </table:table-cell>
          <table:table-cell office:value-type="float" office:value="12" table:style-name="ce177">
            <text:p><text:s text:c="4"/>12</text:p>
          </table:table-cell>
          <table:table-cell office:value-type="float" office:value="12" table:style-name="ce177">
            <text:p><text:s text:c="4"/>12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40">
            <text:p>—</text:p>
          </table:table-cell>
          <table:table-cell office:value-type="float" office:value="0.96" table:style-name="ce152">
            <text:p><text:s text:c="3"/>0.96</text:p>
          </table:table-cell>
          <table:table-cell office:value-type="float" office:value="486" table:style-name="ce26">
            <text:p>486</text:p>
          </table:table-cell>
          <table:table-cell office:value-type="float" office:value="640" table:style-name="ce26">
            <text:p>640</text:p>
          </table:table-cell>
          <table:table-cell office:value-type="float" office:value="1367" table:style-name="ce178">
            <text:p><text:s text:c="3"/>1,367</text:p>
          </table:table-cell>
          <table:table-cell table:style-name="ce43"/>
          <table:table-cell table:number-columns-repeated="16353" table:style-name="ce179"/>
        </table:table-row>
        <table:table-row table:style-name="ro26">
          <table:table-cell office:value-type="string" table:style-name="ce158">
            <text:p>金 門 縣</text:p>
          </table:table-cell>
          <table:table-cell office:value-type="float" office:value="41322" table:style-name="ce180">
            <text:p><text:s text:c="3"/>41,322</text:p>
          </table:table-cell>
          <table:table-cell office:value-type="float" office:value="139804" table:style-name="ce160">
            <text:p><text:s text:c="3"/>139,804</text:p>
          </table:table-cell>
          <table:table-cell office:value-type="float" office:value="69786" table:style-name="ce160">
            <text:p><text:s text:c="3"/>69,786</text:p>
          </table:table-cell>
          <table:table-cell office:value-type="float" office:value="70018" table:style-name="ce160">
            <text:p><text:s text:c="3"/>70,018</text:p>
          </table:table-cell>
          <table:table-cell office:value-type="float" office:value="87" table:style-name="ce160">
            <text:p><text:s text:c="3"/>87</text:p>
          </table:table-cell>
          <table:table-cell office:value-type="float" office:value="43" table:style-name="ce45">
            <text:p>43</text:p>
          </table:table-cell>
          <table:table-cell office:value-type="float" office:value="44" table:style-name="ce45">
            <text:p>44</text:p>
          </table:table-cell>
          <table:table-cell office:value-type="float" office:value="7.59" table:style-name="ce161">
            <text:p><text:s text:c="3"/>7.59</text:p>
          </table:table-cell>
          <table:table-cell office:value-type="float" office:value="73" table:style-name="ce160">
            <text:p><text:s text:c="3"/>73</text:p>
          </table:table-cell>
          <table:table-cell office:value-type="float" office:value="43" table:style-name="ce45">
            <text:p>43</text:p>
          </table:table-cell>
          <table:table-cell office:value-type="float" office:value="30" table:style-name="ce45">
            <text:p>30</text:p>
          </table:table-cell>
          <table:table-cell office:value-type="float" office:value="6.37" table:style-name="ce161">
            <text:p><text:s text:c="3"/>6.37</text:p>
          </table:table-cell>
          <table:table-cell office:value-type="float" office:value="14" table:style-name="ce173">
            <text:p><text:s text:c="3"/>14</text:p>
          </table:table-cell>
          <table:table-cell office:value-type="float" office:value="1.22" table:style-name="ce163">
            <text:p><text:s text:c="4"/>1.22</text:p>
          </table:table-cell>
          <table:table-cell office:value-type="float" office:value="20" table:style-name="ce164">
            <text:p><text:s text:c="3"/>20</text:p>
          </table:table-cell>
          <table:table-cell office:value-type="float" office:value="20" table:style-name="ce164">
            <text:p><text:s text:c="3"/>20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1.74" table:style-name="ce165">
            <text:p><text:s text:c="3"/>1.74</text:p>
          </table:table-cell>
          <table:table-cell office:value-type="float" office:value="11" table:style-name="ce166">
            <text:p><text:s text:c="4"/>11</text:p>
          </table:table-cell>
          <table:table-cell office:value-type="float" office:value="11" table:style-name="ce166">
            <text:p><text:s text:c="4"/>11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.96" table:style-name="ce165">
            <text:p><text:s text:c="3"/>0.96</text:p>
          </table:table-cell>
          <table:table-cell office:value-type="float" office:value="403" table:style-name="ce167">
            <text:p>403</text:p>
          </table:table-cell>
          <table:table-cell office:value-type="float" office:value="564" table:style-name="ce167">
            <text:p>564</text:p>
          </table:table-cell>
          <table:table-cell office:value-type="float" office:value="1141" table:style-name="ce168">
            <text:p><text:s text:c="3"/>1,141</text:p>
          </table:table-cell>
          <table:table-cell table:style-name="ce43"/>
          <table:table-cell table:number-columns-repeated="16353"/>
        </table:table-row>
        <table:table-row table:style-name="ro32">
          <table:table-cell office:value-type="string" table:style-name="ce181">
            <text:p>連 江 縣</text:p>
          </table:table-cell>
          <table:table-cell office:value-type="float" office:value="3278" table:style-name="ce182">
            <text:p><text:s text:c="3"/>3,278</text:p>
          </table:table-cell>
          <table:table-cell office:value-type="float" office:value="13045" table:style-name="ce183">
            <text:p><text:s text:c="3"/>13,045</text:p>
          </table:table-cell>
          <table:table-cell office:value-type="float" office:value="7479" table:style-name="ce183">
            <text:p><text:s text:c="3"/>7,479</text:p>
          </table:table-cell>
          <table:table-cell office:value-type="float" office:value="5566" table:style-name="ce183">
            <text:p><text:s text:c="3"/>5,566</text:p>
          </table:table-cell>
          <table:table-cell office:value-type="float" office:value="10" table:style-name="ce183">
            <text:p><text:s text:c="3"/>10</text:p>
          </table:table-cell>
          <table:table-cell office:value-type="float" office:value="6" table:style-name="ce70">
            <text:p>6</text:p>
          </table:table-cell>
          <table:table-cell office:value-type="float" office:value="4" table:style-name="ce70">
            <text:p>4</text:p>
          </table:table-cell>
          <table:table-cell office:value-type="float" office:value="9.36" table:style-name="ce184">
            <text:p><text:s text:c="3"/>9.36</text:p>
          </table:table-cell>
          <table:table-cell office:value-type="float" office:value="6" table:style-name="ce183">
            <text:p><text:s text:c="3"/>6</text:p>
          </table:table-cell>
          <table:table-cell office:value-type="float" office:value="2" table:style-name="ce70">
            <text:p>2</text:p>
          </table:table-cell>
          <table:table-cell office:value-type="float" office:value="4" table:style-name="ce70">
            <text:p>4</text:p>
          </table:table-cell>
          <table:table-cell office:value-type="float" office:value="5.61" table:style-name="ce184">
            <text:p><text:s text:c="3"/>5.61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3.74" table:style-name="ce186">
            <text:p>3.74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1.87" table:style-name="ce189">
            <text:p><text:s text:c="3"/>1.87</text:p>
          </table:table-cell>
          <table:table-cell office:value-type="float" office:value="1" table:style-name="ce190">
            <text:p><text:s text:c="4"/>1</text:p>
          </table:table-cell>
          <table:table-cell office:value-type="float" office:value="1" table:style-name="ce190">
            <text:p><text:s text:c="4"/>1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.94" table:style-name="ce191">
            <text:p><text:s text:c="3"/>0.94</text:p>
          </table:table-cell>
          <table:table-cell office:value-type="float" office:value="83" table:style-name="ce192">
            <text:p>83</text:p>
          </table:table-cell>
          <table:table-cell office:value-type="float" office:value="76" table:style-name="ce192">
            <text:p>76</text:p>
          </table:table-cell>
          <table:table-cell office:value-type="float" office:value="226" table:style-name="ce193">
            <text:p><text:s text:c="3"/>226</text:p>
          </table:table-cell>
          <table:table-cell table:style-name="ce43"/>
          <table:table-cell table:number-columns-repeated="16353"/>
        </table:table-row>
        <table:table-row table:style-name="ro33">
          <table:table-cell table:style-name="ce2"/>
          <table:table-cell office:value-type="string" table:style-name="ce194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96"/>
          <table:table-cell table:number-columns-repeated="3" table:style-name="ce2"/>
          <table:table-cell table:style-name="ce97"/>
          <table:table-cell table:style-name="ce96"/>
          <table:table-cell table:style-name="ce32"/>
          <table:table-cell table:style-name="ce118"/>
          <table:table-cell table:number-columns-repeated="13" table:style-name="ce2"/>
          <table:table-cell office:value-type="string" office:string-value="                內政部戶政司 民國 109 年 5 月 7 日編製" table:formula="of:=['年月別新(結婚性別)'.AE50]" table:style-name="ce195">
            <text:p><text:s text:c="16"/>內政部戶政司 民國 109 年 5 月 7 日編製</text:p>
          </table:table-cell>
          <table:table-cell table:number-columns-repeated="16354"/>
        </table:table-row>
        <table:table-row table:style-name="ro34">
          <table:table-cell table:style-name="ce2"/>
          <table:table-cell office:value-type="string" table:style-name="ce194">
            <text:p><text:s text:c="14"/>2.本表相同性別2人之結婚及終止結婚資料係自108年5月24日起統計。</text:p>
          </table:table-cell>
          <table:table-cell table:number-columns-repeated="12" table:style-name="ce2"/>
          <table:table-cell table:style-name="ce32"/>
          <table:table-cell table:style-name="ce118"/>
          <table:table-cell table:number-columns-repeated="11" table:style-name="ce2"/>
          <table:table-cell table:number-columns-repeated="2" table:style-name="ce196"/>
          <table:table-cell table:number-columns-repeated="16355" table:style-name="ce2"/>
        </table:table-row>
        <table:table-row table:style-name="ro34">
          <table:table-cell table:style-name="ce197"/>
          <table:table-cell table:number-columns-repeated="13" table:style-name="ce2"/>
          <table:table-cell table:style-name="ce32"/>
          <table:table-cell table:style-name="ce118"/>
          <table:table-cell table:number-columns-repeated="16368" table:style-name="ce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Titles" table:cell-range-address="縣市別新.$A$1:縣市別新.$A$65536" table:base-cell-address="縣市別新.$A$1"/>
        </table:named-expressions>
      </table:table>
      <table:table table:name="年齡結構" table:style-name="ta3">
        <table:table-column table:style-name="co28" table:default-cell-style-name="ce207"/>
        <table:table-column table:style-name="co8" table:default-cell-style-name="ce207"/>
        <table:table-column table:style-name="co22" table:default-cell-style-name="ce207"/>
        <table:table-column table:style-name="co17" table:default-cell-style-name="ce207"/>
        <table:table-column table:style-name="co29" table:default-cell-style-name="ce207"/>
        <table:table-column table:style-name="co30" table:default-cell-style-name="ce207"/>
        <table:table-column table:style-name="co31" table:number-columns-repeated="2" table:default-cell-style-name="ce207"/>
        <table:table-column table:style-name="co32" table:default-cell-style-name="ce207"/>
        <table:table-column table:style-name="co8" table:default-cell-style-name="ce207"/>
        <table:table-column table:style-name="co1" table:default-cell-style-name="ce207"/>
        <table:table-column table:style-name="co30" table:default-cell-style-name="ce207"/>
        <table:table-column table:style-name="co33" table:default-cell-style-name="ce207"/>
        <table:table-column table:style-name="co1" table:default-cell-style-name="ce207"/>
        <table:table-column table:style-name="co30" table:default-cell-style-name="ce207"/>
        <table:table-column table:style-name="co31" table:default-cell-style-name="ce207"/>
        <table:table-column table:style-name="co34" table:default-cell-style-name="ce207"/>
        <table:table-column table:style-name="co8" table:default-cell-style-name="ce207"/>
        <table:table-column table:style-name="co30" table:default-cell-style-name="ce207"/>
        <table:table-column table:style-name="co31" table:default-cell-style-name="ce207"/>
        <table:table-column table:style-name="co33" table:default-cell-style-name="ce207"/>
        <table:table-column table:style-name="co17" table:default-cell-style-name="ce207"/>
        <table:table-column table:style-name="co26" table:default-cell-style-name="ce207"/>
        <table:table-column table:style-name="co30" table:default-cell-style-name="ce207"/>
        <table:table-column table:style-name="co35" table:default-cell-style-name="ce207"/>
        <table:table-column table:style-name="co23" table:default-cell-style-name="ce207"/>
        <table:table-column table:style-name="co36" table:number-columns-repeated="16358" table:default-cell-style-name="ce207"/>
        <table:table-row table:style-name="ro27">
          <table:table-cell office:value-type="string" table:number-columns-spanned="25" table:number-rows-spanned="1" table:style-name="ce248">
            <text:p>各 縣 市 人 口 年 齡 結 構 統 計 表</text:p>
          </table:table-cell>
          <table:covered-table-cell table:number-columns-repeated="24"/>
          <table:table-cell table:number-columns-repeated="16359" table:style-name="ce207"/>
        </table:table-row>
        <table:table-row table:style-name="ro35">
          <table:table-cell table:style-name="ce208"/>
          <table:table-cell table:number-columns-repeated="8" table:style-name="ce209"/>
          <table:table-cell table:style-name="ce207"/>
          <table:table-cell office:value-type="string" table:style-name="ce210">
            <text:p>中 華 民 國 109 年 4 月 底</text:p>
          </table:table-cell>
          <table:table-cell table:style-name="ce211"/>
          <table:table-cell table:number-columns-repeated="9" table:style-name="ce209"/>
          <table:table-cell table:number-columns-repeated="3" table:style-name="ce207"/>
          <table:table-cell office:value-type="string" table:style-name="ce212">
            <text:p>單位：人；％</text:p>
          </table:table-cell>
          <table:table-cell table:number-columns-repeated="16359" table:style-name="ce207"/>
        </table:table-row>
        <table:table-row table:style-name="ro36">
          <table:table-cell office:value-type="string" table:number-columns-spanned="1" table:number-rows-spanned="3" table:style-name="ce249">
            <text:p>區域別</text:p>
          </table:table-cell>
          <table:table-cell office:value-type="string" table:number-columns-spanned="4" table:number-rows-spanned="2" table:style-name="ce250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50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50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50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50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51">
            <text:p>20歲以上</text:p>
          </table:table-cell>
          <table:covered-table-cell table:number-columns-repeated="3"/>
          <table:table-cell table:number-columns-repeated="16359" table:style-name="ce213"/>
        </table:table-row>
        <table:table-row table:style-name="ro37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213"/>
        </table:table-row>
        <table:table-row table:style-name="ro16">
          <table:covered-table-cell/>
          <table:table-cell office:value-type="string" table:style-name="ce214">
            <text:p>計</text:p>
          </table:table-cell>
          <table:table-cell office:value-type="string" table:style-name="ce214">
            <text:p>男</text:p>
          </table:table-cell>
          <table:table-cell office:value-type="string" table:style-name="ce214">
            <text:p>女</text:p>
          </table:table-cell>
          <table:table-cell office:value-type="string" table:style-name="ce214">
            <text:p>％</text:p>
          </table:table-cell>
          <table:table-cell office:value-type="string" table:style-name="ce215">
            <text:p>計</text:p>
          </table:table-cell>
          <table:table-cell office:value-type="string" table:style-name="ce215">
            <text:p>男</text:p>
          </table:table-cell>
          <table:table-cell office:value-type="string" table:style-name="ce215">
            <text:p>女</text:p>
          </table:table-cell>
          <table:table-cell office:value-type="string" table:style-name="ce215">
            <text:p>％</text:p>
          </table:table-cell>
          <table:table-cell office:value-type="string" table:style-name="ce215">
            <text:p>計</text:p>
          </table:table-cell>
          <table:table-cell office:value-type="string" table:style-name="ce215">
            <text:p>男</text:p>
          </table:table-cell>
          <table:table-cell office:value-type="string" table:style-name="ce215">
            <text:p>女</text:p>
          </table:table-cell>
          <table:table-cell office:value-type="string" table:style-name="ce215">
            <text:p>％</text:p>
          </table:table-cell>
          <table:table-cell office:value-type="string" table:style-name="ce215">
            <text:p>計</text:p>
          </table:table-cell>
          <table:table-cell office:value-type="string" table:style-name="ce215">
            <text:p>男</text:p>
          </table:table-cell>
          <table:table-cell office:value-type="string" table:style-name="ce215">
            <text:p>女</text:p>
          </table:table-cell>
          <table:table-cell office:value-type="string" table:style-name="ce215">
            <text:p>％</text:p>
          </table:table-cell>
          <table:table-cell office:value-type="string" table:style-name="ce215">
            <text:p>計</text:p>
          </table:table-cell>
          <table:table-cell office:value-type="string" table:style-name="ce215">
            <text:p>男</text:p>
          </table:table-cell>
          <table:table-cell office:value-type="string" table:style-name="ce215">
            <text:p>女</text:p>
          </table:table-cell>
          <table:table-cell office:value-type="string" table:style-name="ce215">
            <text:p>％</text:p>
          </table:table-cell>
          <table:table-cell office:value-type="string" table:style-name="ce215">
            <text:p>計</text:p>
          </table:table-cell>
          <table:table-cell office:value-type="string" table:style-name="ce215">
            <text:p>男</text:p>
          </table:table-cell>
          <table:table-cell office:value-type="string" table:style-name="ce215">
            <text:p>女</text:p>
          </table:table-cell>
          <table:table-cell office:value-type="string" table:style-name="ce216">
            <text:p>％</text:p>
          </table:table-cell>
          <table:table-cell table:number-columns-repeated="16359" table:style-name="ce213"/>
        </table:table-row>
        <table:table-row table:style-name="ro38">
          <table:table-cell office:value-type="string" table:style-name="ce217">
            <text:p>總 <text:s text:c="5"/>計</text:p>
          </table:table-cell>
          <table:table-cell office:value-type="float" office:value="23591920" table:style-name="ce218">
            <text:p>23,591,920</text:p>
          </table:table-cell>
          <table:table-cell office:value-type="float" office:value="11694751" table:style-name="ce219">
            <text:p>11,694,751</text:p>
          </table:table-cell>
          <table:table-cell office:value-type="float" office:value="11897169" table:style-name="ce219">
            <text:p>11,897,169</text:p>
          </table:table-cell>
          <table:table-cell office:value-type="float" office:value="100" table:style-name="ce220">
            <text:p>100.00</text:p>
          </table:table-cell>
          <table:table-cell office:value-type="float" office:value="2995648" table:style-name="ce219">
            <text:p>2,995,648</text:p>
          </table:table-cell>
          <table:table-cell office:value-type="float" office:value="1555880" table:style-name="ce219">
            <text:p>1,555,880</text:p>
          </table:table-cell>
          <table:table-cell office:value-type="float" office:value="1439768" table:style-name="ce219">
            <text:p>1,439,768</text:p>
          </table:table-cell>
          <table:table-cell office:value-type="float" office:value="12.697771101292307" table:style-name="ce220">
            <text:p>12.70</text:p>
          </table:table-cell>
          <table:table-cell office:value-type="float" office:value="16922917" table:style-name="ce219">
            <text:p>16,922,917</text:p>
          </table:table-cell>
          <table:table-cell office:value-type="float" office:value="8462344" table:style-name="ce219">
            <text:p>8,462,344</text:p>
          </table:table-cell>
          <table:table-cell office:value-type="float" office:value="8460573" table:style-name="ce219">
            <text:p>8,460,573</text:p>
          </table:table-cell>
          <table:table-cell office:value-type="float" office:value="71.731834458577353" table:style-name="ce220">
            <text:p>71.73</text:p>
          </table:table-cell>
          <table:table-cell office:value-type="float" office:value="3673355" table:style-name="ce219">
            <text:p>3,673,355</text:p>
          </table:table-cell>
          <table:table-cell office:value-type="float" office:value="1676527" table:style-name="ce219">
            <text:p>1,676,527</text:p>
          </table:table-cell>
          <table:table-cell office:value-type="float" office:value="1996828" table:style-name="ce219">
            <text:p>1,996,828</text:p>
          </table:table-cell>
          <table:table-cell office:value-type="float" office:value="15.57039444013035" table:style-name="ce220">
            <text:p>15.57</text:p>
          </table:table-cell>
          <table:table-cell office:value-type="float" office:value="10404136" table:style-name="ce219">
            <text:p>10,404,136</text:p>
          </table:table-cell>
          <table:table-cell office:value-type="float" office:value="5238167" table:style-name="ce219">
            <text:p>5,238,167</text:p>
          </table:table-cell>
          <table:table-cell office:value-type="float" office:value="5165969" table:style-name="ce219">
            <text:p>5,165,969</text:p>
          </table:table-cell>
          <table:table-cell office:value-type="float" office:value="44.100420822044157" table:style-name="ce220">
            <text:p>44.10</text:p>
          </table:table-cell>
          <table:table-cell office:value-type="float" office:value="19371563" table:style-name="ce219">
            <text:p>19,371,563</text:p>
          </table:table-cell>
          <table:table-cell office:value-type="float" office:value="9499558" table:style-name="ce219">
            <text:p>9,499,558</text:p>
          </table:table-cell>
          <table:table-cell office:value-type="float" office:value="9872005" table:style-name="ce219">
            <text:p>9,872,005</text:p>
          </table:table-cell>
          <table:table-cell office:value-type="float" office:value="82.111006649734321" table:style-name="ce221">
            <text:p>82.11</text:p>
          </table:table-cell>
          <table:table-cell table:style-name="ce222"/>
          <table:table-cell table:number-columns-repeated="16358" table:style-name="ce213"/>
        </table:table-row>
        <table:table-row table:style-name="ro23">
          <table:table-cell office:value-type="string" table:style-name="ce223">
            <text:p>新 北 市</text:p>
          </table:table-cell>
          <table:table-cell office:value-type="float" office:value="4024539" table:style-name="ce224">
            <text:p>4,024,539</text:p>
          </table:table-cell>
          <table:table-cell office:value-type="float" office:value="1965935" table:style-name="ce225">
            <text:p>1,965,935</text:p>
          </table:table-cell>
          <table:table-cell office:value-type="float" office:value="2058604" table:style-name="ce225">
            <text:p>2,058,604</text:p>
          </table:table-cell>
          <table:table-cell office:value-type="float" office:value="100" table:style-name="ce226">
            <text:p>100.00</text:p>
          </table:table-cell>
          <table:table-cell office:value-type="float" office:value="485436" table:style-name="ce225">
            <text:p>485,436</text:p>
          </table:table-cell>
          <table:table-cell office:value-type="float" office:value="251631" table:style-name="ce225">
            <text:p>251,631</text:p>
          </table:table-cell>
          <table:table-cell office:value-type="float" office:value="233805" table:style-name="ce225">
            <text:p>233,805</text:p>
          </table:table-cell>
          <table:table-cell office:value-type="float" office:value="12.061903239103907" table:style-name="ce226">
            <text:p>12.06</text:p>
          </table:table-cell>
          <table:table-cell office:value-type="float" office:value="2945290" table:style-name="ce225">
            <text:p>2,945,290</text:p>
          </table:table-cell>
          <table:table-cell office:value-type="float" office:value="1445933" table:style-name="ce225">
            <text:p>1,445,933</text:p>
          </table:table-cell>
          <table:table-cell office:value-type="float" office:value="1499357" table:style-name="ce225">
            <text:p>1,499,357</text:p>
          </table:table-cell>
          <table:table-cell office:value-type="float" office:value="73.183288818918143" table:style-name="ce226">
            <text:p>73.18</text:p>
          </table:table-cell>
          <table:table-cell office:value-type="float" office:value="593813" table:style-name="ce225">
            <text:p>593,813</text:p>
          </table:table-cell>
          <table:table-cell office:value-type="float" office:value="268371" table:style-name="ce225">
            <text:p>268,371</text:p>
          </table:table-cell>
          <table:table-cell office:value-type="float" office:value="325442" table:style-name="ce225">
            <text:p>325,442</text:p>
          </table:table-cell>
          <table:table-cell office:value-type="float" office:value="14.754807941977951" table:style-name="ce226">
            <text:p>14.75</text:p>
          </table:table-cell>
          <table:table-cell office:value-type="float" office:value="1804689" table:style-name="ce225">
            <text:p>1,804,689</text:p>
          </table:table-cell>
          <table:table-cell office:value-type="float" office:value="903275" table:style-name="ce225">
            <text:p>903,275</text:p>
          </table:table-cell>
          <table:table-cell office:value-type="float" office:value="901414" table:style-name="ce225">
            <text:p>901,414</text:p>
          </table:table-cell>
          <table:table-cell office:value-type="float" office:value="44.842129744549624" table:style-name="ce226">
            <text:p>44.84</text:p>
          </table:table-cell>
          <table:table-cell office:value-type="float" office:value="3338380" table:style-name="ce225">
            <text:p>3,338,380</text:p>
          </table:table-cell>
          <table:table-cell office:value-type="float" office:value="1609529" table:style-name="ce225">
            <text:p>1,609,529</text:p>
          </table:table-cell>
          <table:table-cell office:value-type="float" office:value="1728851" table:style-name="ce225">
            <text:p>1,728,851</text:p>
          </table:table-cell>
          <table:table-cell office:value-type="float" office:value="82.950618691979386" table:style-name="ce227">
            <text:p>82.95</text:p>
          </table:table-cell>
          <table:table-cell table:number-columns-repeated="16359" table:style-name="ce213"/>
        </table:table-row>
        <table:table-row table:style-name="ro23">
          <table:table-cell office:value-type="string" table:style-name="ce223">
            <text:p>臺 北 市</text:p>
          </table:table-cell>
          <table:table-cell office:value-type="float" office:value="2631083" table:style-name="ce224">
            <text:p>2,631,083</text:p>
          </table:table-cell>
          <table:table-cell office:value-type="float" office:value="1252726" table:style-name="ce228">
            <text:p>1,252,726</text:p>
          </table:table-cell>
          <table:table-cell office:value-type="float" office:value="1378357" table:style-name="ce228">
            <text:p>1,378,357</text:p>
          </table:table-cell>
          <table:table-cell office:value-type="float" office:value="100" table:style-name="ce229">
            <text:p>100.00</text:p>
          </table:table-cell>
          <table:table-cell office:value-type="float" office:value="351232" table:style-name="ce228">
            <text:p>351,232</text:p>
          </table:table-cell>
          <table:table-cell office:value-type="float" office:value="181812" table:style-name="ce228">
            <text:p>181,812</text:p>
          </table:table-cell>
          <table:table-cell office:value-type="float" office:value="169420" table:style-name="ce228">
            <text:p>169,420</text:p>
          </table:table-cell>
          <table:table-cell office:value-type="float" office:value="13.349331815073869" table:style-name="ce229">
            <text:p>13.35</text:p>
          </table:table-cell>
          <table:table-cell office:value-type="float" office:value="1795239" table:style-name="ce228">
            <text:p>1,795,239</text:p>
          </table:table-cell>
          <table:table-cell office:value-type="float" office:value="855305" table:style-name="ce228">
            <text:p>855,305</text:p>
          </table:table-cell>
          <table:table-cell office:value-type="float" office:value="939934" table:style-name="ce228">
            <text:p>939,934</text:p>
          </table:table-cell>
          <table:table-cell office:value-type="float" office:value="68.231940991599274" table:style-name="ce229">
            <text:p>68.23</text:p>
          </table:table-cell>
          <table:table-cell office:value-type="float" office:value="484612" table:style-name="ce228">
            <text:p>484,612</text:p>
          </table:table-cell>
          <table:table-cell office:value-type="float" office:value="215609" table:style-name="ce228">
            <text:p>215,609</text:p>
          </table:table-cell>
          <table:table-cell office:value-type="float" office:value="269003" table:style-name="ce225">
            <text:p>269,003</text:p>
          </table:table-cell>
          <table:table-cell office:value-type="float" office:value="18.418727193326852" table:style-name="ce226">
            <text:p>18.42</text:p>
          </table:table-cell>
          <table:table-cell office:value-type="float" office:value="1092420" table:style-name="ce225">
            <text:p>1,092,420</text:p>
          </table:table-cell>
          <table:table-cell office:value-type="float" office:value="524390" table:style-name="ce225">
            <text:p>524,390</text:p>
          </table:table-cell>
          <table:table-cell office:value-type="float" office:value="568030" table:style-name="ce225">
            <text:p>568,030</text:p>
          </table:table-cell>
          <table:table-cell office:value-type="float" office:value="41.519784818646919" table:style-name="ce226">
            <text:p>41.52</text:p>
          </table:table-cell>
          <table:table-cell office:value-type="float" office:value="2164505" table:style-name="ce225">
            <text:p>2,164,505</text:p>
          </table:table-cell>
          <table:table-cell office:value-type="float" office:value="1010863" table:style-name="ce225">
            <text:p>1,010,863</text:p>
          </table:table-cell>
          <table:table-cell office:value-type="float" office:value="1153642" table:style-name="ce225">
            <text:p>1,153,642</text:p>
          </table:table-cell>
          <table:table-cell office:value-type="float" office:value="82.266693981147682" table:style-name="ce227">
            <text:p>82.27</text:p>
          </table:table-cell>
          <table:table-cell table:number-columns-repeated="16359" table:style-name="ce213"/>
        </table:table-row>
        <table:table-row table:style-name="ro23">
          <table:table-cell office:value-type="string" table:style-name="ce223">
            <text:p>桃 園 市</text:p>
          </table:table-cell>
          <table:table-cell office:value-type="float" office:value="2255753" table:style-name="ce224">
            <text:p>2,255,753</text:p>
          </table:table-cell>
          <table:table-cell office:value-type="float" office:value="1118766" table:style-name="ce228">
            <text:p>1,118,766</text:p>
          </table:table-cell>
          <table:table-cell office:value-type="float" office:value="1136987" table:style-name="ce228">
            <text:p>1,136,987</text:p>
          </table:table-cell>
          <table:table-cell office:value-type="float" office:value="100" table:style-name="ce229">
            <text:p>100.00</text:p>
          </table:table-cell>
          <table:table-cell office:value-type="float" office:value="333750" table:style-name="ce228">
            <text:p>333,750</text:p>
          </table:table-cell>
          <table:table-cell office:value-type="float" office:value="173631" table:style-name="ce228">
            <text:p>173,631</text:p>
          </table:table-cell>
          <table:table-cell office:value-type="float" office:value="160119" table:style-name="ce228">
            <text:p>160,119</text:p>
          </table:table-cell>
          <table:table-cell office:value-type="float" office:value="14.795502876423082" table:style-name="ce229">
            <text:p>14.80</text:p>
          </table:table-cell>
          <table:table-cell office:value-type="float" office:value="1642527" table:style-name="ce228">
            <text:p>1,642,527</text:p>
          </table:table-cell>
          <table:table-cell office:value-type="float" office:value="816884" table:style-name="ce228">
            <text:p>816,884</text:p>
          </table:table-cell>
          <table:table-cell office:value-type="float" office:value="825643" table:style-name="ce228">
            <text:p>825,643</text:p>
          </table:table-cell>
          <table:table-cell office:value-type="float" office:value="72.815020084202487" table:style-name="ce229">
            <text:p>72.82</text:p>
          </table:table-cell>
          <table:table-cell office:value-type="float" office:value="279476" table:style-name="ce228">
            <text:p>279,476</text:p>
          </table:table-cell>
          <table:table-cell office:value-type="float" office:value="128251" table:style-name="ce228">
            <text:p>128,251</text:p>
          </table:table-cell>
          <table:table-cell office:value-type="float" office:value="151225" table:style-name="ce225">
            <text:p>151,225</text:p>
          </table:table-cell>
          <table:table-cell office:value-type="float" office:value="12.389477039374434" table:style-name="ce226">
            <text:p>12.39</text:p>
          </table:table-cell>
          <table:table-cell office:value-type="float" office:value="1046687" table:style-name="ce225">
            <text:p>1,046,687</text:p>
          </table:table-cell>
          <table:table-cell office:value-type="float" office:value="523595" table:style-name="ce225">
            <text:p>523,595</text:p>
          </table:table-cell>
          <table:table-cell office:value-type="float" office:value="523092" table:style-name="ce225">
            <text:p>523,092</text:p>
          </table:table-cell>
          <table:table-cell office:value-type="float" office:value="46.40078058191655" table:style-name="ce226">
            <text:p>46.40</text:p>
          </table:table-cell>
          <table:table-cell office:value-type="float" office:value="1793464" table:style-name="ce225">
            <text:p>1,793,464</text:p>
          </table:table-cell>
          <table:table-cell office:value-type="float" office:value="877821" table:style-name="ce225">
            <text:p>877,821</text:p>
          </table:table-cell>
          <table:table-cell office:value-type="float" office:value="915643" table:style-name="ce225">
            <text:p>915,643</text:p>
          </table:table-cell>
          <table:table-cell office:value-type="float" office:value="79.506222534116105" table:style-name="ce227">
            <text:p>79.51</text:p>
          </table:table-cell>
          <table:table-cell table:number-columns-repeated="16359" table:style-name="ce213"/>
        </table:table-row>
        <table:table-row table:style-name="ro27">
          <table:table-cell office:value-type="string" table:style-name="ce223">
            <text:p>臺 中 市</text:p>
          </table:table-cell>
          <table:table-cell office:value-type="float" office:value="2816741" table:style-name="ce224">
            <text:p>2,816,741</text:p>
          </table:table-cell>
          <table:table-cell office:value-type="float" office:value="1384376" table:style-name="ce228">
            <text:p>1,384,376</text:p>
          </table:table-cell>
          <table:table-cell office:value-type="float" office:value="1432365" table:style-name="ce228">
            <text:p>1,432,365</text:p>
          </table:table-cell>
          <table:table-cell office:value-type="float" office:value="100" table:style-name="ce229">
            <text:p>100.00</text:p>
          </table:table-cell>
          <table:table-cell office:value-type="float" office:value="398933" table:style-name="ce228">
            <text:p>398,933</text:p>
          </table:table-cell>
          <table:table-cell office:value-type="float" office:value="207154" table:style-name="ce228">
            <text:p>207,154</text:p>
          </table:table-cell>
          <table:table-cell office:value-type="float" office:value="191779" table:style-name="ce228">
            <text:p>191,779</text:p>
          </table:table-cell>
          <table:table-cell office:value-type="float" office:value="14.162928007935413" table:style-name="ce229">
            <text:p>14.16</text:p>
          </table:table-cell>
          <table:table-cell office:value-type="float" office:value="2047599" table:style-name="ce228">
            <text:p>2,047,599</text:p>
          </table:table-cell>
          <table:table-cell office:value-type="float" office:value="1008287" table:style-name="ce228">
            <text:p>1,008,287</text:p>
          </table:table-cell>
          <table:table-cell office:value-type="float" office:value="1039312" table:style-name="ce228">
            <text:p>1,039,312</text:p>
          </table:table-cell>
          <table:table-cell office:value-type="float" office:value="72.693904054366371" table:style-name="ce229">
            <text:p>72.69</text:p>
          </table:table-cell>
          <table:table-cell office:value-type="float" office:value="370209" table:style-name="ce228">
            <text:p>370,209</text:p>
          </table:table-cell>
          <table:table-cell office:value-type="float" office:value="168935" table:style-name="ce228">
            <text:p>168,935</text:p>
          </table:table-cell>
          <table:table-cell office:value-type="float" office:value="201274" table:style-name="ce225">
            <text:p>201,274</text:p>
          </table:table-cell>
          <table:table-cell office:value-type="float" office:value="13.143167937698214" table:style-name="ce226">
            <text:p>13.14</text:p>
          </table:table-cell>
          <table:table-cell office:value-type="float" office:value="1288523" table:style-name="ce225">
            <text:p>1,288,523</text:p>
          </table:table-cell>
          <table:table-cell office:value-type="float" office:value="640696" table:style-name="ce225">
            <text:p>640,696</text:p>
          </table:table-cell>
          <table:table-cell office:value-type="float" office:value="647827" table:style-name="ce225">
            <text:p>647,827</text:p>
          </table:table-cell>
          <table:table-cell office:value-type="float" office:value="45.745171458788718" table:style-name="ce226">
            <text:p>45.75</text:p>
          </table:table-cell>
          <table:table-cell office:value-type="float" office:value="2261065" table:style-name="ce225">
            <text:p>2,261,065</text:p>
          </table:table-cell>
          <table:table-cell office:value-type="float" office:value="1096060" table:style-name="ce225">
            <text:p>1,096,060</text:p>
          </table:table-cell>
          <table:table-cell office:value-type="float" office:value="1165005" table:style-name="ce225">
            <text:p>1,165,005</text:p>
          </table:table-cell>
          <table:table-cell office:value-type="float" office:value="80.272378610599986" table:style-name="ce227">
            <text:p>80.27</text:p>
          </table:table-cell>
          <table:table-cell table:number-columns-repeated="16359" table:style-name="ce213"/>
        </table:table-row>
        <table:table-row table:style-name="ro23">
          <table:table-cell office:value-type="string" table:style-name="ce223">
            <text:p>臺 南 市</text:p>
          </table:table-cell>
          <table:table-cell office:value-type="float" office:value="1878845" table:style-name="ce224">
            <text:p>1,878,845</text:p>
          </table:table-cell>
          <table:table-cell office:value-type="float" office:value="936057" table:style-name="ce228">
            <text:p>936,057</text:p>
          </table:table-cell>
          <table:table-cell office:value-type="float" office:value="942788" table:style-name="ce228">
            <text:p>942,788</text:p>
          </table:table-cell>
          <table:table-cell office:value-type="float" office:value="100" table:style-name="ce229">
            <text:p>100.00</text:p>
          </table:table-cell>
          <table:table-cell office:value-type="float" office:value="226488" table:style-name="ce228">
            <text:p>226,488</text:p>
          </table:table-cell>
          <table:table-cell office:value-type="float" office:value="117467" table:style-name="ce228">
            <text:p>117,467</text:p>
          </table:table-cell>
          <table:table-cell office:value-type="float" office:value="109021" table:style-name="ce228">
            <text:p>109,021</text:p>
          </table:table-cell>
          <table:table-cell office:value-type="float" office:value="12.054639951672437" table:style-name="ce229">
            <text:p>12.05</text:p>
          </table:table-cell>
          <table:table-cell office:value-type="float" office:value="1351866" table:style-name="ce228">
            <text:p>1,351,866</text:p>
          </table:table-cell>
          <table:table-cell office:value-type="float" office:value="680635" table:style-name="ce228">
            <text:p>680,635</text:p>
          </table:table-cell>
          <table:table-cell office:value-type="float" office:value="671231" table:style-name="ce228">
            <text:p>671,231</text:p>
          </table:table-cell>
          <table:table-cell office:value-type="float" office:value="71.951970492510029" table:style-name="ce229">
            <text:p>71.95</text:p>
          </table:table-cell>
          <table:table-cell office:value-type="float" office:value="300491" table:style-name="ce228">
            <text:p>300,491</text:p>
          </table:table-cell>
          <table:table-cell office:value-type="float" office:value="137955" table:style-name="ce228">
            <text:p>137,955</text:p>
          </table:table-cell>
          <table:table-cell office:value-type="float" office:value="162536" table:style-name="ce225">
            <text:p>162,536</text:p>
          </table:table-cell>
          <table:table-cell office:value-type="float" office:value="15.993389555817537" table:style-name="ce226">
            <text:p>15.99</text:p>
          </table:table-cell>
          <table:table-cell office:value-type="float" office:value="823616" table:style-name="ce225">
            <text:p>823,616</text:p>
          </table:table-cell>
          <table:table-cell office:value-type="float" office:value="416898" table:style-name="ce225">
            <text:p>416,898</text:p>
          </table:table-cell>
          <table:table-cell office:value-type="float" office:value="406718" table:style-name="ce225">
            <text:p>406,718</text:p>
          </table:table-cell>
          <table:table-cell office:value-type="float" office:value="43.836293041735743" table:style-name="ce226">
            <text:p>43.84</text:p>
          </table:table-cell>
          <table:table-cell office:value-type="float" office:value="1560204" table:style-name="ce225">
            <text:p>1,560,204</text:p>
          </table:table-cell>
          <table:table-cell office:value-type="float" office:value="770546" table:style-name="ce225">
            <text:p>770,546</text:p>
          </table:table-cell>
          <table:table-cell office:value-type="float" office:value="789658" table:style-name="ce225">
            <text:p>789,658</text:p>
          </table:table-cell>
          <table:table-cell office:value-type="float" office:value="83.040591427180004" table:style-name="ce227">
            <text:p>83.04</text:p>
          </table:table-cell>
          <table:table-cell table:number-columns-repeated="16359" table:style-name="ce213"/>
        </table:table-row>
        <table:table-row table:style-name="ro23">
          <table:table-cell office:value-type="string" table:style-name="ce223">
            <text:p>高 雄 市</text:p>
          </table:table-cell>
          <table:table-cell office:value-type="float" office:value="2773401" table:style-name="ce224">
            <text:p>2,773,401</text:p>
          </table:table-cell>
          <table:table-cell office:value-type="float" office:value="1369045" table:style-name="ce228">
            <text:p>1,369,045</text:p>
          </table:table-cell>
          <table:table-cell office:value-type="float" office:value="1404356" table:style-name="ce228">
            <text:p>1,404,356</text:p>
          </table:table-cell>
          <table:table-cell office:value-type="float" office:value="100" table:style-name="ce229">
            <text:p>100.00</text:p>
          </table:table-cell>
          <table:table-cell office:value-type="float" office:value="327051" table:style-name="ce228">
            <text:p>327,051</text:p>
          </table:table-cell>
          <table:table-cell office:value-type="float" office:value="169777" table:style-name="ce228">
            <text:p>169,777</text:p>
          </table:table-cell>
          <table:table-cell office:value-type="float" office:value="157274" table:style-name="ce228">
            <text:p>157,274</text:p>
          </table:table-cell>
          <table:table-cell office:value-type="float" office:value="11.792416603296818" table:style-name="ce229">
            <text:p>11.79</text:p>
          </table:table-cell>
          <table:table-cell office:value-type="float" office:value="1999835" table:style-name="ce228">
            <text:p>1,999,835</text:p>
          </table:table-cell>
          <table:table-cell office:value-type="float" office:value="996180" table:style-name="ce228">
            <text:p>996,180</text:p>
          </table:table-cell>
          <table:table-cell office:value-type="float" office:value="1003655" table:style-name="ce228">
            <text:p>1,003,655</text:p>
          </table:table-cell>
          <table:table-cell office:value-type="float" office:value="72.107675738200143" table:style-name="ce229">
            <text:p>72.11</text:p>
          </table:table-cell>
          <table:table-cell office:value-type="float" office:value="446515" table:style-name="ce228">
            <text:p>446,515</text:p>
          </table:table-cell>
          <table:table-cell office:value-type="float" office:value="203088" table:style-name="ce228">
            <text:p>203,088</text:p>
          </table:table-cell>
          <table:table-cell office:value-type="float" office:value="243427" table:style-name="ce225">
            <text:p>243,427</text:p>
          </table:table-cell>
          <table:table-cell office:value-type="float" office:value="16.099907658503042" table:style-name="ce226">
            <text:p>16.10</text:p>
          </table:table-cell>
          <table:table-cell office:value-type="float" office:value="1225201" table:style-name="ce225">
            <text:p>1,225,201</text:p>
          </table:table-cell>
          <table:table-cell office:value-type="float" office:value="616225" table:style-name="ce225">
            <text:p>616,225</text:p>
          </table:table-cell>
          <table:table-cell office:value-type="float" office:value="608976" table:style-name="ce225">
            <text:p>608,976</text:p>
          </table:table-cell>
          <table:table-cell office:value-type="float" office:value="44.176842800590322" table:style-name="ce226">
            <text:p>44.18</text:p>
          </table:table-cell>
          <table:table-cell office:value-type="float" office:value="2307561" table:style-name="ce225">
            <text:p>2,307,561</text:p>
          </table:table-cell>
          <table:table-cell office:value-type="float" office:value="1127048" table:style-name="ce225">
            <text:p>1,127,048</text:p>
          </table:table-cell>
          <table:table-cell office:value-type="float" office:value="1180513" table:style-name="ce225">
            <text:p>1,180,513</text:p>
          </table:table-cell>
          <table:table-cell office:value-type="float" office:value="83.203294438849625" table:style-name="ce227">
            <text:p>83.20</text:p>
          </table:table-cell>
          <table:table-cell table:number-columns-repeated="16359" table:style-name="ce213"/>
        </table:table-row>
        <table:table-row table:style-name="ro39">
          <table:table-cell office:value-type="string" table:style-name="ce223">
            <text:p><text:s/>臺 灣 省<text:s/></text:p>
          </table:table-cell>
          <table:table-cell office:value-type="float" office:value="7058709" table:style-name="ce224">
            <text:p>7,058,709</text:p>
          </table:table-cell>
          <table:table-cell office:value-type="float" office:value="3590581" table:style-name="ce228">
            <text:p>3,590,581</text:p>
          </table:table-cell>
          <table:table-cell office:value-type="float" office:value="3468128" table:style-name="ce228">
            <text:p>3,468,128</text:p>
          </table:table-cell>
          <table:table-cell office:value-type="float" office:value="100" table:style-name="ce229">
            <text:p>100.00</text:p>
          </table:table-cell>
          <table:table-cell office:value-type="float" office:value="858578" table:style-name="ce228">
            <text:p>858,578</text:p>
          </table:table-cell>
          <table:table-cell office:value-type="float" office:value="447030" table:style-name="ce228">
            <text:p>447,030</text:p>
          </table:table-cell>
          <table:table-cell office:value-type="float" office:value="411548" table:style-name="ce228">
            <text:p>411,548</text:p>
          </table:table-cell>
          <table:table-cell office:value-type="float" office:value="12.163385684266061" table:style-name="ce229">
            <text:p>12.16</text:p>
          </table:table-cell>
          <table:table-cell office:value-type="float" office:value="5022914" table:style-name="ce228">
            <text:p>5,022,914</text:p>
          </table:table-cell>
          <table:table-cell office:value-type="float" office:value="2599438" table:style-name="ce228">
            <text:p>2,599,438</text:p>
          </table:table-cell>
          <table:table-cell office:value-type="float" office:value="2423476" table:style-name="ce228">
            <text:p>2,423,476</text:p>
          </table:table-cell>
          <table:table-cell office:value-type="float" office:value="71.159102889777714" table:style-name="ce229">
            <text:p>71.16</text:p>
          </table:table-cell>
          <table:table-cell office:value-type="float" office:value="1177217" table:style-name="ce228">
            <text:p>1,177,217</text:p>
          </table:table-cell>
          <table:table-cell office:value-type="float" office:value="544113" table:style-name="ce228">
            <text:p>544,113</text:p>
          </table:table-cell>
          <table:table-cell office:value-type="float" office:value="633104" table:style-name="ce225">
            <text:p>633,104</text:p>
          </table:table-cell>
          <table:table-cell office:value-type="float" office:value="16.677511425956222" table:style-name="ce226">
            <text:p>16.68</text:p>
          </table:table-cell>
          <table:table-cell office:value-type="float" office:value="3052896" table:style-name="ce225">
            <text:p>3,052,896</text:p>
          </table:table-cell>
          <table:table-cell office:value-type="float" office:value="1577767" table:style-name="ce225">
            <text:p>1,577,767</text:p>
          </table:table-cell>
          <table:table-cell office:value-type="float" office:value="1475129" table:style-name="ce225">
            <text:p>1,475,129</text:p>
          </table:table-cell>
          <table:table-cell office:value-type="float" office:value="43.250061732251602" table:style-name="ce226">
            <text:p>43.25</text:p>
          </table:table-cell>
          <table:table-cell office:value-type="float" office:value="5814483" table:style-name="ce225">
            <text:p>5,814,483</text:p>
          </table:table-cell>
          <table:table-cell office:value-type="float" office:value="2941328" table:style-name="ce225">
            <text:p>2,941,328</text:p>
          </table:table-cell>
          <table:table-cell office:value-type="float" office:value="2873155" table:style-name="ce225">
            <text:p>2,873,155</text:p>
          </table:table-cell>
          <table:table-cell office:value-type="float" office:value="82.373179004829353" table:style-name="ce227">
            <text:p>82.37</text:p>
          </table:table-cell>
          <table:table-cell table:number-columns-repeated="16359" table:style-name="ce213"/>
        </table:table-row>
        <table:table-row table:style-name="ro23">
          <table:table-cell office:value-type="string" table:style-name="ce230">
            <text:p>宜 蘭 縣</text:p>
          </table:table-cell>
          <table:table-cell office:value-type="float" office:value="453915" table:style-name="ce231">
            <text:p>453,915</text:p>
          </table:table-cell>
          <table:table-cell office:value-type="float" office:value="228973" table:style-name="ce232">
            <text:p>228,973</text:p>
          </table:table-cell>
          <table:table-cell office:value-type="float" office:value="224942" table:style-name="ce232">
            <text:p>224,942</text:p>
          </table:table-cell>
          <table:table-cell office:value-type="float" office:value="100" table:style-name="ce233">
            <text:p>100.00</text:p>
          </table:table-cell>
          <table:table-cell office:value-type="float" office:value="53496" table:style-name="ce232">
            <text:p>53,496</text:p>
          </table:table-cell>
          <table:table-cell office:value-type="float" office:value="27729" table:style-name="ce232">
            <text:p>27,729</text:p>
          </table:table-cell>
          <table:table-cell office:value-type="float" office:value="25767" table:style-name="ce232">
            <text:p>25,767</text:p>
          </table:table-cell>
          <table:table-cell office:value-type="float" office:value="11.785466441954991" table:style-name="ce233">
            <text:p>11.79</text:p>
          </table:table-cell>
          <table:table-cell office:value-type="float" office:value="324023" table:style-name="ce232">
            <text:p>324,023</text:p>
          </table:table-cell>
          <table:table-cell office:value-type="float" office:value="165912" table:style-name="ce232">
            <text:p>165,912</text:p>
          </table:table-cell>
          <table:table-cell office:value-type="float" office:value="158111" table:style-name="ce232">
            <text:p>158,111</text:p>
          </table:table-cell>
          <table:table-cell office:value-type="float" office:value="71.384069704680385" table:style-name="ce233">
            <text:p>71.38</text:p>
          </table:table-cell>
          <table:table-cell office:value-type="float" office:value="76396" table:style-name="ce232">
            <text:p>76,396</text:p>
          </table:table-cell>
          <table:table-cell office:value-type="float" office:value="35332" table:style-name="ce232">
            <text:p>35,332</text:p>
          </table:table-cell>
          <table:table-cell office:value-type="float" office:value="41064" table:style-name="ce234">
            <text:p>41,064</text:p>
          </table:table-cell>
          <table:table-cell office:value-type="float" office:value="16.830463853364616" table:style-name="ce235">
            <text:p>16.83</text:p>
          </table:table-cell>
          <table:table-cell office:value-type="float" office:value="195187" table:style-name="ce234">
            <text:p>195,187</text:p>
          </table:table-cell>
          <table:table-cell office:value-type="float" office:value="100321" table:style-name="ce234">
            <text:p>100,321</text:p>
          </table:table-cell>
          <table:table-cell office:value-type="float" office:value="94866" table:style-name="ce234">
            <text:p>94,866</text:p>
          </table:table-cell>
          <table:table-cell office:value-type="float" office:value="43.000782084751549" table:style-name="ce235">
            <text:p>43.00</text:p>
          </table:table-cell>
          <table:table-cell office:value-type="float" office:value="376586" table:style-name="ce234">
            <text:p>376,586</text:p>
          </table:table-cell>
          <table:table-cell office:value-type="float" office:value="188814" table:style-name="ce234">
            <text:p>188,814</text:p>
          </table:table-cell>
          <table:table-cell office:value-type="float" office:value="187772" table:style-name="ce234">
            <text:p>187,772</text:p>
          </table:table-cell>
          <table:table-cell office:value-type="float" office:value="82.963991055594107" table:style-name="ce236">
            <text:p>82.96</text:p>
          </table:table-cell>
          <table:table-cell table:number-columns-repeated="16359" table:style-name="ce213"/>
        </table:table-row>
        <table:table-row table:style-name="ro23">
          <table:table-cell office:value-type="string" table:style-name="ce230">
            <text:p>新 竹 縣</text:p>
          </table:table-cell>
          <table:table-cell office:value-type="float" office:value="565851" table:style-name="ce231">
            <text:p>565,851</text:p>
          </table:table-cell>
          <table:table-cell office:value-type="float" office:value="288764" table:style-name="ce232">
            <text:p>288,764</text:p>
          </table:table-cell>
          <table:table-cell office:value-type="float" office:value="277087" table:style-name="ce232">
            <text:p>277,087</text:p>
          </table:table-cell>
          <table:table-cell office:value-type="float" office:value="100" table:style-name="ce233">
            <text:p>100.00</text:p>
          </table:table-cell>
          <table:table-cell office:value-type="float" office:value="91601" table:style-name="ce232">
            <text:p>91,601</text:p>
          </table:table-cell>
          <table:table-cell office:value-type="float" office:value="47592" table:style-name="ce232">
            <text:p>47,592</text:p>
          </table:table-cell>
          <table:table-cell office:value-type="float" office:value="44009" table:style-name="ce232">
            <text:p>44,009</text:p>
          </table:table-cell>
          <table:table-cell office:value-type="float" office:value="16.188183815173961" table:style-name="ce233">
            <text:p>16.19</text:p>
          </table:table-cell>
          <table:table-cell office:value-type="float" office:value="402142" table:style-name="ce232">
            <text:p>402,142</text:p>
          </table:table-cell>
          <table:table-cell office:value-type="float" office:value="206777" table:style-name="ce232">
            <text:p>206,777</text:p>
          </table:table-cell>
          <table:table-cell office:value-type="float" office:value="195365" table:style-name="ce232">
            <text:p>195,365</text:p>
          </table:table-cell>
          <table:table-cell office:value-type="float" office:value="71.068532175431343" table:style-name="ce233">
            <text:p>71.07</text:p>
          </table:table-cell>
          <table:table-cell office:value-type="float" office:value="72108" table:style-name="ce232">
            <text:p>72,108</text:p>
          </table:table-cell>
          <table:table-cell office:value-type="float" office:value="34395" table:style-name="ce232">
            <text:p>34,395</text:p>
          </table:table-cell>
          <table:table-cell office:value-type="float" office:value="37713" table:style-name="ce234">
            <text:p>37,713</text:p>
          </table:table-cell>
          <table:table-cell office:value-type="float" office:value="12.743284009394698" table:style-name="ce235">
            <text:p>12.74</text:p>
          </table:table-cell>
          <table:table-cell office:value-type="float" office:value="257526" table:style-name="ce234">
            <text:p>257,526</text:p>
          </table:table-cell>
          <table:table-cell office:value-type="float" office:value="131499" table:style-name="ce234">
            <text:p>131,499</text:p>
          </table:table-cell>
          <table:table-cell office:value-type="float" office:value="126027" table:style-name="ce234">
            <text:p>126,027</text:p>
          </table:table-cell>
          <table:table-cell office:value-type="float" office:value="45.511274169348468" table:style-name="ce235">
            <text:p>45.51</text:p>
          </table:table-cell>
          <table:table-cell office:value-type="float" office:value="441024" table:style-name="ce234">
            <text:p>441,024</text:p>
          </table:table-cell>
          <table:table-cell office:value-type="float" office:value="223684" table:style-name="ce234">
            <text:p>223,684</text:p>
          </table:table-cell>
          <table:table-cell office:value-type="float" office:value="217340" table:style-name="ce234">
            <text:p>217,340</text:p>
          </table:table-cell>
          <table:table-cell office:value-type="float" office:value="77.939952390293556" table:style-name="ce236">
            <text:p>77.94</text:p>
          </table:table-cell>
          <table:table-cell table:number-columns-repeated="16359" table:style-name="ce213"/>
        </table:table-row>
        <table:table-row table:style-name="ro16">
          <table:table-cell office:value-type="string" table:style-name="ce230">
            <text:p>苗 栗 縣</text:p>
          </table:table-cell>
          <table:table-cell office:value-type="float" office:value="544548" table:style-name="ce231">
            <text:p>544,548</text:p>
          </table:table-cell>
          <table:table-cell office:value-type="float" office:value="280706" table:style-name="ce232">
            <text:p>280,706</text:p>
          </table:table-cell>
          <table:table-cell office:value-type="float" office:value="263842" table:style-name="ce232">
            <text:p>263,842</text:p>
          </table:table-cell>
          <table:table-cell office:value-type="float" office:value="100" table:style-name="ce233">
            <text:p>100.00</text:p>
          </table:table-cell>
          <table:table-cell office:value-type="float" office:value="66512" table:style-name="ce232">
            <text:p>66,512</text:p>
          </table:table-cell>
          <table:table-cell office:value-type="float" office:value="34455" table:style-name="ce232">
            <text:p>34,455</text:p>
          </table:table-cell>
          <table:table-cell office:value-type="float" office:value="32057" table:style-name="ce232">
            <text:p>32,057</text:p>
          </table:table-cell>
          <table:table-cell office:value-type="float" office:value="12.214166611575104" table:style-name="ce233">
            <text:p>12.21</text:p>
          </table:table-cell>
          <table:table-cell office:value-type="float" office:value="386518" table:style-name="ce232">
            <text:p>386,518</text:p>
          </table:table-cell>
          <table:table-cell office:value-type="float" office:value="202848" table:style-name="ce232">
            <text:p>202,848</text:p>
          </table:table-cell>
          <table:table-cell office:value-type="float" office:value="183670" table:style-name="ce232">
            <text:p>183,670</text:p>
          </table:table-cell>
          <table:table-cell office:value-type="float" office:value="70.979601430911515" table:style-name="ce233">
            <text:p>70.98</text:p>
          </table:table-cell>
          <table:table-cell office:value-type="float" office:value="91518" table:style-name="ce232">
            <text:p>91,518</text:p>
          </table:table-cell>
          <table:table-cell office:value-type="float" office:value="43403" table:style-name="ce232">
            <text:p>43,403</text:p>
          </table:table-cell>
          <table:table-cell office:value-type="float" office:value="48115" table:style-name="ce234">
            <text:p>48,115</text:p>
          </table:table-cell>
          <table:table-cell office:value-type="float" office:value="16.806231957513386" table:style-name="ce235">
            <text:p>16.81</text:p>
          </table:table-cell>
          <table:table-cell office:value-type="float" office:value="235951" table:style-name="ce234">
            <text:p>235,951</text:p>
          </table:table-cell>
          <table:table-cell office:value-type="float" office:value="123588" table:style-name="ce234">
            <text:p>123,588</text:p>
          </table:table-cell>
          <table:table-cell office:value-type="float" office:value="112363" table:style-name="ce234">
            <text:p>112,363</text:p>
          </table:table-cell>
          <table:table-cell office:value-type="float" office:value="43.329697290229696" table:style-name="ce235">
            <text:p>43.33</text:p>
          </table:table-cell>
          <table:table-cell office:value-type="float" office:value="448082" table:style-name="ce234">
            <text:p>448,082</text:p>
          </table:table-cell>
          <table:table-cell office:value-type="float" office:value="230314" table:style-name="ce234">
            <text:p>230,314</text:p>
          </table:table-cell>
          <table:table-cell office:value-type="float" office:value="217768" table:style-name="ce234">
            <text:p>217,768</text:p>
          </table:table-cell>
          <table:table-cell office:value-type="float" office:value="82.285124543658227" table:style-name="ce236">
            <text:p>82.29</text:p>
          </table:table-cell>
          <table:table-cell table:number-columns-repeated="16359" table:style-name="ce213"/>
        </table:table-row>
        <table:table-row table:style-name="ro23">
          <table:table-cell office:value-type="string" table:style-name="ce230">
            <text:p>彰 化 縣</text:p>
          </table:table-cell>
          <table:table-cell office:value-type="float" office:value="1270521" table:style-name="ce231">
            <text:p>1,270,521</text:p>
          </table:table-cell>
          <table:table-cell office:value-type="float" office:value="645984" table:style-name="ce232">
            <text:p>645,984</text:p>
          </table:table-cell>
          <table:table-cell office:value-type="float" office:value="624537" table:style-name="ce232">
            <text:p>624,537</text:p>
          </table:table-cell>
          <table:table-cell office:value-type="float" office:value="100" table:style-name="ce233">
            <text:p>100.00</text:p>
          </table:table-cell>
          <table:table-cell office:value-type="float" office:value="161779" table:style-name="ce232">
            <text:p>161,779</text:p>
          </table:table-cell>
          <table:table-cell office:value-type="float" office:value="84494" table:style-name="ce232">
            <text:p>84,494</text:p>
          </table:table-cell>
          <table:table-cell office:value-type="float" office:value="77285" table:style-name="ce232">
            <text:p>77,285</text:p>
          </table:table-cell>
          <table:table-cell office:value-type="float" office:value="12.733280284229856" table:style-name="ce233">
            <text:p>12.73</text:p>
          </table:table-cell>
          <table:table-cell office:value-type="float" office:value="902724" table:style-name="ce232">
            <text:p>902,724</text:p>
          </table:table-cell>
          <table:table-cell office:value-type="float" office:value="466544" table:style-name="ce232">
            <text:p>466,544</text:p>
          </table:table-cell>
          <table:table-cell office:value-type="float" office:value="436180" table:style-name="ce232">
            <text:p>436,180</text:p>
          </table:table-cell>
          <table:table-cell office:value-type="float" office:value="71.051482029812959" table:style-name="ce233">
            <text:p>71.05</text:p>
          </table:table-cell>
          <table:table-cell office:value-type="float" office:value="206018" table:style-name="ce232">
            <text:p>206,018</text:p>
          </table:table-cell>
          <table:table-cell office:value-type="float" office:value="94946" table:style-name="ce232">
            <text:p>94,946</text:p>
          </table:table-cell>
          <table:table-cell office:value-type="float" office:value="111072" table:style-name="ce234">
            <text:p>111,072</text:p>
          </table:table-cell>
          <table:table-cell office:value-type="float" office:value="16.215237685957177" table:style-name="ce235">
            <text:p>16.22</text:p>
          </table:table-cell>
          <table:table-cell office:value-type="float" office:value="560346" table:style-name="ce234">
            <text:p>560,346</text:p>
          </table:table-cell>
          <table:table-cell office:value-type="float" office:value="289546" table:style-name="ce234">
            <text:p>289,546</text:p>
          </table:table-cell>
          <table:table-cell office:value-type="float" office:value="270800" table:style-name="ce234">
            <text:p>270,800</text:p>
          </table:table-cell>
          <table:table-cell office:value-type="float" office:value="44.103639373139053" table:style-name="ce235">
            <text:p>44.10</text:p>
          </table:table-cell>
          <table:table-cell office:value-type="float" office:value="1036852" table:style-name="ce234">
            <text:p>1,036,852</text:p>
          </table:table-cell>
          <table:table-cell office:value-type="float" office:value="523703" table:style-name="ce234">
            <text:p>523,703</text:p>
          </table:table-cell>
          <table:table-cell office:value-type="float" office:value="513149" table:style-name="ce234">
            <text:p>513,149</text:p>
          </table:table-cell>
          <table:table-cell office:value-type="float" office:value="81.60841103767666" table:style-name="ce236">
            <text:p>81.61</text:p>
          </table:table-cell>
          <table:table-cell table:number-columns-repeated="16359" table:style-name="ce213"/>
        </table:table-row>
        <table:table-row table:style-name="ro27">
          <table:table-cell office:value-type="string" table:style-name="ce230">
            <text:p>南 投 縣</text:p>
          </table:table-cell>
          <table:table-cell office:value-type="float" office:value="493138" table:style-name="ce231">
            <text:p>493,138</text:p>
          </table:table-cell>
          <table:table-cell office:value-type="float" office:value="252150" table:style-name="ce232">
            <text:p>252,150</text:p>
          </table:table-cell>
          <table:table-cell office:value-type="float" office:value="240988" table:style-name="ce232">
            <text:p>240,988</text:p>
          </table:table-cell>
          <table:table-cell office:value-type="float" office:value="100" table:style-name="ce233">
            <text:p>100.00</text:p>
          </table:table-cell>
          <table:table-cell office:value-type="float" office:value="52973" table:style-name="ce232">
            <text:p>52,973</text:p>
          </table:table-cell>
          <table:table-cell office:value-type="float" office:value="27543" table:style-name="ce232">
            <text:p>27,543</text:p>
          </table:table-cell>
          <table:table-cell office:value-type="float" office:value="25430" table:style-name="ce232">
            <text:p>25,430</text:p>
          </table:table-cell>
          <table:table-cell office:value-type="float" office:value="10.742023530938601" table:style-name="ce233">
            <text:p>10.74</text:p>
          </table:table-cell>
          <table:table-cell office:value-type="float" office:value="350692" table:style-name="ce232">
            <text:p>350,692</text:p>
          </table:table-cell>
          <table:table-cell office:value-type="float" office:value="182559" table:style-name="ce232">
            <text:p>182,559</text:p>
          </table:table-cell>
          <table:table-cell office:value-type="float" office:value="168133" table:style-name="ce232">
            <text:p>168,133</text:p>
          </table:table-cell>
          <table:table-cell office:value-type="float" office:value="71.114373664167033" table:style-name="ce233">
            <text:p>71.11</text:p>
          </table:table-cell>
          <table:table-cell office:value-type="float" office:value="89473" table:style-name="ce232">
            <text:p>89,473</text:p>
          </table:table-cell>
          <table:table-cell office:value-type="float" office:value="42048" table:style-name="ce232">
            <text:p>42,048</text:p>
          </table:table-cell>
          <table:table-cell office:value-type="float" office:value="47425" table:style-name="ce234">
            <text:p>47,425</text:p>
          </table:table-cell>
          <table:table-cell office:value-type="float" office:value="18.143602804894371" table:style-name="ce235">
            <text:p>18.14</text:p>
          </table:table-cell>
          <table:table-cell office:value-type="float" office:value="206456" table:style-name="ce234">
            <text:p>206,456</text:p>
          </table:table-cell>
          <table:table-cell office:value-type="float" office:value="108120" table:style-name="ce234">
            <text:p>108,120</text:p>
          </table:table-cell>
          <table:table-cell office:value-type="float" office:value="98336" table:style-name="ce234">
            <text:p>98,336</text:p>
          </table:table-cell>
          <table:table-cell office:value-type="float" office:value="41.865765769419511" table:style-name="ce235">
            <text:p>41.87</text:p>
          </table:table-cell>
          <table:table-cell office:value-type="float" office:value="413726" table:style-name="ce234">
            <text:p>413,726</text:p>
          </table:table-cell>
          <table:table-cell office:value-type="float" office:value="210909" table:style-name="ce234">
            <text:p>210,909</text:p>
          </table:table-cell>
          <table:table-cell office:value-type="float" office:value="202817" table:style-name="ce234">
            <text:p>202,817</text:p>
          </table:table-cell>
          <table:table-cell office:value-type="float" office:value="83.896596895797927" table:style-name="ce236">
            <text:p>83.90</text:p>
          </table:table-cell>
          <table:table-cell table:number-columns-repeated="16359" table:style-name="ce213"/>
        </table:table-row>
        <table:table-row table:style-name="ro23">
          <table:table-cell office:value-type="string" table:style-name="ce230">
            <text:p>雲 林 縣</text:p>
          </table:table-cell>
          <table:table-cell office:value-type="float" office:value="679635" table:style-name="ce231">
            <text:p>679,635</text:p>
          </table:table-cell>
          <table:table-cell office:value-type="float" office:value="351878" table:style-name="ce232">
            <text:p>351,878</text:p>
          </table:table-cell>
          <table:table-cell office:value-type="float" office:value="327757" table:style-name="ce232">
            <text:p>327,757</text:p>
          </table:table-cell>
          <table:table-cell office:value-type="float" office:value="100" table:style-name="ce233">
            <text:p>100.00</text:p>
          </table:table-cell>
          <table:table-cell office:value-type="float" office:value="76048" table:style-name="ce232">
            <text:p>76,048</text:p>
          </table:table-cell>
          <table:table-cell office:value-type="float" office:value="39579" table:style-name="ce232">
            <text:p>39,579</text:p>
          </table:table-cell>
          <table:table-cell office:value-type="float" office:value="36469" table:style-name="ce232">
            <text:p>36,469</text:p>
          </table:table-cell>
          <table:table-cell office:value-type="float" office:value="11.189535559528275" table:style-name="ce233">
            <text:p>11.19</text:p>
          </table:table-cell>
          <table:table-cell office:value-type="float" office:value="476228" table:style-name="ce232">
            <text:p>476,228</text:p>
          </table:table-cell>
          <table:table-cell office:value-type="float" office:value="253947" table:style-name="ce232">
            <text:p>253,947</text:p>
          </table:table-cell>
          <table:table-cell office:value-type="float" office:value="222281" table:style-name="ce232">
            <text:p>222,281</text:p>
          </table:table-cell>
          <table:table-cell office:value-type="float" office:value="70.071141127222702" table:style-name="ce233">
            <text:p>70.07</text:p>
          </table:table-cell>
          <table:table-cell office:value-type="float" office:value="127359" table:style-name="ce232">
            <text:p>127,359</text:p>
          </table:table-cell>
          <table:table-cell office:value-type="float" office:value="58352" table:style-name="ce232">
            <text:p>58,352</text:p>
          </table:table-cell>
          <table:table-cell office:value-type="float" office:value="69007" table:style-name="ce234">
            <text:p>69,007</text:p>
          </table:table-cell>
          <table:table-cell office:value-type="float" office:value="18.739323313249024" table:style-name="ce235">
            <text:p>18.74</text:p>
          </table:table-cell>
          <table:table-cell office:value-type="float" office:value="286471" table:style-name="ce234">
            <text:p>286,471</text:p>
          </table:table-cell>
          <table:table-cell office:value-type="float" office:value="150419" table:style-name="ce234">
            <text:p>150,419</text:p>
          </table:table-cell>
          <table:table-cell office:value-type="float" office:value="136052" table:style-name="ce234">
            <text:p>136,052</text:p>
          </table:table-cell>
          <table:table-cell office:value-type="float" office:value="42.150713250494753" table:style-name="ce235">
            <text:p>42.15</text:p>
          </table:table-cell>
          <table:table-cell office:value-type="float" office:value="565804" table:style-name="ce234">
            <text:p>565,804</text:p>
          </table:table-cell>
          <table:table-cell office:value-type="float" office:value="292447" table:style-name="ce234">
            <text:p>292,447</text:p>
          </table:table-cell>
          <table:table-cell office:value-type="float" office:value="273357" table:style-name="ce234">
            <text:p>273,357</text:p>
          </table:table-cell>
          <table:table-cell office:value-type="float" office:value="83.251156870967506" table:style-name="ce236">
            <text:p>83.25</text:p>
          </table:table-cell>
          <table:table-cell table:number-columns-repeated="16359" table:style-name="ce213"/>
        </table:table-row>
        <table:table-row table:style-name="ro16">
          <table:table-cell office:value-type="string" table:style-name="ce230">
            <text:p>嘉 義 縣</text:p>
          </table:table-cell>
          <table:table-cell office:value-type="float" office:value="501774" table:style-name="ce231">
            <text:p>501,774</text:p>
          </table:table-cell>
          <table:table-cell office:value-type="float" office:value="260445" table:style-name="ce232">
            <text:p>260,445</text:p>
          </table:table-cell>
          <table:table-cell office:value-type="float" office:value="241329" table:style-name="ce232">
            <text:p>241,329</text:p>
          </table:table-cell>
          <table:table-cell office:value-type="float" office:value="100" table:style-name="ce233">
            <text:p>100.00</text:p>
          </table:table-cell>
          <table:table-cell office:value-type="float" office:value="45899" table:style-name="ce232">
            <text:p>45,899</text:p>
          </table:table-cell>
          <table:table-cell office:value-type="float" office:value="23862" table:style-name="ce232">
            <text:p>23,862</text:p>
          </table:table-cell>
          <table:table-cell office:value-type="float" office:value="22037" table:style-name="ce232">
            <text:p>22,037</text:p>
          </table:table-cell>
          <table:table-cell office:value-type="float" office:value="9.1473452191624123" table:style-name="ce233">
            <text:p>9.15</text:p>
          </table:table-cell>
          <table:table-cell office:value-type="float" office:value="355810" table:style-name="ce232">
            <text:p>355,810</text:p>
          </table:table-cell>
          <table:table-cell office:value-type="float" office:value="190258" table:style-name="ce232">
            <text:p>190,258</text:p>
          </table:table-cell>
          <table:table-cell office:value-type="float" office:value="165552" table:style-name="ce232">
            <text:p>165,552</text:p>
          </table:table-cell>
          <table:table-cell office:value-type="float" office:value="70.910409865796154" table:style-name="ce233">
            <text:p>70.91</text:p>
          </table:table-cell>
          <table:table-cell office:value-type="float" office:value="100065" table:style-name="ce232">
            <text:p>100,065</text:p>
          </table:table-cell>
          <table:table-cell office:value-type="float" office:value="46325" table:style-name="ce232">
            <text:p>46,325</text:p>
          </table:table-cell>
          <table:table-cell office:value-type="float" office:value="53740" table:style-name="ce234">
            <text:p>53,740</text:p>
          </table:table-cell>
          <table:table-cell office:value-type="float" office:value="19.942244915041432" table:style-name="ce235">
            <text:p>19.94</text:p>
          </table:table-cell>
          <table:table-cell office:value-type="float" office:value="207466" table:style-name="ce234">
            <text:p>207,466</text:p>
          </table:table-cell>
          <table:table-cell office:value-type="float" office:value="109375" table:style-name="ce234">
            <text:p>109,375</text:p>
          </table:table-cell>
          <table:table-cell office:value-type="float" office:value="98091" table:style-name="ce234">
            <text:p>98,091</text:p>
          </table:table-cell>
          <table:table-cell office:value-type="float" office:value="41.346502608744174" table:style-name="ce235">
            <text:p>41.35</text:p>
          </table:table-cell>
          <table:table-cell office:value-type="float" office:value="429062" table:style-name="ce234">
            <text:p>429,062</text:p>
          </table:table-cell>
          <table:table-cell office:value-type="float" office:value="222422" table:style-name="ce234">
            <text:p>222,422</text:p>
          </table:table-cell>
          <table:table-cell office:value-type="float" office:value="206640" table:style-name="ce234">
            <text:p>206,640</text:p>
          </table:table-cell>
          <table:table-cell office:value-type="float" office:value="85.509014018263201" table:style-name="ce236">
            <text:p>85.51</text:p>
          </table:table-cell>
          <table:table-cell table:number-columns-repeated="16359" table:style-name="ce213"/>
        </table:table-row>
        <table:table-row table:style-name="ro23">
          <table:table-cell office:value-type="string" table:style-name="ce230">
            <text:p>屏 東 縣</text:p>
          </table:table-cell>
          <table:table-cell office:value-type="float" office:value="816636" table:style-name="ce231">
            <text:p>816,636</text:p>
          </table:table-cell>
          <table:table-cell office:value-type="float" office:value="416355" table:style-name="ce232">
            <text:p>416,355</text:p>
          </table:table-cell>
          <table:table-cell office:value-type="float" office:value="400281" table:style-name="ce232">
            <text:p>400,281</text:p>
          </table:table-cell>
          <table:table-cell office:value-type="float" office:value="100" table:style-name="ce233">
            <text:p>100.00</text:p>
          </table:table-cell>
          <table:table-cell office:value-type="float" office:value="85483" table:style-name="ce232">
            <text:p>85,483</text:p>
          </table:table-cell>
          <table:table-cell office:value-type="float" office:value="44584" table:style-name="ce232">
            <text:p>44,584</text:p>
          </table:table-cell>
          <table:table-cell office:value-type="float" office:value="40899" table:style-name="ce232">
            <text:p>40,899</text:p>
          </table:table-cell>
          <table:table-cell office:value-type="float" office:value="10.467699195235086" table:style-name="ce233">
            <text:p>10.47</text:p>
          </table:table-cell>
          <table:table-cell office:value-type="float" office:value="588193" table:style-name="ce232">
            <text:p>588,193</text:p>
          </table:table-cell>
          <table:table-cell office:value-type="float" office:value="304850" table:style-name="ce232">
            <text:p>304,850</text:p>
          </table:table-cell>
          <table:table-cell office:value-type="float" office:value="283343" table:style-name="ce232">
            <text:p>283,343</text:p>
          </table:table-cell>
          <table:table-cell office:value-type="float" office:value="72.026337315523676" table:style-name="ce233">
            <text:p>72.03</text:p>
          </table:table-cell>
          <table:table-cell office:value-type="float" office:value="142960" table:style-name="ce232">
            <text:p>142,960</text:p>
          </table:table-cell>
          <table:table-cell office:value-type="float" office:value="66921" table:style-name="ce232">
            <text:p>66,921</text:p>
          </table:table-cell>
          <table:table-cell office:value-type="float" office:value="76039" table:style-name="ce234">
            <text:p>76,039</text:p>
          </table:table-cell>
          <table:table-cell office:value-type="float" office:value="17.505963489241228" table:style-name="ce235">
            <text:p>17.51</text:p>
          </table:table-cell>
          <table:table-cell office:value-type="float" office:value="350823" table:style-name="ce234">
            <text:p>350,823</text:p>
          </table:table-cell>
          <table:table-cell office:value-type="float" office:value="183099" table:style-name="ce234">
            <text:p>183,099</text:p>
          </table:table-cell>
          <table:table-cell office:value-type="float" office:value="167724" table:style-name="ce234">
            <text:p>167,724</text:p>
          </table:table-cell>
          <table:table-cell office:value-type="float" office:value="42.959531541592582" table:style-name="ce235">
            <text:p>42.96</text:p>
          </table:table-cell>
          <table:table-cell office:value-type="float" office:value="689322" table:style-name="ce234">
            <text:p>689,322</text:p>
          </table:table-cell>
          <table:table-cell office:value-type="float" office:value="350039" table:style-name="ce234">
            <text:p>350,039</text:p>
          </table:table-cell>
          <table:table-cell office:value-type="float" office:value="339283" table:style-name="ce234">
            <text:p>339,283</text:p>
          </table:table-cell>
          <table:table-cell office:value-type="float" office:value="84.409945189778554" table:style-name="ce236">
            <text:p>84.41</text:p>
          </table:table-cell>
          <table:table-cell table:number-columns-repeated="16359" table:style-name="ce213"/>
        </table:table-row>
        <table:table-row table:style-name="ro27">
          <table:table-cell office:value-type="string" table:style-name="ce230">
            <text:p>臺 東 縣</text:p>
          </table:table-cell>
          <table:table-cell office:value-type="float" office:value="216164" table:style-name="ce231">
            <text:p>216,164</text:p>
          </table:table-cell>
          <table:table-cell office:value-type="float" office:value="111195" table:style-name="ce232">
            <text:p>111,195</text:p>
          </table:table-cell>
          <table:table-cell office:value-type="float" office:value="104969" table:style-name="ce232">
            <text:p>104,969</text:p>
          </table:table-cell>
          <table:table-cell office:value-type="float" office:value="100" table:style-name="ce233">
            <text:p>100.00</text:p>
          </table:table-cell>
          <table:table-cell office:value-type="float" office:value="24943" table:style-name="ce232">
            <text:p>24,943</text:p>
          </table:table-cell>
          <table:table-cell office:value-type="float" office:value="13093" table:style-name="ce232">
            <text:p>13,093</text:p>
          </table:table-cell>
          <table:table-cell office:value-type="float" office:value="11850" table:style-name="ce232">
            <text:p>11,850</text:p>
          </table:table-cell>
          <table:table-cell office:value-type="float" office:value="11.538924150182268" table:style-name="ce233">
            <text:p>11.54</text:p>
          </table:table-cell>
          <table:table-cell office:value-type="float" office:value="154543" table:style-name="ce232">
            <text:p>154,543</text:p>
          </table:table-cell>
          <table:table-cell office:value-type="float" office:value="81473" table:style-name="ce232">
            <text:p>81,473</text:p>
          </table:table-cell>
          <table:table-cell office:value-type="float" office:value="73070" table:style-name="ce232">
            <text:p>73,070</text:p>
          </table:table-cell>
          <table:table-cell office:value-type="float" office:value="71.493403156862385" table:style-name="ce233">
            <text:p>71.49</text:p>
          </table:table-cell>
          <table:table-cell office:value-type="float" office:value="36678" table:style-name="ce232">
            <text:p>36,678</text:p>
          </table:table-cell>
          <table:table-cell office:value-type="float" office:value="16629" table:style-name="ce232">
            <text:p>16,629</text:p>
          </table:table-cell>
          <table:table-cell office:value-type="float" office:value="20049" table:style-name="ce234">
            <text:p>20,049</text:p>
          </table:table-cell>
          <table:table-cell office:value-type="float" office:value="16.96767269295535" table:style-name="ce235">
            <text:p>16.97</text:p>
          </table:table-cell>
          <table:table-cell office:value-type="float" office:value="91487" table:style-name="ce234">
            <text:p>91,487</text:p>
          </table:table-cell>
          <table:table-cell office:value-type="float" office:value="48261" table:style-name="ce234">
            <text:p>48,261</text:p>
          </table:table-cell>
          <table:table-cell office:value-type="float" office:value="43226" table:style-name="ce234">
            <text:p>43,226</text:p>
          </table:table-cell>
          <table:table-cell office:value-type="float" office:value="42.322958494476417" table:style-name="ce235">
            <text:p>42.32</text:p>
          </table:table-cell>
          <table:table-cell office:value-type="float" office:value="179636" table:style-name="ce234">
            <text:p>179,636</text:p>
          </table:table-cell>
          <table:table-cell office:value-type="float" office:value="92048" table:style-name="ce234">
            <text:p>92,048</text:p>
          </table:table-cell>
          <table:table-cell office:value-type="float" office:value="87588" table:style-name="ce234">
            <text:p>87,588</text:p>
          </table:table-cell>
          <table:table-cell office:value-type="float" office:value="83.101719065154228" table:style-name="ce236">
            <text:p>83.10</text:p>
          </table:table-cell>
          <table:table-cell table:number-columns-repeated="16359" table:style-name="ce213"/>
        </table:table-row>
        <table:table-row table:style-name="ro23">
          <table:table-cell office:value-type="string" table:style-name="ce230">
            <text:p>花 蓮 縣</text:p>
          </table:table-cell>
          <table:table-cell office:value-type="float" office:value="325582" table:style-name="ce231">
            <text:p>325,582</text:p>
          </table:table-cell>
          <table:table-cell office:value-type="float" office:value="164668" table:style-name="ce232">
            <text:p>164,668</text:p>
          </table:table-cell>
          <table:table-cell office:value-type="float" office:value="160914" table:style-name="ce232">
            <text:p>160,914</text:p>
          </table:table-cell>
          <table:table-cell office:value-type="float" office:value="100" table:style-name="ce233">
            <text:p>100.00</text:p>
          </table:table-cell>
          <table:table-cell office:value-type="float" office:value="38448" table:style-name="ce232">
            <text:p>38,448</text:p>
          </table:table-cell>
          <table:table-cell office:value-type="float" office:value="20162" table:style-name="ce232">
            <text:p>20,162</text:p>
          </table:table-cell>
          <table:table-cell office:value-type="float" office:value="18286" table:style-name="ce232">
            <text:p>18,286</text:p>
          </table:table-cell>
          <table:table-cell office:value-type="float" office:value="11.809006640416239" table:style-name="ce233">
            <text:p>11.81</text:p>
          </table:table-cell>
          <table:table-cell office:value-type="float" office:value="231933" table:style-name="ce232">
            <text:p>231,933</text:p>
          </table:table-cell>
          <table:table-cell office:value-type="float" office:value="119110" table:style-name="ce232">
            <text:p>119,110</text:p>
          </table:table-cell>
          <table:table-cell office:value-type="float" office:value="112823" table:style-name="ce232">
            <text:p>112,823</text:p>
          </table:table-cell>
          <table:table-cell office:value-type="float" office:value="71.236431989483449" table:style-name="ce233">
            <text:p>71.24</text:p>
          </table:table-cell>
          <table:table-cell office:value-type="float" office:value="55201" table:style-name="ce232">
            <text:p>55,201</text:p>
          </table:table-cell>
          <table:table-cell office:value-type="float" office:value="25396" table:style-name="ce232">
            <text:p>25,396</text:p>
          </table:table-cell>
          <table:table-cell office:value-type="float" office:value="29805" table:style-name="ce234">
            <text:p>29,805</text:p>
          </table:table-cell>
          <table:table-cell office:value-type="float" office:value="16.954561370100311" table:style-name="ce235">
            <text:p>16.95</text:p>
          </table:table-cell>
          <table:table-cell office:value-type="float" office:value="138729" table:style-name="ce234">
            <text:p>138,729</text:p>
          </table:table-cell>
          <table:table-cell office:value-type="float" office:value="71540" table:style-name="ce234">
            <text:p>71,540</text:p>
          </table:table-cell>
          <table:table-cell office:value-type="float" office:value="67189" table:style-name="ce234">
            <text:p>67,189</text:p>
          </table:table-cell>
          <table:table-cell office:value-type="float" office:value="42.609542296564307" table:style-name="ce235">
            <text:p>42.61</text:p>
          </table:table-cell>
          <table:table-cell office:value-type="float" office:value="270104" table:style-name="ce234">
            <text:p>270,104</text:p>
          </table:table-cell>
          <table:table-cell office:value-type="float" office:value="135607" table:style-name="ce234">
            <text:p>135,607</text:p>
          </table:table-cell>
          <table:table-cell office:value-type="float" office:value="134497" table:style-name="ce234">
            <text:p>134,497</text:p>
          </table:table-cell>
          <table:table-cell office:value-type="float" office:value="82.960360216473887" table:style-name="ce236">
            <text:p>82.96</text:p>
          </table:table-cell>
          <table:table-cell table:number-columns-repeated="16359" table:style-name="ce213"/>
        </table:table-row>
        <table:table-row table:style-name="ro23">
          <table:table-cell office:value-type="string" table:style-name="ce230">
            <text:p>澎 湖 縣</text:p>
          </table:table-cell>
          <table:table-cell office:value-type="float" office:value="105070" table:style-name="ce231">
            <text:p>105,070</text:p>
          </table:table-cell>
          <table:table-cell office:value-type="float" office:value="54154" table:style-name="ce232">
            <text:p>54,154</text:p>
          </table:table-cell>
          <table:table-cell office:value-type="float" office:value="50916" table:style-name="ce232">
            <text:p>50,916</text:p>
          </table:table-cell>
          <table:table-cell office:value-type="float" office:value="100" table:style-name="ce233">
            <text:p>100.00</text:p>
          </table:table-cell>
          <table:table-cell office:value-type="float" office:value="10798" table:style-name="ce232">
            <text:p>10,798</text:p>
          </table:table-cell>
          <table:table-cell office:value-type="float" office:value="5658" table:style-name="ce232">
            <text:p>5,658</text:p>
          </table:table-cell>
          <table:table-cell office:value-type="float" office:value="5140" table:style-name="ce232">
            <text:p>5,140</text:p>
          </table:table-cell>
          <table:table-cell office:value-type="float" office:value="10.276958218330638" table:style-name="ce233">
            <text:p>10.28</text:p>
          </table:table-cell>
          <table:table-cell office:value-type="float" office:value="76679" table:style-name="ce232">
            <text:p>76,679</text:p>
          </table:table-cell>
          <table:table-cell office:value-type="float" office:value="40324" table:style-name="ce232">
            <text:p>40,324</text:p>
          </table:table-cell>
          <table:table-cell office:value-type="float" office:value="36355" table:style-name="ce232">
            <text:p>36,355</text:p>
          </table:table-cell>
          <table:table-cell office:value-type="float" office:value="72.978966403350142" table:style-name="ce233">
            <text:p>72.98</text:p>
          </table:table-cell>
          <table:table-cell office:value-type="float" office:value="17593" table:style-name="ce232">
            <text:p>17,593</text:p>
          </table:table-cell>
          <table:table-cell office:value-type="float" office:value="8172" table:style-name="ce232">
            <text:p>8,172</text:p>
          </table:table-cell>
          <table:table-cell office:value-type="float" office:value="9421" table:style-name="ce234">
            <text:p>9,421</text:p>
          </table:table-cell>
          <table:table-cell office:value-type="float" office:value="16.744075378319216" table:style-name="ce235">
            <text:p>16.74</text:p>
          </table:table-cell>
          <table:table-cell office:value-type="float" office:value="47857" table:style-name="ce234">
            <text:p>47,857</text:p>
          </table:table-cell>
          <table:table-cell office:value-type="float" office:value="24963" table:style-name="ce234">
            <text:p>24,963</text:p>
          </table:table-cell>
          <table:table-cell office:value-type="float" office:value="22894" table:style-name="ce234">
            <text:p>22,894</text:p>
          </table:table-cell>
          <table:table-cell office:value-type="float" office:value="45.547730084705435" table:style-name="ce235">
            <text:p>45.55</text:p>
          </table:table-cell>
          <table:table-cell office:value-type="float" office:value="88599" table:style-name="ce234">
            <text:p>88,599</text:p>
          </table:table-cell>
          <table:table-cell office:value-type="float" office:value="45437" table:style-name="ce234">
            <text:p>45,437</text:p>
          </table:table-cell>
          <table:table-cell office:value-type="float" office:value="43162" table:style-name="ce234">
            <text:p>43,162</text:p>
          </table:table-cell>
          <table:table-cell office:value-type="float" office:value="84.323784143904064" table:style-name="ce236">
            <text:p>84.32</text:p>
          </table:table-cell>
          <table:table-cell table:number-columns-repeated="16359" table:style-name="ce213"/>
        </table:table-row>
        <table:table-row table:style-name="ro28">
          <table:table-cell office:value-type="string" table:style-name="ce230">
            <text:p>基 隆 市</text:p>
          </table:table-cell>
          <table:table-cell office:value-type="float" office:value="368850" table:style-name="ce231">
            <text:p>368,850</text:p>
          </table:table-cell>
          <table:table-cell office:value-type="float" office:value="184087" table:style-name="ce232">
            <text:p>184,087</text:p>
          </table:table-cell>
          <table:table-cell office:value-type="float" office:value="184763" table:style-name="ce232">
            <text:p>184,763</text:p>
          </table:table-cell>
          <table:table-cell office:value-type="float" office:value="100" table:style-name="ce233">
            <text:p>100.00</text:p>
          </table:table-cell>
          <table:table-cell office:value-type="float" office:value="38185" table:style-name="ce232">
            <text:p>38,185</text:p>
          </table:table-cell>
          <table:table-cell office:value-type="float" office:value="19742" table:style-name="ce232">
            <text:p>19,742</text:p>
          </table:table-cell>
          <table:table-cell office:value-type="float" office:value="18443" table:style-name="ce232">
            <text:p>18,443</text:p>
          </table:table-cell>
          <table:table-cell office:value-type="float" office:value="10.352446794089738" table:style-name="ce233">
            <text:p>10.35</text:p>
          </table:table-cell>
          <table:table-cell office:value-type="float" office:value="268366" table:style-name="ce232">
            <text:p>268,366</text:p>
          </table:table-cell>
          <table:table-cell office:value-type="float" office:value="136214" table:style-name="ce232">
            <text:p>136,214</text:p>
          </table:table-cell>
          <table:table-cell office:value-type="float" office:value="132152" table:style-name="ce232">
            <text:p>132,152</text:p>
          </table:table-cell>
          <table:table-cell office:value-type="float" office:value="72.757489494374411" table:style-name="ce233">
            <text:p>72.76</text:p>
          </table:table-cell>
          <table:table-cell office:value-type="float" office:value="62299" table:style-name="ce232">
            <text:p>62,299</text:p>
          </table:table-cell>
          <table:table-cell office:value-type="float" office:value="28131" table:style-name="ce232">
            <text:p>28,131</text:p>
          </table:table-cell>
          <table:table-cell office:value-type="float" office:value="34168" table:style-name="ce234">
            <text:p>34,168</text:p>
          </table:table-cell>
          <table:table-cell office:value-type="float" office:value="16.890063711535856" table:style-name="ce235">
            <text:p>16.89</text:p>
          </table:table-cell>
          <table:table-cell office:value-type="float" office:value="157497" table:style-name="ce234">
            <text:p>157,497</text:p>
          </table:table-cell>
          <table:table-cell office:value-type="float" office:value="80767" table:style-name="ce234">
            <text:p>80,767</text:p>
          </table:table-cell>
          <table:table-cell office:value-type="float" office:value="76730" table:style-name="ce234">
            <text:p>76,730</text:p>
          </table:table-cell>
          <table:table-cell office:value-type="float" office:value="42.699471329808866" table:style-name="ce235">
            <text:p>42.70</text:p>
          </table:table-cell>
          <table:table-cell office:value-type="float" office:value="312626" table:style-name="ce234">
            <text:p>312,626</text:p>
          </table:table-cell>
          <table:table-cell office:value-type="float" office:value="154845" table:style-name="ce234">
            <text:p>154,845</text:p>
          </table:table-cell>
          <table:table-cell office:value-type="float" office:value="157781" table:style-name="ce234">
            <text:p>157,781</text:p>
          </table:table-cell>
          <table:table-cell office:value-type="float" office:value="84.756947268537346" table:style-name="ce236">
            <text:p>84.76</text:p>
          </table:table-cell>
          <table:table-cell table:number-columns-repeated="16359" table:style-name="ce213"/>
        </table:table-row>
        <table:table-row table:style-name="ro23">
          <table:table-cell office:value-type="string" table:style-name="ce230">
            <text:p>新 竹 市</text:p>
          </table:table-cell>
          <table:table-cell office:value-type="float" office:value="449593" table:style-name="ce231">
            <text:p>449,593</text:p>
          </table:table-cell>
          <table:table-cell office:value-type="float" office:value="221675" table:style-name="ce232">
            <text:p>221,675</text:p>
          </table:table-cell>
          <table:table-cell office:value-type="float" office:value="227918" table:style-name="ce232">
            <text:p>227,918</text:p>
          </table:table-cell>
          <table:table-cell office:value-type="float" office:value="100" table:style-name="ce233">
            <text:p>100.00</text:p>
          </table:table-cell>
          <table:table-cell office:value-type="float" office:value="76569" table:style-name="ce232">
            <text:p>76,569</text:p>
          </table:table-cell>
          <table:table-cell office:value-type="float" office:value="39853" table:style-name="ce232">
            <text:p>39,853</text:p>
          </table:table-cell>
          <table:table-cell office:value-type="float" office:value="36716" table:style-name="ce232">
            <text:p>36,716</text:p>
          </table:table-cell>
          <table:table-cell office:value-type="float" office:value="17.030736688516058" table:style-name="ce233">
            <text:p>17.03</text:p>
          </table:table-cell>
          <table:table-cell office:value-type="float" office:value="315671" table:style-name="ce232">
            <text:p>315,671</text:p>
          </table:table-cell>
          <table:table-cell office:value-type="float" office:value="156344" table:style-name="ce232">
            <text:p>156,344</text:p>
          </table:table-cell>
          <table:table-cell office:value-type="float" office:value="159327" table:style-name="ce232">
            <text:p>159,327</text:p>
          </table:table-cell>
          <table:table-cell office:value-type="float" office:value="70.212614520243861" table:style-name="ce233">
            <text:p>70.21</text:p>
          </table:table-cell>
          <table:table-cell office:value-type="float" office:value="57353" table:style-name="ce232">
            <text:p>57,353</text:p>
          </table:table-cell>
          <table:table-cell office:value-type="float" office:value="25478" table:style-name="ce232">
            <text:p>25,478</text:p>
          </table:table-cell>
          <table:table-cell office:value-type="float" office:value="31875" table:style-name="ce234">
            <text:p>31,875</text:p>
          </table:table-cell>
          <table:table-cell office:value-type="float" office:value="12.756648791240078" table:style-name="ce235">
            <text:p>12.76</text:p>
          </table:table-cell>
          <table:table-cell office:value-type="float" office:value="202166" table:style-name="ce234">
            <text:p>202,166</text:p>
          </table:table-cell>
          <table:table-cell office:value-type="float" office:value="100181" table:style-name="ce234">
            <text:p>100,181</text:p>
          </table:table-cell>
          <table:table-cell office:value-type="float" office:value="101985" table:style-name="ce234">
            <text:p>101,985</text:p>
          </table:table-cell>
          <table:table-cell office:value-type="float" office:value="44.966447431343461" table:style-name="ce235">
            <text:p>44.97</text:p>
          </table:table-cell>
          <table:table-cell office:value-type="float" office:value="347262" table:style-name="ce234">
            <text:p>347,262</text:p>
          </table:table-cell>
          <table:table-cell office:value-type="float" office:value="168463" table:style-name="ce234">
            <text:p>168,463</text:p>
          </table:table-cell>
          <table:table-cell office:value-type="float" office:value="178799" table:style-name="ce234">
            <text:p>178,799</text:p>
          </table:table-cell>
          <table:table-cell office:value-type="float" office:value="77.239191891332823" table:style-name="ce236">
            <text:p>77.24</text:p>
          </table:table-cell>
          <table:table-cell table:number-columns-repeated="16359" table:style-name="ce213"/>
        </table:table-row>
        <table:table-row table:style-name="ro23">
          <table:table-cell office:value-type="string" table:style-name="ce230">
            <text:p>嘉 義 市</text:p>
          </table:table-cell>
          <table:table-cell office:value-type="float" office:value="267432" table:style-name="ce231">
            <text:p>267,432</text:p>
          </table:table-cell>
          <table:table-cell office:value-type="float" office:value="129547" table:style-name="ce232">
            <text:p>129,547</text:p>
          </table:table-cell>
          <table:table-cell office:value-type="float" office:value="137885" table:style-name="ce232">
            <text:p>137,885</text:p>
          </table:table-cell>
          <table:table-cell office:value-type="float" office:value="100" table:style-name="ce233">
            <text:p>100.00</text:p>
          </table:table-cell>
          <table:table-cell office:value-type="float" office:value="35844" table:style-name="ce232">
            <text:p>35,844</text:p>
          </table:table-cell>
          <table:table-cell office:value-type="float" office:value="18684" table:style-name="ce232">
            <text:p>18,684</text:p>
          </table:table-cell>
          <table:table-cell office:value-type="float" office:value="17160" table:style-name="ce232">
            <text:p>17,160</text:p>
          </table:table-cell>
          <table:table-cell office:value-type="float" office:value="13.403033294444944" table:style-name="ce233">
            <text:p>13.40</text:p>
          </table:table-cell>
          <table:table-cell office:value-type="float" office:value="189392" table:style-name="ce232">
            <text:p>189,392</text:p>
          </table:table-cell>
          <table:table-cell office:value-type="float" office:value="92278" table:style-name="ce232">
            <text:p>92,278</text:p>
          </table:table-cell>
          <table:table-cell office:value-type="float" office:value="97114" table:style-name="ce232">
            <text:p>97,114</text:p>
          </table:table-cell>
          <table:table-cell office:value-type="float" office:value="70.818750186963413" table:style-name="ce233">
            <text:p>70.82</text:p>
          </table:table-cell>
          <table:table-cell office:value-type="float" office:value="42196" table:style-name="ce232">
            <text:p>42,196</text:p>
          </table:table-cell>
          <table:table-cell office:value-type="float" office:value="18585" table:style-name="ce232">
            <text:p>18,585</text:p>
          </table:table-cell>
          <table:table-cell office:value-type="float" office:value="23611" table:style-name="ce234">
            <text:p>23,611</text:p>
          </table:table-cell>
          <table:table-cell office:value-type="float" office:value="15.778216518591643" table:style-name="ce235">
            <text:p>15.78</text:p>
          </table:table-cell>
          <table:table-cell office:value-type="float" office:value="114934" table:style-name="ce234">
            <text:p>114,934</text:p>
          </table:table-cell>
          <table:table-cell office:value-type="float" office:value="56088" table:style-name="ce234">
            <text:p>56,088</text:p>
          </table:table-cell>
          <table:table-cell office:value-type="float" office:value="58846" table:style-name="ce234">
            <text:p>58,846</text:p>
          </table:table-cell>
          <table:table-cell office:value-type="float" office:value="42.976906278979328" table:style-name="ce235">
            <text:p>42.98</text:p>
          </table:table-cell>
          <table:table-cell office:value-type="float" office:value="215798" table:style-name="ce234">
            <text:p>215,798</text:p>
          </table:table-cell>
          <table:table-cell office:value-type="float" office:value="102596" table:style-name="ce234">
            <text:p>102,596</text:p>
          </table:table-cell>
          <table:table-cell office:value-type="float" office:value="113202" table:style-name="ce234">
            <text:p>113,202</text:p>
          </table:table-cell>
          <table:table-cell office:value-type="float" office:value="80.692662059888121" table:style-name="ce236">
            <text:p>80.69</text:p>
          </table:table-cell>
          <table:table-cell table:number-columns-repeated="16359" table:style-name="ce213"/>
        </table:table-row>
        <table:table-row table:style-name="ro40">
          <table:table-cell office:value-type="string" table:style-name="ce223">
            <text:p>福 建 省</text:p>
          </table:table-cell>
          <table:table-cell office:value-type="float" office:value="152849" table:style-name="ce224">
            <text:p>152,849</text:p>
          </table:table-cell>
          <table:table-cell office:value-type="float" office:value="77265" table:style-name="ce228">
            <text:p>77,265</text:p>
          </table:table-cell>
          <table:table-cell office:value-type="float" office:value="75584" table:style-name="ce228">
            <text:p>75,584</text:p>
          </table:table-cell>
          <table:table-cell office:value-type="float" office:value="100" table:style-name="ce229">
            <text:p>100.00</text:p>
          </table:table-cell>
          <table:table-cell office:value-type="float" office:value="14180" table:style-name="ce228">
            <text:p>14,180</text:p>
          </table:table-cell>
          <table:table-cell office:value-type="float" office:value="7378" table:style-name="ce228">
            <text:p>7,378</text:p>
          </table:table-cell>
          <table:table-cell office:value-type="float" office:value="6802" table:style-name="ce228">
            <text:p>6,802</text:p>
          </table:table-cell>
          <table:table-cell office:value-type="float" office:value="9.2771297162559119" table:style-name="ce229">
            <text:p>9.28</text:p>
          </table:table-cell>
          <table:table-cell office:value-type="float" office:value="117647" table:style-name="ce228">
            <text:p>117,647</text:p>
          </table:table-cell>
          <table:table-cell office:value-type="float" office:value="59682" table:style-name="ce228">
            <text:p>59,682</text:p>
          </table:table-cell>
          <table:table-cell office:value-type="float" office:value="57965" table:style-name="ce228">
            <text:p>57,965</text:p>
          </table:table-cell>
          <table:table-cell office:value-type="float" office:value="76.969427343325776" table:style-name="ce229">
            <text:p>76.97</text:p>
          </table:table-cell>
          <table:table-cell office:value-type="float" office:value="21022" table:style-name="ce228">
            <text:p>21,022</text:p>
          </table:table-cell>
          <table:table-cell office:value-type="float" office:value="10205" table:style-name="ce228">
            <text:p>10,205</text:p>
          </table:table-cell>
          <table:table-cell office:value-type="float" office:value="10817" table:style-name="ce225">
            <text:p>10,817</text:p>
          </table:table-cell>
          <table:table-cell office:value-type="float" office:value="13.753442940418321" table:style-name="ce226">
            <text:p>13.75</text:p>
          </table:table-cell>
          <table:table-cell office:value-type="float" office:value="70104" table:style-name="ce225">
            <text:p>70,104</text:p>
          </table:table-cell>
          <table:table-cell office:value-type="float" office:value="35321" table:style-name="ce225">
            <text:p>35,321</text:p>
          </table:table-cell>
          <table:table-cell office:value-type="float" office:value="34783" table:style-name="ce225">
            <text:p>34,783</text:p>
          </table:table-cell>
          <table:table-cell office:value-type="float" office:value="45.86487317548692" table:style-name="ce226">
            <text:p>45.86</text:p>
          </table:table-cell>
          <table:table-cell office:value-type="float" office:value="131901" table:style-name="ce225">
            <text:p>131,901</text:p>
          </table:table-cell>
          <table:table-cell office:value-type="float" office:value="66363" table:style-name="ce225">
            <text:p>66,363</text:p>
          </table:table-cell>
          <table:table-cell office:value-type="float" office:value="65538" table:style-name="ce225">
            <text:p>65,538</text:p>
          </table:table-cell>
          <table:table-cell office:value-type="float" office:value="86.294970853587529" table:style-name="ce227">
            <text:p>86.29</text:p>
          </table:table-cell>
          <table:table-cell table:number-columns-repeated="16359" table:style-name="ce213"/>
        </table:table-row>
        <table:table-row table:style-name="ro23">
          <table:table-cell office:value-type="string" table:style-name="ce230">
            <text:p>金 門 縣</text:p>
          </table:table-cell>
          <table:table-cell office:value-type="float" office:value="139804" table:style-name="ce231">
            <text:p>139,804</text:p>
          </table:table-cell>
          <table:table-cell office:value-type="float" office:value="69786" table:style-name="ce232">
            <text:p>69,786</text:p>
          </table:table-cell>
          <table:table-cell office:value-type="float" office:value="70018" table:style-name="ce232">
            <text:p>70,018</text:p>
          </table:table-cell>
          <table:table-cell office:value-type="float" office:value="100" table:style-name="ce233">
            <text:p>100.00</text:p>
          </table:table-cell>
          <table:table-cell office:value-type="float" office:value="12650" table:style-name="ce232">
            <text:p>12,650</text:p>
          </table:table-cell>
          <table:table-cell office:value-type="float" office:value="6564" table:style-name="ce232">
            <text:p>6,564</text:p>
          </table:table-cell>
          <table:table-cell office:value-type="float" office:value="6086" table:style-name="ce232">
            <text:p>6,086</text:p>
          </table:table-cell>
          <table:table-cell office:value-type="float" office:value="9.0483820205430465" table:style-name="ce233">
            <text:p>9.05</text:p>
          </table:table-cell>
          <table:table-cell office:value-type="float" office:value="107731" table:style-name="ce232">
            <text:p>107,731</text:p>
          </table:table-cell>
          <table:table-cell office:value-type="float" office:value="53880" table:style-name="ce232">
            <text:p>53,880</text:p>
          </table:table-cell>
          <table:table-cell office:value-type="float" office:value="53851" table:style-name="ce232">
            <text:p>53,851</text:p>
          </table:table-cell>
          <table:table-cell office:value-type="float" office:value="77.058596320563083" table:style-name="ce233">
            <text:p>77.06</text:p>
          </table:table-cell>
          <table:table-cell office:value-type="float" office:value="19423" table:style-name="ce232">
            <text:p>19,423</text:p>
          </table:table-cell>
          <table:table-cell office:value-type="float" office:value="9342" table:style-name="ce232">
            <text:p>9,342</text:p>
          </table:table-cell>
          <table:table-cell office:value-type="float" office:value="10081" table:style-name="ce234">
            <text:p>10,081</text:p>
          </table:table-cell>
          <table:table-cell office:value-type="float" office:value="13.893021658893881" table:style-name="ce235">
            <text:p>13.89</text:p>
          </table:table-cell>
          <table:table-cell office:value-type="float" office:value="63951" table:style-name="ce234">
            <text:p>63,951</text:p>
          </table:table-cell>
          <table:table-cell office:value-type="float" office:value="31761" table:style-name="ce234">
            <text:p>31,761</text:p>
          </table:table-cell>
          <table:table-cell office:value-type="float" office:value="32190" table:style-name="ce234">
            <text:p>32,190</text:p>
          </table:table-cell>
          <table:table-cell office:value-type="float" office:value="45.743326371205399" table:style-name="ce235">
            <text:p>45.74</text:p>
          </table:table-cell>
          <table:table-cell office:value-type="float" office:value="120944" table:style-name="ce234">
            <text:p>120,944</text:p>
          </table:table-cell>
          <table:table-cell office:value-type="float" office:value="60010" table:style-name="ce234">
            <text:p>60,010</text:p>
          </table:table-cell>
          <table:table-cell office:value-type="float" office:value="60934" table:style-name="ce234">
            <text:p>60,934</text:p>
          </table:table-cell>
          <table:table-cell office:value-type="float" office:value="86.50968498755401" table:style-name="ce236">
            <text:p>86.51</text:p>
          </table:table-cell>
          <table:table-cell table:number-columns-repeated="16359" table:style-name="ce213"/>
        </table:table-row>
        <table:table-row table:style-name="ro41">
          <table:table-cell office:value-type="string" table:style-name="ce237">
            <text:p>連 江 縣</text:p>
          </table:table-cell>
          <table:table-cell office:value-type="float" office:value="13045" table:style-name="ce238">
            <text:p>13,045</text:p>
          </table:table-cell>
          <table:table-cell office:value-type="float" office:value="7479" table:style-name="ce239">
            <text:p>7,479</text:p>
          </table:table-cell>
          <table:table-cell office:value-type="float" office:value="5566" table:style-name="ce239">
            <text:p>5,566</text:p>
          </table:table-cell>
          <table:table-cell office:value-type="float" office:value="100" table:style-name="ce240">
            <text:p>100.00</text:p>
          </table:table-cell>
          <table:table-cell office:value-type="float" office:value="1530" table:style-name="ce239">
            <text:p>1,530</text:p>
          </table:table-cell>
          <table:table-cell office:value-type="float" office:value="814" table:style-name="ce239">
            <text:p>814</text:p>
          </table:table-cell>
          <table:table-cell office:value-type="float" office:value="716" table:style-name="ce239">
            <text:p>716</text:p>
          </table:table-cell>
          <table:table-cell office:value-type="float" office:value="11.728631659639708" table:style-name="ce240">
            <text:p>11.73</text:p>
          </table:table-cell>
          <table:table-cell office:value-type="float" office:value="9916" table:style-name="ce239">
            <text:p>9,916</text:p>
          </table:table-cell>
          <table:table-cell office:value-type="float" office:value="5802" table:style-name="ce239">
            <text:p>5,802</text:p>
          </table:table-cell>
          <table:table-cell office:value-type="float" office:value="4114" table:style-name="ce239">
            <text:p>4,114</text:p>
          </table:table-cell>
          <table:table-cell office:value-type="float" office:value="76.013798390187816" table:style-name="ce240">
            <text:p>76.01</text:p>
          </table:table-cell>
          <table:table-cell office:value-type="float" office:value="1599" table:style-name="ce239">
            <text:p>1,599</text:p>
          </table:table-cell>
          <table:table-cell office:value-type="float" office:value="863" table:style-name="ce239">
            <text:p>863</text:p>
          </table:table-cell>
          <table:table-cell office:value-type="float" office:value="736" table:style-name="ce241">
            <text:p>736</text:p>
          </table:table-cell>
          <table:table-cell office:value-type="float" office:value="12.25756995017248" table:style-name="ce242">
            <text:p>12.26</text:p>
          </table:table-cell>
          <table:table-cell office:value-type="float" office:value="6153" table:style-name="ce241">
            <text:p>6,153</text:p>
          </table:table-cell>
          <table:table-cell office:value-type="float" office:value="3560" table:style-name="ce241">
            <text:p>3,560</text:p>
          </table:table-cell>
          <table:table-cell office:value-type="float" office:value="2593" table:style-name="ce241">
            <text:p>2,593</text:p>
          </table:table-cell>
          <table:table-cell office:value-type="float" office:value="47.16749712533538" table:style-name="ce242">
            <text:p>47.17</text:p>
          </table:table-cell>
          <table:table-cell office:value-type="float" office:value="10957" table:style-name="ce241">
            <text:p>10,957</text:p>
          </table:table-cell>
          <table:table-cell office:value-type="float" office:value="6353" table:style-name="ce241">
            <text:p>6,353</text:p>
          </table:table-cell>
          <table:table-cell office:value-type="float" office:value="4604" table:style-name="ce241">
            <text:p>4,604</text:p>
          </table:table-cell>
          <table:table-cell office:value-type="float" office:value="83.99386738213876" table:style-name="ce243">
            <text:p>83.99</text:p>
          </table:table-cell>
          <table:table-cell table:number-columns-repeated="16359" table:style-name="ce213"/>
        </table:table-row>
        <table:table-row table:style-name="ro33">
          <table:table-cell table:style-name="ce244"/>
          <table:table-cell table:style-name="ce213"/>
          <table:table-cell table:number-columns-repeated="13" table:style-name="ce245"/>
          <table:table-cell table:number-columns-repeated="9" table:style-name="ce213"/>
          <table:table-cell office:value-type="string" office:string-value="                內政部戶政司 民國 109 年 5 月 7 日編製" table:formula="of:=['年月別新(結婚性別)'.AE50]" table:style-name="ce195">
            <text:p><text:s text:c="16"/>內政部戶政司 民國 109 年 5 月 7 日編製</text:p>
          </table:table-cell>
          <table:table-cell table:number-columns-repeated="16359" table:style-name="ce213"/>
        </table:table-row>
        <table:table-row table:style-name="ro12">
          <table:table-cell table:style-name="ce246"/>
          <table:table-cell table:style-name="ce207"/>
          <table:table-cell table:number-columns-repeated="13" table:style-name="ce247"/>
          <table:table-cell table:number-columns-repeated="16369" table:style-name="ce207"/>
        </table:table-row>
        <table:table-row table:number-rows-repeated="1048544" table:style-name="ro12">
          <table:table-cell table:number-columns-repeated="16384"/>
        </table:table-row>
        <table:named-expressions>
          <table:named-expression table:name="rd_rf_f_97y_9802_data" table:expression="of:=[.#REF!]" table:base-cell-address="年月別新(結婚性別).$A$1"/>
          <table:named-expression table:name="rd_rg_f_84y_97y_data" table:expression="of:=[.#REF!]" table:base-cell-address="年月別新(結婚性別).$A$1"/>
          <table:named-expression table:name="rd_rg_f_9805_data" table:expression="of:=[.#REF!]" table:base-cell-address="年月別新(結婚性別).$A$1"/>
          <table:named-expression table:name="rd_rg_f_9806_data" table:expression="of:=[.#REF!]" table:base-cell-address="年月別新(結婚性別).$A$1"/>
          <table:named-expression table:name="rd_rg_f_9807_data" table:expression="of:=[.#REF!]" table:base-cell-address="年月別新(結婚性別).$A$1"/>
          <table:named-expression table:name="rd_rg_f_9808_data" table:expression="of:=[.#REF!]" table:base-cell-address="年月別新(結婚性別).$A$1"/>
          <table:named-expression table:name="rd_rg_f_98y_9803_data" table:expression="of:=[.#REF!]" table:base-cell-address="年月別新(結婚性別).$A$1"/>
          <table:named-expression table:name="rd_rg_f_98y_9804_data" table:expression="of:=[.#REF!]" table:base-cell-address="年月別新(結婚性別).$A$1"/>
          <table:named-expression table:name="rd_rg_q_84y_97y_data" table:expression="of:=[.#REF!]" table:base-cell-address="年月別新(結婚性別).$A$1"/>
          <table:named-expression table:name="rd_rg_q_97y_9802_data" table:expression="of:=[.#REF!]" table:base-cell-address="年月別新(結婚性別).$A$1"/>
          <table:named-expression table:name="rd_rg_q_9805_data" table:expression="of:=[.#REF!]" table:base-cell-address="年月別新(結婚性別).$A$1"/>
          <table:named-expression table:name="rd_rg_q_9806_data" table:expression="of:=[.#REF!]" table:base-cell-address="年月別新(結婚性別).$A$1"/>
          <table:named-expression table:name="rd_rg_q_9807_data" table:expression="of:=[.#REF!]" table:base-cell-address="年月別新(結婚性別).$A$1"/>
          <table:named-expression table:name="rd_rg_q_9808_data" table:expression="of:=[.#REF!]" table:base-cell-address="年月別新(結婚性別).$A$1"/>
          <table:named-expression table:name="rd_rg_q_98y_9803_data" table:expression="of:=[.#REF!]" table:base-cell-address="年月別新(結婚性別).$A$1"/>
          <table:named-expression table:name="rd_rg_q_98y_9804_data" table:expression="of:=[.#REF!]" table:base-cell-address="年月別新(結婚性別).$A$1"/>
          <table:named-expression table:name="rd_rg_q9607" table:expression="of:=[.#REF!]" table:base-cell-address="年月別新(結婚性別).$A$1"/>
          <table:named-expression table:name="rd_t_84y_97y_data" table:expression="of:=[.#REF!]" table:base-cell-address="年月別新(結婚性別).$A$1"/>
          <table:named-expression table:name="rd_t_97y_9802_data" table:expression="of:=[.#REF!]" table:base-cell-address="年月別新(結婚性別).$A$1"/>
          <table:named-expression table:name="rd_t_9805_data" table:expression="of:=[.#REF!]" table:base-cell-address="年月別新(結婚性別).$A$1"/>
          <table:named-expression table:name="rd_t_9806_data" table:expression="of:=[.#REF!]" table:base-cell-address="年月別新(結婚性別).$A$1"/>
          <table:named-expression table:name="rd_t_9807_data" table:expression="of:=[.#REF!]" table:base-cell-address="年月別新(結婚性別).$A$1"/>
          <table:named-expression table:name="rd_t_9808_data" table:expression="of:=[.#REF!]" table:base-cell-address="年月別新(結婚性別).$A$1"/>
          <table:named-expression table:name="rd_t_98y_9803_data" table:expression="of:=[.#REF!]" table:base-cell-address="年月別新(結婚性別).$A$1"/>
          <table:named-expression table:name="rd_t_98y_9804_data" table:expression="of:=[.#REF!]" table:base-cell-address="年月別新(結婚性別).$A$1"/>
          <table:named-expression table:name="rd_t9607" table:expression="of:=[.#REF!]" table:base-cell-address="年月別新(結婚性別).$A$1"/>
          <table:named-expression table:name="月底人口數" table:expression="of:=[.#REF!]" table:base-cell-address="年月別新(結婚性別).$A$1"/>
          <table:named-expression table:name="出生" table:expression="of:=[.#REF!]" table:base-cell-address="年月別新(結婚性別).$A$1"/>
          <table:named-expression table:name="死亡" table:expression="of:=[.#REF!]" table:base-cell-address="年月別新(結婚性別).$A$1"/>
          <table:named-expression table:name="結婚" table:expression="of:=[.#REF!]" table:base-cell-address="年月別新(結婚性別).$A$1"/>
          <table:named-expression table:name="鄰數戶數" table:expression="of:=[.#REF!]" table:base-cell-address="年月別新(結婚性別).$A$1"/>
          <table:named-expression table:name="離婚" table:expression="of:=[.#REF!]" table:base-cell-address="年月別新(結婚性別).$A$1"/>
        </table:named-expressions>
      </table:table>
      <table:table table:name="資料分析_" table:style-name="ta4">
        <table:table-column table:style-name="co13" table:default-cell-style-name="ce252"/>
        <table:table-column table:style-name="co16" table:number-columns-repeated="5" table:default-cell-style-name="ce252"/>
        <table:table-column table:style-name="co24" table:default-cell-style-name="ce252"/>
        <table:table-column table:style-name="co14" table:default-cell-style-name="ce252"/>
        <table:table-column table:style-name="co16" table:number-columns-repeated="2" table:default-cell-style-name="ce252"/>
        <table:table-column table:style-name="co37" table:number-columns-repeated="3" table:default-cell-style-name="ce252"/>
        <table:table-column table:style-name="co16" table:number-columns-repeated="16371" table:default-cell-style-name="ce252"/>
        <table:table-row table:style-name="ro12">
          <table:table-cell table:style-name="ce252">
            <draw:frame draw:z-index="1" draw:id="id0" draw:style-name="a0" draw:name="Object 60" svg:x="0.02083in" svg:y="0.08333in" svg:width="6.875in" svg:height="9.92708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4" table:style-name="ro12">
          <table:table-cell table:number-columns-repeated="16384"/>
        </table:table-row>
        <table:table-row table:style-name="ro12">
          <table:table-cell table:style-name="ce252">
            <draw:frame draw:z-index="2" draw:id="id1" draw:style-name="a1" draw:name="Object 61" svg:x="0.02083in" svg:y="0.09375in" svg:width="6.91667in" svg:height="11.98958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2">
          <table:table-cell table:number-columns-repeated="16384"/>
        </table:table-row>
        <table:table-row table:style-name="ro42">
          <table:table-cell table:number-columns-repeated="16384"/>
        </table:table-row>
        <table:table-row table:number-rows-repeated="44" table:style-name="ro12">
          <table:table-cell table:number-columns-repeated="16384"/>
        </table:table-row>
        <table:table-row table:style-name="ro22">
          <table:table-cell table:number-columns-repeated="16384"/>
        </table:table-row>
        <table:table-row table:number-rows-repeated="1048482" table:style-name="ro12">
          <table:table-cell table:number-columns-repeated="16384"/>
        </table:table-row>
        <table:named-expressions>
          <table:named-expression table:name="\a" table:expression="of:=[.#REF!]" table:base-cell-address="年月別新(結婚性別).$A$1"/>
          <table:named-expression table:name="\b" table:expression="of:=[.#REF!]" table:base-cell-address="年月別新(結婚性別).$A$1"/>
          <table:named-expression table:name="NAME" table:expression="of:=[.#REF!]" table:base-cell-address="年月別新(結婚性別).$A$1"/>
          <table:named-range table:name="OLE_LINK10" table:cell-range-address="資料分析_.$A$52" table:base-cell-address="資料分析_.$A$1"/>
          <table:named-range table:name="OLE_LINK18" table:cell-range-address="資料分析_.$A$48" table:base-cell-address="資料分析_.$A$1"/>
          <table:named-range table:name="OLE_LINK2" table:cell-range-address="資料分析_.$A$1" table:base-cell-address="資料分析_.$A$1"/>
          <table:named-expression table:name="OLE_LINK4" table:expression="of:=[資料分析_.#REF!]" table:base-cell-address="年月別新(結婚性別).$A$1"/>
          <table:named-range table:name="OLE_LINK9" table:cell-range-address="資料分析_.$A$51" table:base-cell-address="資料分析_.$A$1"/>
          <table:named-expression table:name="P_1" table:expression="of:=[.#REF!]" table:base-cell-address="年月別新(結婚性別).$A$1"/>
          <table:named-expression table:name="P_11" table:expression="of:=[.#REF!]" table:base-cell-address="年月別新(結婚性別).$A$1"/>
          <table:named-expression table:name="P_2" table:expression="of:=[.#REF!]" table:base-cell-address="年月別新(結婚性別).$A$1"/>
          <table:named-range table:name="Print_Area" table:cell-range-address="資料分析_.$A$1:資料分析_.$H$89" table:base-cell-address="資料分析_.$A$1"/>
          <table:named-expression table:name="PRINT_AREA_MI" table:expression="of:=[.#REF!]" table:base-cell-address="年月別新(結婚性別).$A$1"/>
          <table:named-expression table:name="rd_rf_f_97y_9802_data" table:expression="of:=[.#REF!]" table:base-cell-address="年月別新(結婚性別).$A$1"/>
          <table:named-expression table:name="rd_rg_f_84y_97y_data" table:expression="of:=[.#REF!]" table:base-cell-address="年月別新(結婚性別).$A$1"/>
          <table:named-expression table:name="rd_rg_f_9805_data" table:expression="of:=[.#REF!]" table:base-cell-address="年月別新(結婚性別).$A$1"/>
          <table:named-expression table:name="rd_rg_f_9806_data" table:expression="of:=[.#REF!]" table:base-cell-address="年月別新(結婚性別).$A$1"/>
          <table:named-expression table:name="rd_rg_f_9807_data" table:expression="of:=[.#REF!]" table:base-cell-address="年月別新(結婚性別).$A$1"/>
          <table:named-expression table:name="rd_rg_f_9808_data" table:expression="of:=[.#REF!]" table:base-cell-address="年月別新(結婚性別).$A$1"/>
          <table:named-expression table:name="rd_rg_f_98y_9803_data" table:expression="of:=[.#REF!]" table:base-cell-address="年月別新(結婚性別).$A$1"/>
          <table:named-expression table:name="rd_rg_f_98y_9804_data" table:expression="of:=[.#REF!]" table:base-cell-address="年月別新(結婚性別).$A$1"/>
          <table:named-expression table:name="rd_rg_q_84y_97y_data" table:expression="of:=[.#REF!]" table:base-cell-address="年月別新(結婚性別).$A$1"/>
          <table:named-expression table:name="rd_rg_q_97y_9802_data" table:expression="of:=[.#REF!]" table:base-cell-address="年月別新(結婚性別).$A$1"/>
          <table:named-expression table:name="rd_rg_q_9805_data" table:expression="of:=[.#REF!]" table:base-cell-address="年月別新(結婚性別).$A$1"/>
          <table:named-expression table:name="rd_rg_q_9806_data" table:expression="of:=[.#REF!]" table:base-cell-address="年月別新(結婚性別).$A$1"/>
          <table:named-expression table:name="rd_rg_q_9807_data" table:expression="of:=[.#REF!]" table:base-cell-address="年月別新(結婚性別).$A$1"/>
          <table:named-expression table:name="rd_rg_q_9808_data" table:expression="of:=[.#REF!]" table:base-cell-address="年月別新(結婚性別).$A$1"/>
          <table:named-expression table:name="rd_rg_q_98y_9803_data" table:expression="of:=[.#REF!]" table:base-cell-address="年月別新(結婚性別).$A$1"/>
          <table:named-expression table:name="rd_rg_q_98y_9804_data" table:expression="of:=[.#REF!]" table:base-cell-address="年月別新(結婚性別).$A$1"/>
          <table:named-expression table:name="rd_rg_q9607" table:expression="of:=[.#REF!]" table:base-cell-address="年月別新(結婚性別).$A$1"/>
          <table:named-expression table:name="rd_t_84y_97y_data" table:expression="of:=[.#REF!]" table:base-cell-address="年月別新(結婚性別).$A$1"/>
          <table:named-expression table:name="rd_t_97y_9802_data" table:expression="of:=[.#REF!]" table:base-cell-address="年月別新(結婚性別).$A$1"/>
          <table:named-expression table:name="rd_t_9805_data" table:expression="of:=[.#REF!]" table:base-cell-address="年月別新(結婚性別).$A$1"/>
          <table:named-expression table:name="rd_t_9806_data" table:expression="of:=[.#REF!]" table:base-cell-address="年月別新(結婚性別).$A$1"/>
          <table:named-expression table:name="rd_t_9807_data" table:expression="of:=[.#REF!]" table:base-cell-address="年月別新(結婚性別).$A$1"/>
          <table:named-expression table:name="rd_t_9808_data" table:expression="of:=[.#REF!]" table:base-cell-address="年月別新(結婚性別).$A$1"/>
          <table:named-expression table:name="rd_t_98y_9803_data" table:expression="of:=[.#REF!]" table:base-cell-address="年月別新(結婚性別).$A$1"/>
          <table:named-expression table:name="rd_t_98y_9804_data" table:expression="of:=[.#REF!]" table:base-cell-address="年月別新(結婚性別).$A$1"/>
          <table:named-expression table:name="rd_t9607" table:expression="of:=[.#REF!]" table:base-cell-address="年月別新(結婚性別).$A$1"/>
          <table:named-expression table:name="月底人口數" table:expression="of:=[.#REF!]" table:base-cell-address="年月別新(結婚性別).$A$1"/>
          <table:named-expression table:name="出生" table:expression="of:=[.#REF!]" table:base-cell-address="年月別新(結婚性別).$A$1"/>
          <table:named-expression table:name="死亡" table:expression="of:=[.#REF!]" table:base-cell-address="年月別新(結婚性別).$A$1"/>
          <table:named-expression table:name="結婚" table:expression="of:=[.#REF!]" table:base-cell-address="年月別新(結婚性別).$A$1"/>
          <table:named-expression table:name="鄰數戶數" table:expression="of:=[.#REF!]" table:base-cell-address="年月別新(結婚性別).$A$1"/>
          <table:named-expression table:name="離婚" table:expression="of:=[.#REF!]" table:base-cell-address="年月別新(結婚性別).$A$1"/>
        </table:named-expressions>
      </table:table>
      <table:named-expressions>
        <table:named-expression table:name="\a" table:expression="of:=[.#REF!]" table:base-cell-address="年月別新(結婚性別).$A$1"/>
        <table:named-expression table:name="\b" table:expression="of:=[.#REF!]" table:base-cell-address="年月別新(結婚性別).$A$1"/>
        <table:named-expression table:name="NAME" table:expression="of:=[.#REF!]" table:base-cell-address="年月別新(結婚性別).$A$1"/>
        <table:named-expression table:name="P_1" table:expression="of:=[.#REF!]" table:base-cell-address="年月別新(結婚性別).$A$1"/>
        <table:named-expression table:name="P_11" table:expression="of:=[.#REF!]" table:base-cell-address="年月別新(結婚性別).$A$1"/>
        <table:named-expression table:name="P_2" table:expression="of:=[.#REF!]" table:base-cell-address="年月別新(結婚性別).$A$1"/>
        <table:named-expression table:name="Print_Area" table:expression="of:=[.#REF!]" table:base-cell-address="年月別新(結婚性別).$A$1"/>
        <table:named-expression table:name="PRINT_AREA_MI" table:expression="of:=[.#REF!]" table:base-cell-address="年月別新(結婚性別).$A$1"/>
        <table:named-expression table:name="rd_rf_f_97y_9802_data" table:expression="of:=[.#REF!]" table:base-cell-address="年月別新(結婚性別).$A$1"/>
        <table:named-expression table:name="rd_rg_f_84y_97y_data" table:expression="of:=[.#REF!]" table:base-cell-address="年月別新(結婚性別).$A$1"/>
        <table:named-expression table:name="rd_rg_f_9805_data" table:expression="of:=[.#REF!]" table:base-cell-address="年月別新(結婚性別).$A$1"/>
        <table:named-expression table:name="rd_rg_f_9806_data" table:expression="of:=[.#REF!]" table:base-cell-address="年月別新(結婚性別).$A$1"/>
        <table:named-expression table:name="rd_rg_f_9807_data" table:expression="of:=[.#REF!]" table:base-cell-address="年月別新(結婚性別).$A$1"/>
        <table:named-expression table:name="rd_rg_f_9808_data" table:expression="of:=[.#REF!]" table:base-cell-address="年月別新(結婚性別).$A$1"/>
        <table:named-expression table:name="rd_rg_f_98y_9803_data" table:expression="of:=[.#REF!]" table:base-cell-address="年月別新(結婚性別).$A$1"/>
        <table:named-expression table:name="rd_rg_f_98y_9804_data" table:expression="of:=[.#REF!]" table:base-cell-address="年月別新(結婚性別).$A$1"/>
        <table:named-expression table:name="rd_rg_q_84y_97y_data" table:expression="of:=[.#REF!]" table:base-cell-address="年月別新(結婚性別).$A$1"/>
        <table:named-expression table:name="rd_rg_q_97y_9802_data" table:expression="of:=[.#REF!]" table:base-cell-address="年月別新(結婚性別).$A$1"/>
        <table:named-expression table:name="rd_rg_q_9805_data" table:expression="of:=[.#REF!]" table:base-cell-address="年月別新(結婚性別).$A$1"/>
        <table:named-expression table:name="rd_rg_q_9806_data" table:expression="of:=[.#REF!]" table:base-cell-address="年月別新(結婚性別).$A$1"/>
        <table:named-expression table:name="rd_rg_q_9807_data" table:expression="of:=[.#REF!]" table:base-cell-address="年月別新(結婚性別).$A$1"/>
        <table:named-expression table:name="rd_rg_q_9808_data" table:expression="of:=[.#REF!]" table:base-cell-address="年月別新(結婚性別).$A$1"/>
        <table:named-expression table:name="rd_rg_q_98y_9803_data" table:expression="of:=[.#REF!]" table:base-cell-address="年月別新(結婚性別).$A$1"/>
        <table:named-expression table:name="rd_rg_q_98y_9804_data" table:expression="of:=[.#REF!]" table:base-cell-address="年月別新(結婚性別).$A$1"/>
        <table:named-expression table:name="rd_rg_q9607" table:expression="of:=[.#REF!]" table:base-cell-address="年月別新(結婚性別).$A$1"/>
        <table:named-expression table:name="rd_t_84y_97y_data" table:expression="of:=[.#REF!]" table:base-cell-address="年月別新(結婚性別).$A$1"/>
        <table:named-expression table:name="rd_t_97y_9802_data" table:expression="of:=[.#REF!]" table:base-cell-address="年月別新(結婚性別).$A$1"/>
        <table:named-expression table:name="rd_t_9805_data" table:expression="of:=[.#REF!]" table:base-cell-address="年月別新(結婚性別).$A$1"/>
        <table:named-expression table:name="rd_t_9806_data" table:expression="of:=[.#REF!]" table:base-cell-address="年月別新(結婚性別).$A$1"/>
        <table:named-expression table:name="rd_t_9807_data" table:expression="of:=[.#REF!]" table:base-cell-address="年月別新(結婚性別).$A$1"/>
        <table:named-expression table:name="rd_t_9808_data" table:expression="of:=[.#REF!]" table:base-cell-address="年月別新(結婚性別).$A$1"/>
        <table:named-expression table:name="rd_t_98y_9803_data" table:expression="of:=[.#REF!]" table:base-cell-address="年月別新(結婚性別).$A$1"/>
        <table:named-expression table:name="rd_t_98y_9804_data" table:expression="of:=[.#REF!]" table:base-cell-address="年月別新(結婚性別).$A$1"/>
        <table:named-expression table:name="rd_t9607" table:expression="of:=[.#REF!]" table:base-cell-address="年月別新(結婚性別).$A$1"/>
        <table:named-expression table:name="月底人口數" table:expression="of:=[.#REF!]" table:base-cell-address="年月別新(結婚性別).$A$1"/>
        <table:named-expression table:name="出生" table:expression="of:=[.#REF!]" table:base-cell-address="年月別新(結婚性別).$A$1"/>
        <table:named-expression table:name="死亡" table:expression="of:=[.#REF!]" table:base-cell-address="年月別新(結婚性別).$A$1"/>
        <table:named-expression table:name="結婚" table:expression="of:=[.#REF!]" table:base-cell-address="年月別新(結婚性別).$A$1"/>
        <table:named-expression table:name="鄰數戶數" table:expression="of:=[.#REF!]" table:base-cell-address="年月別新(結婚性別).$A$1"/>
        <table:named-expression table:name="離婚" table:expression="of:=[.#REF!]" table:base-cell-address="年月別新(結婚性別)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微軟正黑體" svg:font-family="微軟正黑體"/>
    <style:font-face style:name="新細明體" svg:font-family="新細明體"/>
    <style:font-face style:name="細明體" svg:font-family="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 (</number:text>
      <number:number number:decimal-places="2" number:min-integer-digits="1" number:grouping="true"/>
      <number:text>)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2" number:min-integer-digits="1" number:grouping="true"/>
      <number:text> </number:text>
    </number:number-style>
    <number:number-style style:name="N49P1">
      <number:text>-</number:text>
      <number:number number:decimal-places="2" number:min-integer-digits="1" number:grouping="true"/>
      <number:text> </number:text>
    </number:number-style>
    <number:number-style style:name="N4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–</number:text>
      <number:number number:decimal-places="2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2" number:min-integer-digits="1" number:grouping="true"/>
    </number:number-style>
    <number:number-style style:name="N53P1">
      <number:text>－ 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">
      <number:text> </number:text>
      <number:number number:min-integer-digits="1"/>
    </number:number-style>
    <number:number-style style:name="N55P0">
      <number:number number:decimal-places="0" number:min-integer-digits="1" number:grouping="true"/>
    </number:number-style>
    <number:number-style style:name="N55P1">
      <number:text>-</number:text>
      <number:number number:decimal-places="0" number:min-integer-digits="1" number:grouping="true"/>
    </number:number-style>
    <number:text-style style:name="N55">
      <number:text>－</number:text>
      <style:map style:condition="value()&gt;0" style:apply-style-name="N55P0"/>
      <style:map style:condition="value()&lt;0" style:apply-style-name="N55P1"/>
    </number:text-style>
    <number:number-style style:name="N56P0">
      <number:text> </number:text>
      <number:number number:decimal-places="1" number:min-integer-digits="1" number:grouping="true"/>
      <number:text> </number:text>
    </number:number-style>
    <number:number-style style:name="N56P1">
      <number:text>-</number:text>
      <number:number number:decimal-places="1" number:min-integer-digits="1" number:grouping="true"/>
      <number:text> </number:text>
    </number:number-style>
    <number:number-style style:name="N56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56">
      <number:text> </number:text>
      <number:text-content/>
      <number:text> </number:text>
      <style:map style:condition="value()&gt;0" style:apply-style-name="N56P0"/>
      <style:map style:condition="value()&lt;0" style:apply-style-name="N56P1"/>
      <style:map style:condition="value()=0" style:apply-style-name="N56P2"/>
    </number:text-style>
    <number:number-style style:name="N57P0">
      <number:text> </number:text>
      <number:number number:decimal-places="2" number:min-integer-digits="1" number:grouping="true"/>
      <number:text> </number:text>
    </number:number-style>
    <number:number-style style:name="N57P1">
      <number:text> (</number:text>
      <number:number number:decimal-places="2" number:min-integer-digits="1" number:grouping="true"/>
      <number:text>)</number:text>
    </number:number-style>
    <number:text-style style:name="N57P2">
      <number:text> - </number:text>
    </number:text-style>
    <number:text-style style:name="N57">
      <number:text> </number:text>
      <number:text-content/>
      <number:text> </number:text>
      <style:map style:condition="value()&gt;0" style:apply-style-name="N57P0"/>
      <style:map style:condition="value()&lt;0" style:apply-style-name="N57P1"/>
      <style:map style:condition="value()=0" style:apply-style-name="N57P2"/>
    </number:text-style>
    <number:number-style style:name="N58P0">
      <number:text>   </number:text>
      <number:number number:decimal-places="2" number:min-integer-digits="1" number:grouping="true"/>
    </number:number-style>
    <number:number-style style:name="N58P1">
      <number:text>－</number:text>
      <number:number number:decimal-places="2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text>   </number:text>
      <number:number number:decimal-places="2" number:min-integer-digits="1" number:grouping="true"/>
    </number:number-style>
    <number:number-style style:name="N59P1">
      <number:text>－</number:text>
      <number:number number:decimal-places="2" number:min-integer-digits="1" number:grouping="true"/>
    </number:number-style>
    <number:text-style style:name="N59P2">
      <number:text>—</number:text>
    </number:text-style>
    <number:text-style style:name="N59">
      <style:map style:condition="value()&gt;0" style:apply-style-name="N59P0"/>
      <style:map style:condition="value()&lt;0" style:apply-style-name="N59P1"/>
      <style:map style:condition="value()=0" style:apply-style-name="N59P2"/>
    </number:text-style>
    <number:number-style style:name="N60P0">
      <number:number number:decimal-places="0" number:min-integer-digits="1" number:grouping="true"/>
    </number:number-style>
    <number:number-style style:name="N60P1">
      <number:text>-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0" number:min-integer-digits="1" number:grouping="true"/>
    </number:number-style>
    <number:number-style style:name="N61P1">
      <number:text>－   </number:text>
      <number:number number:decimal-places="0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 </number:text>
      <number:number number:decimal-places="0" number:min-integer-digits="1" number:grouping="true"/>
    </number:number-style>
    <number:number-style style:name="N62P1">
      <number:text>－ 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number number:decimal-places="0" number:min-integer-digits="1">
        <number:embedded-text number:position="0"> </number:embedded-text>
      </number:number>
    </number:number-style>
    <number:number-style style:name="N64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64P0"/>
    </number:number-style>
    <number:number-style style:name="N65P0">
      <number:number number:decimal-places="0" number:min-integer-digits="1" number:grouping="true"/>
    </number:number-style>
    <number:number-style style:name="N65P1">
      <number:text>－ 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 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  </number:text>
      <number:number number:decimal-places="0" number:min-integer-digits="1" number:grouping="true"/>
    </number:number-style>
    <number:number-style style:name="N67P1">
      <number:text>－  </number:text>
      <number:number number:decimal-places="0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number number:decimal-places="0" number:min-integer-digits="1" number:grouping="true"/>
    </number:number-style>
    <number:number-style style:name="N68P1">
      <number:text>－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number number:decimal-places="2" number:min-integer-digits="1" number:grouping="true"/>
    </number:number-style>
    <number:number-style style:name="N69P1">
      <number:text>－   </number:text>
      <number:number number:decimal-places="2" number:min-integer-digits="1" number:grouping="true"/>
    </number:number-style>
    <number:text-style style:name="N69">
      <number:text>—</number:text>
      <style:map style:condition="value()&gt;0" style:apply-style-name="N69P0"/>
      <style:map style:condition="value()&lt;0" style:apply-style-name="N69P1"/>
    </number:text-style>
    <number:number-style style:name="N70P0">
      <number:text>   </number:text>
      <number:number number:decimal-places="0" number:min-integer-digits="1" number:grouping="true"/>
    </number:number-style>
    <number:number-style style:name="N70P1">
      <number:text>－     </number:text>
      <number:number number:decimal-places="0" number:min-integer-digits="1" number:grouping="true"/>
    </number:number-style>
    <number:text-style style:name="N70">
      <number:text>—</number:text>
      <style:map style:condition="value()&gt;0" style:apply-style-name="N70P0"/>
      <style:map style:condition="value()&lt;0" style:apply-style-name="N70P1"/>
    </number:text-style>
    <number:number-style style:name="N71P0">
      <number:text>    </number:text>
      <number:number number:decimal-places="2" number:min-integer-digits="1" number:grouping="true"/>
    </number:number-style>
    <number:number-style style:name="N71P1">
      <number:text>－  </number:text>
      <number:number number:decimal-places="2" number:min-integer-digits="1" number:grouping="true"/>
    </number:number-style>
    <number:text-style style:name="N71P2">
      <number:text>—</number:text>
    </number:text-style>
    <number:text-style style:name="N71">
      <style:map style:condition="value()&gt;0" style:apply-style-name="N71P0"/>
      <style:map style:condition="value()&lt;0" style:apply-style-name="N71P1"/>
      <style:map style:condition="value()=0" style:apply-style-name="N71P2"/>
    </number:text-style>
    <number:number-style style:name="N72P0">
      <number:text>    </number:text>
      <number:number number:decimal-places="2" number:min-integer-digits="1" number:grouping="true"/>
    </number:number-style>
    <number:number-style style:name="N72P1">
      <number:text>－   </number:text>
      <number:number number:decimal-places="2" number:min-integer-digits="1" number:grouping="true"/>
    </number:number-style>
    <number:text-style style:name="N72P2">
      <number:text>—</number:text>
    </number:text-style>
    <number:text-style style:name="N72">
      <style:map style:condition="value()&gt;0" style:apply-style-name="N72P0"/>
      <style:map style:condition="value()&lt;0" style:apply-style-name="N72P1"/>
      <style:map style:condition="value()=0" style:apply-style-name="N72P2"/>
    </number:text-style>
    <number:number-style style:name="N73P0">
      <number:text>   </number:text>
      <number:number number:decimal-places="0" number:min-integer-digits="1" number:grouping="true"/>
    </number:number-style>
    <number:number-style style:name="N73P1">
      <number:text>－      </number:text>
      <number:number number:decimal-places="0" number:min-integer-digits="1" number:grouping="true"/>
    </number:number-style>
    <number:text-style style:name="N73">
      <number:text>—</number:text>
      <style:map style:condition="value()&gt;0" style:apply-style-name="N73P0"/>
      <style:map style:condition="value()&lt;0" style:apply-style-name="N73P1"/>
    </number:text-style>
    <number:number-style style:name="N74P0">
      <number:text>   </number:text>
      <number:number number:decimal-places="0" number:min-integer-digits="1" number:grouping="true"/>
    </number:number-style>
    <number:number-style style:name="N74P1">
      <number:text>－       </number:text>
      <number:number number:decimal-places="0" number:min-integer-digits="1" number:grouping="true"/>
    </number:number-style>
    <number:text-style style:name="N74">
      <number:text>—</number:text>
      <style:map style:condition="value()&gt;0" style:apply-style-name="N74P0"/>
      <style:map style:condition="value()&lt;0" style:apply-style-name="N74P1"/>
    </number:text-style>
    <number:number-style style:name="N75P0">
      <number:text>   </number:text>
      <number:number number:decimal-places="0" number:min-integer-digits="1" number:grouping="true"/>
    </number:number-style>
    <number:number-style style:name="N75P1">
      <number:text>－    </number:text>
      <number:number number:decimal-places="0" number:min-integer-digits="1" number:grouping="true"/>
    </number:number-style>
    <number:text-style style:name="N75">
      <number:text>—</number:text>
      <style:map style:condition="value()&gt;0" style:apply-style-name="N75P0"/>
      <style:map style:condition="value()&lt;0" style:apply-style-name="N75P1"/>
    </number:text-style>
    <number:number-style style:name="N76P0">
      <number:number number:decimal-places="2" number:min-integer-digits="1" number:grouping="true"/>
    </number:number-style>
    <number:number-style style:name="N76P1">
      <number:text>－   </number:text>
      <number:number number:decimal-places="2" number:min-integer-digits="1" number:grouping="true"/>
    </number:number-style>
    <number:text-style style:name="N76P2">
      <number:text>—</number:text>
    </number:text-style>
    <number:text-style style:name="N76">
      <style:map style:condition="value()&gt;0" style:apply-style-name="N76P0"/>
      <style:map style:condition="value()&lt;0" style:apply-style-name="N76P1"/>
      <style:map style:condition="value()=0" style:apply-style-name="N76P2"/>
    </number:text-style>
    <number:number-style style:name="N77P0">
      <number:number number:decimal-places="2" number:min-integer-digits="1" number:grouping="true"/>
    </number:number-style>
    <number:number-style style:name="N77P1">
      <number:text>－ </number:text>
      <number:number number:decimal-places="2" number:min-integer-digits="1" number:grouping="true"/>
    </number:number-style>
    <number:text-style style:name="N77P2">
      <number:text>—</number:text>
    </number:text-style>
    <number:text-style style:name="N77">
      <style:map style:condition="value()&gt;0" style:apply-style-name="N77P0"/>
      <style:map style:condition="value()&lt;0" style:apply-style-name="N77P1"/>
      <style:map style:condition="value()=0" style:apply-style-name="N77P2"/>
    </number:text-style>
    <style:style style:name="Default" style:family="table-cell" style:data-style-name="N54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" style:display-name="千分位" style:family="table-cell" style:data-style-name="N48"/>
    <style:style style:name="_21315__20998__20301__32_2" style:display-name="千分位 2" style:family="table-cell" style:data-style-name="N49">
      <style:text-properties style:font-name="新細明體" style:font-name-asian="新細明體" style:font-name-complex="新細明體" style:font-family-generic="roman"/>
    </style:style>
    <style:style style:name="_21315__20998__20301__32_3" style:display-name="千分位 3" style:family="table-cell" style:data-style-name="N49"/>
    <style:style style:name="_21315__20998__20301__32_4" style:display-name="千分位 4" style:family="table-cell" style:data-style-name="N49"/>
    <style:style style:name="_21315__20998__20301__91_0_93_" style:display-name="千分位[0]" style:family="table-cell" style:data-style-name="N50"/>
    <style:style style:name="_21315__20998__20301__91_0_93__32_2" style:display-name="千分位[0] 2" style:family="table-cell" style:data-style-name="N50"/>
    <style:style style:name="_21315__20998__20301__91_0_93__32_2_32_2" style:display-name="千分位[0] 2 2" style:family="table-cell" style:data-style-name="N51"/>
    <style:style style:name="_21315__20998__20301__91_0_93__32_2_32_3" style:display-name="千分位[0] 2 3" style:family="table-cell" style:data-style-name="N51"/>
    <style:style style:name="_21315__20998__20301__91_0_93__32_2_32_4" style:display-name="千分位[0] 2 4" style:family="table-cell" style:data-style-name="N51"/>
    <style:style style:name="_21315__20998__20301__91_0_93__32_3" style:display-name="千分位[0] 3" style:family="table-cell" style:data-style-name="N50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51">
      <style:text-properties style:font-name="新細明體" style:font-name-asian="新細明體" style:font-name-complex="新細明體" style:font-family-generic="roman"/>
    </style:style>
    <style:style style:name="_21315__20998__20301__91_0_93__32_5" style:display-name="千分位[0] 5" style:family="table-cell" style:data-style-name="N51"/>
    <style:style style:name="_21315__20998__20301__91_0_93__32_6" style:display-name="千分位[0] 6" style:family="table-cell" style:data-style-name="N51"/>
    <style:style style:name="_21315__20998__20301__91_0_93__32_7" style:display-name="千分位[0] 7" style:family="table-cell" style:data-style-name="N51"/>
    <style:style style:name="_30334__20998__27604__32_2" style:display-name="百分比 2" style:family="table-cell" style:data-style-name="N13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7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7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93700787401575in" fo:margin-bottom="0.196850393700787in" fo:margin-left="0.196850393700787in" fo:margin-right="0.19685039370078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T3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4" style:family="text"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span text:style-name="T2"><text:page-number>1</text:page-number></text:span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3">－</text:span><text:span text:style-name="T4"><text:page-number>1</text:page-number></text:span><text:span text:style-name="T3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8</meta:generator>
    <meta:initial-creator>溫麗華</meta:initial-creator>
    <dc:creator>周柏妤</dc:creator>
    <meta:creation-date>2019-06-04T12:02:08Z</meta:creation-date>
    <dc:date>2020-05-06T07:51:06Z</dc:date>
    <meta:print-date>2020-05-04T06:08:33Z</meta:print-date>
  </office:meta>
</office:document-meta>
</file>